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7.94pt"/>
    </style:style>
    <style:style style:name="co2" style:family="table-column">
      <style:table-column-properties fo:break-before="auto" style:column-width="126.4pt"/>
    </style:style>
    <style:style style:name="co3" style:family="table-column">
      <style:table-column-properties fo:break-before="auto" style:column-width="139.61pt"/>
    </style:style>
    <style:style style:name="co4" style:family="table-column">
      <style:table-column-properties fo:break-before="auto" style:column-width="155.54pt"/>
    </style:style>
    <style:style style:name="co5" style:family="table-column">
      <style:table-column-properties fo:break-before="auto" style:column-width="158.34pt"/>
    </style:style>
    <style:style style:name="co6" style:family="table-column">
      <style:table-column-properties fo:break-before="auto" style:column-width="88.89pt"/>
    </style:style>
    <style:style style:name="co7" style:family="table-column">
      <style:table-column-properties fo:break-before="auto" style:column-width="100.69pt"/>
    </style:style>
    <style:style style:name="co8" style:family="table-column">
      <style:table-column-properties fo:break-before="auto" style:column-width="70.16pt"/>
    </style:style>
    <style:style style:name="co9" style:family="table-column">
      <style:table-column-properties fo:break-before="auto" style:column-width="222.94pt"/>
    </style:style>
    <style:style style:name="co10" style:family="table-column">
      <style:table-column-properties fo:break-before="auto" style:column-width="196.5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pyright_20_Safe">
      <style:table-properties table:display="true" style:writing-mode="lr-tb"/>
    </style:style>
    <style:style style:name="ta2" style:family="table" style:master-page-name="PageStyle_5f_Character_20_Prompts">
      <style:table-properties table:display="true" style:writing-mode="lr-tb"/>
    </style:style>
    <style:style style:name="ce1" style:family="table-cell" style:parent-style-name="Default">
      <style:table-cell-properties fo:background-color="#f2f2f2" style:diagonal-bl-tr="none" style:diagonal-tl-br="none" style:text-align-source="fix" style:repeat-content="false" fo:wrap-option="no-wrap" fo:border="0.74pt solid #dddddd"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dddddd"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dddddd"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dddddd"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fix" style:repeat-content="false" fo:wrap-option="wrap" fo:border="0.74pt solid #dddddd"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pyright Saf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ext:p>Card</text:p>
          </table:table-cell>
          <table:table-cell table:style-name="ce4" office:value-type="string" calcext:value-type="string">
            <text:p>Upright</text:p>
          </table:table-cell>
          <table:table-cell table:style-name="ce4" office:value-type="string" calcext:value-type="string">
            <text:p>Reversed</text:p>
          </table:table-cell>
          <table:table-cell table:style-name="ce4" office:value-type="string" calcext:value-type="string">
            <text:p>Between Upright and Reversed</text:p>
          </table:table-cell>
          <table:table-cell table:style-name="ce4" office:value-type="string" calcext:value-type="string">
            <text:p>Symbols for upright card</text:p>
          </table:table-cell>
          <table:table-cell table:style-name="ce4" office:value-type="string" calcext:value-type="string">
            <text:p>Symbols for reversed card</text:p>
          </table:table-cell>
          <table:table-cell table:style-name="ce4" office:value-type="string" calcext:value-type="string">
            <text:p>Symbols for between upright and reversed</text:p>
          </table:table-cell>
          <table:table-cell table:number-columns-repeated="1017"/>
        </table:table-row>
        <table:table-row table:style-name="ro1">
          <table:table-cell table:style-name="ce2" office:value-type="string" calcext:value-type="string">
            <text:p>The Fool</text:p>
          </table:table-cell>
          <table:table-cell table:style-name="ce3" office:value-type="string" calcext:value-type="string">
            <text:p>Odysseus setting out from Ithaca, open to adventure and new experiences. ezracard+1​</text:p>
          </table:table-cell>
          <table:table-cell table:style-name="ce3" office:value-type="string" calcext:value-type="string">
            <text:p>Icarus, reckless risk‑taker ignoring wise counsel and limits. ezracard+1​</text:p>
          </table:table-cell>
          <table:table-cell table:style-name="ce3" office:value-type="string" calcext:value-type="string">
            <text:p>Perseus on the road to face Medusa, poised between brave leap and dangerous overconfidence. ezracard+1​</text:p>
          </table:table-cell>
          <table:table-cell table:style-name="ce3" office:value-type="string" calcext:value-type="string">
            <text:p>small cliff edge, carefree youth stepping forward, knapsack on stick, white dog, bright sun, mountains in distance, light warm colors daily-tarot-girl+1​</text:p>
          </table:table-cell>
          <table:table-cell table:style-name="ce3" office:value-type="string" calcext:value-type="string">
            <text:p>broken cliff edge, youth not looking down, dog barking and tugging back, storm clouds, loose stones, jagged composition, harsher contrast spiralseatarot+1​</text:p>
          </table:table-cell>
          <table:table-cell table:style-name="ce3" office:value-type="string" calcext:value-type="string">
            <text:p>youth pausing at edge, one foot lifted, dog both playful and wary, partly cloudy sky, mix of flowers and loose rocks, yellow and grey tones together spiralseatarot+1​</text:p>
          </table:table-cell>
          <table:table-cell table:number-columns-repeated="1017"/>
        </table:table-row>
        <table:table-row table:style-name="ro1">
          <table:table-cell table:style-name="ce2" office:value-type="string" calcext:value-type="string">
            <text:p>The Magician</text:p>
          </table:table-cell>
          <table:table-cell table:style-name="ce3" office:value-type="string" calcext:value-type="string">
            <text:p>Hermes, skilled communicator and trickster‑guide using tools and wit to manifest plans. ezracard+1​</text:p>
          </table:table-cell>
          <table:table-cell table:style-name="ce3" office:value-type="string" calcext:value-type="string">
            <text:p>Loki, manipulator bending reality and others’ trust for selfish ends. ezracard+1​</text:p>
          </table:table-cell>
          <table:table-cell table:style-name="ce3" office:value-type="string" calcext:value-type="string">
            <text:p>Merlin aiding Arthur’s rise, power that can tip toward service or control. ezracard+1​</text:p>
          </table:table-cell>
          <table:table-cell table:style-name="ce3" office:value-type="string" calcext:value-type="string">
            <text:p>table with wand cup sword pentacle, wand raised to sky, infinity symbol over head, red and white robes, roses and lilies, clear horizon daily-tarot-girl+1​</text:p>
          </table:table-cell>
          <table:table-cell table:style-name="ce3" office:value-type="string" calcext:value-type="string">
            <text:p>tools scattered or falling, wand drooping or pointed down, dim or cracked infinity symbol, tangled vines, cluttered table, muddy reds spiralseatarot+1​</text:p>
          </table:table-cell>
          <table:table-cell table:style-name="ce3" office:value-type="string" calcext:value-type="string">
            <text:p>tools neatly arranged but some half‑off edge, wand at diagonal, partially glowing infinity symbol, both blooming and wilted flowers spiralseatarot+1​</text:p>
          </table:table-cell>
          <table:table-cell table:number-columns-repeated="1017"/>
        </table:table-row>
        <table:table-row table:style-name="ro1">
          <table:table-cell table:style-name="ce2" office:value-type="string" calcext:value-type="string">
            <text:p>High Priestess</text:p>
          </table:table-cell>
          <table:table-cell table:style-name="ce3" office:value-type="string" calcext:value-type="string">
            <text:p>Oracle of Delphi, guardian of veiled mysteries and intuitive insight. ezracard+1​</text:p>
          </table:table-cell>
          <table:table-cell table:style-name="ce3" office:value-type="string" calcext:value-type="string">
            <text:p>Circe, secretive sorceress whose knowledge entraps and confuses. ezracard+1​</text:p>
          </table:table-cell>
          <table:table-cell table:style-name="ce3" office:value-type="string" calcext:value-type="string">
            <text:p>Cassandra, seeing truth but half‑blocked, heard yet disbelieved. ezracard+1​</text:p>
          </table:table-cell>
          <table:table-cell table:style-name="ce3" office:value-type="string" calcext:value-type="string">
            <text:p>seated figure between black and white pillars, moon crown, scroll or book, pomegranate veil, crescent moon at feet, deep blue background daily-tarot-girl+1​</text:p>
          </table:table-cell>
          <table:table-cell table:style-name="ce3" office:value-type="string" calcext:value-type="string">
            <text:p>veil completely opaque or torn, hidden or blank scroll, moon obscured by shadow, pillars leaning inward, darker water below spiralseatarot+1​</text:p>
          </table:table-cell>
          <table:table-cell table:style-name="ce3" office:value-type="string" calcext:value-type="string">
            <text:p>veil slightly parted, scroll half‑visible, one pillar more prominent, moon half in shadow, pattern of pomegranates fading toward edges spiralseatarot+1​</text:p>
          </table:table-cell>
          <table:table-cell table:number-columns-repeated="1017"/>
        </table:table-row>
        <table:table-row table:style-name="ro1">
          <table:table-cell table:style-name="ce2" office:value-type="string" calcext:value-type="string">
            <text:p>The Empress</text:p>
          </table:table-cell>
          <table:table-cell table:style-name="ce3" office:value-type="string" calcext:value-type="string">
            <text:p>Demeter, fertile mother and nurturer of harvest and life. ezracard+1​</text:p>
          </table:table-cell>
          <table:table-cell table:style-name="ce3" office:value-type="string" calcext:value-type="string">
            <text:p>Snow White’s Queen, distorted femininity expressed as envy and control. ezracard+1​</text:p>
          </table:table-cell>
          <table:table-cell table:style-name="ce3" office:value-type="string" calcext:value-type="string">
            <text:p>Lady of the Lake, abundant, creative presence that remains partly distant. ezracard+1​</text:p>
          </table:table-cell>
          <table:table-cell table:style-name="ce3" office:value-type="string" calcext:value-type="string">
            <text:p>seated on cushioned throne, twelve‑star crown, wheat field, forest and river, heart‑shield with Venus symbol, soft green and gold tones daily-tarot-girl+1​</text:p>
          </table:table-cell>
          <table:table-cell table:style-name="ce3" office:value-type="string" calcext:value-type="string">
            <text:p>overgrown vines choking throne, wilted wheat, heavy crown slipping, cracked heart‑shield, excessive ornaments, stagnant pond spiralseatarot+1​</text:p>
          </table:table-cell>
          <table:table-cell table:style-name="ce3" office:value-type="string" calcext:value-type="string">
            <text:p>partly lush and partly overgrown field, throne with both cushions and thorns, heart‑shield with faint crack, mix of soft and intense colors spiralseatarot+1​</text:p>
          </table:table-cell>
          <table:table-cell table:number-columns-repeated="1017"/>
        </table:table-row>
        <table:table-row table:style-name="ro1">
          <table:table-cell table:style-name="ce2" office:value-type="string" calcext:value-type="string">
            <text:p>The Emperor</text:p>
          </table:table-cell>
          <table:table-cell table:style-name="ce3" office:value-type="string" calcext:value-type="string">
            <text:p>King Arthur, just ruler creating structure, law, and protection. ezracard+1​</text:p>
          </table:table-cell>
          <table:table-cell table:style-name="ce3" office:value-type="string" calcext:value-type="string">
            <text:p>King Midas, rigid authority poisoned by greed and fear of loss. ezracard+1​</text:p>
          </table:table-cell>
          <table:table-cell table:style-name="ce3" office:value-type="string" calcext:value-type="string">
            <text:p>Theseus as new king, leadership wavering between duty and pride. ezracard+1​</text:p>
          </table:table-cell>
          <table:table-cell table:style-name="ce3" office:value-type="string" calcext:value-type="string">
            <text:p>armored figure on stone throne, ram heads on throne, mountains behind, scepter and orb, red cloak, square patterns daily-tarot-girl+1​</text:p>
          </table:table-cell>
          <table:table-cell table:style-name="ce3" office:value-type="string" calcext:value-type="string">
            <text:p>throne with chains, rigid posture, ram heads snarling, harsh jagged mountains, oversized crown, cold red and grey palette spiralseatarot+1​</text:p>
          </table:table-cell>
          <table:table-cell table:style-name="ce3" office:value-type="string" calcext:value-type="string">
            <text:p>throne solid but with small cracks, ram heads calm but alert, cloak partly rigid partly soft, mountains with both sharp peaks and winding paths spiralseatarot+1​</text:p>
          </table:table-cell>
          <table:table-cell table:number-columns-repeated="1017"/>
        </table:table-row>
        <table:table-row table:style-name="ro1">
          <table:table-cell table:style-name="ce2" office:value-type="string" calcext:value-type="string">
            <text:p>Hierophant</text:p>
          </table:table-cell>
          <table:table-cell table:style-name="ce3" office:value-type="string" calcext:value-type="string">
            <text:p>Moses, lawgiver and spiritual teacher preserving tradition. ezracard+1​</text:p>
          </table:table-cell>
          <table:table-cell table:style-name="ce3" office:value-type="string" calcext:value-type="string">
            <text:p>Hypocritical priest archetypes, preaching rules they secretly break. ezracard+1​</text:p>
          </table:table-cell>
          <table:table-cell table:style-name="ce3" office:value-type="string" calcext:value-type="string">
            <text:p>Odin sacrificing for runes, caught between old orthodoxy and new insight. ezracard+1​</text:p>
          </table:table-cell>
          <table:table-cell table:style-name="ce3" office:value-type="string" calcext:value-type="string">
            <text:p>robed figure on throne between pillars, triple crown, crossed keys, two acolytes kneeling, blessing hand, church motifs daily-tarot-girl+1​</text:p>
          </table:table-cell>
          <table:table-cell table:style-name="ce3" office:value-type="string" calcext:value-type="string">
            <text:p>rigid throned figure above faceless crowd, keys locked behind bars, overly ornate vestments, closed book, darker interior spiralseatarot+1​</text:p>
          </table:table-cell>
          <table:table-cell table:style-name="ce3" office:value-type="string" calcext:value-type="string">
            <text:p>one acolyte engaged and one distracted, keys visible but slightly hidden, book partly open, mix of sacred symbols and empty space spiralseatarot+1​</text:p>
          </table:table-cell>
          <table:table-cell table:number-columns-repeated="1017"/>
        </table:table-row>
        <table:table-row table:style-name="ro1">
          <table:table-cell table:style-name="ce2" office:value-type="string" calcext:value-type="string">
            <text:p>The Lovers</text:p>
          </table:table-cell>
          <table:table-cell table:style-name="ce3" office:value-type="string" calcext:value-type="string">
            <text:p>Tristan and Isolde, deep romantic/ethical choice and union. ezracard+1​</text:p>
          </table:table-cell>
          <table:table-cell table:style-name="ce3" office:value-type="string" calcext:value-type="string">
            <text:p>Bluebeard, dangerous partnership and ignored red flags. ezracard+1​</text:p>
          </table:table-cell>
          <table:table-cell table:style-name="ce3" office:value-type="string" calcext:value-type="string">
            <text:p>Paris at the Judgment, choosing between values, beauty, and desire. ezracard+1​</text:p>
          </table:table-cell>
          <table:table-cell table:style-name="ce3" office:value-type="string" calcext:value-type="string">
            <text:p>two figures facing each other, angel above with radiant sun, tree with serpent, tree with fruit, mountain in background, bright sky daily-tarot-girl+1​</text:p>
          </table:table-cell>
          <table:table-cell table:style-name="ce3" office:value-type="string" calcext:value-type="string">
            <text:p>figures looking away or at third figure, angel shadowed, serpent more dominant, fruit rotting or falling, storm clouds near spiralseatarot+1​</text:p>
          </table:table-cell>
          <table:table-cell table:style-name="ce3" office:value-type="string" calcext:value-type="string">
            <text:p>figures half‑turned toward and away, angel partly obscured by cloud, some bright fruit and some bruised, mixed sun and shadow spiralseatarot+1​</text:p>
          </table:table-cell>
          <table:table-cell table:number-columns-repeated="1017"/>
        </table:table-row>
        <table:table-row table:style-name="ro1">
          <table:table-cell table:style-name="ce2" office:value-type="string" calcext:value-type="string">
            <text:p>The Chariot</text:p>
          </table:table-cell>
          <table:table-cell table:style-name="ce3" office:value-type="string" calcext:value-type="string">
            <text:p>Athena guiding heroes to victory through will and strategy. ezracard+1​</text:p>
          </table:table-cell>
          <table:table-cell table:style-name="ce3" office:value-type="string" calcext:value-type="string">
            <text:p>Ares, uncontrolled aggression and conquest without purpose. ezracard+1​</text:p>
          </table:table-cell>
          <table:table-cell table:style-name="ce3" office:value-type="string" calcext:value-type="string">
            <text:p>Jason leading Argonauts, success depending on steering conflicting forces. ezracard+1​</text:p>
          </table:table-cell>
          <table:table-cell table:style-name="ce3" office:value-type="string" calcext:value-type="string">
            <text:p>armored figure in chariot, black and white sphinxes or horses, city behind, star canopy, square on chest, straight road ahead daily-tarot-girl+1​</text:p>
          </table:table-cell>
          <table:table-cell table:style-name="ce3" office:value-type="string" calcext:value-type="string">
            <text:p>beasts pulling in opposite directions, reins tangled, cracked chariot wheels, dust and debris, city fading, skewed road spiralseatarot+1​</text:p>
          </table:table-cell>
          <table:table-cell table:style-name="ce3" office:value-type="string" calcext:value-type="string">
            <text:p>beasts looking different ways but harnessed, chariot slightly tilted, one wheel on smooth road one on rough ground, partly clear skyline spiralseatarot+1​</text:p>
          </table:table-cell>
          <table:table-cell table:number-columns-repeated="1017"/>
        </table:table-row>
        <table:table-row table:style-name="ro1">
          <table:table-cell table:style-name="ce2" office:value-type="string" calcext:value-type="string">
            <text:p>Strength</text:p>
          </table:table-cell>
          <table:table-cell table:style-name="ce3" office:value-type="string" calcext:value-type="string">
            <text:p>Heracles completing labors with courage and endurance. ezracard+1​</text:p>
          </table:table-cell>
          <table:table-cell table:style-name="ce3" office:value-type="string" calcext:value-type="string">
            <text:p>Polyphemus, brute force without compassion or self‑control. ezracard+1​</text:p>
          </table:table-cell>
          <table:table-cell table:style-name="ce3" office:value-type="string" calcext:value-type="string">
            <text:p>Beowulf later in life, strong yet learning vulnerability and gentler strength. ezracard+1​</text:p>
          </table:table-cell>
          <table:table-cell table:style-name="ce3" office:value-type="string" calcext:value-type="string">
            <text:p>woman calmly closing lion’s jaws or stroking lion, infinity symbol above head, flowers in hair, gentle landscape, warm sunlight daily-tarot-girl+1​</text:p>
          </table:table-cell>
          <table:table-cell table:style-name="ce3" office:value-type="string" calcext:value-type="string">
            <text:p>lion snarling or dragging figure, broken flower garland, clenched fists, harsh sun or no sun, scratches and tension lines spiralseatarot+1​</text:p>
          </table:table-cell>
          <table:table-cell table:style-name="ce3" office:value-type="string" calcext:value-type="string">
            <text:p>lion half‑calm half‑restless, figure touching lion with one firm and one gentle hand, some flowers intact some crushed, mixed light and shadow spiralseatarot+1​</text:p>
          </table:table-cell>
          <table:table-cell table:number-columns-repeated="1017"/>
        </table:table-row>
        <table:table-row table:style-name="ro1">
          <table:table-cell table:style-name="ce2" office:value-type="string" calcext:value-type="string">
            <text:p>The Hermit</text:p>
          </table:table-cell>
          <table:table-cell table:style-name="ce3" office:value-type="string" calcext:value-type="string">
            <text:p>Diogenes with his lantern, solitary seeker of honest truth. ezracard+1​</text:p>
          </table:table-cell>
          <table:table-cell table:style-name="ce3" office:value-type="string" calcext:value-type="string">
            <text:p>Rumpelstiltskin, isolated bitterness and transactional wisdom. ezracard+1​</text:p>
          </table:table-cell>
          <table:table-cell table:style-name="ce3" office:value-type="string" calcext:value-type="string">
            <text:p>Prospero on his island, withdrawing to study yet still shaping events. ezracard+1​</text:p>
          </table:table-cell>
          <table:table-cell table:style-name="ce3" office:value-type="string" calcext:value-type="string">
            <text:p>cloaked figure on mountain peak, lantern with six‑pointed star, staff, snow or bare rock, deep night sky daily-tarot-girl+1​</text:p>
          </table:table-cell>
          <table:table-cell table:style-name="ce3" office:value-type="string" calcext:value-type="string">
            <text:p>lantern dim or empty, figure turned away from path, staff cracked, fog obscuring surroundings, isolated cold blue tones spiralseatarot+1​</text:p>
          </table:table-cell>
          <table:table-cell table:style-name="ce3" office:value-type="string" calcext:value-type="string">
            <text:p>lantern glowing weakly, partial path visible below, some fog around but clear stars above, figure half‑turned toward distant lights spiralseatarot+1​</text:p>
          </table:table-cell>
          <table:table-cell table:number-columns-repeated="1017"/>
        </table:table-row>
        <table:table-row table:style-name="ro1">
          <table:table-cell table:style-name="ce2" office:value-type="string" calcext:value-type="string">
            <text:p>Wheel of Fortune</text:p>
          </table:table-cell>
          <table:table-cell table:style-name="ce3" office:value-type="string" calcext:value-type="string">
            <text:p>Fortuna, turning wheel of luck and changing cycles. ezracard+1​</text:p>
          </table:table-cell>
          <table:table-cell table:style-name="ce3" office:value-type="string" calcext:value-type="string">
            <text:p>Sisyphus, stuck in repeating misfortune without learning. ezracard+1​</text:p>
          </table:table-cell>
          <table:table-cell table:style-name="ce3" office:value-type="string" calcext:value-type="string">
            <text:p>Oedipus at the crossroads, right before a major twist of fate. ezracard+1​</text:p>
          </table:table-cell>
          <table:table-cell table:style-name="ce3" office:value-type="string" calcext:value-type="string">
            <text:p>central wheel with letters and symbols, four winged creatures in corners with books, snake and other figures around wheel, clouds daily-tarot-girl+1​</text:p>
          </table:table-cell>
          <table:table-cell table:style-name="ce3" office:value-type="string" calcext:value-type="string">
            <text:p>wheel cracked or off its axis, chaotic scribbles instead of letters, creatures looking distressed, dark clouds swirling spiralseatarot+1​</text:p>
          </table:table-cell>
          <table:table-cell table:style-name="ce3" office:value-type="string" calcext:value-type="string">
            <text:p>wheel tilted but intact, some letters clear some smudged, a few open books and a few closed, mix of calm and storm clouds spiralseatarot+1​</text:p>
          </table:table-cell>
          <table:table-cell table:number-columns-repeated="1017"/>
        </table:table-row>
        <table:table-row table:style-name="ro1">
          <table:table-cell table:style-name="ce2" office:value-type="string" calcext:value-type="string">
            <text:p>Justice</text:p>
          </table:table-cell>
          <table:table-cell table:style-name="ce3" office:value-type="string" calcext:value-type="string">
            <text:p>Ma’at, feather‑light balance, order, and truth. ezracard+1​</text:p>
          </table:table-cell>
          <table:table-cell table:style-name="ce3" office:value-type="string" calcext:value-type="string">
            <text:p>Corrupt judge archetype, biased rulings disguised as justice. ezracard+1​</text:p>
          </table:table-cell>
          <table:table-cell table:style-name="ce3" office:value-type="string" calcext:value-type="string">
            <text:p>King Solomon, weighing complex claims with outcomes depending on insight. ezracard+1​</text:p>
          </table:table-cell>
          <table:table-cell table:style-name="ce3" office:value-type="string" calcext:value-type="string">
            <text:p>seated figure with sword upright, balanced scales, square throne, curtain behind, symmetrical pillars, clear straight lines daily-tarot-girl+1​</text:p>
          </table:table-cell>
          <table:table-cell table:style-name="ce3" office:value-type="string" calcext:value-type="string">
            <text:p>sword pointing down or crooked, scales uneven, curtain torn, throne off‑center, harsh shadows, tilted horizon spiralseatarot+1​</text:p>
          </table:table-cell>
          <table:table-cell table:style-name="ce3" office:value-type="string" calcext:value-type="string">
            <text:p>sword slightly angled but sharp, scales gently shifting, curtain partly open, one side of throne brighter than other spiralseatarot+1​</text:p>
          </table:table-cell>
          <table:table-cell table:number-columns-repeated="1017"/>
        </table:table-row>
        <table:table-row table:style-name="ro1">
          <table:table-cell table:style-name="ce2" office:value-type="string" calcext:value-type="string">
            <text:p>The Hanged Man</text:p>
          </table:table-cell>
          <table:table-cell table:style-name="ce3" office:value-type="string" calcext:value-type="string">
            <text:p>Odin hanging on Yggdrasil, surrender for higher wisdom. ezracard+1​</text:p>
          </table:table-cell>
          <table:table-cell table:style-name="ce3" office:value-type="string" calcext:value-type="string">
            <text:p>Tantalus, suspended in endless frustration and denial. ezracard+1​</text:p>
          </table:table-cell>
          <table:table-cell table:style-name="ce3" office:value-type="string" calcext:value-type="string">
            <text:p>Prometheus chained, painful but meaningful sacrifice for others. ezracard+1​</text:p>
          </table:table-cell>
          <table:table-cell table:style-name="ce3" office:value-type="string" calcext:value-type="string">
            <text:p>figure hanging upside down from tree, one leg crossed, halo around head, calm expression, simple background daily-tarot-girl+1​</text:p>
          </table:table-cell>
          <table:table-cell table:style-name="ce3" office:value-type="string" calcext:value-type="string">
            <text:p>ropes tight around ankles and wrists, stressed expression, stormy sky, branches dead or broken, halo dim or absent spiralseatarot+1​</text:p>
          </table:table-cell>
          <table:table-cell table:style-name="ce3" office:value-type="string" calcext:value-type="string">
            <text:p>rope secure but not tight, halo soft, mix of green and bare branches, expression thoughtful with slight strain spiralseatarot+1​</text:p>
          </table:table-cell>
          <table:table-cell table:number-columns-repeated="1017"/>
        </table:table-row>
        <table:table-row table:style-name="ro1">
          <table:table-cell table:style-name="ce2" office:value-type="string" calcext:value-type="string">
            <text:p>Death</text:p>
          </table:table-cell>
          <table:table-cell table:style-name="ce3" office:value-type="string" calcext:value-type="string">
            <text:p>Hades as gatekeeper of unavoidable transformation. ezracard+1​</text:p>
          </table:table-cell>
          <table:table-cell table:style-name="ce3" office:value-type="string" calcext:value-type="string">
            <text:p>Wandering‑Jew legend, clinging to life and resisting change. ezracard+1​</text:p>
          </table:table-cell>
          <table:table-cell table:style-name="ce3" office:value-type="string" calcext:value-type="string">
            <text:p>Persephone’s seasonal descent and return, cyclical endings and beginnings. ezracard+1​</text:p>
          </table:table-cell>
          <table:table-cell table:style-name="ce3" office:value-type="string" calcext:value-type="string">
            <text:p>armored rider on white horse, black banner with white rose, fallen figures, river and sunrise in distance, grey tones daily-tarot-girl+1​</text:p>
          </table:table-cell>
          <table:table-cell table:style-name="ce3" office:value-type="string" calcext:value-type="string">
            <text:p>skeletal figure amid ruins, no visible sunrise, wilted rose on banner, stagnant water, heavier blacks and browns spiralseatarot+1​</text:p>
          </table:table-cell>
          <table:table-cell table:style-name="ce3" office:value-type="string" calcext:value-type="string">
            <text:p>rider passing through archway, small sun just rising, banner with both wilted and fresh roses, mix of grey and subtle color hints spiralseatarot+1​</text:p>
          </table:table-cell>
          <table:table-cell table:number-columns-repeated="1017"/>
        </table:table-row>
        <table:table-row table:style-name="ro1">
          <table:table-cell table:style-name="ce2" office:value-type="string" calcext:value-type="string">
            <text:p>Temperance</text:p>
          </table:table-cell>
          <table:table-cell table:style-name="ce3" office:value-type="string" calcext:value-type="string">
            <text:p>Iris, rainbow‑bridge mediator balancing elements. ezracard+1​</text:p>
          </table:table-cell>
          <table:table-cell table:style-name="ce3" office:value-type="string" calcext:value-type="string">
            <text:p>Phaethon losing control of the sun chariot, no moderation. ezracard+1​</text:p>
          </table:table-cell>
          <table:table-cell table:style-name="ce3" office:value-type="string" calcext:value-type="string">
            <text:p>Chiron the healer, constantly adjusting between pain and service. ezracard+1​</text:p>
          </table:table-cell>
          <table:table-cell table:style-name="ce3" office:value-type="string" calcext:value-type="string">
            <text:p>angel with one foot on land one in water, pouring liquid between cups, path leading to mountains, glowing sun, irises daily-tarot-girl+1​</text:p>
          </table:table-cell>
          <table:table-cell table:style-name="ce3" office:value-type="string" calcext:value-type="string">
            <text:p>cups spilling or missing, harsh divide between land and water, broken path, sun obscured, uneven wings spiralseatarot+1​</text:p>
          </table:table-cell>
          <table:table-cell table:style-name="ce3" office:value-type="string" calcext:value-type="string">
            <text:p>some liquid flowing cleanly and some spilling, path partly blocked but visible, sun half behind cloud, foot shifting at water’s edge spiralseatarot+1​</text:p>
          </table:table-cell>
          <table:table-cell table:number-columns-repeated="1017"/>
        </table:table-row>
        <table:table-row table:style-name="ro1">
          <table:table-cell table:style-name="ce2" office:value-type="string" calcext:value-type="string">
            <text:p>The Devil</text:p>
          </table:table-cell>
          <table:table-cell table:style-name="ce3" office:value-type="string" calcext:value-type="string">
            <text:p>Mephistopheles in Faust, tempting contracts and bondage. ezracard+1​</text:p>
          </table:table-cell>
          <table:table-cell table:style-name="ce3" office:value-type="string" calcext:value-type="string">
            <text:p>Pied Piper, coercive charisma pulling others to harm. ezracard+1​</text:p>
          </table:table-cell>
          <table:table-cell table:style-name="ce3" office:value-type="string" calcext:value-type="string">
            <text:p>Sirens, seductive pull that can be navigated with discipline. ezracard+1​</text:p>
          </table:table-cell>
          <table:table-cell table:style-name="ce3" office:value-type="string" calcext:value-type="string">
            <text:p>horned figure on pedestal, chains around two humans, inverted pentagram, dark cave, torch fire daily-tarot-girl+1​</text:p>
          </table:table-cell>
          <table:table-cell table:style-name="ce3" office:value-type="string" calcext:value-type="string">
            <text:p>chains tight and cutting, figures with animal features, oppressive darkness, more flames and smoke, heavy red‑black palette spiralseatarot+1​</text:p>
          </table:table-cell>
          <table:table-cell table:style-name="ce3" office:value-type="string" calcext:value-type="string">
            <text:p>chains loose and almost open, one figure looking at key or broken link, faint light from cave mouth, both shadow and glimmer of escape spiralseatarot+1​</text:p>
          </table:table-cell>
          <table:table-cell table:number-columns-repeated="1017"/>
        </table:table-row>
        <table:table-row table:style-name="ro1">
          <table:table-cell table:style-name="ce2" office:value-type="string" calcext:value-type="string">
            <text:p>The Tower</text:p>
          </table:table-cell>
          <table:table-cell table:style-name="ce3" office:value-type="string" calcext:value-type="string">
            <text:p>Builders of Babel, arrogant structure struck down. ezracard+1​</text:p>
          </table:table-cell>
          <table:table-cell table:style-name="ce3" office:value-type="string" calcext:value-type="string">
            <text:p>Pandora opening the box, catastrophe unleashed by curiosity. ezracard+1​</text:p>
          </table:table-cell>
          <table:table-cell table:style-name="ce3" office:value-type="string" calcext:value-type="string">
            <text:p>Lot’s family leaving Sodom, collapse while escape is still possible. ezracard+1​</text:p>
          </table:table-cell>
          <table:table-cell table:style-name="ce3" office:value-type="string" calcext:value-type="string">
            <text:p>tall tower on rocky peak, lightning bolt striking, crown falling, two figures tumbling, flames from windows, dark storm sky daily-tarot-girl+1​</text:p>
          </table:table-cell>
          <table:table-cell table:style-name="ce3" office:value-type="string" calcext:value-type="string">
            <text:p>tower shattered to rubble, multiple lightning strikes, pieces of crown scattered on ground, heavy smoke, chaotic debris spiralseatarot+1​</text:p>
          </table:table-cell>
          <table:table-cell table:style-name="ce3" office:value-type="string" calcext:value-type="string">
            <text:p>tower cracked with pieces falling but core intact, scaffolding or ropes present, lightning in distance, some windows still lit spiralseatarot+1​</text:p>
          </table:table-cell>
          <table:table-cell table:number-columns-repeated="1017"/>
        </table:table-row>
        <table:table-row table:style-name="ro1">
          <table:table-cell table:style-name="ce2" office:value-type="string" calcext:value-type="string">
            <text:p>The Star</text:p>
          </table:table-cell>
          <table:table-cell table:style-name="ce3" office:value-type="string" calcext:value-type="string">
            <text:p>Amaterasu emerging from the cave, light and renewal. ezracard+1​</text:p>
          </table:table-cell>
          <table:table-cell table:style-name="ce3" office:value-type="string" calcext:value-type="string">
            <text:p>Greedy wife in “Fisherman and the Goldfish”, hope twisted into entitlement. ezracard+1​</text:p>
          </table:table-cell>
          <table:table-cell table:style-name="ce3" office:value-type="string" calcext:value-type="string">
            <text:p>Galahad on the Grail quest, guided by an ideal not yet attained. ezracard+1​</text:p>
          </table:table-cell>
          <table:table-cell table:style-name="ce3" office:value-type="string" calcext:value-type="string">
            <text:p>nude figure pouring water into pool and onto land, large eight‑pointed star, seven smaller stars, calm pool, green shore, soft blues daily-tarot-girl+1​</text:p>
          </table:table-cell>
          <table:table-cell table:style-name="ce3" office:value-type="string" calcext:value-type="string">
            <text:p>spilled or empty jugs, main star dim or blocked by clouds, dry cracked ground, disturbed water surface, muted greys spiralseatarot+1​</text:p>
          </table:table-cell>
          <table:table-cell table:style-name="ce3" office:value-type="string" calcext:value-type="string">
            <text:p>one jug upright one spilling, star partly veiled, small plants sprouting in some cracks, ripples in water, mix of dark and gentle blue spiralseatarot+1​</text:p>
          </table:table-cell>
          <table:table-cell table:number-columns-repeated="1017"/>
        </table:table-row>
        <table:table-row table:style-name="ro1">
          <table:table-cell table:style-name="ce2" office:value-type="string" calcext:value-type="string">
            <text:p>The Moon</text:p>
          </table:table-cell>
          <table:table-cell table:style-name="ce3" office:value-type="string" calcext:value-type="string">
            <text:p>Selene, dreamlike intuition and mystery. ezracard+1​</text:p>
          </table:table-cell>
          <table:table-cell table:style-name="ce3" office:value-type="string" calcext:value-type="string">
            <text:p>Werewolf of European folklore, fear and confusion in the dark. ezracard+1​</text:p>
          </table:table-cell>
          <table:table-cell table:style-name="ce3" office:value-type="string" calcext:value-type="string">
            <text:p>Orpheus in the underworld, half‑seeing, moving by feeling and doubt. ezracard+1​</text:p>
          </table:table-cell>
          <table:table-cell table:style-name="ce3" office:value-type="string" calcext:value-type="string">
            <text:p>full moon with face, two towers, dog and wolf howling, crawfish emerging from water, winding path, blue night tones daily-tarot-girl+1​</text:p>
          </table:table-cell>
          <table:table-cell table:style-name="ce3" office:value-type="string" calcext:value-type="string">
            <text:p>overcast moon, distorted towers, snarling animals, murky water, twisted path, strange eyes in darkness spiralseatarot+1​</text:p>
          </table:table-cell>
          <table:table-cell table:style-name="ce3" office:value-type="string" calcext:value-type="string">
            <text:p>moon behind thin veil of cloud, animals both howling and listening, path partly lit partly shadowed, water with both clear and murky patches spiralseatarot+1​</text:p>
          </table:table-cell>
          <table:table-cell table:number-columns-repeated="1017"/>
        </table:table-row>
        <table:table-row table:style-name="ro1">
          <table:table-cell table:style-name="ce2" office:value-type="string" calcext:value-type="string">
            <text:p>The Sun</text:p>
          </table:table-cell>
          <table:table-cell table:style-name="ce3" office:value-type="string" calcext:value-type="string">
            <text:p>Apollo, clarity, joy, and vitality. ezracard+1​</text:p>
          </table:table-cell>
          <table:table-cell table:style-name="ce3" office:value-type="string" calcext:value-type="string">
            <text:p>Icarus mid‑fall, burned by overexposure and arrogance. ezracard+1​</text:p>
          </table:table-cell>
          <table:table-cell table:style-name="ce3" office:value-type="string" calcext:value-type="string">
            <text:p>Young David as celebrated hero, success tempered by responsibility. ezracard+1​</text:p>
          </table:table-cell>
          <table:table-cell table:style-name="ce3" office:value-type="string" calcext:value-type="string">
            <text:p>bright sun with rays, child on white horse, sunflower wall, red banner, clear blue sky daily-tarot-girl+1​</text:p>
          </table:table-cell>
          <table:table-cell table:style-name="ce3" office:value-type="string" calcext:value-type="string">
            <text:p>sun harsh or partly eclipsed, child slipping from horse, wilting sunflowers, banner torn, heat‑wave haze spiralseatarot+1​</text:p>
          </table:table-cell>
          <table:table-cell table:style-name="ce3" office:value-type="string" calcext:value-type="string">
            <text:p>sun partly behind thin cloud, some sunflowers upright some drooping, child holding banner with mixed joy and seriousness spiralseatarot+1​</text:p>
          </table:table-cell>
          <table:table-cell table:number-columns-repeated="1017"/>
        </table:table-row>
        <table:table-row table:style-name="ro1">
          <table:table-cell table:style-name="ce2" office:value-type="string" calcext:value-type="string">
            <text:p>Judgement</text:p>
          </table:table-cell>
          <table:table-cell table:style-name="ce3" office:value-type="string" calcext:value-type="string">
            <text:p>Archangel Gabriel sounding the awakening call. ezracard+1​</text:p>
          </table:table-cell>
          <table:table-cell table:style-name="ce3" office:value-type="string" calcext:value-type="string">
            <text:p>Flying Dutchman, unable to move on, stuck in endless haunting. ezracard+1​</text:p>
          </table:table-cell>
          <table:table-cell table:style-name="ce3" office:value-type="string" calcext:value-type="string">
            <text:p>Rip Van Winkle waking after long sleep, between old life and new path. ezracard+1​</text:p>
          </table:table-cell>
          <table:table-cell table:style-name="ce3" office:value-type="string" calcext:value-type="string">
            <text:p>angel blowing trumpet, bannered flag, coffins opening, figures rising, mountains in distance, bright sky with rays daily-tarot-girl+1​</text:p>
          </table:table-cell>
          <table:table-cell table:style-name="ce3" office:value-type="string" calcext:value-type="string">
            <text:p>broken trumpets or no sound, coffins closed or half‑open, confused figures, dark clouds, fragmented rays spiralseatarot+1​</text:p>
          </table:table-cell>
          <table:table-cell table:style-name="ce3" office:value-type="string" calcext:value-type="string">
            <text:p>some figures rising while others hesitate, trumpet sounding but partly muffled, mix of clouds and light beams, open and closed coffins together spiralseatarot+1​</text:p>
          </table:table-cell>
          <table:table-cell table:number-columns-repeated="1017"/>
        </table:table-row>
        <table:table-row table:style-name="ro1">
          <table:table-cell table:style-name="ce2" office:value-type="string" calcext:value-type="string">
            <text:p>The World</text:p>
          </table:table-cell>
          <table:table-cell table:style-name="ce3" office:value-type="string" calcext:value-type="string">
            <text:p>Gaia as living wholeness and completion. ezracard+1​</text:p>
          </table:table-cell>
          <table:table-cell table:style-name="ce3" office:value-type="string" calcext:value-type="string">
            <text:p>Flying Dutchman’s endless voyage, movement without closure. ezracard+1​</text:p>
          </table:table-cell>
          <table:table-cell table:style-name="ce3" office:value-type="string" calcext:value-type="string">
            <text:p>Odysseus finally home, integrated traveler containing many worlds within. ezracard+1​</text:p>
          </table:table-cell>
          <table:table-cell table:style-name="ce3" office:value-type="string" calcext:value-type="string">
            <text:p>central dancing figure with wreath, wands in hands, four creatures in corners, laurel oval, balanced composition daily-tarot-girl+1​</text:p>
          </table:table-cell>
          <table:table-cell table:style-name="ce3" office:value-type="string" calcext:value-type="string">
            <text:p>broken wreath, figure off‑center or constrained, missing or faded corner creatures, incomplete oval, gaps in border spiralseatarot+1​</text:p>
          </table:table-cell>
          <table:table-cell table:style-name="ce3" office:value-type="string" calcext:value-type="string">
            <text:p>wreath with both intact and fraying sections, figure partly turned away, two clear corner creatures and two faint, oval slightly tilted spiralseatarot+1​</text:p>
          </table:table-cell>
          <table:table-cell table:number-columns-repeated="1017"/>
        </table:table-row>
        <table:table-row table:style-name="ro1">
          <table:table-cell table:style-name="ce2" office:value-type="string" calcext:value-type="string">
            <text:p>Ace of Wands</text:p>
          </table:table-cell>
          <table:table-cell table:style-name="ce3" office:value-type="string" calcext:value-type="string">
            <text:p>Prometheus bringing fire, spark of new passion and creativity. labyrinthos+1​</text:p>
          </table:table-cell>
          <table:table-cell table:style-name="ce3" office:value-type="string" calcext:value-type="string">
            <text:p>Phaethon grabbing power he cannot handle, misdirected impulse. labyrinthos+1​</text:p>
          </table:table-cell>
          <table:table-cell table:style-name="ce3" office:value-type="string" calcext:value-type="string">
            <text:p>Young Hercules first sensing his strength, raw potential not yet focused. labyrinthos+1​</text:p>
          </table:table-cell>
          <table:table-cell table:style-name="ce3" office:value-type="string" calcext:value-type="string">
            <text:p>single sprouting wand, fresh green leaves, hand from cloud, bright sky, distant hills, warm fire colors, subtle flame motif labyrinthos+1​</text:p>
          </table:table-cell>
          <table:table-cell table:style-name="ce3" office:value-type="string" calcext:value-type="string">
            <text:p>wand drooping or partly broken, few or wilted leaves, darker cloud, dull sky, dry hills, ash or smoke hints labyrinthos+1​</text:p>
          </table:table-cell>
          <table:table-cell table:style-name="ce3" office:value-type="string" calcext:value-type="string">
            <text:p>wand with both fresh and dry leaves, cloud half bright half grey, mixed blue and beige sky, hills with patches of green and bare earth labyrinthos+1​</text:p>
          </table:table-cell>
          <table:table-cell table:number-columns-repeated="1017"/>
        </table:table-row>
        <table:table-row table:style-name="ro1">
          <table:table-cell table:style-name="ce2" office:value-type="string" calcext:value-type="string">
            <text:p>Two of Wands</text:p>
          </table:table-cell>
          <table:table-cell table:style-name="ce3" office:value-type="string" calcext:value-type="string">
            <text:p>Hamlet contemplating action, planning future paths. labyrinthos+1​</text:p>
          </table:table-cell>
          <table:table-cell table:style-name="ce3" office:value-type="string" calcext:value-type="string">
            <text:p>Don Quixote dreaming ungrounded grand ventures. labyrinthos+1​</text:p>
          </table:table-cell>
          <table:table-cell table:style-name="ce3" office:value-type="string" calcext:value-type="string">
            <text:p>Sinbad between voyages, considering next horizon with mixed realism. labyrinthos+1​</text:p>
          </table:table-cell>
          <table:table-cell table:style-name="ce3" office:value-type="string" calcext:value-type="string">
            <text:p>figure holding globe, standing between two wands, battlements or balcony, one wand fixed to wall, distant landscape, calm sky labyrinthos+1​</text:p>
          </table:table-cell>
          <table:table-cell table:style-name="ce3" office:value-type="string" calcext:value-type="string">
            <text:p>globe slipping from hand, one wand loose or fallen, narrow or foggy landscape, blocked doorway, more enclosed walls labyrinthos+1​</text:p>
          </table:table-cell>
          <table:table-cell table:style-name="ce3" office:value-type="string" calcext:value-type="string">
            <text:p>one wand fixed and one loosely held, globe held close to chest, partly open parapet, some clear and some hazy distance labyrinthos+1​</text:p>
          </table:table-cell>
          <table:table-cell table:number-columns-repeated="1017"/>
        </table:table-row>
        <table:table-row table:style-name="ro1">
          <table:table-cell table:style-name="ce2" office:value-type="string" calcext:value-type="string">
            <text:p>Three of Wands</text:p>
          </table:table-cell>
          <table:table-cell table:style-name="ce3" office:value-type="string" calcext:value-type="string">
            <text:p>Jason watching the Argo leave, confident expansion. labyrinthos+1​</text:p>
          </table:table-cell>
          <table:table-cell table:style-name="ce3" office:value-type="string" calcext:value-type="string">
            <text:p>Babel planners overreaching beyond capacity. labyrinthos+1​</text:p>
          </table:table-cell>
          <table:table-cell table:style-name="ce3" office:value-type="string" calcext:value-type="string">
            <text:p>Marco Polo archetype, early exploration with partial foresight. labyrinthos+1​</text:p>
          </table:table-cell>
          <table:table-cell table:style-name="ce3" office:value-type="string" calcext:value-type="string">
            <text:p>figure on cliff with back turned, three wands rooted in ground, ships on water, wide horizon, clear sky labyrinthos+1​</text:p>
          </table:table-cell>
          <table:table-cell table:style-name="ce3" office:value-type="string" calcext:value-type="string">
            <text:p>wands uneven or loosely planted, distant ships stalled or turning away, hazy horizon, low clouds, rocky ground labyrinthos+1​</text:p>
          </table:table-cell>
          <table:table-cell table:style-name="ce3" office:value-type="string" calcext:value-type="string">
            <text:p>two wands firmly rooted and one angled, some ships approaching and some drifting, horizon partly clear, light clouds labyrinthos+1​</text:p>
          </table:table-cell>
          <table:table-cell table:number-columns-repeated="1017"/>
        </table:table-row>
        <table:table-row table:style-name="ro1">
          <table:table-cell table:style-name="ce2" office:value-type="string" calcext:value-type="string">
            <text:p>Four of Wands</text:p>
          </table:table-cell>
          <table:table-cell table:style-name="ce3" office:value-type="string" calcext:value-type="string">
            <text:p>Robin Hood’s band feasting in Sherwood, communal celebration. labyrinthos+1​</text:p>
          </table:table-cell>
          <table:table-cell table:style-name="ce3" office:value-type="string" calcext:value-type="string">
            <text:p>Midas’s closed court, safety tied to rigid status. labyrinthos+1​</text:p>
          </table:table-cell>
          <table:table-cell table:style-name="ce3" office:value-type="string" calcext:value-type="string">
            <text:p>Village harvest festival, modest but real stability and joy. labyrinthos+1​</text:p>
          </table:table-cell>
          <table:table-cell table:style-name="ce3" office:value-type="string" calcext:value-type="string">
            <text:p>floral wands forming garland arch, dancing figures, castle in background, flowers and wreaths, clear festival sky labyrinthos+1​</text:p>
          </table:table-cell>
          <table:table-cell table:style-name="ce3" office:value-type="string" calcext:value-type="string">
            <text:p>garland sagging or sparse, fewer or separated figures, castle walls emphasizing distance, scattered petals, overcast patches labyrinthos+1​</text:p>
          </table:table-cell>
          <table:table-cell table:style-name="ce3" office:value-type="string" calcext:value-type="string">
            <text:p>arch still standing but slightly uneven, smaller celebration, some bright flowers and some fallen, partly sunny courtyard labyrinthos+1​</text:p>
          </table:table-cell>
          <table:table-cell table:number-columns-repeated="1017"/>
        </table:table-row>
        <table:table-row table:style-name="ro1">
          <table:table-cell table:style-name="ce2" office:value-type="string" calcext:value-type="string">
            <text:p>Five of Wands</text:p>
          </table:table-cell>
          <table:table-cell table:style-name="ce3" office:value-type="string" calcext:value-type="string">
            <text:p>Celtic youths sparring in mock battle, healthy competition. labyrinthos+1​</text:p>
          </table:table-cell>
          <table:table-cell table:style-name="ce3" office:value-type="string" calcext:value-type="string">
            <text:p>Suitors in Odysseus’ hall, chaotic rivalry and ego clashes. labyrinthos+1​</text:p>
          </table:table-cell>
          <table:table-cell table:style-name="ce3" office:value-type="string" calcext:value-type="string">
            <text:p>Training yard of knights, conflict that can become cooperation. labyrinthos+1​</text:p>
          </table:table-cell>
          <table:table-cell table:style-name="ce3" office:value-type="string" calcext:value-type="string">
            <text:p>five youths holding wands in mock fight, wands crossing, no armor, uneven ground, bright clothes, energetic diagonals labyrinthos+1​</text:p>
          </table:table-cell>
          <table:table-cell table:style-name="ce3" office:value-type="string" calcext:value-type="string">
            <text:p>broken or splintered wands, more aggressive faces, dust clouds, one figure turned away, harsher angles and clutter labyrinthos+1​</text:p>
          </table:table-cell>
          <table:table-cell table:style-name="ce3" office:value-type="string" calcext:value-type="string">
            <text:p>some wands clashing and some parallel, mixed playful and serious expressions, partially marked boundary on ground, balanced bright and muted colors labyrinthos+1​</text:p>
          </table:table-cell>
          <table:table-cell table:number-columns-repeated="1017"/>
        </table:table-row>
        <table:table-row table:style-name="ro1">
          <table:table-cell table:style-name="ce2" office:value-type="string" calcext:value-type="string">
            <text:p>Six of Wands</text:p>
          </table:table-cell>
          <table:table-cell table:style-name="ce3" office:value-type="string" calcext:value-type="string">
            <text:p>Joan of Arc as victorious banner‑bearer, recognized success. labyrinthos+1​</text:p>
          </table:table-cell>
          <table:table-cell table:style-name="ce3" office:value-type="string" calcext:value-type="string">
            <text:p>Caesar in his last triumph, pride before a fall. labyrinthos+1​</text:p>
          </table:table-cell>
          <table:table-cell table:style-name="ce3" office:value-type="string" calcext:value-type="string">
            <text:p>Beowulf returning from victory, praised yet carrying heavy stories. labyrinthos+1​</text:p>
          </table:table-cell>
          <table:table-cell table:style-name="ce3" office:value-type="string" calcext:value-type="string">
            <text:p>rider on horse, laurel wreath on head, wand with victory wreath, crowd behind, banners, bright clear day labyrinthos+1​</text:p>
          </table:table-cell>
          <table:table-cell table:style-name="ce3" office:value-type="string" calcext:value-type="string">
            <text:p>wreath slipping or faded, horse uneasy, smaller or distant crowd, torn banner, shadows across rider, mixed reactions labyrinthos+1​</text:p>
          </table:table-cell>
          <table:table-cell table:style-name="ce3" office:value-type="string" calcext:value-type="string">
            <text:p>wreath slightly tilted but intact, modest crowd, some raised and some lowered wands, banner with minor fray, softer light labyrinthos+1​</text:p>
          </table:table-cell>
          <table:table-cell table:number-columns-repeated="1017"/>
        </table:table-row>
        <table:table-row table:style-name="ro1">
          <table:table-cell table:style-name="ce2" office:value-type="string" calcext:value-type="string">
            <text:p>Seven of Wands</text:p>
          </table:table-cell>
          <table:table-cell table:style-name="ce3" office:value-type="string" calcext:value-type="string">
            <text:p>Cúchulainn standing alone against many, heroic defense. labyrinthos+1​</text:p>
          </table:table-cell>
          <table:table-cell table:style-name="ce3" office:value-type="string" calcext:value-type="string">
            <text:p>Troll under the bridge, defensive hostility and fear. labyrinthos+1​</text:p>
          </table:table-cell>
          <table:table-cell table:style-name="ce3" office:value-type="string" calcext:value-type="string">
            <text:p>Village champion at the gate, guarded but willing to negotiate. labyrinthos+1​</text:p>
          </table:table-cell>
          <table:table-cell table:style-name="ce3" office:value-type="string" calcext:value-type="string">
            <text:p>figure on hilltop, defensive stance, six wands rising below, uneven ground, determined expression, strong verticals labyrinthos+1​</text:p>
          </table:table-cell>
          <table:table-cell table:style-name="ce3" office:value-type="string" calcext:value-type="string">
            <text:p>figure overwhelmed or off‑balance, more wands pressing in, slipping foothold, scattered shoes or debris, low clouds labyrinthos+1​</text:p>
          </table:table-cell>
          <table:table-cell table:style-name="ce3" office:value-type="string" calcext:value-type="string">
            <text:p>stance braced but slightly strained, some wands close some further away, partial footholds, mix of clear and cloudy sky labyrinthos+1​</text:p>
          </table:table-cell>
          <table:table-cell table:number-columns-repeated="1017"/>
        </table:table-row>
        <table:table-row table:style-name="ro1">
          <table:table-cell table:style-name="ce2" office:value-type="string" calcext:value-type="string">
            <text:p>Eight of Wands</text:p>
          </table:table-cell>
          <table:table-cell table:style-name="ce3" office:value-type="string" calcext:value-type="string">
            <text:p>Hermes in rapid flight, swift communication and progress. labyrinthos+1​</text:p>
          </table:table-cell>
          <table:table-cell table:style-name="ce3" office:value-type="string" calcext:value-type="string">
            <text:p>Sorcerer’s Apprentice, movement without control or plan. labyrinthos+1​</text:p>
          </table:table-cell>
          <table:table-cell table:style-name="ce3" office:value-type="string" calcext:value-type="string">
            <text:p>Odin’s ravens mid‑flight, information rushing but not yet landed. labyrinthos+1​</text:p>
          </table:table-cell>
          <table:table-cell table:style-name="ce3" office:value-type="string" calcext:value-type="string">
            <text:p>eight wands flying diagonally across sky, no figures, open landscape, clear horizon, light clouds or none labyrinthos+1​</text:p>
          </table:table-cell>
          <table:table-cell table:style-name="ce3" office:value-type="string" calcext:value-type="string">
            <text:p>wands crossing or colliding mid‑air, some pointing downward, darker sky band, distant storm, blurred movement labyrinthos+1​</text:p>
          </table:table-cell>
          <table:table-cell table:style-name="ce3" office:value-type="string" calcext:value-type="string">
            <text:p>some wands flying cleanly and some wobbling, sky with both blue and grey streaks, hint of wind gusts, partial horizon labyrinthos+1​</text:p>
          </table:table-cell>
          <table:table-cell table:number-columns-repeated="1017"/>
        </table:table-row>
        <table:table-row table:style-name="ro1">
          <table:table-cell table:style-name="ce2" office:value-type="string" calcext:value-type="string">
            <text:p>Nine of Wands</text:p>
          </table:table-cell>
          <table:table-cell table:style-name="ce3" office:value-type="string" calcext:value-type="string">
            <text:p>Odysseus near home, battle‑scarred but persistent. labyrinthos+1​</text:p>
          </table:table-cell>
          <table:table-cell table:style-name="ce3" office:value-type="string" calcext:value-type="string">
            <text:p>Sisyphus exhausted, continuing from fear not hope. labyrinthos+1​</text:p>
          </table:table-cell>
          <table:table-cell table:style-name="ce3" office:value-type="string" calcext:value-type="string">
            <text:p>Spartan hoplite on the wall, wary yet resolute defender. labyrinthos+1​</text:p>
          </table:table-cell>
          <table:table-cell table:style-name="ce3" office:value-type="string" calcext:value-type="string">
            <text:p>wounded figure with bandage, leaning on wand, eight wands behind like fence, wary expression, dusk or muted sky labyrinthos+1​</text:p>
          </table:table-cell>
          <table:table-cell table:style-name="ce3" office:value-type="string" calcext:value-type="string">
            <text:p>bandage heavier or multiple, sagging posture, fence irregular with gaps, darker sky, extra shadows under eyes labyrinthos+1​</text:p>
          </table:table-cell>
          <table:table-cell table:style-name="ce3" office:value-type="string" calcext:value-type="string">
            <text:p>figure upright but tense, fence partly solid partly open, one fresh bandage and one scar, twilight sky with first stars labyrinthos+1​</text:p>
          </table:table-cell>
          <table:table-cell table:number-columns-repeated="1017"/>
        </table:table-row>
        <table:table-row table:style-name="ro1">
          <table:table-cell table:style-name="ce2" office:value-type="string" calcext:value-type="string">
            <text:p>Ten of Wands</text:p>
          </table:table-cell>
          <table:table-cell table:style-name="ce3" office:value-type="string" calcext:value-type="string">
            <text:p>Atlas bearing the heavens, accepted heavy responsibility. labyrinthos+1​</text:p>
          </table:table-cell>
          <table:table-cell table:style-name="ce3" office:value-type="string" calcext:value-type="string">
            <text:p>Peasant with overloaded bundle, burdens taken on without boundaries. labyrinthos+1​</text:p>
          </table:table-cell>
          <table:table-cell table:style-name="ce3" office:value-type="string" calcext:value-type="string">
            <text:p>Hercules on final labor, nearly at completion but straining. labyrinthos+1​</text:p>
          </table:table-cell>
          <table:table-cell table:style-name="ce3" office:value-type="string" calcext:value-type="string">
            <text:p>figure bent under bundle of ten wands, path leading to town, low horizon, warm earth colors, distant house labyrinthos+1​</text:p>
          </table:table-cell>
          <table:table-cell table:style-name="ce3" office:value-type="string" calcext:value-type="string">
            <text:p>wands spilling from arms, path obscured, no clear destination, long shadow in front, heavier browns and greys labyrinthos+1​</text:p>
          </table:table-cell>
          <table:table-cell table:style-name="ce3" office:value-type="string" calcext:value-type="string">
            <text:p>some wands carried and some dragging, town partly visible, fork in path, mix of warm and dull tones, light at path’s end labyrinthos+1​</text:p>
          </table:table-cell>
          <table:table-cell table:number-columns-repeated="1017"/>
        </table:table-row>
        <table:table-row table:style-name="ro1">
          <table:table-cell table:style-name="ce2" office:value-type="string" calcext:value-type="string">
            <text:p>Page of Wands</text:p>
          </table:table-cell>
          <table:table-cell table:style-name="ce3" office:value-type="string" calcext:value-type="string">
            <text:p>Jack from “Jack and the Beanstalk”, impulsive explorer. labyrinthos+1​</text:p>
          </table:table-cell>
          <table:table-cell table:style-name="ce3" office:value-type="string" calcext:value-type="string">
            <text:p>Puck, mischief that scatters focus and intent. labyrinthos+1​</text:p>
          </table:table-cell>
          <table:table-cell table:style-name="ce3" office:value-type="string" calcext:value-type="string">
            <text:p>Young Arthur before drawing the sword, eager but untested. labyrinthos+1​</text:p>
          </table:table-cell>
          <table:table-cell table:style-name="ce3" office:value-type="string" calcext:value-type="string">
            <text:p>youthful figure holding tall wand with sprouts, salamander‑patterned tunic, desert hills, clear sky, curious upward gaze labyrinthos+2​</text:p>
          </table:table-cell>
          <table:table-cell table:style-name="ce3" office:value-type="string" calcext:value-type="string">
            <text:p>wand held loosely or pointed down, sparse sprouts, awkward posture, harsher desert sun, restless or distracted gaze labyrinthos+1​</text:p>
          </table:table-cell>
          <table:table-cell table:style-name="ce3" office:value-type="string" calcext:value-type="string">
            <text:p>wand partly grounded partly lifted, a few strong and a few tiny leaves, mixed curious and hesitant expression, desert with both smooth sand and rocks labyrinthos+1​</text:p>
          </table:table-cell>
          <table:table-cell table:number-columns-repeated="1017"/>
        </table:table-row>
        <table:table-row table:style-name="ro1">
          <table:table-cell table:style-name="ce2" office:value-type="string" calcext:value-type="string">
            <text:p>Knight of Wands</text:p>
          </table:table-cell>
          <table:table-cell table:style-name="ce3" office:value-type="string" calcext:value-type="string">
            <text:p>Lancelot charging passionately into quests. labyrinthos+1​</text:p>
          </table:table-cell>
          <table:table-cell table:style-name="ce3" office:value-type="string" calcext:value-type="string">
            <text:p>Don Quixote rushing into fantasies, reckless and misaligned. labyrinthos+1​</text:p>
          </table:table-cell>
          <table:table-cell table:style-name="ce3" office:value-type="string" calcext:value-type="string">
            <text:p>Sun Wukong early on, wild force learning direction. labyrinthos+1​</text:p>
          </table:table-cell>
          <table:table-cell table:style-name="ce3" office:value-type="string" calcext:value-type="string">
            <text:p>armored rider on rearing horse, wand held forward, salamanders on cloak, desert or barren land, implied motion, fiery palette labyrinthos+2​</text:p>
          </table:table-cell>
          <table:table-cell table:style-name="ce3" office:value-type="string" calcext:value-type="string">
            <text:p>horse bucking or halted at obstacle, cloak tangled, wand waving erratically, dust storm, scattered footprints labyrinthos+1​</text:p>
          </table:table-cell>
          <table:table-cell table:style-name="ce3" office:value-type="string" calcext:value-type="string">
            <text:p>horse mid‑trot not full charge, wand angled not fully upright, cloak partly flowing partly caught, both open path and visible obstacles labyrinthos+1​</text:p>
          </table:table-cell>
          <table:table-cell table:number-columns-repeated="1017"/>
        </table:table-row>
        <table:table-row table:style-name="ro1">
          <table:table-cell table:style-name="ce2" office:value-type="string" calcext:value-type="string">
            <text:p>Queen of Wands</text:p>
          </table:table-cell>
          <table:table-cell table:style-name="ce3" office:value-type="string" calcext:value-type="string">
            <text:p>Brigid, fiery patron of craft, hearth, and inspiration. labyrinthos+1​</text:p>
          </table:table-cell>
          <table:table-cell table:style-name="ce3" office:value-type="string" calcext:value-type="string">
            <text:p>Vain salon hostess archetype, charisma without depth. labyrinthos+1​</text:p>
          </table:table-cell>
          <table:table-cell table:style-name="ce3" office:value-type="string" calcext:value-type="string">
            <text:p>Morgan le Fay balanced, magnetic, creative, but dangerous if crossed. labyrinthos+1​</text:p>
          </table:table-cell>
          <table:table-cell table:style-name="ce3" office:value-type="string" calcext:value-type="string">
            <text:p>queen on throne with sunflower, wand sprouting, black cat at feet, lions or salamanders on throne, warm gold and orange tones labyrinthos+1​</text:p>
          </table:table-cell>
          <table:table-cell table:style-name="ce3" office:value-type="string" calcext:value-type="string">
            <text:p>sunflower drooping, cat turned away or bristling, wand with few leaves, throne symbols harsher, shadow across face labyrinthos+1​</text:p>
          </table:table-cell>
          <table:table-cell table:style-name="ce3" office:value-type="string" calcext:value-type="string">
            <text:p>sunflower with some petals missing, cat alert but calm, wand with uneven growth, throne half in light half in shadow labyrinthos+1​</text:p>
          </table:table-cell>
          <table:table-cell table:number-columns-repeated="1017"/>
        </table:table-row>
        <table:table-row table:style-name="ro1">
          <table:table-cell table:style-name="ce2" office:value-type="string" calcext:value-type="string">
            <text:p>King of Wands</text:p>
          </table:table-cell>
          <table:table-cell table:style-name="ce3" office:value-type="string" calcext:value-type="string">
            <text:p>King David as inspired, visionary warrior‑king. labyrinthos+1​</text:p>
          </table:table-cell>
          <table:table-cell table:style-name="ce3" office:value-type="string" calcext:value-type="string">
            <text:p>Nero archetype, destructive showman ruler. labyrinthos+1​</text:p>
          </table:table-cell>
          <table:table-cell table:style-name="ce3" office:value-type="string" calcext:value-type="string">
            <text:p>Arthur in peak Camelot, leading boldly while learning restraint. labyrinthos+1​</text:p>
          </table:table-cell>
          <table:table-cell table:style-name="ce3" office:value-type="string" calcext:value-type="string">
            <text:p>king on throne with salamander cloak, flowering wand, lions and salamanders motifs, distant landscape, strong upright posture labyrinthos+1​</text:p>
          </table:table-cell>
          <table:table-cell table:style-name="ce3" office:value-type="string" calcext:value-type="string">
            <text:p>cloak’s salamanders biting tails chaotically, wand scorched or overgrown, throne tilted or crowded with symbols, restless pose labyrinthos+1​</text:p>
          </table:table-cell>
          <table:table-cell table:style-name="ce3" office:value-type="string" calcext:value-type="string">
            <text:p>king slightly leaning forward, wand solid but with wild side shoots, some orderly some looping salamanders, landscape with both stable and fiery elements labyrinthos+1​</text:p>
          </table:table-cell>
          <table:table-cell table:number-columns-repeated="1017"/>
        </table:table-row>
        <table:table-row table:style-name="ro1">
          <table:table-cell table:style-name="ce2" office:value-type="string" calcext:value-type="string">
            <text:p>Ace of Cups</text:p>
          </table:table-cell>
          <table:table-cell table:style-name="ce3" office:value-type="string" calcext:value-type="string">
            <text:p>Aphrodite rising from the sea, new emotional opening. labyrinthos+1​</text:p>
          </table:table-cell>
          <table:table-cell table:style-name="ce3" office:value-type="string" calcext:value-type="string">
            <text:p>Narcissus bent over his reflection, self‑absorbed feeling. labyrinthos+1​</text:p>
          </table:table-cell>
          <table:table-cell table:style-name="ce3" office:value-type="string" calcext:value-type="string">
            <text:p>Psyche at start of her trials, love awakening alongside fear. labyrinthos+1​</text:p>
          </table:table-cell>
          <table:table-cell table:style-name="ce3" office:value-type="string" calcext:value-type="string">
            <text:p>large hand from cloud, overflowing single cup, five water streams falling, lotus or water lilies on pond, dove descending, bright sky, soft blue and white tones labyrinthos+1​</text:p>
          </table:table-cell>
          <table:table-cell table:style-name="ce3" office:value-type="string" calcext:value-type="string">
            <text:p>cup tilted or nearly empty, fewer or weak streams, murky water surface, dark or heavy clouds, lotus closed or sparse, cooler greys labyrinthos+1​</text:p>
          </table:table-cell>
          <table:table-cell table:style-name="ce3" office:value-type="string" calcext:value-type="string">
            <text:p>cup half‑full with uneven streams, some clear and some murky water, partly cloudy sky, a mix of open and closed lilies, light and shadow patches labyrinthos+1​</text:p>
          </table:table-cell>
          <table:table-cell table:number-columns-repeated="1017"/>
        </table:table-row>
        <table:table-row table:style-name="ro1">
          <table:table-cell table:style-name="ce2" office:value-type="string" calcext:value-type="string">
            <text:p>Two of Cups</text:p>
          </table:table-cell>
          <table:table-cell table:style-name="ce3" office:value-type="string" calcext:value-type="string">
            <text:p>Romeo and Juliet at first meeting, pure mutual attraction. labyrinthos+1​</text:p>
          </table:table-cell>
          <table:table-cell table:style-name="ce3" office:value-type="string" calcext:value-type="string">
            <text:p>Tristan and Isolde under pressure, bond that harms as much as heals. labyrinthos+1​</text:p>
          </table:table-cell>
          <table:table-cell table:style-name="ce3" office:value-type="string" calcext:value-type="string">
            <text:p>Momotarō and animal allies, partnership that still has friction. labyrinthos+1​</text:p>
          </table:table-cell>
          <table:table-cell table:style-name="ce3" office:value-type="string" calcext:value-type="string">
            <text:p>two figures facing each other, each holding cup, caduceus with lion head above, simple ground, balanced composition, warm gentle colors labyrinthos+1​</text:p>
          </table:table-cell>
          <table:table-cell table:style-name="ce3" office:value-type="string" calcext:value-type="string">
            <text:p>one cup lowered or spilled, figures half‑turned away, twisted caduceus, lion head troubled, faint crack or divide between them, cooler palette biddytarot+1​</text:p>
          </table:table-cell>
          <table:table-cell table:style-name="ce3" office:value-type="string" calcext:value-type="string">
            <text:p>one cup upright one slightly tilted, figures reaching but not fully touching, caduceus slightly askew, some warm and some cool tones in background labyrinthos+1​</text:p>
          </table:table-cell>
          <table:table-cell table:number-columns-repeated="1017"/>
        </table:table-row>
        <table:table-row table:style-name="ro1">
          <table:table-cell table:style-name="ce2" office:value-type="string" calcext:value-type="string">
            <text:p>Three of Cups</text:p>
          </table:table-cell>
          <table:table-cell table:style-name="ce3" office:value-type="string" calcext:value-type="string">
            <text:p>Muses inspiring artists in shared joy and creativity. labyrinthos+1​</text:p>
          </table:table-cell>
          <table:table-cell table:style-name="ce3" office:value-type="string" calcext:value-type="string">
            <text:p>Bacchus’s revelers, overindulgent partying and escapism. labyrinthos+1​</text:p>
          </table:table-cell>
          <table:table-cell table:style-name="ce3" office:value-type="string" calcext:value-type="string">
            <text:p>Village wedding feast, celebration with practical limits. labyrinthos+1​</text:p>
          </table:table-cell>
          <table:table-cell table:style-name="ce3" office:value-type="string" calcext:value-type="string">
            <text:p>three women raising cups, circular dance, fruit and pumpkins on ground, flowers and wreaths, bright festive sky labyrinthos+1​</text:p>
          </table:table-cell>
          <table:table-cell table:style-name="ce3" office:value-type="string" calcext:value-type="string">
            <text:p>one figure stepping away, spilled fruit or overturned cup, darker corners, scattered petals, tighter framing, sense of mess labyrinthos+1​</text:p>
          </table:table-cell>
          <table:table-cell table:style-name="ce3" office:value-type="string" calcext:value-type="string">
            <text:p>two cups high and one slightly lower, some fruit intact some bruised, smaller wreaths, partly sunny sky, celebration but with hints of fatigue labyrinthos+1​</text:p>
          </table:table-cell>
          <table:table-cell table:number-columns-repeated="1017"/>
        </table:table-row>
        <table:table-row table:style-name="ro1">
          <table:table-cell table:style-name="ce2" office:value-type="string" calcext:value-type="string">
            <text:p>Four of Cups</text:p>
          </table:table-cell>
          <table:table-cell table:style-name="ce3" office:value-type="string" calcext:value-type="string">
            <text:p>Prince who refuses all suitors, bored with what he has. labyrinthos+1​</text:p>
          </table:table-cell>
          <table:table-cell table:style-name="ce3" office:value-type="string" calcext:value-type="string">
            <text:p>King in “Fisherman and Goldfish”, chronic dissatisfaction. labyrinthos+1​</text:p>
          </table:table-cell>
          <table:table-cell table:style-name="ce3" office:value-type="string" calcext:value-type="string">
            <text:p>Sleeping Beauty before awakening, emotional offer nearby but unnoticed. labyrinthos+1​</text:p>
          </table:table-cell>
          <table:table-cell table:style-name="ce3" office:value-type="string" calcext:value-type="string">
            <text:p>seated figure under tree, arms crossed, three cups on ground, fourth cup offered by cloud‑hand, neutral or bored expression, muted background labyrinthos+1​</text:p>
          </table:table-cell>
          <table:table-cell table:style-name="ce3" office:value-type="string" calcext:value-type="string">
            <text:p>figure turned away from all cups, offered cup fading or behind, drooping tree branches, dull sky, more shadows, closed‑off body language biddytarot+1​</text:p>
          </table:table-cell>
          <table:table-cell table:style-name="ce3" office:value-type="string" calcext:value-type="string">
            <text:p>figure glancing sideways at the offered cup, one arm loosening, some leaves fresh and some dry, sky with both blue and grey areas labyrinthos+1​</text:p>
          </table:table-cell>
          <table:table-cell table:number-columns-repeated="1017"/>
        </table:table-row>
        <table:table-row table:style-name="ro1">
          <table:table-cell table:style-name="ce2" office:value-type="string" calcext:value-type="string">
            <text:p>Five of Cups</text:p>
          </table:table-cell>
          <table:table-cell table:style-name="ce3" office:value-type="string" calcext:value-type="string">
            <text:p>Orpheus after losing Eurydice, focused on what is gone. labyrinthos+1​</text:p>
          </table:table-cell>
          <table:table-cell table:style-name="ce3" office:value-type="string" calcext:value-type="string">
            <text:p>Miss Havisham‑type recluse, living only in grief. labyrinthos+1​</text:p>
          </table:table-cell>
          <table:table-cell table:style-name="ce3" office:value-type="string" calcext:value-type="string">
            <text:p>Niobe, punished for pride yet beginning to understand loss. labyrinthos+1​</text:p>
          </table:table-cell>
          <table:table-cell table:style-name="ce3" office:value-type="string" calcext:value-type="string">
            <text:p>cloaked figure facing three spilled cups, two upright cups behind, river, bridge and small castle, grey sky, black cloak labyrinthos+1​</text:p>
          </table:table-cell>
          <table:table-cell table:style-name="ce3" office:value-type="string" calcext:value-type="string">
            <text:p>all cups spilled or tipped, figure hunched lower, darker sky, broken bridge or distant keep, more scattered liquid on ground labyrinthos+1​</text:p>
          </table:table-cell>
          <table:table-cell table:style-name="ce3" office:value-type="string" calcext:value-type="string">
            <text:p>two cups still upright but closer to figure, some spilled, cloak slightly parted, partial light over river, bridge intact but faint labyrinthos+1​</text:p>
          </table:table-cell>
          <table:table-cell table:number-columns-repeated="1017"/>
        </table:table-row>
        <table:table-row table:style-name="ro1">
          <table:table-cell table:style-name="ce2" office:value-type="string" calcext:value-type="string">
            <text:p>Six of Cups</text:p>
          </table:table-cell>
          <table:table-cell table:style-name="ce3" office:value-type="string" calcext:value-type="string">
            <text:p>Heidi in the Alps, simple, genuine childhood joy. labyrinthos+1​</text:p>
          </table:table-cell>
          <table:table-cell table:style-name="ce3" office:value-type="string" calcext:value-type="string">
            <text:p>Peter Pan refusing to grow, stuck in nostalgia. labyrinthos+1​</text:p>
          </table:table-cell>
          <table:table-cell table:style-name="ce3" office:value-type="string" calcext:value-type="string">
            <text:p>Dorothy remembering Kansas while in Oz, balancing home and wonder. labyrinthos+1​</text:p>
          </table:table-cell>
          <table:table-cell table:style-name="ce3" office:value-type="string" calcext:value-type="string">
            <text:p>two children in courtyard, cups filled with flowers, simple houses, guard or adult in background, warm nostalgic colors labyrinthos+1​</text:p>
          </table:table-cell>
          <table:table-cell table:style-name="ce3" office:value-type="string" calcext:value-type="string">
            <text:p>flowers drooping, one cup empty, figures facing opposite ways, distant or closed doorway, colder tones, longer shadows biddytarot+1​</text:p>
          </table:table-cell>
          <table:table-cell table:style-name="ce3" office:value-type="string" calcext:value-type="string">
            <text:p>some cups full and some half‑full, one child offering flower while the other looks away then back, mix of old stone and new growth, soft light with faint shadow labyrinthos+1​</text:p>
          </table:table-cell>
          <table:table-cell table:number-columns-repeated="1017"/>
        </table:table-row>
        <table:table-row table:style-name="ro1">
          <table:table-cell table:style-name="ce2" office:value-type="string" calcext:value-type="string">
            <text:p>Seven of Cups</text:p>
          </table:table-cell>
          <table:table-cell table:style-name="ce3" office:value-type="string" calcext:value-type="string">
            <text:p>Aladdin facing many magical wish options. labyrinthos+1​</text:p>
          </table:table-cell>
          <table:table-cell table:style-name="ce3" office:value-type="string" calcext:value-type="string">
            <text:p>Sorcerer’s Apprentice, overwhelmed by uncontrolled possibilities. labyrinthos+1​</text:p>
          </table:table-cell>
          <table:table-cell table:style-name="ce3" office:value-type="string" calcext:value-type="string">
            <text:p>Odysseus before Circe and Sirens, many tempting paths to weigh. labyrinthos+1​</text:p>
          </table:table-cell>
          <table:table-cell table:style-name="ce3" office:value-type="string" calcext:value-type="string">
            <text:p>central figure silhouetted, seven cups in clouds, each with different object (jewels, wreath, dragon, snake, castle, shrouded figure, head), hazy background labyrinthos+1​</text:p>
          </table:table-cell>
          <table:table-cell table:style-name="ce3" office:value-type="string" calcext:value-type="string">
            <text:p>cups jumbled or partly shattered, overflowing smoke or fog, more monstrous or distorted contents, darker clouds, overwhelmed posture labyrinthos+1​</text:p>
          </table:table-cell>
          <table:table-cell table:style-name="ce3" office:value-type="string" calcext:value-type="string">
            <text:p>some cups clearer and others blurred, a few treasures and a few threats, figure reaching toward one cup while glancing at others, mixed cloud light and shadow labyrinthos+1​</text:p>
          </table:table-cell>
          <table:table-cell table:number-columns-repeated="1017"/>
        </table:table-row>
        <table:table-row table:style-name="ro1">
          <table:table-cell table:style-name="ce2" office:value-type="string" calcext:value-type="string">
            <text:p>Eight of Cups</text:p>
          </table:table-cell>
          <table:table-cell table:style-name="ce3" office:value-type="string" calcext:value-type="string">
            <text:p>Buddha leaving palace comforts to seek truth. labyrinthos+1​</text:p>
          </table:table-cell>
          <table:table-cell table:style-name="ce3" office:value-type="string" calcext:value-type="string">
            <text:p>Wandering‑Jew archetype, leaving yet never arriving. labyrinthos+1​</text:p>
          </table:table-cell>
          <table:table-cell table:style-name="ce3" office:value-type="string" calcext:value-type="string">
            <text:p>Sinbad deciding to leave an island for a new chance. labyrinthos+1​</text:p>
          </table:table-cell>
          <table:table-cell table:style-name="ce3" office:value-type="string" calcext:value-type="string">
            <text:p>figure walking away from stack of eight cups, staff in hand, moon in sky, mountains, cups arranged with one gap, twilight colors labyrinthos+1​</text:p>
          </table:table-cell>
          <table:table-cell table:style-name="ce3" office:value-type="string" calcext:value-type="string">
            <text:p>figure circling but not leaving, cups scattered, rougher ground, moon obscured, stagnant water, heavier blues labyrinthos+1​</text:p>
          </table:table-cell>
          <table:table-cell table:style-name="ce3" office:value-type="string" calcext:value-type="string">
            <text:p>figure mid‑step glancing back, some cups neatly stacked and some misaligned, moon partly behind cloud, path uneven but visible labyrinthos+1​</text:p>
          </table:table-cell>
          <table:table-cell table:number-columns-repeated="1017"/>
        </table:table-row>
        <table:table-row table:style-name="ro1">
          <table:table-cell table:style-name="ce2" office:value-type="string" calcext:value-type="string">
            <text:p>Nine of Cups</text:p>
          </table:table-cell>
          <table:table-cell table:style-name="ce3" office:value-type="string" calcext:value-type="string">
            <text:p>King from “Fisherman and Goldfish” content before excess, wish fulfillment. labyrinthos+1​</text:p>
          </table:table-cell>
          <table:table-cell table:style-name="ce3" office:value-type="string" calcext:value-type="string">
            <text:p>Same king after demanding too much, smug overindulgence. labyrinthos+1​</text:p>
          </table:table-cell>
          <table:table-cell table:style-name="ce3" office:value-type="string" calcext:value-type="string">
            <text:p>Comfortable innkeeper, satisfied yet aware of limits. labyrinthos+1​</text:p>
          </table:table-cell>
          <table:table-cell table:style-name="ce3" office:value-type="string" calcext:value-type="string">
            <text:p>seated figure with folded arms, nine cups arranged on curved table behind, satisfied look, yellow background, red hat labyrinthos+1​</text:p>
          </table:table-cell>
          <table:table-cell table:style-name="ce3" office:value-type="string" calcext:value-type="string">
            <text:p>some cups tipped or uneven, stains on tablecloth, exaggerated smirk, clutter around base, overbright or heavy yellow labyrinthos+1​</text:p>
          </table:table-cell>
          <table:table-cell table:style-name="ce3" office:value-type="string" calcext:value-type="string">
            <text:p>cups mostly upright but one slightly off, relaxed yet thoughtful expression, modest items at feet, warm but slightly muted backdrop labyrinthos+1​</text:p>
          </table:table-cell>
          <table:table-cell table:number-columns-repeated="1017"/>
        </table:table-row>
        <table:table-row table:style-name="ro1">
          <table:table-cell table:style-name="ce2" office:value-type="string" calcext:value-type="string">
            <text:p>Ten of Cups</text:p>
          </table:table-cell>
          <table:table-cell table:style-name="ce3" office:value-type="string" calcext:value-type="string">
            <text:p>Robin Hood’s band as found family in harmony. labyrinthos+1​</text:p>
          </table:table-cell>
          <table:table-cell table:style-name="ce3" office:value-type="string" calcext:value-type="string">
            <text:p>Grimm families broken by greed or jealousy. labyrinthos+1​</text:p>
          </table:table-cell>
          <table:table-cell table:style-name="ce3" office:value-type="string" calcext:value-type="string">
            <text:p>Fairy‑tale village at happy ending, peace that still needs tending. labyrinthos+1​</text:p>
          </table:table-cell>
          <table:table-cell table:style-name="ce3" office:value-type="string" calcext:value-type="string">
            <text:p>rainbow of ten cups in sky, couple embracing, two children playing, river, house and trees, bright peaceful landscape labyrinthos+1​</text:p>
          </table:table-cell>
          <table:table-cell table:style-name="ce3" office:value-type="string" calcext:value-type="string">
            <text:p>broken or incomplete rainbow, some cups dimmed, figures with distance between them, children apart, cloud shadows on house labyrinthos+1​</text:p>
          </table:table-cell>
          <table:table-cell table:style-name="ce3" office:value-type="string" calcext:value-type="string">
            <text:p>rainbow with a few faint gaps, couple side‑by‑side but not fully embracing, children partly together partly separate, mix of sunlight and clouds on land labyrinthos+1​</text:p>
          </table:table-cell>
          <table:table-cell table:number-columns-repeated="1017"/>
        </table:table-row>
        <table:table-row table:style-name="ro1">
          <table:table-cell table:style-name="ce2" office:value-type="string" calcext:value-type="string">
            <text:p>Page of Cups</text:p>
          </table:table-cell>
          <table:table-cell table:style-name="ce3" office:value-type="string" calcext:value-type="string">
            <text:p>Little Mermaid before her sacrifice, sensitive dreamer. labyrinthos+1​</text:p>
          </table:table-cell>
          <table:table-cell table:style-name="ce3" office:value-type="string" calcext:value-type="string">
            <text:p>Foolish youngest prince, naive romantic caught in fantasy. labyrinthos+1​</text:p>
          </table:table-cell>
          <table:table-cell table:style-name="ce3" office:value-type="string" calcext:value-type="string">
            <text:p>Young Parsifal, emotionally open yet clumsy in feeling. labyrinthos+1​</text:p>
          </table:table-cell>
          <table:table-cell table:style-name="ce3" office:value-type="string" calcext:value-type="string">
            <text:p>youth holding cup with small fish, beret with feather, water and gentle waves behind, patterned tunic, curious expression labyrinthos+1​</text:p>
          </table:table-cell>
          <table:table-cell table:style-name="ce3" office:value-type="string" calcext:value-type="string">
            <text:p>fish falling from cup or absent, water choppy, costume rumpled, distracted or moody gaze, darker sea blues biddytarot+1​</text:p>
          </table:table-cell>
          <table:table-cell table:style-name="ce3" office:value-type="string" calcext:value-type="string">
            <text:p>fish half‑emerging from cup, mild waves, some playful and some serious patterning on clothes, expression mixing curiosity and shyness labyrinthos+1​</text:p>
          </table:table-cell>
          <table:table-cell table:number-columns-repeated="1017"/>
        </table:table-row>
        <table:table-row table:style-name="ro1">
          <table:table-cell table:style-name="ce2" office:value-type="string" calcext:value-type="string">
            <text:p>Knight of Cups</text:p>
          </table:table-cell>
          <table:table-cell table:style-name="ce3" office:value-type="string" calcext:value-type="string">
            <text:p>Sir Galahad, questing idealist led by heart. labyrinthos+1​</text:p>
          </table:table-cell>
          <table:table-cell table:style-name="ce3" office:value-type="string" calcext:value-type="string">
            <text:p>Don Juan archetype, charm without commitment. labyrinthos+1​</text:p>
          </table:table-cell>
          <table:table-cell table:style-name="ce3" office:value-type="string" calcext:value-type="string">
            <text:p>Lancelot torn between ideal love and messy reality. labyrinthos+1​</text:p>
          </table:table-cell>
          <table:table-cell table:style-name="ce3" office:value-type="string" calcext:value-type="string">
            <text:p>armored rider on calm horse, cup held forward, river winding, trees and distant hills, armor with wings or fish, evening light labyrinthos+1​</text:p>
          </table:table-cell>
          <table:table-cell table:style-name="ce3" office:value-type="string" calcext:value-type="string">
            <text:p>horse hesitant or looking away, cup tilted or covered, rocky riverbank, clouds gathering, extra shadows on armor biddytarot+1​</text:p>
          </table:table-cell>
          <table:table-cell table:style-name="ce3" office:value-type="string" calcext:value-type="string">
            <text:p>horse mid‑step, cup level but held close, river partly smooth partly rippled, sky with both soft and darker areas labyrinthos+1​</text:p>
          </table:table-cell>
          <table:table-cell table:number-columns-repeated="1017"/>
        </table:table-row>
        <table:table-row table:style-name="ro1">
          <table:table-cell table:style-name="ce2" office:value-type="string" calcext:value-type="string">
            <text:p>Queen of Cups</text:p>
          </table:table-cell>
          <table:table-cell table:style-name="ce3" office:value-type="string" calcext:value-type="string">
            <text:p>Guanyin, compassionate listener and emotional healer. labyrinthos+1​</text:p>
          </table:table-cell>
          <table:table-cell table:style-name="ce3" office:value-type="string" calcext:value-type="string">
            <text:p>Drowned maiden ghosts, feelings turned into haunting. labyrinthos+1​</text:p>
          </table:table-cell>
          <table:table-cell table:style-name="ce3" office:value-type="string" calcext:value-type="string">
            <text:p>Penelope, deep emotions held in loyal, guarded patience. labyrinthos+1​</text:p>
          </table:table-cell>
          <table:table-cell table:style-name="ce3" office:value-type="string" calcext:value-type="string">
            <text:p>queen on throne at water’s edge, ornate covered cup, sea motifs, calm waves, intricate throne carvings, soft cool colors labyrinthos+1​</text:p>
          </table:table-cell>
          <table:table-cell table:style-name="ce3" office:value-type="string" calcext:value-type="string">
            <text:p>throne partly submerged or isolated, cup closed tightly or slightly out of reach, rougher waves, darker seashell or fish motifs, mist around labyrinthos+1​</text:p>
          </table:table-cell>
          <table:table-cell table:style-name="ce3" office:value-type="string" calcext:value-type="string">
            <text:p>throne touching both land and water, cup lid ajar, waves gently lapping, some clear and some foggy background, mix of turquoise and grey labyrinthos+1​</text:p>
          </table:table-cell>
          <table:table-cell table:number-columns-repeated="1017"/>
        </table:table-row>
        <table:table-row table:style-name="ro1">
          <table:table-cell table:style-name="ce2" office:value-type="string" calcext:value-type="string">
            <text:p>King of Cups</text:p>
          </table:table-cell>
          <table:table-cell table:style-name="ce3" office:value-type="string" calcext:value-type="string">
            <text:p>King Solomon as emotionally intelligent mediator. labyrinthos+1​</text:p>
          </table:table-cell>
          <table:table-cell table:style-name="ce3" office:value-type="string" calcext:value-type="string">
            <text:p>Drunk sea‑captain archetype, mood swings steering the ship. labyrinthos+1​</text:p>
          </table:table-cell>
          <table:table-cell table:style-name="ce3" office:value-type="string" calcext:value-type="string">
            <text:p>Prospero late in “The Tempest”, learning mercy over control. labyrinthos+1​</text:p>
          </table:table-cell>
          <table:table-cell table:style-name="ce3" office:value-type="string" calcext:value-type="string">
            <text:p>king on stone throne floating on water, cup in one hand, scepter in other, calm expression, ships and waves around, sturdy posture labyrinthos+1​</text:p>
          </table:table-cell>
          <table:table-cell table:style-name="ce3" office:value-type="string" calcext:value-type="string">
            <text:p>throne tilting with rough waves, cup sloshing or nearly dropped, choppy sea, storm clouds, rigid or withdrawn face labyrinthos+1​</text:p>
          </table:table-cell>
          <table:table-cell table:style-name="ce3" office:value-type="string" calcext:value-type="string">
            <text:p>throne rocking slightly but steady, small waves and some whitecaps, cup firm but with visible ripples, sky with balanced clouds and light labyrinthos+1​</text:p>
          </table:table-cell>
          <table:table-cell table:number-columns-repeated="1017"/>
        </table:table-row>
        <table:table-row table:style-name="ro1">
          <table:table-cell table:style-name="ce2" office:value-type="string" calcext:value-type="string">
            <text:p>Ace of Swords</text:p>
          </table:table-cell>
          <table:table-cell table:style-name="ce3" office:value-type="string" calcext:value-type="string">
            <text:p>Athena’s sharp insight, clear new idea. labyrinthos+1​</text:p>
          </table:table-cell>
          <table:table-cell table:style-name="ce3" office:value-type="string" calcext:value-type="string">
            <text:p>Medusa’s lethal gaze, mind turned into weapon of fear. labyrinthos+1​</text:p>
          </table:table-cell>
          <table:table-cell table:style-name="ce3" office:value-type="string" calcext:value-type="string">
            <text:p>Sherlock‑like rationalist, clarity that can cut or heal. labyrinthos+1​</text:p>
          </table:table-cell>
          <table:table-cell table:style-name="ce3" office:value-type="string" calcext:value-type="string">
            <text:p>single upright sword, crown and laurel around blade, hand from cloud, distant mountains, clear sky, light rays labyrinthos+1​</text:p>
          </table:table-cell>
          <table:table-cell table:style-name="ce3" office:value-type="string" calcext:value-type="string">
            <text:p>sword downward or off‑center, cracked crown, jagged clouds, hazy or stormy sky, broken laurel leaves labyrinthos+1​</text:p>
          </table:table-cell>
          <table:table-cell table:style-name="ce3" office:value-type="string" calcext:value-type="string">
            <text:p>sword slightly angled, crown intact but with small crack, mixed smooth and jagged clouds, mountains partly veiled labyrinthos+1​</text:p>
          </table:table-cell>
          <table:table-cell table:number-columns-repeated="1017"/>
        </table:table-row>
        <table:table-row table:style-name="ro1">
          <table:table-cell table:style-name="ce2" office:value-type="string" calcext:value-type="string">
            <text:p>Two of Swords</text:p>
          </table:table-cell>
          <table:table-cell table:style-name="ce3" office:value-type="string" calcext:value-type="string">
            <text:p>Blindfolded justice figure at crossroads, poised choice. labyrinthos+1​</text:p>
          </table:table-cell>
          <table:table-cell table:style-name="ce3" office:value-type="string" calcext:value-type="string">
            <text:p>Hamlet in paralysis, overthinking decisions. labyrinthos+1​</text:p>
          </table:table-cell>
          <table:table-cell table:style-name="ce3" office:value-type="string" calcext:value-type="string">
            <text:p>Oedipus before truth, on the edge of a hard realization. labyrinthos+1​</text:p>
          </table:table-cell>
          <table:table-cell table:style-name="ce3" office:value-type="string" calcext:value-type="string">
            <text:p>seated blindfolded figure, crossed swords, crescent moon, calm sea, flat stone bench, balanced composition labyrinthos+1​</text:p>
          </table:table-cell>
          <table:table-cell table:style-name="ce3" office:value-type="string" calcext:value-type="string">
            <text:p>blindfold frayed or slipping, swords uneven height, choppy water, darker sky, rocks or obstacles near feet biddytarot+1​</text:p>
          </table:table-cell>
          <table:table-cell table:style-name="ce3" office:value-type="string" calcext:value-type="string">
            <text:p>blindfold slightly open on one side, swords nearly but not perfectly crossed, sea with some ripples, thin clouds over moon labyrinthos+1​</text:p>
          </table:table-cell>
          <table:table-cell table:number-columns-repeated="1017"/>
        </table:table-row>
        <table:table-row table:style-name="ro1">
          <table:table-cell table:style-name="ce2" office:value-type="string" calcext:value-type="string">
            <text:p>Three of Swords</text:p>
          </table:table-cell>
          <table:table-cell table:style-name="ce3" office:value-type="string" calcext:value-type="string">
            <text:p>Arthur betrayed by Lancelot and Guinevere, heartbreak. labyrinthos+1​</text:p>
          </table:table-cell>
          <table:table-cell table:style-name="ce3" office:value-type="string" calcext:value-type="string">
            <text:p>Jilted bride archetype, life frozen around old pain. labyrinthos+1​</text:p>
          </table:table-cell>
          <table:table-cell table:style-name="ce3" office:value-type="string" calcext:value-type="string">
            <text:p>Orpheus losing Eurydice, pain that can deepen understanding. labyrinthos+1​</text:p>
          </table:table-cell>
          <table:table-cell table:style-name="ce3" office:value-type="string" calcext:value-type="string">
            <text:p>red heart in center, three swords piercing straight through, grey rain clouds, no figures, stark empty background labyrinthos+1​</text:p>
          </table:table-cell>
          <table:table-cell table:style-name="ce3" office:value-type="string" calcext:value-type="string">
            <text:p>heart cracked and bleeding heavily, swords misaligned or twisted, heavier rain, darker sky, extra small shards biddytarot+1​</text:p>
          </table:table-cell>
          <table:table-cell table:style-name="ce3" office:value-type="string" calcext:value-type="string">
            <text:p>heart with stitches or bandage plus swords still present, rain easing, a break in clouds, a small light patch behind labyrinthos+1​</text:p>
          </table:table-cell>
          <table:table-cell table:number-columns-repeated="1017"/>
        </table:table-row>
        <table:table-row table:style-name="ro1">
          <table:table-cell table:style-name="ce2" office:value-type="string" calcext:value-type="string">
            <text:p>Four of Swords</text:p>
          </table:table-cell>
          <table:table-cell table:style-name="ce3" office:value-type="string" calcext:value-type="string">
            <text:p>Sleeping knight in chapel, sacred rest and recovery. labyrinthos+1​</text:p>
          </table:table-cell>
          <table:table-cell table:style-name="ce3" office:value-type="string" calcext:value-type="string">
            <text:p>Rip Van Winkle’s overlong sleep, checked out of life. labyrinthos+1​</text:p>
          </table:table-cell>
          <table:table-cell table:style-name="ce3" office:value-type="string" calcext:value-type="string">
            <text:p>Bear in winter myth, retreat that prepares for renewed action. labyrinthos+1​</text:p>
          </table:table-cell>
          <table:table-cell table:style-name="ce3" office:value-type="string" calcext:value-type="string">
            <text:p>recumbent figure on tomb, three swords on wall, one sword beneath, stained‑glass window, quiet interior, hands in prayer biddytarot+1​</text:p>
          </table:table-cell>
          <table:table-cell table:style-name="ce3" office:value-type="string" calcext:value-type="string">
            <text:p>figure restless or half‑sitting, swords placed haphazardly, darker chapel, cracks in stone, no light in window biddytarot+1​</text:p>
          </table:table-cell>
          <table:table-cell table:style-name="ce3" office:value-type="string" calcext:value-type="string">
            <text:p>figure lying but not rigid, some swords aligned and one slightly off, faint colored light through window, dust motes in beam labyrinthos+1​</text:p>
          </table:table-cell>
          <table:table-cell table:number-columns-repeated="1017"/>
        </table:table-row>
        <table:table-row table:style-name="ro1">
          <table:table-cell table:style-name="ce2" office:value-type="string" calcext:value-type="string">
            <text:p>Five of Swords</text:p>
          </table:table-cell>
          <table:table-cell table:style-name="ce3" office:value-type="string" calcext:value-type="string">
            <text:p>Till Eulenspiegel winning clever but petty victories. labyrinthos+1​</text:p>
          </table:table-cell>
          <table:table-cell table:style-name="ce3" office:value-type="string" calcext:value-type="string">
            <text:p>Cain archetype, victory steeped in moral loss. labyrinthos+1​</text:p>
          </table:table-cell>
          <table:table-cell table:style-name="ce3" office:value-type="string" calcext:value-type="string">
            <text:p>Robin Hood after questionable win, reconsidering means vs ends. labyrinthos+1​</text:p>
          </table:table-cell>
          <table:table-cell table:style-name="ce3" office:value-type="string" calcext:value-type="string">
            <text:p>figure with two gathered swords, one held upright, two figures walking away, two swords on ground, broken clouds, water and shore labyrinthos+1​</text:p>
          </table:table-cell>
          <table:table-cell table:style-name="ce3" office:value-type="string" calcext:value-type="string">
            <text:p>more swords scattered, smirk exaggerated or mask‑like, darker sky, hunched defeated figures, choppy water biddytarot+1​</text:p>
          </table:table-cell>
          <table:table-cell table:style-name="ce3" office:value-type="string" calcext:value-type="string">
            <text:p>some swords carried and some left behind, neutral or mixed expression, one figure staying one leaving, sky with both blue and grey areas labyrinthos+1​</text:p>
          </table:table-cell>
          <table:table-cell table:number-columns-repeated="1017"/>
        </table:table-row>
        <table:table-row table:style-name="ro1">
          <table:table-cell table:style-name="ce2" office:value-type="string" calcext:value-type="string">
            <text:p>Six of Swords</text:p>
          </table:table-cell>
          <table:table-cell table:style-name="ce3" office:value-type="string" calcext:value-type="string">
            <text:p>Moses leading people across the waters to new land. labyrinthos+1​</text:p>
          </table:table-cell>
          <table:table-cell table:style-name="ce3" office:value-type="string" calcext:value-type="string">
            <text:p>Boatman of the dead ferrying unwilling souls. labyrinthos+1​</text:p>
          </table:table-cell>
          <table:table-cell table:style-name="ce3" office:value-type="string" calcext:value-type="string">
            <text:p>Odysseus sailing from Troy, carrying sorrow into calmer waters. labyrinthos+1​</text:p>
          </table:table-cell>
          <table:table-cell table:style-name="ce3" office:value-type="string" calcext:value-type="string">
            <text:p>boat crossing water, figure and child seated, ferryman with pole, six swords in boat’s prow, distant land, calm grey sky labyrinthos+1​</text:p>
          </table:table-cell>
          <table:table-cell table:style-name="ce3" office:value-type="string" calcext:value-type="string">
            <text:p>boat stuck in reeds, water choppy, swords blocking passengers, obscured shoreline, heavier clouds biddytarot+1​</text:p>
          </table:table-cell>
          <table:table-cell table:style-name="ce3" office:value-type="string" calcext:value-type="string">
            <text:p>boat moving but leaving small wake, some swords lining side and some obstructing slightly, shore half in fog, a mix of calm and ripple labyrinthos+1​</text:p>
          </table:table-cell>
          <table:table-cell table:number-columns-repeated="1017"/>
        </table:table-row>
        <table:table-row table:style-name="ro1">
          <table:table-cell table:style-name="ce2" office:value-type="string" calcext:value-type="string">
            <text:p>Seven of Swords</text:p>
          </table:table-cell>
          <table:table-cell table:style-name="ce3" office:value-type="string" calcext:value-type="string">
            <text:p>Coyote or Anansi stealing advantages through cunning. labyrinthos+1​</text:p>
          </table:table-cell>
          <table:table-cell table:style-name="ce3" office:value-type="string" calcext:value-type="string">
            <text:p>Sneaky courtier archetype, deception and betrayal. labyrinthos+1​</text:p>
          </table:table-cell>
          <table:table-cell table:style-name="ce3" office:value-type="string" calcext:value-type="string">
            <text:p>Hermes as thief‑guide, trickery that can be redirected toward wisdom. labyrinthos+1​</text:p>
          </table:table-cell>
          <table:table-cell table:style-name="ce3" office:value-type="string" calcext:value-type="string">
            <text:p>figure sneaking away from camp with five swords, two swords left behind, tents in background, yellow ground, sly expression labyrinthos+1​</text:p>
          </table:table-cell>
          <table:table-cell table:style-name="ce3" office:value-type="string" calcext:value-type="string">
            <text:p>swords slipping from arms, camp alert with flags raised, long shadows, darker yellow or brown ground, watchful eyes biddytarot+1​</text:p>
          </table:table-cell>
          <table:table-cell table:style-name="ce3" office:value-type="string" calcext:value-type="string">
            <text:p>some swords carried securely and one or two dropping, tents partly quiet partly active, expression ambiguous between strategic and guilty labyrinthos+1​</text:p>
          </table:table-cell>
          <table:table-cell table:number-columns-repeated="1017"/>
        </table:table-row>
        <table:table-row table:style-name="ro1">
          <table:table-cell table:style-name="ce2" office:value-type="string" calcext:value-type="string">
            <text:p>Eight of Swords</text:p>
          </table:table-cell>
          <table:table-cell table:style-name="ce3" office:value-type="string" calcext:value-type="string">
            <text:p>Rapunzel in the tower, feeling trapped and powerless. labyrinthos+1​</text:p>
          </table:table-cell>
          <table:table-cell table:style-name="ce3" office:value-type="string" calcext:value-type="string">
            <text:p>Self‑cursing witch bound by her own spells. labyrinthos+1​</text:p>
          </table:table-cell>
          <table:table-cell table:style-name="ce3" office:value-type="string" calcext:value-type="string">
            <text:p>Sleeping Beauty awaiting awakening, stuck yet change is near. labyrinthos+1​</text:p>
          </table:table-cell>
          <table:table-cell table:style-name="ce3" office:value-type="string" calcext:value-type="string">
            <text:p>blindfolded woman, loosely bound, eight swords surrounding like cage, marshy ground, castle in distance, grey sky labyrinthos+1​</text:p>
          </table:table-cell>
          <table:table-cell table:style-name="ce3" office:value-type="string" calcext:value-type="string">
            <text:p>tighter bindings, swords forming tighter barrier, muddy ground, distant structure faded or walled off, storm clouds biddytarot+1​</text:p>
          </table:table-cell>
          <table:table-cell table:style-name="ce3" office:value-type="string" calcext:value-type="string">
            <text:p>ropes present but visibly loose, one gap between swords larger than others, mixed mud and firm patches, castle slightly clearer labyrinthos+1​</text:p>
          </table:table-cell>
          <table:table-cell table:number-columns-repeated="1017"/>
        </table:table-row>
        <table:table-row table:style-name="ro1">
          <table:table-cell table:style-name="ce2" office:value-type="string" calcext:value-type="string">
            <text:p>Nine of Swords</text:p>
          </table:table-cell>
          <table:table-cell table:style-name="ce3" office:value-type="string" calcext:value-type="string">
            <text:p>Macbeth tormented by night visions and guilt. labyrinthos+1​</text:p>
          </table:table-cell>
          <table:table-cell table:style-name="ce3" office:value-type="string" calcext:value-type="string">
            <text:p>Haunted traveler archetype drowning in worry stories. labyrinthos+1​</text:p>
          </table:table-cell>
          <table:table-cell table:style-name="ce3" office:value-type="string" calcext:value-type="string">
            <text:p>Cassandra at night, painful visions that could be used constructively. labyrinthos+1​</text:p>
          </table:table-cell>
          <table:table-cell table:style-name="ce3" office:value-type="string" calcext:value-type="string">
            <text:p>figure sitting up in bed, hands over face, nine swords on wall, carved bed, checkered blanket, black background biddytarot+1​</text:p>
          </table:table-cell>
          <table:table-cell table:style-name="ce3" office:value-type="string" calcext:value-type="string">
            <text:p>swords pointing downward menacingly, bed disordered, nightmare faces or symbols in darkness, more dramatic shadows biddytarot+1​</text:p>
          </table:table-cell>
          <table:table-cell table:style-name="ce3" office:value-type="string" calcext:value-type="string">
            <text:p>some swords aligned and some at slight angles, one candle or small window with dawn light, figure half‑covered by blanket, sky part black part deep blue labyrinthos+1​</text:p>
          </table:table-cell>
          <table:table-cell table:number-columns-repeated="1017"/>
        </table:table-row>
        <table:table-row table:style-name="ro1">
          <table:table-cell table:style-name="ce2" office:value-type="string" calcext:value-type="string">
            <text:p>Ten of Swords</text:p>
          </table:table-cell>
          <table:table-cell table:style-name="ce3" office:value-type="string" calcext:value-type="string">
            <text:p>Caesar at betrayal, dramatic mental and social end. labyrinthos+1​</text:p>
          </table:table-cell>
          <table:table-cell table:style-name="ce3" office:value-type="string" calcext:value-type="string">
            <text:p>Fallen tyrant archetype, collapse after cruelty. labyrinthos+1​</text:p>
          </table:table-cell>
          <table:table-cell table:style-name="ce3" office:value-type="string" calcext:value-type="string">
            <text:p>Phoenix myth, darkest moment before intellectual and spiritual rebirth. labyrinthos+1​</text:p>
          </table:table-cell>
          <table:table-cell table:style-name="ce3" office:value-type="string" calcext:value-type="string">
            <text:p>figure face down on ground, ten swords in back, dark sky, red and black clouds, low hills, golden sunrise at horizon labyrinthos+1​</text:p>
          </table:table-cell>
          <table:table-cell table:style-name="ce3" office:value-type="string" calcext:value-type="string">
            <text:p>swords driven deeper or scattered wildly, no visible sunrise, ground soaked or cracked, heavy storm clouds, vulture or dark bird biddytarot+1​</text:p>
          </table:table-cell>
          <table:table-cell table:style-name="ce3" office:value-type="string" calcext:value-type="string">
            <text:p>fewer swords visibly deep, some lodged in ground instead of body, small but clear sunrise band, clouds thinning near horizon labyrinthos+1​</text:p>
          </table:table-cell>
          <table:table-cell table:number-columns-repeated="1017"/>
        </table:table-row>
        <table:table-row table:style-name="ro1">
          <table:table-cell table:style-name="ce2" office:value-type="string" calcext:value-type="string">
            <text:p>Page of Swords</text:p>
          </table:table-cell>
          <table:table-cell table:style-name="ce3" office:value-type="string" calcext:value-type="string">
            <text:p>Young squire seeking knowledge and truth. labyrinthos+1​</text:p>
          </table:table-cell>
          <table:table-cell table:style-name="ce3" office:value-type="string" calcext:value-type="string">
            <text:p>Gossiping court page, using wit for rumor and drama. labyrinthos+1​</text:p>
          </table:table-cell>
          <table:table-cell table:style-name="ce3" office:value-type="string" calcext:value-type="string">
            <text:p>Child scholar archetype, sharp but not yet wise. labyrinthos+1​</text:p>
          </table:table-cell>
          <table:table-cell table:style-name="ce3" office:value-type="string" calcext:value-type="string">
            <text:p>youth with sword held aloft, windblown hair, rolling clouds, distant hills, active stance, light armor or tunic labyrinthos+1​</text:p>
          </table:table-cell>
          <table:table-cell table:style-name="ce3" office:value-type="string" calcext:value-type="string">
            <text:p>sword too large or awkwardly held, stronger gusts, more chaotic clouds, figure looking over shoulder, scattered dust biddytarot+1​</text:p>
          </table:table-cell>
          <table:table-cell table:style-name="ce3" office:value-type="string" calcext:value-type="string">
            <text:p>sword angled yet firm, some smooth and some swirling clouds, stance partly ready partly uncertain, both light and dark patches in sky labyrinthos+1​</text:p>
          </table:table-cell>
          <table:table-cell table:number-columns-repeated="1017"/>
        </table:table-row>
        <table:table-row table:style-name="ro1">
          <table:table-cell table:style-name="ce2" office:value-type="string" calcext:value-type="string">
            <text:p>Knight of Swords</text:p>
          </table:table-cell>
          <table:table-cell table:style-name="ce3" office:value-type="string" calcext:value-type="string">
            <text:p>Achilles charging into battle for principle. labyrinthos+1​</text:p>
          </table:table-cell>
          <table:table-cell table:style-name="ce3" office:value-type="string" calcext:value-type="string">
            <text:p>Hot‑headed duelist, fighting purely for ego and victory. labyrinthos+1​</text:p>
          </table:table-cell>
          <table:table-cell table:style-name="ce3" office:value-type="string" calcext:value-type="string">
            <text:p>Joan of Arc in rash moments, courage bordering on recklessness. labyrinthos+1​</text:p>
          </table:table-cell>
          <table:table-cell table:style-name="ce3" office:value-type="string" calcext:value-type="string">
            <text:p>armored knight charging, sword pointed forward, fast horse, trees bent by wind, storm clouds, birds or motion lines labyrinthos+1​</text:p>
          </table:table-cell>
          <table:table-cell table:style-name="ce3" office:value-type="string" calcext:value-type="string">
            <text:p>horse stumbling or skidding, sword aimed wildly, broken branches, darker storm, debris in air biddytarot+1​</text:p>
          </table:table-cell>
          <table:table-cell table:style-name="ce3" office:value-type="string" calcext:value-type="string">
            <text:p>horse mid‑gallop but not full sprint, sword slightly raised not fully thrust, trees partly bent, mix of dark storm cloud and clear patches labyrinthos+1​</text:p>
          </table:table-cell>
          <table:table-cell table:number-columns-repeated="1017"/>
        </table:table-row>
        <table:table-row table:style-name="ro1">
          <table:table-cell table:style-name="ce2" office:value-type="string" calcext:value-type="string">
            <text:p>Queen of Swords</text:p>
          </table:table-cell>
          <table:table-cell table:style-name="ce3" office:value-type="string" calcext:value-type="string">
            <text:p>Athena as strategist and judge, clear and incisive. labyrinthos+1​</text:p>
          </table:table-cell>
          <table:table-cell table:style-name="ce3" office:value-type="string" calcext:value-type="string">
            <text:p>Bitter widow archetype, words used as knives. labyrinthos+1​</text:p>
          </table:table-cell>
          <table:table-cell table:style-name="ce3" office:value-type="string" calcext:value-type="string">
            <text:p>Scheherazade, sharp storytelling intellect wielded for survival and truth. labyrinthos+1​</text:p>
          </table:table-cell>
          <table:table-cell table:style-name="ce3" office:value-type="string" calcext:value-type="string">
            <text:p>queen on stone throne, sword upright, single hand raised, butterflies on throne, clouds and clear sky mix, stern but clear gaze labyrinthos+1​</text:p>
          </table:table-cell>
          <table:table-cell table:style-name="ce3" office:value-type="string" calcext:value-type="string">
            <text:p>sword tilted or partially off‑frame, throne surrounded by thorns or harsher carvings, heavier clouds, colder expression biddytarot+1​</text:p>
          </table:table-cell>
          <table:table-cell table:style-name="ce3" office:value-type="string" calcext:value-type="string">
            <text:p>sword nearly upright with slight angle, throne with both butterflies and a few thorns, sky half clear half clouded, gaze sharp yet reflective labyrinthos+1​</text:p>
          </table:table-cell>
          <table:table-cell table:number-columns-repeated="1017"/>
        </table:table-row>
        <table:table-row table:style-name="ro1">
          <table:table-cell table:style-name="ce2" office:value-type="string" calcext:value-type="string">
            <text:p>King of Swords</text:p>
          </table:table-cell>
          <table:table-cell table:style-name="ce3" office:value-type="string" calcext:value-type="string">
            <text:p>Charlemagne‑type lawgiver, rational authority. labyrinthos+1​</text:p>
          </table:table-cell>
          <table:table-cell table:style-name="ce3" office:value-type="string" calcext:value-type="string">
            <text:p>Vlad the Impaler legend, cruelty disguised as order. labyrinthos+1​</text:p>
          </table:table-cell>
          <table:table-cell table:style-name="ce3" office:value-type="string" calcext:value-type="string">
            <text:p>Solomon balancing wisdom and severity, choosing what kind of ruler to be. labyrinthos+1​</text:p>
          </table:table-cell>
          <table:table-cell table:style-name="ce3" office:value-type="string" calcext:value-type="string">
            <text:p>king on elevated throne, sword held upright, trees and clouds behind, birds high in sky, square throne, direct gaze labyrinthos+1​</text:p>
          </table:table-cell>
          <table:table-cell table:style-name="ce3" office:value-type="string" calcext:value-type="string">
            <text:p>sword tilted or lowered, clouds denser, birds flying away, throne partly shadowed, rigid or severe expression biddytarot+1​</text:p>
          </table:table-cell>
          <table:table-cell table:style-name="ce3" office:value-type="string" calcext:value-type="string">
            <text:p>sword steady but at a small angle, some clear sky and some dense cloud, one bird circling close, throne with both light and shadow labyrinthos+1​</text:p>
          </table:table-cell>
          <table:table-cell table:number-columns-repeated="1017"/>
        </table:table-row>
        <table:table-row table:style-name="ro1">
          <table:table-cell table:style-name="ce2" office:value-type="string" calcext:value-type="string">
            <text:p>Ace of Pentacles</text:p>
          </table:table-cell>
          <table:table-cell table:style-name="ce3" office:value-type="string" calcext:value-type="string">
            <text:p>John Henry or Joe Magarac starting great work, new material opportunity. labyrinthos+1​</text:p>
          </table:table-cell>
          <table:table-cell table:style-name="ce3" office:value-type="string" calcext:value-type="string">
            <text:p>Midas reaching for gold as the only goal. labyrinthos+1​</text:p>
          </table:table-cell>
          <table:table-cell table:style-name="ce3" office:value-type="string" calcext:value-type="string">
            <text:p>Simple farmer receiving first fertile field, grounded fresh start. labyrinthos+1​</text:p>
          </table:table-cell>
          <table:table-cell table:style-name="ce3" office:value-type="string" calcext:value-type="string">
            <text:p>single large pentacle in hand from cloud, garden path, arch of roses, mountains beyond, bright sky, fresh greenery biddytarot+1​</text:p>
          </table:table-cell>
          <table:table-cell table:style-name="ce3" office:value-type="string" calcext:value-type="string">
            <text:p>pentacle slipping or tilting, dry or patchy garden, overcast sky, arch with fewer leaves, path faint or blocked biddytarot+1​</text:p>
          </table:table-cell>
          <table:table-cell table:style-name="ce4" office:value-type="string" calcext:value-type="string">
            <text:p>Symbols for between upright and reversed</text:p>
          </table:table-cell>
          <table:table-cell table:number-columns-repeated="1017"/>
        </table:table-row>
        <table:table-row table:style-name="ro1">
          <table:table-cell table:style-name="ce2" office:value-type="string" calcext:value-type="string">
            <text:p>Two of Pentacles</text:p>
          </table:table-cell>
          <table:table-cell table:style-name="ce3" office:value-type="string" calcext:value-type="string">
            <text:p>Street juggler balancing coins and attention. labyrinthos+1​</text:p>
          </table:table-cell>
          <table:table-cell table:style-name="ce3" office:value-type="string" calcext:value-type="string">
            <text:p>Harlequin tripping over his own act, scattered priorities. labyrinthos+1​</text:p>
          </table:table-cell>
          <table:table-cell table:style-name="ce3" office:value-type="string" calcext:value-type="string">
            <text:p>Busy merchant at dock, barely yet successfully managing many tasks. labyrinthos+1​</text:p>
          </table:table-cell>
          <table:table-cell table:style-name="ce3" office:value-type="string" calcext:value-type="string">
            <text:p>figure dancing while juggling two pentacles, infinity ribbon loop, waves behind, ships rising and falling, light sky biddytarot+1​</text:p>
          </table:table-cell>
          <table:table-cell table:style-name="ce3" office:value-type="string" calcext:value-type="string">
            <text:p>pentacles dropping or wobbling, twisted or slack infinity ribbon, stronger waves, ships tilting or struggling, darker clouds biddytarot+1​</text:p>
          </table:table-cell>
          <table:table-cell table:style-name="ce3" office:value-type="string" calcext:value-type="string">
            <text:p>pentacle balanced on palm, garden partly lush partly bare, arch with mixed flowers and thorns, path visible but winding biddytarot+1​</text:p>
          </table:table-cell>
          <table:table-cell table:number-columns-repeated="1017"/>
        </table:table-row>
        <table:table-row table:style-name="ro1">
          <table:table-cell table:style-name="ce2" office:value-type="string" calcext:value-type="string">
            <text:p>Three of Pentacles</text:p>
          </table:table-cell>
          <table:table-cell table:style-name="ce3" office:value-type="string" calcext:value-type="string">
            <text:p>Cathedral builders, cooperative craft and shared skill. labyrinthos+1​</text:p>
          </table:table-cell>
          <table:table-cell table:style-name="ce3" office:value-type="string" calcext:value-type="string">
            <text:p>Lazy apprentice archetype, cutting corners on the job. labyrinthos+1​</text:p>
          </table:table-cell>
          <table:table-cell table:style-name="ce3" office:value-type="string" calcext:value-type="string">
            <text:p>Daedalus and Icarus together, mastery that could uplift or ruin. labyrinthos+1​</text:p>
          </table:table-cell>
          <table:table-cell table:style-name="ce3" office:value-type="string" calcext:value-type="string">
            <text:p>artisan on bench carving, three pentacles in arch, two figures consulting plans, stone pillars, church interior biddytarot+1​</text:p>
          </table:table-cell>
          <table:table-cell table:style-name="ce3" office:value-type="string" calcext:value-type="string">
            <text:p>figures arguing or turned away, pentacles misaligned, cracked arch, dropped plans, dim interior light biddytarot+1​</text:p>
          </table:table-cell>
          <table:table-cell table:style-name="ce3" office:value-type="string" calcext:value-type="string">
            <text:p>one pentacle high one low but within loop, ribbon slightly uneven, some calm and some rough waves, ships both sailing and dipping biddytarot+1​</text:p>
          </table:table-cell>
          <table:table-cell table:number-columns-repeated="1017"/>
        </table:table-row>
        <table:table-row table:style-name="ro1">
          <table:table-cell table:style-name="ce2" office:value-type="string" calcext:value-type="string">
            <text:p>Four of Pentacles</text:p>
          </table:table-cell>
          <table:table-cell table:style-name="ce3" office:value-type="string" calcext:value-type="string">
            <text:p>Dragon guarding treasure hoard, protective stability. labyrinthos+1​</text:p>
          </table:table-cell>
          <table:table-cell table:style-name="ce3" office:value-type="string" calcext:value-type="string">
            <text:p>Miser from folk tales, clinging to coins in fear. labyrinthos+1​</text:p>
          </table:table-cell>
          <table:table-cell table:style-name="ce3" office:value-type="string" calcext:value-type="string">
            <text:p>Robin Hood’s reformed noble, learning to loosen tight control. labyrinthos+1​</text:p>
          </table:table-cell>
          <table:table-cell table:style-name="ce3" office:value-type="string" calcext:value-type="string">
            <text:p>seated figure holding one pentacle to chest, one on crown, two under feet, simple city background, closed posture biddytarot+1​</text:p>
          </table:table-cell>
          <table:table-cell table:style-name="ce3" office:value-type="string" calcext:value-type="string">
            <text:p>pentacles clutched tighter, hunched shoulders, darker city, coins casting heavy shadow, small cracks in ground biddytarot+1​</text:p>
          </table:table-cell>
          <table:table-cell table:style-name="ce3" office:value-type="string" calcext:value-type="string">
            <text:p>artisan listening while working, two advisors partly engaged, some stones finished and some rough, pentacles partly symmetrical biddytarot+1​</text:p>
          </table:table-cell>
          <table:table-cell table:number-columns-repeated="1017"/>
        </table:table-row>
        <table:table-row table:style-name="ro1">
          <table:table-cell table:style-name="ce2" office:value-type="string" calcext:value-type="string">
            <text:p>Five of Pentacles</text:p>
          </table:table-cell>
          <table:table-cell table:style-name="ce3" office:value-type="string" calcext:value-type="string">
            <text:p>Beggars in wintry street scenes, hardship and exclusion. labyrinthos+1​</text:p>
          </table:table-cell>
          <table:table-cell table:style-name="ce3" office:value-type="string" calcext:value-type="string">
            <text:p>Outcast leper archetype, convinced they will never belong. labyrinthos+1​</text:p>
          </table:table-cell>
          <table:table-cell table:style-name="ce3" office:value-type="string" calcext:value-type="string">
            <text:p>Wandering mendicant monk, materially poor yet finding inner meaning. labyrinthos+1​</text:p>
          </table:table-cell>
          <table:table-cell table:style-name="ce3" office:value-type="string" calcext:value-type="string">
            <text:p>two figures in snow, crutches and bandages, stained‑glass window with five pentacles glowing, falling snow, cold colors biddytarot+1​</text:p>
          </table:table-cell>
          <table:table-cell table:style-name="ce3" office:value-type="string" calcext:value-type="string">
            <text:p>heavier snow, window dark or less lit, deeper footprints, tattered clothes, harsher blue‑grey palette biddytarot+1​</text:p>
          </table:table-cell>
          <table:table-cell table:style-name="ce3" office:value-type="string" calcext:value-type="string">
            <text:p>one pentacle held closer one slightly away, feet on coins but toes relaxing, city with both lit and dark windows, half‑open arms biddytarot+1​</text:p>
          </table:table-cell>
          <table:table-cell table:number-columns-repeated="1017"/>
        </table:table-row>
        <table:table-row table:style-name="ro1">
          <table:table-cell table:style-name="ce2" office:value-type="string" calcext:value-type="string">
            <text:p>Six of Pentacles</text:p>
          </table:table-cell>
          <table:table-cell table:style-name="ce3" office:value-type="string" calcext:value-type="string">
            <text:p>Robin Hood redistributing wealth to those in need. labyrinthos+1​</text:p>
          </table:table-cell>
          <table:table-cell table:style-name="ce3" office:value-type="string" calcext:value-type="string">
            <text:p>Patron who gives only to display status and control. labyrinthos+1​</text:p>
          </table:table-cell>
          <table:table-cell table:style-name="ce3" office:value-type="string" calcext:value-type="string">
            <text:p>Medieval wise lord sharing grain during famine but still calculating. labyrinthos+1​</text:p>
          </table:table-cell>
          <table:table-cell table:style-name="ce3" office:value-type="string" calcext:value-type="string">
            <text:p>robed figure holding scales, giving coins to two kneeling figures, three coins on each side above, city backdrop, balanced composition biddytarot+1​</text:p>
          </table:table-cell>
          <table:table-cell table:style-name="ce3" office:value-type="string" calcext:value-type="string">
            <text:p>scales tilted, coins falling unevenly, one figure neglected, giver looking away, harsher contrasts, longer shadows biddytarot+1​</text:p>
          </table:table-cell>
          <table:table-cell table:style-name="ce3" office:value-type="string" calcext:value-type="string">
            <text:p>some light in window, snow thinning near its glow, one figure glancing up, footprints leading toward door, mix of cold and warm light biddytarot+1​</text:p>
          </table:table-cell>
          <table:table-cell table:number-columns-repeated="1017"/>
        </table:table-row>
        <table:table-row table:style-name="ro1">
          <table:table-cell table:style-name="ce2" office:value-type="string" calcext:value-type="string">
            <text:p>Seven of Pentacles</text:p>
          </table:table-cell>
          <table:table-cell table:style-name="ce3" office:value-type="string" calcext:value-type="string">
            <text:p>Patient farmer watching crops, long‑term effort. labyrinthos+1​</text:p>
          </table:table-cell>
          <table:table-cell table:style-name="ce3" office:value-type="string" calcext:value-type="string">
            <text:p>Alchemist wasting years chasing impossible gold. labyrinthos+1​</text:p>
          </table:table-cell>
          <table:table-cell table:style-name="ce3" office:value-type="string" calcext:value-type="string">
            <text:p>Noah building the Ark, sustained labor whose payoff is still unseen. labyrinthos+1​</text:p>
          </table:table-cell>
          <table:table-cell table:style-name="ce3" office:value-type="string" calcext:value-type="string">
            <text:p>figure leaning on staff, pentacles growing on bush, tilled earth, resting posture, simple sky biddytarot+1​</text:p>
          </table:table-cell>
          <table:table-cell table:style-name="ce3" office:value-type="string" calcext:value-type="string">
            <text:p>pentacles dropping from bush, trampled plants, impatient stance, tools scattered, dull or cloudy sky biddytarot+1​</text:p>
          </table:table-cell>
          <table:table-cell table:style-name="ce3" office:value-type="string" calcext:value-type="string">
            <text:p>scales slightly shifting, one coin in air between hands, both recipients partially attended, city with both prosperous and poor corners biddytarot+1​</text:p>
          </table:table-cell>
          <table:table-cell table:number-columns-repeated="1017"/>
        </table:table-row>
        <table:table-row table:style-name="ro1">
          <table:table-cell table:style-name="ce2" office:value-type="string" calcext:value-type="string">
            <text:p>Eight of Pentacles</text:p>
          </table:table-cell>
          <table:table-cell table:style-name="ce3" office:value-type="string" calcext:value-type="string">
            <text:p>Cobbler or blacksmith refining craft through repetition. labyrinthos+1​</text:p>
          </table:table-cell>
          <table:table-cell table:style-name="ce3" office:value-type="string" calcext:value-type="string">
            <text:p>Sorcerer’s Apprentice doing work without understanding. labyrinthos+1​</text:p>
          </table:table-cell>
          <table:table-cell table:style-name="ce3" office:value-type="string" calcext:value-type="string">
            <text:p>Daedalus in focused artisan mode, skill awaiting ethical direction. labyrinthos+1​</text:p>
          </table:table-cell>
          <table:table-cell table:style-name="ce3" office:value-type="string" calcext:value-type="string">
            <text:p>craftsman at bench, eight pentacles displayed on pillar and wall, hammer and chisel, simple town in distance, focused posture biddytarot+1​</text:p>
          </table:table-cell>
          <table:table-cell table:style-name="ce3" office:value-type="string" calcext:value-type="string">
            <text:p>uneven or poorly carved pentacles, tools scattered, hunched tired back, ignored town, dimmer light biddytarot+1​</text:p>
          </table:table-cell>
          <table:table-cell table:style-name="ce3" office:value-type="string" calcext:value-type="string">
            <text:p>some pentacles firmly on plant and one on ground, half‑tired half‑satisfied stance, patchy soil with both weeds and sprouts, sky with mixed tones biddytarot+1​</text:p>
          </table:table-cell>
          <table:table-cell table:number-columns-repeated="1017"/>
        </table:table-row>
        <table:table-row table:style-name="ro1">
          <table:table-cell table:style-name="ce2" office:value-type="string" calcext:value-type="string">
            <text:p>Nine of Pentacles</text:p>
          </table:table-cell>
          <table:table-cell table:style-name="ce3" office:value-type="string" calcext:value-type="string">
            <text:p>Lady of a manor in pastoral poetry, self‑sufficient and comfortable. labyrinthos+1​</text:p>
          </table:table-cell>
          <table:table-cell table:style-name="ce3" office:value-type="string" calcext:value-type="string">
            <text:p>Isolated noble who trusts only riches and status. labyrinthos+1​</text:p>
          </table:table-cell>
          <table:table-cell table:style-name="ce3" office:value-type="string" calcext:value-type="string">
            <text:p>Self‑reliant widowed landowner, secure yet aware of interdependence. labyrinthos+1​</text:p>
          </table:table-cell>
          <table:table-cell table:style-name="ce3" office:value-type="string" calcext:value-type="string">
            <text:p>woman in fine robe, vineyard with ripe grapes, nine pentacles arranged, falcon on gloved hand, distant house, warm garden biddytarot+1​</text:p>
          </table:table-cell>
          <table:table-cell table:style-name="ce3" office:value-type="string" calcext:value-type="string">
            <text:p>broken vineyard trellis, some shriveled grapes, falcon hooded or restless, house partly obscured, heavier golds and browns biddytarot+1​</text:p>
          </table:table-cell>
          <table:table-cell table:style-name="ce3" office:value-type="string" calcext:value-type="string">
            <text:p>some pentacles crisp and some rough, tools partly ordered partly messy, focused but slightly weary face, town visible but small biddytarot+1​</text:p>
          </table:table-cell>
          <table:table-cell table:number-columns-repeated="1017"/>
        </table:table-row>
        <table:table-row table:style-name="ro1">
          <table:table-cell table:style-name="ce2" office:value-type="string" calcext:value-type="string">
            <text:p>Ten of Pentacles</text:p>
          </table:table-cell>
          <table:table-cell table:style-name="ce3" office:value-type="string" calcext:value-type="string">
            <text:p>Multi‑generation merchant family, enduring legacy. labyrinthos+1​</text:p>
          </table:table-cell>
          <table:table-cell table:style-name="ce3" office:value-type="string" calcext:value-type="string">
            <text:p>Dynasty in decline, clinging to name and wealth only. labyrinthos+1​</text:p>
          </table:table-cell>
          <table:table-cell table:style-name="ce3" office:value-type="string" calcext:value-type="string">
            <text:p>Old king dividing land among heirs, stable yet seeded with future change. labyrinthos+1​</text:p>
          </table:table-cell>
          <table:table-cell table:style-name="ce3" office:value-type="string" calcext:value-type="string">
            <text:p>archway with ten pentacles, old man with dogs, couple and child, castle courtyard, family scene, patterned cloak biddytarot+1​</text:p>
          </table:table-cell>
          <table:table-cell table:style-name="ce3" office:value-type="string" calcext:value-type="string">
            <text:p>arch cracked or missing stones, some pentacles faint, figures facing apart, dogs uneasy, colder courtyard, more stone than greenery biddytarot+1​</text:p>
          </table:table-cell>
          <table:table-cell table:style-name="ce3" office:value-type="string" calcext:value-type="string">
            <text:p>mix of ripe and unripe grapes, falcon calm but watchful, robe partly rich partly simple, house clear but small, sun with soft shadows biddytarot+1​</text:p>
          </table:table-cell>
          <table:table-cell table:number-columns-repeated="1017"/>
        </table:table-row>
        <table:table-row table:style-name="ro1">
          <table:table-cell table:style-name="ce2" office:value-type="string" calcext:value-type="string">
            <text:p>Page of Pentacles</text:p>
          </table:table-cell>
          <table:table-cell table:style-name="ce3" office:value-type="string" calcext:value-type="string">
            <text:p>Young apprentice learning a trade, curious and studious. labyrinthos+1​</text:p>
          </table:table-cell>
          <table:table-cell table:style-name="ce3" office:value-type="string" calcext:value-type="string">
            <text:p>Idle heir studying coins with no intent to work. labyrinthos+1​</text:p>
          </table:table-cell>
          <table:table-cell table:style-name="ce3" office:value-type="string" calcext:value-type="string">
            <text:p>Village herbalist’s helper, beginning to ground dreams in skill. labyrinthos+1​</text:p>
          </table:table-cell>
          <table:table-cell table:style-name="ce3" office:value-type="string" calcext:value-type="string">
            <text:p>youth holding single pentacle up, grassy field, flowers, distant plowed land and trees, attentive gaze, earthy tones biddytarot+1​</text:p>
          </table:table-cell>
          <table:table-cell table:style-name="ce3" office:value-type="string" calcext:value-type="string">
            <text:p>pentacle slipping or held carelessly, trampled grass, unfocused gaze, overcast sky, scattered footprints biddytarot+1​</text:p>
          </table:table-cell>
          <table:table-cell table:style-name="ce3" office:value-type="string" calcext:value-type="string">
            <text:p>arch mostly solid but with small chips, pentacles bright near top and dim near edges, family partly clustered, dogs attentive, blend of stone and foliage biddytarot+1​</text:p>
          </table:table-cell>
          <table:table-cell table:number-columns-repeated="1017"/>
        </table:table-row>
        <table:table-row table:style-name="ro1">
          <table:table-cell table:style-name="ce2" office:value-type="string" calcext:value-type="string">
            <text:p>Knight of Pentacles</text:p>
          </table:table-cell>
          <table:table-cell table:style-name="ce3" office:value-type="string" calcext:value-type="string">
            <text:p>St. George‑type diligent knight doing steady service. labyrinthos+1​</text:p>
          </table:table-cell>
          <table:table-cell table:style-name="ce3" office:value-type="string" calcext:value-type="string">
            <text:p>Plodding bureaucrat archetype, resistant to any change. labyrinthos+1​</text:p>
          </table:table-cell>
          <table:table-cell table:style-name="ce3" office:value-type="string" calcext:value-type="string">
            <text:p>Loyal retainer, dependable but slow, learning when to adapt. labyrinthos+1​</text:p>
          </table:table-cell>
          <table:table-cell table:style-name="ce3" office:value-type="string" calcext:value-type="string">
            <text:p>knight on heavy stationary horse, holding pentacle forward, plowed fields, straight furrows, distant trees, calm sky biddytarot+1​</text:p>
          </table:table-cell>
          <table:table-cell table:style-name="ce3" office:value-type="string" calcext:value-type="string">
            <text:p>horse sunk in mud or restless, uneven furrows, pentacle held rigidly or too tight, heavier armor, dull sky biddytarot+1​</text:p>
          </table:table-cell>
          <table:table-cell table:style-name="ce3" office:value-type="string" calcext:value-type="string">
            <text:p>pentacle slightly tilted but secure, both wildflowers and bare patches, gaze partly upward partly at ground, sky mixed blue and grey biddytarot+1​</text:p>
          </table:table-cell>
          <table:table-cell table:number-columns-repeated="1017"/>
        </table:table-row>
        <table:table-row table:style-name="ro1">
          <table:table-cell table:style-name="ce2" office:value-type="string" calcext:value-type="string">
            <text:p>Queen of Pentacles</text:p>
          </table:table-cell>
          <table:table-cell table:style-name="ce3" office:value-type="string" calcext:value-type="string">
            <text:p>Demeter in household aspect, generous provider of bread and comfort. labyrinthos+1​</text:p>
          </table:table-cell>
          <table:table-cell table:style-name="ce3" office:value-type="string" calcext:value-type="string">
            <text:p>Hoarding forest witch keeping resources from others. labyrinthos+1​</text:p>
          </table:table-cell>
          <table:table-cell table:style-name="ce3" office:value-type="string" calcext:value-type="string">
            <text:p>Hestia, hearth goddess, warm yet reluctant to step beyond the hearth. labyrinthos+1​</text:p>
          </table:table-cell>
          <table:table-cell table:style-name="ce3" office:value-type="string" calcext:value-type="string">
            <text:p>queen on carved throne, large pentacle in lap, rabbits or small animals, lush garden, mountains, red and green tones biddytarot+1​</text:p>
          </table:table-cell>
          <table:table-cell table:style-name="ce3" office:value-type="string" calcext:value-type="string">
            <text:p>garden overgrown or sparse, pentacle clutched or partly hidden, animals wary or absent, throne shadowed, muted colors biddytarot+1​</text:p>
          </table:table-cell>
          <table:table-cell table:style-name="ce3" office:value-type="string" calcext:value-type="string">
            <text:p>horse standing but one hoof lifted, furrows partly straight partly crooked, pentacle steady yet close to chest, sky with both clear and hazy zones biddytarot+1​</text:p>
          </table:table-cell>
          <table:table-cell table:number-columns-repeated="1017"/>
        </table:table-row>
        <table:table-row table:style-name="ro1">
          <table:table-cell table:style-name="ce2" office:value-type="string" calcext:value-type="string">
            <text:p>King of Pentacles</text:p>
          </table:table-cell>
          <table:table-cell table:style-name="ce3" office:value-type="string" calcext:value-type="string">
            <text:p>Wise prosperous king from just fairy tales, stable provider. labyrinthos+1​</text:p>
          </table:table-cell>
          <table:table-cell table:style-name="ce3" office:value-type="string" calcext:value-type="string">
            <text:p>Greedy landlord archetype extracting rents and power. labyrinthos+1​</text:p>
          </table:table-cell>
          <table:table-cell table:style-name="ce3" office:value-type="string" calcext:value-type="string">
            <text:p>King whose wealth funds both feasts and public works, walking line between generosity and control. labyrinthos+1​</text:p>
          </table:table-cell>
          <table:table-cell table:style-name="ce3" office:value-type="string" calcext:value-type="string">
            <text:p>king on decorated throne, robe with grapes and vines, scepter and pentacle, stone castle, bull motifs, abundant greenery biddytarot+1​</text:p>
          </table:table-cell>
          <table:table-cell table:style-name="ce3" office:value-type="string" calcext:value-type="string">
            <text:p>throne crowded with coins and symbols, king slumped or overbearing, fewer plants, heavier stone, darker gold and black palette biddytarot+1​</text:p>
          </table:table-cell>
          <table:table-cell table:style-name="ce3" office:value-type="string" calcext:value-type="string">
            <text:p>garden with both rich and bare spots, queen partly relaxed partly guarded over pentacle, one animal near one farther away, throne half in light biddytarot+1​some areas heavily ornamented and some plain, king seated solidly but slightly turned, a mix of stone and growing vines, bull symbols both proud and subdued biddytarot+1​</text:p>
          </table:table-cell>
          <table:table-cell table:number-columns-repeated="1017"/>
        </table:table-row>
        <table:table-row table:style-name="ro1">
          <table:table-cell table:style-name="ce2" office:value-type="string" calcext:value-type="string">
            <text:p>Influencer</text:p>
          </table:table-cell>
          <table:table-cell table:style-name="ce3" office:value-type="string" calcext:value-type="string">
            <text:p>Hermes as messenger recast as global broadcaster, spreading ideas and inspiration. tarotdesk+1​</text:p>
          </table:table-cell>
          <table:table-cell table:style-name="ce3" office:value-type="string" calcext:value-type="string">
            <text:p>Narcissus, obsessed with self‑image and surface metrics. reddit+1​</text:p>
          </table:table-cell>
          <table:table-cell table:style-name="ce3" office:value-type="string" calcext:value-type="string">
            <text:p>Pied Piper, charisma that can uplift or mislead followers depending on intent. wikipedia+1​</text:p>
          </table:table-cell>
          <table:table-cell table:style-name="ce3" office:value-type="string" calcext:value-type="string">
            <text:p>spotlighted figure on small stage, glowing phone in hand, halo of likes and hearts, followers as silhouettes, bright warm lighting</text:p>
          </table:table-cell>
          <table:table-cell table:style-name="ce3" office:value-type="string" calcext:value-type="string">
            <text:p>cracked spotlight, shrinking crowd, dark phone screen, falling like icons, harsher contrast, long critical shadows</text:p>
          </table:table-cell>
          <table:table-cell table:style-name="ce3" office:value-type="string" calcext:value-type="string">
            <text:p>smaller stage, some hearts and some broken icons, a few clear faces in crowd, mixed warm and cool lighting</text:p>
          </table:table-cell>
          <table:table-cell table:number-columns-repeated="1017"/>
        </table:table-row>
        <table:table-row table:style-name="ro1">
          <table:table-cell table:style-name="ce2" office:value-type="string" calcext:value-type="string">
            <text:p>Gig Worker</text:p>
          </table:table-cell>
          <table:table-cell table:style-name="ce3" office:value-type="string" calcext:value-type="string">
            <text:p>Heracles taking on labor after labor for pay or redemption. wikipedia+1​</text:p>
          </table:table-cell>
          <table:table-cell table:style-name="ce3" office:value-type="string" calcext:value-type="string">
            <text:p>Sisyphus doing endless work with no progress or recognition. arcana.wikidot+1​</text:p>
          </table:table-cell>
          <table:table-cell table:style-name="ce3" office:value-type="string" calcext:value-type="string">
            <text:p>Odysseus acting as hired strategist or problem‑solver, juggling loyalties and rewards. arcana.wikidot+1​</text:p>
          </table:table-cell>
          <table:table-cell table:style-name="ce3" office:value-type="string" calcext:value-type="string">
            <text:p>person juggling multiple briefcases or toolboxes, calendar with many slots, city at night, delivery bag or laptop, moving scooter or bike</text:p>
          </table:table-cell>
          <table:table-cell table:style-name="ce3" office:value-type="string" calcext:value-type="string">
            <text:p>scattered tools on ground, torn calendar pages, dark alley, exhausted posture, late‑night neon glare</text:p>
          </table:table-cell>
          <table:table-cell table:style-name="ce3" office:value-type="string" calcext:value-type="string">
            <text:p>some tools in hand some on ground, calendar half filled, street with both lit and dark windows, tired but determined stance</text:p>
          </table:table-cell>
          <table:table-cell table:number-columns-repeated="1017"/>
        </table:table-row>
        <table:table-row table:style-name="ro1">
          <table:table-cell table:style-name="ce2" office:value-type="string" calcext:value-type="string">
            <text:p>Streaming Binge</text:p>
          </table:table-cell>
          <table:table-cell table:style-name="ce3" office:value-type="string" calcext:value-type="string">
            <text:p>Scheherazade spinning story after story, immersive narrative flow. reddit+1​</text:p>
          </table:table-cell>
          <table:table-cell table:style-name="ce3" office:value-type="string" calcext:value-type="string">
            <text:p>Lotus‑Eaters, losing themselves in numbing perpetual consumption. arcana.wikidot+1​</text:p>
          </table:table-cell>
          <table:table-cell table:style-name="ce3" office:value-type="string" calcext:value-type="string">
            <text:p>Orpheus absorbed in his music, inspiration teetering on escapism. arcana.wikidot+1​</text:p>
          </table:table-cell>
          <table:table-cell table:style-name="ce3" office:value-type="string" calcext:value-type="string">
            <text:p>figure on couch glowing blue from large screen, pile of snacks, stacked episode tiles on screen, dim room, time fading on clock</text:p>
          </table:table-cell>
          <table:table-cell table:style-name="ce3" office:value-type="string" calcext:value-type="string">
            <text:p>overturned snack bags, dozens of tiny screens floating, red eyes, messy room, clock with hands spinning or missing</text:p>
          </table:table-cell>
          <table:table-cell table:style-name="ce3" office:value-type="string" calcext:value-type="string">
            <text:p>one big screen and a few small windows, some snacks untouched, half‑drawn curtains, mix of cozy and stale atmosphere</text:p>
          </table:table-cell>
          <table:table-cell table:number-columns-repeated="1017"/>
        </table:table-row>
        <table:table-row table:style-name="ro1">
          <table:table-cell table:style-name="ce3" office:value-type="string" calcext:value-type="string">
            <text:p>Viral Post</text:p>
          </table:table-cell>
          <table:table-cell table:style-name="ce3" office:value-type="string" calcext:value-type="string">
            <text:p>Hermes delivering a message that spreads swiftly across cities, shared news that captures attention. arcana.wikidot+1​</text:p>
          </table:table-cell>
          <table:table-cell table:style-name="ce3" office:value-type="string" calcext:value-type="string">
            <text:p>Rumor‑spreading town gossip in folk tales, exaggerated story doing harm once it spreads. reddit+1​</text:p>
          </table:table-cell>
          <table:table-cell table:style-name="ce3" office:value-type="string" calcext:value-type="string">
            <text:p>Town crier announcing big news, powerful reach that could inform or inflame. arcana.wikidot+1​</text:p>
          </table:table-cell>
          <table:table-cell table:style-name="ce3" office:value-type="string" calcext:value-type="string">
            <text:p>oversized phone or scroll radiating light, identical images repeating into distance, share arrows, excited small figures around, bright burst behind</text:p>
          </table:table-cell>
          <table:table-cell table:style-name="ce3" office:value-type="string" calcext:value-type="string">
            <text:p>distorted repeated image, glitch effects, angry or shocked faces, warning icons, red notification storm</text:p>
          </table:table-cell>
          <table:table-cell table:style-name="ce3" office:value-type="string" calcext:value-type="string">
            <text:p>some images bright some faded, mix of share and mute icons, both cheering and critical figures, moderate glow around post</text:p>
          </table:table-cell>
          <table:table-cell table:number-columns-repeated="1017"/>
        </table:table-row>
        <table:table-row table:style-name="ro1">
          <table:table-cell table:style-name="ce3" office:value-type="string" calcext:value-type="string">
            <text:p>Social Feed</text:p>
          </table:table-cell>
          <table:table-cell table:style-name="ce3" office:value-type="string" calcext:value-type="string">
            <text:p>Scheherazade’s nightly tales, ongoing stories that keep people engaged and connected. reddit+1​</text:p>
          </table:table-cell>
          <table:table-cell table:style-name="ce3" office:value-type="string" calcext:value-type="string">
            <text:p>Endless gossip circle at the village well, repetitive, draining talk. reddit+1​</text:p>
          </table:table-cell>
          <table:table-cell table:style-name="ce3" office:value-type="string" calcext:value-type="string">
            <text:p>Traveling bard in a market square, mix of helpful information and distracting chatter. wikipedia+1​</text:p>
          </table:table-cell>
          <table:table-cell table:style-name="ce3" office:value-type="string" calcext:value-type="string">
            <text:p>vertical column of image tiles and text bubbles, thumb scrolling, endless scroll illusion, mixed photos and icons, pastel UI colors</text:p>
          </table:table-cell>
          <table:table-cell table:style-name="ce3" office:value-type="string" calcext:value-type="string">
            <text:p>chaotic overlapping tiles, duplicated content, red badge overload, blurred thumb, greyer washed‑out palette</text:p>
          </table:table-cell>
          <table:table-cell table:style-name="ce3" office:value-type="string" calcext:value-type="string">
            <text:p>feed with some white space, a few highlighted posts and some dimmed, thumb pausing mid‑scroll, both colorful and muted items</text:p>
          </table:table-cell>
          <table:table-cell table:number-columns-repeated="1017"/>
        </table:table-row>
        <table:table-row table:style-name="ro1">
          <table:table-cell table:style-name="ce3" office:value-type="string" calcext:value-type="string">
            <text:p>Digital Detox</text:p>
          </table:table-cell>
          <table:table-cell table:style-name="ce3" office:value-type="string" calcext:value-type="string">
            <text:p>Hermit Diogenes stepping away from the crowd to reclaim clarity. wikipedia+1​</text:p>
          </table:table-cell>
          <table:table-cell table:style-name="ce3" office:value-type="string" calcext:value-type="string">
            <text:p>Sleeping Beauty staying asleep too long, withdrawal becoming avoidance. alittlesparkofjoy+1​</text:p>
          </table:table-cell>
          <table:table-cell table:style-name="ce3" office:value-type="string" calcext:value-type="string">
            <text:p>Monk in cloister, periodically retreating from the world then returning renewed. reddit+1​</text:p>
          </table:table-cell>
          <table:table-cell table:style-name="ce3" office:value-type="string" calcext:value-type="string">
            <text:p>person sitting under tree or by lake, phone powered off beside them, airplane‑mode or no‑signal icon small and faint, open sky, birds</text:p>
          </table:table-cell>
          <table:table-cell table:style-name="ce3" office:value-type="string" calcext:value-type="string">
            <text:p>person hiding from world, phone buried or smashed, dark forest, heavy clouds, isolation feeling</text:p>
          </table:table-cell>
          <table:table-cell table:style-name="ce3" office:value-type="string" calcext:value-type="string">
            <text:p>phone face‑down but intact, person half‑watching horizon and half‑looking at device, trees with both shade and sunlight</text:p>
          </table:table-cell>
          <table:table-cell table:number-columns-repeated="1017"/>
        </table:table-row>
        <table:table-row table:style-name="ro1">
          <table:table-cell table:style-name="ce3" office:value-type="string" calcext:value-type="string">
            <text:p>Online Community</text:p>
          </table:table-cell>
          <table:table-cell table:style-name="ce3" office:value-type="string" calcext:value-type="string">
            <text:p>Arthur’s Round Table, shared purpose and mutual support among peers. arcana.wikidot+1​</text:p>
          </table:table-cell>
          <table:table-cell table:style-name="ce3" office:value-type="string" calcext:value-type="string">
            <text:p>Mob from witch‑hunt tales, groupthink turning hostile and exclusionary. reddit+1​</text:p>
          </table:table-cell>
          <table:table-cell table:style-name="ce3" office:value-type="string" calcext:value-type="string">
            <text:p>Robin Hood’s band, tight group that can oscillate between solidarity and cliquishness. wikipedia+1​</text:p>
          </table:table-cell>
          <table:table-cell table:style-name="ce3" office:value-type="string" calcext:value-type="string">
            <text:p>circle of diverse figures around campfire or table, network nodes connecting them, shared emblem in center, warm lantern light</text:p>
          </table:table-cell>
          <table:table-cell table:style-name="ce3" office:value-type="string" calcext:value-type="string">
            <text:p>fragmented circle, some empty chairs, broken connection lines, dark corners, a few backs turned away</text:p>
          </table:table-cell>
          <table:table-cell table:style-name="ce3" office:value-type="string" calcext:value-type="string">
            <text:p>semicircle with a couple of gaps, some bright and some faint connection lines, emblem partly visible, mix of warm glow and shadows</text:p>
          </table:table-cell>
          <table:table-cell table:number-columns-repeated="1017"/>
        </table:table-row>
        <table:table-row table:style-name="ro1">
          <table:table-cell table:style-name="ce3" office:value-type="string" calcext:value-type="string">
            <text:p>Algorithm</text:p>
          </table:table-cell>
          <table:table-cell table:style-name="ce3" office:value-type="string" calcext:value-type="string">
            <text:p>Fates (Moirai) spinning and cutting threads, hidden pattern shaping outcomes. arcana.wikidot+1​</text:p>
          </table:table-cell>
          <table:table-cell table:style-name="ce3" office:value-type="string" calcext:value-type="string">
            <text:p>Labyrinth of Daedalus, opaque design trapping those inside. arcana.wikidot+1​</text:p>
          </table:table-cell>
          <table:table-cell table:style-name="ce3" office:value-type="string" calcext:value-type="string">
            <text:p>Sphinx posing riddles, logic that can guide if understood or block if not. arcana.wikidot+1​</text:p>
          </table:table-cell>
          <table:table-cell table:style-name="ce3" office:value-type="string" calcext:value-type="string">
            <text:p>faceless robed figure made of numbers and arrows, branching flowchart behind, funnels and decision nodes, cool blue light, grid background</text:p>
          </table:table-cell>
          <table:table-cell table:style-name="ce3" office:value-type="string" calcext:value-type="string">
            <text:p>tangled decision tree, arrows looping endlessly, red error icons, corrupted numbers, harsh digital noise</text:p>
          </table:table-cell>
          <table:table-cell table:style-name="ce3" office:value-type="string" calcext:value-type="string">
            <text:p>partly clean flowchart with a few knots, arrows pointing in both clear and confusing directions, mix of blue and amber light</text:p>
          </table:table-cell>
          <table:table-cell table:number-columns-repeated="1017"/>
        </table:table-row>
        <table:table-row table:style-name="ro1">
          <table:table-cell table:style-name="ce3" office:value-type="string" calcext:value-type="string">
            <text:p>Side Hustle</text:p>
          </table:table-cell>
          <table:table-cell table:style-name="ce3" office:value-type="string" calcext:value-type="string">
            <text:p>Hercules taking on extra labors for reward, using strength to earn more. wikipedia+1​</text:p>
          </table:table-cell>
          <table:table-cell table:style-name="ce3" office:value-type="string" calcext:value-type="string">
            <text:p>Sisyphus endlessly pushing the boulder, effort that never truly pays off. arcana.wikidot+1​</text:p>
          </table:table-cell>
          <table:table-cell table:style-name="ce3" office:value-type="string" calcext:value-type="string">
            <text:p>Cobbler working late in tales, building skills and income yet risking fatigue. dailytarotdraw+1​</text:p>
          </table:table-cell>
          <table:table-cell table:style-name="ce3" office:value-type="string" calcext:value-type="string">
            <text:p>person at small desk with laptop and crafts, second workstation in background, multiple clocks, coins and tools neatly arranged</text:p>
          </table:table-cell>
          <table:table-cell table:style-name="ce3" office:value-type="string" calcext:value-type="string">
            <text:p>overfull desk, overflowing to‑do sticky notes, tipped coin jar, dim lamp, tired eyes, cluttered floor</text:p>
          </table:table-cell>
          <table:table-cell table:style-name="ce3" office:value-type="string" calcext:value-type="string">
            <text:p>one tidy and one messy surface, some tasks checked off and some pending, coins in both jar and hand, mixed warm and cool light</text:p>
          </table:table-cell>
          <table:table-cell table:number-columns-repeated="1017"/>
        </table:table-row>
        <table:table-row table:style-name="ro1">
          <table:table-cell table:style-name="ce3" office:value-type="string" calcext:value-type="string">
            <text:p>Payday</text:p>
          </table:table-cell>
          <table:table-cell table:style-name="ce3" office:value-type="string" calcext:value-type="string">
            <text:p>Cornucopia horn of plenty, harvest arriving as tangible reward. arcana.wikidot+1​</text:p>
          </table:table-cell>
          <table:table-cell table:style-name="ce3" office:value-type="string" calcext:value-type="string">
            <text:p>Trickster who spends all found gold at once, fleeting gain with no stability. reddit+1​</text:p>
          </table:table-cell>
          <table:table-cell table:style-name="ce3" office:value-type="string" calcext:value-type="string">
            <text:p>Farmer at market, income that must be portioned carefully between needs and wants. dailytarotdraw+1​</text:p>
          </table:table-cell>
          <table:table-cell table:style-name="ce3" office:value-type="string" calcext:value-type="string">
            <text:p>open wallet or envelope with bills, coins showering down, calendar with pay date circled, sunburst behind, smiling faces</text:p>
          </table:table-cell>
          <table:table-cell table:style-name="ce3" office:value-type="string" calcext:value-type="string">
            <text:p>crumpled empty wallet, few coins falling away, overdue stamps on bills, dim or flickering light</text:p>
          </table:table-cell>
          <table:table-cell table:style-name="ce3" office:value-type="string" calcext:value-type="string">
            <text:p>modest stack of bills, a few coins held back, calendar with both pay date and expense notes, soft but not blinding glow</text:p>
          </table:table-cell>
          <table:table-cell table:number-columns-repeated="1017"/>
        </table:table-row>
        <table:table-row table:style-name="ro1">
          <table:table-cell table:style-name="ce3" office:value-type="string" calcext:value-type="string">
            <text:p>Debt</text:p>
          </table:table-cell>
          <table:table-cell table:style-name="ce3" office:value-type="string" calcext:value-type="string">
            <text:p>Rumpelstiltskin demanding payment for prior favors, binding obligation. alittlesparkofjoy+1​</text:p>
          </table:table-cell>
          <table:table-cell table:style-name="ce3" office:value-type="string" calcext:value-type="string">
            <text:p>Faust’s pact with Mephistopheles, soul‑costly agreement one cannot escape. reddit+1​</text:p>
          </table:table-cell>
          <table:table-cell table:style-name="ce3" office:value-type="string" calcext:value-type="string">
            <text:p>Merchant owing coin to a stern moneylender, manageable if addressed, dangerous if ignored. dailytarotdraw+1​</text:p>
          </table:table-cell>
          <table:table-cell table:style-name="ce3" office:value-type="string" calcext:value-type="string">
            <text:p>person with chains formed from numbers or IOUs, ledger book with red entries, looming shadow of collector, dark doorway</text:p>
          </table:table-cell>
          <table:table-cell table:style-name="ce3" office:value-type="string" calcext:value-type="string">
            <text:p>heavier chains, red minus signs everywhere, torn bills, closed doors, looming figure closer, deep shadows</text:p>
          </table:table-cell>
          <table:table-cell table:style-name="ce3" office:value-type="string" calcext:value-type="string">
            <text:p>some links glowing and some rusted, ledger with both red and black lines, one open and one closed door, mixed light and dark floor</text:p>
          </table:table-cell>
          <table:table-cell table:number-columns-repeated="1017"/>
        </table:table-row>
        <table:table-row table:style-name="ro1">
          <table:table-cell table:style-name="ce3" office:value-type="string" calcext:value-type="string">
            <text:p>Investment</text:p>
          </table:table-cell>
          <table:table-cell table:style-name="ce3" office:value-type="string" calcext:value-type="string">
            <text:p>Farmer sowing seeds in good soil, patience and future harvest. dailytarotdraw+1​</text:p>
          </table:table-cell>
          <table:table-cell table:style-name="ce3" office:value-type="string" calcext:value-type="string">
            <text:p>Man in parable burying his talent in the ground, fear blocking growth. reddit+1​</text:p>
          </table:table-cell>
          <table:table-cell table:style-name="ce3" office:value-type="string" calcext:value-type="string">
            <text:p>Medieval builder funding a cathedral, long‑term project tying up resources and hope. dailytarotdraw+1​</text:p>
          </table:table-cell>
          <table:table-cell table:style-name="ce3" office:value-type="string" calcext:value-type="string">
            <text:p>person planting coin‑seeds in soil, young money‑fruit trees, upward arrow faint in sky, watering can, patient posture</text:p>
          </table:table-cell>
          <table:table-cell table:style-name="ce3" office:value-type="string" calcext:value-type="string">
            <text:p>coins buried under cracked earth, stunted saplings, downward arrow, empty watering can, impatient stance</text:p>
          </table:table-cell>
          <table:table-cell table:style-name="ce3" office:value-type="string" calcext:value-type="string">
            <text:p>some seeds sprouting and some dormant, mixed arrows faint, partly full watering can, both healthy and dry patches of ground</text:p>
          </table:table-cell>
          <table:table-cell table:number-columns-repeated="1017"/>
        </table:table-row>
        <table:table-row table:style-name="ro1">
          <table:table-cell table:style-name="ce3" office:value-type="string" calcext:value-type="string">
            <text:p>Budget</text:p>
          </table:table-cell>
          <table:table-cell table:style-name="ce3" office:value-type="string" calcext:value-type="string">
            <text:p>Ant from “Ant and Grasshopper”, planning and storing for lean times. reddit+1​</text:p>
          </table:table-cell>
          <table:table-cell table:style-name="ce3" office:value-type="string" calcext:value-type="string">
            <text:p>Grasshopper who sings away the summer, ignoring limits until crisis. reddit+1​</text:p>
          </table:table-cell>
          <table:table-cell table:style-name="ce3" office:value-type="string" calcext:value-type="string">
            <text:p>Housekeeper balancing pantry and purse, careful but sometimes overly restrictive. dailytarotdraw+1​</text:p>
          </table:table-cell>
          <table:table-cell table:style-name="ce3" office:value-type="string" calcext:value-type="string">
            <text:p>table with neatly labeled envelopes or jars, coins sorted into piles, checklist, abacus or calculator, modest lamp</text:p>
          </table:table-cell>
          <table:table-cell table:style-name="ce3" office:value-type="string" calcext:value-type="string">
            <text:p>spilled coins, crossed‑out or chaotic labels, crumpled receipts, broken pencil, flickering or weak light</text:p>
          </table:table-cell>
          <table:table-cell table:style-name="ce3" office:value-type="string" calcext:value-type="string">
            <text:p>some jars labeled clearly and some blurred, part of table tidy part messy, list with ticks and question marks, balanced light</text:p>
          </table:table-cell>
          <table:table-cell table:number-columns-repeated="1017"/>
        </table:table-row>
        <table:table-row table:style-name="ro1">
          <table:table-cell table:style-name="ce3" office:value-type="string" calcext:value-type="string">
            <text:p>Subscription</text:p>
          </table:table-cell>
          <table:table-cell table:style-name="ce3" office:value-type="string" calcext:value-type="string">
            <text:p>Sacred temple tithe, small recurring offering supporting ongoing service. reddit+1​</text:p>
          </table:table-cell>
          <table:table-cell table:style-name="ce3" office:value-type="string" calcext:value-type="string">
            <text:p>Leech in old medicine, repeated drain that weakens over time. comicvine.gamespot+1​</text:p>
          </table:table-cell>
          <table:table-cell table:style-name="ce3" office:value-type="string" calcext:value-type="string">
            <text:p>Feudal vassal owing regular dues, exchange that can feel fair or heavy depending on value. dailytarotdraw+1​</text:p>
          </table:table-cell>
          <table:table-cell table:style-name="ce3" office:value-type="string" calcext:value-type="string">
            <text:p>purse with small steady stream of coins feeding many pipes, symbols of services at ends, calendar with recurring arrows</text:p>
          </table:table-cell>
          <table:table-cell table:style-name="ce3" office:value-type="string" calcext:value-type="string">
            <text:p>purse nearly empty, thicker coin streams to a few icons, warning exclamation marks, red due dates, stressed expression</text:p>
          </table:table-cell>
          <table:table-cell table:style-name="ce3" office:value-type="string" calcext:value-type="string">
            <text:p>coins flowing in both thin and thick lines, some services lit some dimmed, calendar with both renew icons and cancellation marks</text:p>
          </table:table-cell>
          <table:table-cell table:number-columns-repeated="1017"/>
        </table:table-row>
        <table:table-row table:style-name="ro1">
          <table:table-cell table:style-name="ce3" office:value-type="string" calcext:value-type="string">
            <text:p>Crypto Coin</text:p>
          </table:table-cell>
          <table:table-cell table:style-name="ce3" office:value-type="string" calcext:value-type="string">
            <text:p>Trickster Coyote trading unusual gifts, experimental value and risk. comicvine.gamespot+1​</text:p>
          </table:table-cell>
          <table:table-cell table:style-name="ce3" office:value-type="string" calcext:value-type="string">
            <text:p>Fool’s gold in miner tales, illusion of wealth and speculative bubble. reddit+1​</text:p>
          </table:table-cell>
          <table:table-cell table:style-name="ce3" office:value-type="string" calcext:value-type="string">
            <text:p>Alchemist in his lab, chasing new form of value that might succeed or waste years. reddit+1​</text:p>
          </table:table-cell>
          <table:table-cell table:style-name="ce3" office:value-type="string" calcext:value-type="string">
            <text:p>glowing digital coin with geometric symbol, circuit board pattern, blockchain cubes, volatile up‑down graph in background</text:p>
          </table:table-cell>
          <table:table-cell table:style-name="ce3" office:value-type="string" calcext:value-type="string">
            <text:p>cracked digital coin, glitching symbol, red downward graph, scam warning icons, shadowy figures</text:p>
          </table:table-cell>
          <table:table-cell table:style-name="ce3" office:value-type="string" calcext:value-type="string">
            <text:p>coin half‑lit, graph with both spikes and dips, some solid and some transparent cubes, mix of green and red indicator lights</text:p>
          </table:table-cell>
          <table:table-cell table:number-columns-repeated="1017"/>
        </table:table-row>
        <table:table-row table:style-name="ro1">
          <table:table-cell table:style-name="ce3" office:value-type="string" calcext:value-type="string">
            <text:p>Job Offer</text:p>
          </table:table-cell>
          <table:table-cell table:style-name="ce3" office:value-type="string" calcext:value-type="string">
            <text:p>Messenger bearing royal seal, unexpected opportunity at the gate. arcana.wikidot+1​</text:p>
          </table:table-cell>
          <table:table-cell table:style-name="ce3" office:value-type="string" calcext:value-type="string">
            <text:p>Siren song promising everything, offer that hides serious costs. arcana.wikidot+1​</text:p>
          </table:table-cell>
          <table:table-cell table:style-name="ce3" office:value-type="string" calcext:value-type="string">
            <text:p>Fairy‑tale helper offering a bargain, chance that requires reading the fine print. reddit+1​</text:p>
          </table:table-cell>
          <table:table-cell table:style-name="ce3" office:value-type="string" calcext:value-type="string">
            <text:p>outstretched hand holding contract scroll or folder, doorway of light behind, handshake symbol, confetti subtle, hopeful colors</text:p>
          </table:table-cell>
          <table:table-cell table:style-name="ce3" office:value-type="string" calcext:value-type="string">
            <text:p>contract with tiny unreadable text, shadowed doorway, crossed fingers behind back, question marks, cooler tones</text:p>
          </table:table-cell>
          <table:table-cell table:style-name="ce3" office:value-type="string" calcext:value-type="string">
            <text:p>contract partly lit partly shadowed, side light through hallway, one hand open one cautious, both check mark and question mark nearby</text:p>
          </table:table-cell>
          <table:table-cell table:number-columns-repeated="1017"/>
        </table:table-row>
        <table:table-row table:style-name="ro1">
          <table:table-cell table:style-name="ce3" office:value-type="string" calcext:value-type="string">
            <text:p>Burnout</text:p>
          </table:table-cell>
          <table:table-cell table:style-name="ce3" office:value-type="string" calcext:value-type="string">
            <text:p>Donkey overloaded in folk tales, too many burdens for too long. dailytarotdraw+1​</text:p>
          </table:table-cell>
          <table:table-cell table:style-name="ce3" office:value-type="string" calcext:value-type="string">
            <text:p>Walking ghost archetype, worker so drained they detach completely. dailytarotdraw+1​</text:p>
          </table:table-cell>
          <table:table-cell table:style-name="ce3" office:value-type="string" calcext:value-type="string">
            <text:p>Phoenix at the end of its cycle, collapse that can become renewal if honored. comicvine.gamespot+1​</text:p>
          </table:table-cell>
          <table:table-cell table:style-name="ce3" office:value-type="string" calcext:value-type="string">
            <text:p>person slumped over desk, candle burned to stub, multiple screens glowing, stack of files, dark circles under eyes</text:p>
          </table:table-cell>
          <table:table-cell table:style-name="ce3" office:value-type="string" calcext:value-type="string">
            <text:p>desk buried in papers, candles completely out, only screen light, tangled cords, calendar with overbooked days, heavy greys</text:p>
          </table:table-cell>
          <table:table-cell table:style-name="ce3" office:value-type="string" calcext:value-type="string">
            <text:p>one bright and one dim screen, partially burned candles, some files stacked neatly some scattered, sunrise hint at window</text:p>
          </table:table-cell>
          <table:table-cell table:number-columns-repeated="1017"/>
        </table:table-row>
        <table:table-row table:style-name="ro1">
          <table:table-cell table:style-name="ce3" office:value-type="string" calcext:value-type="string">
            <text:p>Work From Home</text:p>
          </table:table-cell>
          <table:table-cell table:style-name="ce3" office:value-type="string" calcext:value-type="string">
            <text:p>Weaver at her own loom, productive in a private space. reddit+1​</text:p>
          </table:table-cell>
          <table:table-cell table:style-name="ce3" office:value-type="string" calcext:value-type="string">
            <text:p>Rumpelstiltskin’s straw‑to‑gold room, pressure and isolation behind closed doors. alittlesparkofjoy+1​</text:p>
          </table:table-cell>
          <table:table-cell table:style-name="ce3" office:value-type="string" calcext:value-type="string">
            <text:p>Penelope at her loom, blending domestic, craft, and strategy in one environment. alittlesparkofjoy+1​</text:p>
          </table:table-cell>
          <table:table-cell table:style-name="ce3" office:value-type="string" calcext:value-type="string">
            <text:p>cutaway of house, figure at desk, plants and sofa in same room, video‑call screen, slippers under desk, cat or pet nearby</text:p>
          </table:table-cell>
          <table:table-cell table:style-name="ce3" office:value-type="string" calcext:value-type="string">
            <text:p>cramped cluttered room, laundry piles, many open tabs on screen, dark curtains, isolated figure, stale air feel</text:p>
          </table:table-cell>
          <table:table-cell table:style-name="ce3" office:value-type="string" calcext:value-type="string">
            <text:p>partially tidy partially messy home‑office, one open window and one closed, both work icons and personal items visible</text:p>
          </table:table-cell>
          <table:table-cell table:number-columns-repeated="1017"/>
        </table:table-row>
        <table:table-row table:style-name="ro1">
          <table:table-cell table:style-name="ce3" office:value-type="string" calcext:value-type="string">
            <text:p>Data Breach</text:p>
          </table:table-cell>
          <table:table-cell table:style-name="ce3" office:value-type="string" calcext:value-type="string">
            <text:p>Pandora opening the box, once‑sealed contents scattered everywhere. reddit+1​</text:p>
          </table:table-cell>
          <table:table-cell table:style-name="ce3" office:value-type="string" calcext:value-type="string">
            <text:p>Thieves sacking a caravan, valuables taken and trust broken. reddit+1​</text:p>
          </table:table-cell>
          <table:table-cell table:style-name="ce3" office:value-type="string" calcext:value-type="string">
            <text:p>Town crier announcing stolen documents, revelation that harms but also informs. arcana.wikidot+1​</text:p>
          </table:table-cell>
          <table:table-cell table:style-name="ce3" office:value-type="string" calcext:value-type="string">
            <text:p>broken lock icon over cloud, streams of glowing data leaking, scattered documents, warning triangles, red alert frame</text:p>
          </table:table-cell>
          <table:table-cell table:style-name="ce3" office:value-type="string" calcext:value-type="string">
            <text:p>larger crack with data pouring out, skull or hostile mask in background, blacked‑out panels, multiple alarm symbols</text:p>
          </table:table-cell>
          <table:table-cell table:style-name="ce3" office:value-type="string" calcext:value-type="string">
            <text:p>small but visible leak, some data streams caught in nets, one warning icon flashing one dim, mix of red and amber highlights</text:p>
          </table:table-cell>
          <table:table-cell table:number-columns-repeated="1017"/>
        </table:table-row>
        <table:table-row table:style-name="ro1">
          <table:table-cell table:style-name="ce3" office:value-type="string" calcext:value-type="string">
            <text:p>Notification</text:p>
          </table:table-cell>
          <table:table-cell table:style-name="ce3" office:value-type="string" calcext:value-type="string">
            <text:p>Hermes tapping on the window, timely message that prompts action. arcana.wikidot+1​</text:p>
          </table:table-cell>
          <table:table-cell table:style-name="ce3" office:value-type="string" calcext:value-type="string">
            <text:p>Annoying sprite constantly tugging sleeves, distraction and anxiety spikes. comicvine.gamespot+1​</text:p>
          </table:table-cell>
          <table:table-cell table:style-name="ce3" office:value-type="string" calcext:value-type="string">
            <text:p>Rooster heralding dawn, alert that can either guide rhythm or feel intrusive. comicvine.gamespot+1​</text:p>
          </table:table-cell>
          <table:table-cell table:style-name="ce3" office:value-type="string" calcext:value-type="string">
            <text:p>large bell or phone with glowing red badge, vibration lines, surprised figure, bright exclamation mark, sharp light</text:p>
          </table:table-cell>
          <table:table-cell table:style-name="ce3" office:value-type="string" calcext:value-type="string">
            <text:p>dozens of overlapping badges, figure covering ears, jagged sound waves, red clutter cloud, overwhelming brightness</text:p>
          </table:table-cell>
          <table:table-cell table:style-name="ce3" office:value-type="string" calcext:value-type="string">
            <text:p>single prominent badge with a few faint ones behind, figure half‑turning toward it, sound lines soft not jagged, both white space and icons</text:p>
          </table:table-cell>
          <table:table-cell table:number-columns-repeated="1017"/>
        </table:table-row>
        <table:table-row table:style-name="ro1">
          <table:table-cell table:style-name="ce3" office:value-type="string" calcext:value-type="string">
            <text:p>Cancel Culture</text:p>
          </table:table-cell>
          <table:table-cell table:style-name="ce3" office:value-type="string" calcext:value-type="string">
            <text:p>Village council legitimately exiling a proven wrongdoer, collective boundary. reddit+1​</text:p>
          </table:table-cell>
          <table:table-cell table:style-name="ce3" office:value-type="string" calcext:value-type="string">
            <text:p>Lynch mob from witch trials, scapegoating frenzy without due process. reddit+1​</text:p>
          </table:table-cell>
          <table:table-cell table:style-name="ce3" office:value-type="string" calcext:value-type="string">
            <text:p>Public stocks in the square, social punishment that may correct or simply humiliate. reddit+1​</text:p>
          </table:table-cell>
          <table:table-cell table:style-name="ce3" office:value-type="string" calcext:value-type="string">
            <text:p>central figure on platform, many pointing hands or speech bubbles, broken pedestal, loud megaphones, red X symbols</text:p>
          </table:table-cell>
          <table:table-cell table:style-name="ce3" office:value-type="string" calcext:value-type="string">
            <text:p>mob crowd entirely faceless, flames or pitchfork silhouettes, shattered platform, walls of text, harsh red‑black palette</text:p>
          </table:table-cell>
          <table:table-cell table:style-name="ce3" office:value-type="string" calcext:value-type="string">
            <text:p>some hands pointing and some folded, a few supportive bubbles among critical ones, pedestal cracked but not collapsed, mixed color accents</text:p>
          </table:table-cell>
          <table:table-cell table:number-columns-repeated="1017"/>
        </table:table-row>
        <table:table-row table:style-name="ro1">
          <table:table-cell table:style-name="ce3" office:value-type="string" calcext:value-type="string">
            <text:p>Online Dating</text:p>
          </table:table-cell>
          <table:table-cell table:style-name="ce3" office:value-type="string" calcext:value-type="string">
            <text:p>Psyche meeting Eros unseen, connection through mystery and imagination. reddit+1​</text:p>
          </table:table-cell>
          <table:table-cell table:style-name="ce3" office:value-type="string" calcext:value-type="string">
            <text:p>Trickster suitor in fairy tales, deception in identity and intent. reddit+1​</text:p>
          </table:table-cell>
          <table:table-cell table:style-name="ce3" office:value-type="string" calcext:value-type="string">
            <text:p>Masquerade ball, many masks where sincere and false faces mingle. reddit+1​</text:p>
          </table:table-cell>
          <table:table-cell table:style-name="ce3" office:value-type="string" calcext:value-type="string">
            <text:p>two figures on opposite sides of glowing phone, heart icons above, swipe arrows, chat bubbles, stars in background</text:p>
          </table:table-cell>
          <table:table-cell table:style-name="ce3" office:value-type="string" calcext:value-type="string">
            <text:p>broken heart icons, ghosted chat bubble with ellipsis, mismatched profiles, glare on screen, colder blues</text:p>
          </table:table-cell>
          <table:table-cell table:style-name="ce3" office:value-type="string" calcext:value-type="string">
            <text:p>some whole hearts and some cracked, one active chat and one faded, half‑lit screen, mix of starry optimism and empty space</text:p>
          </table:table-cell>
          <table:table-cell table:number-columns-repeated="1017"/>
        </table:table-row>
        <table:table-row table:style-name="ro1">
          <table:table-cell table:style-name="ce3" office:value-type="string" calcext:value-type="string">
            <text:p>Ghosting</text:p>
          </table:table-cell>
          <table:table-cell table:style-name="ce3" office:value-type="string" calcext:value-type="string">
            <text:p>Odysseus slipping away from some islands without farewell, sudden silence. arcana.wikidot+1​</text:p>
          </table:table-cell>
          <table:table-cell table:style-name="ce3" office:value-type="string" calcext:value-type="string">
            <text:p>Phantom lover legends, vanishing without explanation or closure. comicvine.gamespot+1​</text:p>
          </table:table-cell>
          <table:table-cell table:style-name="ce3" office:value-type="string" calcext:value-type="string">
            <text:p>Will‑o’‑the‑wisp, light that appears and disappears, leaving ambiguity. comicvine.gamespot+1​</text:p>
          </table:table-cell>
          <table:table-cell table:style-name="ce3" office:value-type="string" calcext:value-type="string">
            <text:p>solid figure reaching toward fading translucent figure, phone with unread message icon, disappearing footprints, foggy path</text:p>
          </table:table-cell>
          <table:table-cell table:style-name="ce3" office:value-type="string" calcext:value-type="string">
            <text:p>figure alone under dark sky, rows of unopened messages, frozen typing indicator, erased footprints, strong emptiness</text:p>
          </table:table-cell>
          <table:table-cell table:style-name="ce3" office:value-type="string" calcext:value-type="string">
            <text:p>fading figure leaving faint outline, some footprints visible some lost, phone with both new and archived messages, mist with a small clear patch</text:p>
          </table:table-cell>
          <table:table-cell table:number-columns-repeated="1017"/>
        </table:table-row>
        <table:table-row table:style-name="ro1">
          <table:table-cell table:style-name="ce3" office:value-type="string" calcext:value-type="string">
            <text:p>Smartphone</text:p>
          </table:table-cell>
          <table:table-cell table:style-name="ce3" office:value-type="string" calcext:value-type="string">
            <text:p>Magic mirror that shows distant scenes, powerful portable window on the world. reddit+1​</text:p>
          </table:table-cell>
          <table:table-cell table:style-name="ce3" office:value-type="string" calcext:value-type="string">
            <text:p>Enchanted mirror that traps attention, user lost in reflected images. reddit+1​</text:p>
          </table:table-cell>
          <table:table-cell table:style-name="ce3" office:value-type="string" calcext:value-type="string">
            <text:p>Wizard’s scrying bowl, tool that can inform, distract, or obsess depending on use. reddit+1​</text:p>
          </table:table-cell>
          <table:table-cell table:style-name="ce3" office:value-type="string" calcext:value-type="string">
            <text:p>central large phone as portal, multiple miniature worlds on screen, app icons around edges, battery and signal bars full</text:p>
          </table:table-cell>
          <table:table-cell table:style-name="ce3" office:value-type="string" calcext:value-type="string">
            <text:p>cracked screen, low battery symbol, no‑signal icon, scattered app icons, dark reflection of user’s face, harsher shadows</text:p>
          </table:table-cell>
          <table:table-cell table:style-name="ce3" office:value-type="string" calcext:value-type="string">
            <text:p>screen partly cracked with some active areas, medium battery, weak but present signal bars, mix of colorful and greyed‑out apps</text:p>
          </table:table-cell>
          <table:table-cell table:number-columns-repeated="1017"/>
        </table:table-row>
        <table:table-row table:style-name="ro1">
          <table:table-cell table:style-name="ce3" office:value-type="string" calcext:value-type="string">
            <text:p>Digital Self / Avatar</text:p>
          </table:table-cell>
          <table:table-cell table:style-name="ce3" office:value-type="string" calcext:value-type="string">
            <text:p>Narcissus at the pond, exploring self‑image and how one appears, awakening to self‑presentation. reddit+1​</text:p>
          </table:table-cell>
          <table:table-cell table:style-name="ce3" office:value-type="string" calcext:value-type="string">
            <text:p>Doppelgänger or changeling tales, identity confusion and false fronts overtaking the real self. reddit+1​</text:p>
          </table:table-cell>
          <table:table-cell table:style-name="ce3" office:value-type="string" calcext:value-type="string">
            <text:p>Actor in a masked ball, experimenting with personas while half‑aware of what is authentic. reddit+1​</text:p>
          </table:table-cell>
          <table:table-cell table:style-name="ce3" office:value-type="string" calcext:value-type="string">
            <text:p>person facing mirror or screen showing stylized glowing avatar, pixel halo, customization sliders, dual color scheme</text:p>
          </table:table-cell>
          <table:table-cell table:style-name="ce3" office:value-type="string" calcext:value-type="string">
            <text:p>mirror showing distorted or fragmented avatar, glitch lines, mask icons, heavy saturation, identity question mark</text:p>
          </table:table-cell>
          <table:table-cell table:style-name="ce3" office:value-type="string" calcext:value-type="string">
            <text:p>avatar partly aligned with person, some clean pixels and some glitches, half mask half face, split lighting on figure</text:p>
          </table:table-cell>
          <table:table-cell table:number-columns-repeated="1017"/>
        </table:table-row>
        <table:table-row table:style-name="ro1">
          <table:table-cell table:style-name="ce3" office:value-type="string" calcext:value-type="string">
            <text:p>The Feed / Scroll</text:p>
          </table:table-cell>
          <table:table-cell table:style-name="ce3" office:value-type="string" calcext:value-type="string">
            <text:p>Scheherazade’s stories night after night, curated stream of narratives that can inform and delight. reddit+1​</text:p>
          </table:table-cell>
          <table:table-cell table:style-name="ce3" office:value-type="string" calcext:value-type="string">
            <text:p>Endless gossip circle at the village well, repetitive, draining chatter you cannot stop listening to. reddit+1​</text:p>
          </table:table-cell>
          <table:table-cell table:style-name="ce3" office:value-type="string" calcext:value-type="string">
            <text:p>Traveling bard in the marketplace, mix of useful news and distracting entertainment. wikipedia+1​</text:p>
          </table:table-cell>
          <table:table-cell table:style-name="ce3" office:value-type="string" calcext:value-type="string">
            <text:p>vertical waterfall of posts and tiles, thumb mid‑scroll, soft app chrome, time stamps fading, couch or bed below</text:p>
          </table:table-cell>
          <table:table-cell table:style-name="ce3" office:value-type="string" calcext:value-type="string">
            <text:p>endless blur of posts, thumb moving frantically, repeated content, warning icons about time spent, darkened room</text:p>
          </table:table-cell>
          <table:table-cell table:style-name="ce3" office:value-type="string" calcext:value-type="string">
            <text:p>feed with visible “end” suggestion, a few pinned posts and many faint, thumb hovering not scrolling, dim but not dark room</text:p>
          </table:table-cell>
          <table:table-cell table:number-columns-repeated="1017"/>
        </table:table-row>
        <table:table-row table:style-name="ro1">
          <table:table-cell table:style-name="ce3" office:value-type="string" calcext:value-type="string">
            <text:p>Disconnection / Airplane Mode</text:p>
          </table:table-cell>
          <table:table-cell table:style-name="ce3" office:value-type="string" calcext:value-type="string">
            <text:p>Diogenes stepping away from the crowd, intentional retreat to regain clarity. wikipedia+1​</text:p>
          </table:table-cell>
          <table:table-cell table:style-name="ce3" office:value-type="string" calcext:value-type="string">
            <text:p>Rip Van Winkle’s overlong sleep, withdrawal becoming numb avoidance of life. horrortree+1​</text:p>
          </table:table-cell>
          <table:table-cell table:style-name="ce3" office:value-type="string" calcext:value-type="string">
            <text:p>Hermit monk in periodic retreat, cycling between solitude and re‑engagement. reddit+1​</text:p>
          </table:table-cell>
          <table:table-cell table:style-name="ce3" office:value-type="string" calcext:value-type="string">
            <text:p>phone with airplane‑mode icon, signals crossed out, person meditating or reading book, stars or trees, quiet palette</text:p>
          </table:table-cell>
          <table:table-cell table:style-name="ce3" office:value-type="string" calcext:value-type="string">
            <text:p>phone thrown aside angrily, shattered notifications around, person curled up, heavy dark woods, thick silence</text:p>
          </table:table-cell>
          <table:table-cell table:style-name="ce3" office:value-type="string" calcext:value-type="string">
            <text:p>phone face‑down with airplane icon, person alternating between looking at sky and glancing at phone, partial forest light</text:p>
          </table:table-cell>
          <table:table-cell table:number-columns-repeated="1017"/>
        </table:table-row>
        <table:table-row table:style-name="ro1">
          <table:table-cell table:style-name="ce3" office:value-type="string" calcext:value-type="string">
            <text:p>The App / Platform</text:p>
          </table:table-cell>
          <table:table-cell table:style-name="ce3" office:value-type="string" calcext:value-type="string">
            <text:p>Well‑run marketplace in a medieval town, shared rules that enable exchange and connection. dailytarotdraw+1​</text:p>
          </table:table-cell>
          <table:table-cell table:style-name="ce3" office:value-type="string" calcext:value-type="string">
            <text:p>Crooked carnival midway, rigged games and manipulative design hooking players. reddit+1​</text:p>
          </table:table-cell>
          <table:table-cell table:style-name="ce3" office:value-type="string" calcext:value-type="string">
            <text:p>Walled city gate, controlled access that can protect or restrict depending on who holds keys. reddit+1​</text:p>
          </table:table-cell>
          <table:table-cell table:style-name="ce3" office:value-type="string" calcext:value-type="string">
            <text:p>grand digital gate made of app tiles, login screen motif, stairs leading up, icons arranged symmetrically, neutral blue light</text:p>
          </table:table-cell>
          <table:table-cell table:style-name="ce3" office:value-type="string" calcext:value-type="string">
            <text:p>gate with paywalls and locks, some corrupted or blank tiles, steep stairs, dark underside of icons, pop‑up overlays</text:p>
          </table:table-cell>
          <table:table-cell table:style-name="ce3" office:value-type="string" calcext:value-type="string">
            <text:p>gate with both open and closed tiles, stairs partially illuminated, mix of inviting icons and warning labels, blended cool and warm lighting</text:p>
          </table:table-cell>
          <table:table-cell table:number-columns-repeated="1017"/>
        </table:table-row>
        <table:table-row table:style-name="ro1">
          <table:table-cell table:style-name="ce3" office:value-type="string" calcext:value-type="string">
            <text:p>Update / Patch</text:p>
          </table:table-cell>
          <table:table-cell table:style-name="ce3" office:value-type="string" calcext:value-type="string">
            <text:p>Daedalus refining his inventions, constructive improvements and bug fixes. arcana.wikidot+1​</text:p>
          </table:table-cell>
          <table:table-cell table:style-name="ce3" office:value-type="string" calcext:value-type="string">
            <text:p>Sorcerer’s Apprentice changing spells mid‑stream, unstable tweaks causing chaos. reddit+1​</text:p>
          </table:table-cell>
          <table:table-cell table:style-name="ce3" office:value-type="string" calcext:value-type="string">
            <text:p>Ship of Theseus mid‑repair, identity evolving as pieces are changed over time. arcana.wikidot+1​</text:p>
          </table:table-cell>
          <table:table-cell table:style-name="ce3" office:value-type="string" calcext:value-type="string">
            <text:p>robed tech‑mage applying glowing patch sigils to circular diagram, progress bar at 60%, gears turning, soft system glow</text:p>
          </table:table-cell>
          <table:table-cell table:style-name="ce3" office:value-type="string" calcext:value-type="string">
            <text:p>interrupted progress bar at 5% or stuck, warning triangle, loose bolts, glitch in circle, harsh flashing colors</text:p>
          </table:table-cell>
          <table:table-cell table:style-name="ce3" office:value-type="string" calcext:value-type="string">
            <text:p>progress bar half complete with minor flickers, some gears aligned some stiff, both check mark and exclamation near diagram</text:p>
          </table:table-cell>
          <table:table-cell table:number-columns-repeated="1017"/>
        </table:table-row>
        <table:table-row table:style-name="ro1">
          <table:table-cell table:style-name="ce3" office:value-type="string" calcext:value-type="string">
            <text:p>Anxiety</text:p>
          </table:table-cell>
          <table:table-cell table:style-name="ce3" office:value-type="string" calcext:value-type="string">
            <text:p>Cassandra seeing many futures at once, heightened alert and mental noise. arcana.wikidot+1​</text:p>
          </table:table-cell>
          <table:table-cell table:style-name="ce3" office:value-type="string" calcext:value-type="string">
            <text:p>Haunted dreamers in ghost stories, imagination feeding spirals of fear. comicvine.gamespot+1​</text:p>
          </table:table-cell>
          <table:table-cell table:style-name="ce3" office:value-type="string" calcext:value-type="string">
            <text:p>Warrior before battle at dawn, worry that can either sharpen preparation or freeze action. wikipedia+1​</text:p>
          </table:table-cell>
          <table:table-cell table:style-name="ce3" office:value-type="string" calcext:value-type="string">
            <text:p>person surrounded by hovering thought‑swords or exclamation marks, spiraling lines around head, dark room, eyes wide, edge‑of‑bed posture</text:p>
          </table:table-cell>
          <table:table-cell table:style-name="ce3" office:value-type="string" calcext:value-type="string">
            <text:p>more swords closing in, walls closing sensation, tangled scribble cloud, harsh red glow, figure gripping head thetarotlady+1​</text:p>
          </table:table-cell>
          <table:table-cell table:style-name="ce3" office:value-type="string" calcext:value-type="string">
            <text:p>some swords near and others drifting away, spiral partly unwound, one small candle or window, mixed blue and violet tones</text:p>
          </table:table-cell>
          <table:table-cell table:number-columns-repeated="1017"/>
        </table:table-row>
        <table:table-row table:style-name="ro1">
          <table:table-cell table:style-name="ce3" office:value-type="string" calcext:value-type="string">
            <text:p>Depression / Numbness</text:p>
          </table:table-cell>
          <table:table-cell table:style-name="ce3" office:value-type="string" calcext:value-type="string">
            <text:p>Snow White in glass coffin, pause and stillness that precede renewal. alittlesparkofjoy+1​</text:p>
          </table:table-cell>
          <table:table-cell table:style-name="ce3" office:value-type="string" calcext:value-type="string">
            <text:p>King who never leaves his dark throne room, hopeless stagnation and disengagement. reddit+1​</text:p>
          </table:table-cell>
          <table:table-cell table:style-name="ce3" office:value-type="string" calcext:value-type="string">
            <text:p>Persephone in the underworld in winter, low cycle that is part of a larger rhythm. arcana.wikidot+1​</text:p>
          </table:table-cell>
          <table:table-cell table:style-name="ce6" office:value-type="string" calcext:value-type="string">
            <text:p><text:a xlink:href="https://therainbowmiracle.com/how-tarot-can-be-a-tool-for-therapy-and-mental-health/" xlink:type="simple">figure sitting on bench with grey aura, drooping flowers nearby, overcast sky, motionless water, muted colors therainbowmiracle​</text:a></text:p>
          </table:table-cell>
          <table:table-cell table:style-name="ce3" office:value-type="string" calcext:value-type="string">
            <text:p>figure lying flat, flowers dead or gone, heavy shadows, empty bottles or clutter, almost monochrome palette thetarotlady+1​</text:p>
          </table:table-cell>
          <table:table-cell table:style-name="ce3" office:value-type="string" calcext:value-type="string">
            <text:p>figure upright but slouched, some flowers wilted some budding, thin light breaking through clouds, faint reflection in water</text:p>
          </table:table-cell>
          <table:table-cell table:number-columns-repeated="1017"/>
        </table:table-row>
        <table:table-row table:style-name="ro1">
          <table:table-cell table:style-name="ce3" office:value-type="string" calcext:value-type="string">
            <text:p>Healing / Recovery</text:p>
          </table:table-cell>
          <table:table-cell table:style-name="ce3" office:value-type="string" calcext:value-type="string">
            <text:p>Chiron the wounded healer, tending wounds with skill and compassion. arcana.wikidot+1​</text:p>
          </table:table-cell>
          <table:table-cell table:style-name="ce3" office:value-type="string" calcext:value-type="string">
            <text:p>Quack doctor in folk tales, false cures and self‑sabotage. reddit+1​</text:p>
          </table:table-cell>
          <table:table-cell table:style-name="ce3" office:value-type="string" calcext:value-type="string">
            <text:p>Village herbalist, small steady remedies and support over time. reddit+1​</text:p>
          </table:table-cell>
          <table:table-cell table:style-name="ce3" office:value-type="string" calcext:value-type="string">
            <text:p>person bandaging their own glowing heart, herbal jars and teacup, soft blanket, warm lamp, supportive hands nearby therainbowmiracle+1​</text:p>
          </table:table-cell>
          <table:table-cell table:style-name="ce3" office:value-type="string" calcext:value-type="string">
            <text:p>scattered pills and broken bottles, bandage falling off, dark sickroom, discarded crutches, harsh fluorescent light thetarotlady+1​</text:p>
          </table:table-cell>
          <table:table-cell table:style-name="ce3" office:value-type="string" calcext:value-type="string">
            <text:p>some organized remedies and some clutter, bandage partially secure, window with both rain and light, mix of cool hospital and warm home tones</text:p>
          </table:table-cell>
          <table:table-cell table:number-columns-repeated="1017"/>
        </table:table-row>
        <table:table-row table:style-name="ro1">
          <table:table-cell table:style-name="ce3" office:value-type="string" calcext:value-type="string">
            <text:p>Boundaries</text:p>
          </table:table-cell>
          <table:table-cell table:style-name="ce3" office:value-type="string" calcext:value-type="string">
            <text:p>Guardian at city gate, clear limits on who and what may enter. reddit+1​</text:p>
          </table:table-cell>
          <table:table-cell table:style-name="ce3" office:value-type="string" calcext:value-type="string">
            <text:p>Doormat servant archetype, saying yes to all and becoming resentful. reddit+1​</text:p>
          </table:table-cell>
          <table:table-cell table:style-name="ce3" office:value-type="string" calcext:value-type="string">
            <text:p>Hedge of thorns around Sleeping Beauty’s castle, protective but needing conscious opening. alittlesparkofjoy+1​</text:p>
          </table:table-cell>
          <table:table-cell table:style-name="ce6" office:value-type="string" calcext:value-type="string">
            <text:p><text:a xlink:href="https://therainbowmiracle.com/how-tarot-can-be-a-tool-for-therapy-and-mental-health/" xlink:type="simple">glowing protective circle around seated figure, calm “stop” hand gesture, clear fence or gate, small guardian symbols, clean lines therainbowmiracle​</text:a></text:p>
          </table:table-cell>
          <table:table-cell table:style-name="ce3" office:value-type="string" calcext:value-type="string">
            <text:p>broken fence, circle fragmented, many hands intruding, cluttered background, red pressure arrows pushing in thetarotlady+1​</text:p>
          </table:table-cell>
          <table:table-cell table:style-name="ce3" office:value-type="string" calcext:value-type="string">
            <text:p>circle with a few openings, gate partly open, some arrows bouncing off and a few entering, figure both firm and slightly strained</text:p>
          </table:table-cell>
          <table:table-cell table:number-columns-repeated="1017"/>
        </table:table-row>
        <table:table-row table:style-name="ro1">
          <table:table-cell table:style-name="ce3" office:value-type="string" calcext:value-type="string">
            <text:p>Inner Child</text:p>
          </table:table-cell>
          <table:table-cell table:style-name="ce3" office:value-type="string" calcext:value-type="string">
            <text:p>Puck or Pan, playful mischief and spontaneous joy. comicvine.gamespot+1​</text:p>
          </table:table-cell>
          <table:table-cell table:style-name="ce3" office:value-type="string" calcext:value-type="string">
            <text:p>Wild child of legends, acting out from wounds and neglect. reddit+1​</text:p>
          </table:table-cell>
          <table:table-cell table:style-name="ce3" office:value-type="string" calcext:value-type="string">
            <text:p>Young Parsifal, innocent and curious yet needing guidance to mature. alittlesparkofjoy+1​</text:p>
          </table:table-cell>
          <table:table-cell table:style-name="ce6" office:value-type="string" calcext:value-type="string">
            <text:p><text:a xlink:href="https://therainbowmiracle.com/how-tarot-can-be-a-tool-for-therapy-and-mental-health/" xlink:type="simple">adult figure kneeling with small child version of themselves, toys and chalk drawings, sunbeam through window, soft pastel colors therainbowmiracle​</text:a></text:p>
          </table:table-cell>
          <table:table-cell table:style-name="ce3" office:value-type="string" calcext:value-type="string">
            <text:p>abandoned toys, torn drawings, adult back turned, dim nursery, cracked window, muted browns and greys thetarotlady+1​</text:p>
          </table:table-cell>
          <table:table-cell table:style-name="ce3" office:value-type="string" calcext:value-type="string">
            <text:p>some toys scattered some in use, adult half‑turned toward child, a mix of bright and faded drawings, patchy sunlight</text:p>
          </table:table-cell>
          <table:table-cell table:number-columns-repeated="1017"/>
        </table:table-row>
        <table:table-row table:style-name="ro1">
          <table:table-cell table:style-name="ce3" office:value-type="string" calcext:value-type="string">
            <text:p>Shadow Work</text:p>
          </table:table-cell>
          <table:table-cell table:style-name="ce3" office:value-type="string" calcext:value-type="string">
            <text:p>Jungian‑style “monster in the cave” echoing dragon myths, facing what is feared within. comicvine.gamespot+1​</text:p>
          </table:table-cell>
          <table:table-cell table:style-name="ce3" office:value-type="string" calcext:value-type="string">
            <text:p>Denying the monster exists, projecting darkness onto others. reddit+1​</text:p>
          </table:table-cell>
          <table:table-cell table:style-name="ce3" office:value-type="string" calcext:value-type="string">
            <text:p>Orpheus descending to the underworld, confronting darkness to retrieve something precious. arcana.wikidot+1​</text:p>
          </table:table-cell>
          <table:table-cell table:style-name="ce6" office:value-type="string" calcext:value-type="string">
            <text:p><text:a xlink:href="https://therainbowmiracle.com/how-tarot-can-be-a-tool-for-therapy-and-mental-health/" xlink:type="simple">person facing large shadow of themselves on wall, torch or candle in hand, cave or basement, mirror partly reflecting a monster therainbowmiracle​</text:a></text:p>
          </table:table-cell>
          <table:table-cell table:style-name="ce3" office:value-type="string" calcext:value-type="string">
            <text:p>person running from shadow, darkness thickening, shattered mirror pieces, many small eyes in background thetarotlady+1​</text:p>
          </table:table-cell>
          <table:table-cell table:style-name="ce3" office:value-type="string" calcext:value-type="string">
            <text:p>figure standing with some fear but holding light, shadow showing both monstrous and human traits, mirror half‑cracked, both dark and lit cave areas</text:p>
          </table:table-cell>
          <table:table-cell table:number-columns-repeated="1017"/>
        </table:table-row>
        <table:table-row table:style-name="ro1">
          <table:table-cell table:style-name="ce3" office:value-type="string" calcext:value-type="string">
            <text:p>Climate Crisis / Warming</text:p>
          </table:table-cell>
          <table:table-cell table:style-name="ce3" office:value-type="string" calcext:value-type="string">
            <text:p>Flood myths like Noah’s Ark, awareness of large‑scale disruption and urgency. reddit+2​</text:p>
          </table:table-cell>
          <table:table-cell table:style-name="ce3" office:value-type="string" calcext:value-type="string">
            <text:p>City of Sodom ignoring warnings, denial and continued harm despite signs. reddit+1​</text:p>
          </table:table-cell>
          <table:table-cell table:style-name="ce3" office:value-type="string" calcext:value-type="string">
            <text:p>Farmer watching changing seasons, noticing shifts and slowly adjusting practices. dailytarotdraw+1​</text:p>
          </table:table-cell>
          <table:table-cell table:style-name="ce3" office:value-type="string" calcext:value-type="string">
            <text:p>Earth half‑lit with heatwave lines, thermometer rising, cracked ground, wildfire on one side, flooding on another journals.sagepub+1​</text:p>
          </table:table-cell>
          <table:table-cell table:style-name="ce3" office:value-type="string" calcext:value-type="string">
            <text:p>entire globe wrapped in smoke, broken thermometers, dead trees, submerged city outlines, orange‑red sky atmos+1​</text:p>
          </table:table-cell>
          <table:table-cell table:style-name="ce3" office:value-type="string" calcext:value-type="string">
            <text:p>planet with both burnt and green regions, thermometer plateauing, some trees charred some sprouting, storm clouds with small blue breaks</text:p>
          </table:table-cell>
          <table:table-cell table:number-columns-repeated="1017"/>
        </table:table-row>
        <table:table-row table:style-name="ro1">
          <table:table-cell table:style-name="ce3" office:value-type="string" calcext:value-type="string">
            <text:p>Extinction / Loss</text:p>
          </table:table-cell>
          <table:table-cell table:style-name="ce3" office:value-type="string" calcext:value-type="string">
            <text:p>Last dodo‑like creature in legend, recognition of irreversible endings. comicvine.gamespot+1​</text:p>
          </table:table-cell>
          <table:table-cell table:style-name="ce3" office:value-type="string" calcext:value-type="string">
            <text:p>Hunters who kill for sport in cautionary tales, reckless eradication. reddit+1​</text:p>
          </table:table-cell>
          <table:table-cell table:style-name="ce3" office:value-type="string" calcext:value-type="string">
            <text:p>Phoenix at the edge of its cycle, standing between final loss and eventual rebirth. comicvine.gamespot+1​</text:p>
          </table:table-cell>
          <table:table-cell table:style-name="ce6" office:value-type="string" calcext:value-type="string">
            <text:p><text:a xlink:href="https://journals.sagepub.com/doi/10.1177/14704129231196365" xlink:type="simple">lone animal silhouette on tiny land patch, fading constellations of animals above, bones or fossils, quiet twilight journals.sagepub​</text:a></text:p>
          </table:table-cell>
          <table:table-cell table:style-name="ce3" office:value-type="string" calcext:value-type="string">
            <text:p>silent wasteland, many skulls, dark empty sky, broken constellations, abandoned nests, deep shadows atmos+1​</text:p>
          </table:table-cell>
          <table:table-cell table:style-name="ce3" office:value-type="string" calcext:value-type="string">
            <text:p>one living creature and faded outlines of others, a few stars bright and others dim, sapling near bones, thin line of dawn on horizon</text:p>
          </table:table-cell>
          <table:table-cell table:number-columns-repeated="1017"/>
        </table:table-row>
        <table:table-row table:style-name="ro1">
          <table:table-cell table:style-name="ce3" office:value-type="string" calcext:value-type="string">
            <text:p>Regeneration</text:p>
          </table:table-cell>
          <table:table-cell table:style-name="ce3" office:value-type="string" calcext:value-type="string">
            <text:p>Green Man or Pan, wild growth, rewilding, nature’s comeback. comicvine.gamespot+1​</text:p>
          </table:table-cell>
          <table:table-cell table:style-name="ce3" office:value-type="string" calcext:value-type="string">
            <text:p>Overgrown ruin choking itself, growth without balance or stewardship. reddit+1​</text:p>
          </table:table-cell>
          <table:table-cell table:style-name="ce3" office:value-type="string" calcext:value-type="string">
            <text:p>Persephone returning to the surface, first signs of spring after long dormancy. arcana.wikidot+1​</text:p>
          </table:table-cell>
          <table:table-cell table:style-name="ce3" office:value-type="string" calcext:value-type="string">
            <text:p>ruined building overgrown with vibrant plants, animals returning, rain and sunlight together, new sprouts from stumps journals.sagepub+1​</text:p>
          </table:table-cell>
          <table:table-cell table:style-name="ce3" office:value-type="string" calcext:value-type="string">
            <text:p>tangled choking vines over fragile seedlings, invasive thorns, blocked sunlight, overcrowded green, stagnant pond atmos+1​</text:p>
          </table:table-cell>
          <table:table-cell table:style-name="ce3" office:value-type="string" calcext:value-type="string">
            <text:p>mix of healthy and tangled growth, some ruins cleared some still buried, patchy sunlight, a few humans tending plants</text:p>
          </table:table-cell>
          <table:table-cell table:number-columns-repeated="1017"/>
        </table:table-row>
        <table:table-row table:style-name="ro1">
          <table:table-cell table:style-name="ce3" office:value-type="string" calcext:value-type="string">
            <text:p>The Commons / Ecosystem</text:p>
          </table:table-cell>
          <table:table-cell table:style-name="ce3" office:value-type="string" calcext:value-type="string">
            <text:p>Robin Hood’s forest as shared resource, community and mutual reliance. wikipedia+1​</text:p>
          </table:table-cell>
          <table:table-cell table:style-name="ce3" office:value-type="string" calcext:value-type="string">
            <text:p>Enclosure barons fencing off land, privatization and exclusion. reddit+1​</text:p>
          </table:table-cell>
          <table:table-cell table:style-name="ce3" office:value-type="string" calcext:value-type="string">
            <text:p>Village well in the square, maintained together yet vulnerable to overuse. reddit+1​</text:p>
          </table:table-cell>
          <table:table-cell table:style-name="ce3" office:value-type="string" calcext:value-type="string">
            <text:p>shared meadow or forest clearing, diverse people and animals around central tree or well, interlocking circles, balanced elements journals.sagepub+1​</text:p>
          </table:table-cell>
          <table:table-cell table:style-name="ce3" office:value-type="string" calcext:value-type="string">
            <text:p>fences cutting through commons, polluted stream, few species, “private” signs, broken circles, imbalance of one element atmos+1​</text:p>
          </table:table-cell>
          <table:table-cell table:style-name="ce3" office:value-type="string" calcext:value-type="string">
            <text:p>partial fences with gates, some clear water some cloudy, a range of species clustered unevenly, circles both complete and broken, mix of cooperation and tension</text:p>
          </table:table-cell>
          <table:table-cell table:number-columns-repeated="1017"/>
        </table:table-row>
        <table:table-row table:style-name="ro1" table:number-rows-repeated="880">
          <table:table-cell/>
          <table:table-cell table:style-name="ce5" table:number-columns-repeated="6"/>
          <table:table-cell table:number-columns-repeated="1017"/>
        </table:table-row>
        <table:table-row table:style-name="ro2" table:number-rows-repeated="1047577">
          <table:table-cell table:number-columns-repeated="1024"/>
        </table:table-row>
        <table:table-row table:style-name="ro2">
          <table:table-cell table:number-columns-repeated="1024"/>
        </table:table-row>
      </table:table>
      <table:table table:name="Character Prompts" table:style-name="ta2">
        <table:table-column table:style-name="co8" table:number-columns-repeated="2" table:default-cell-style-name="Default"/>
        <table:table-column table:style-name="co9" table:default-cell-style-name="Default"/>
        <table:table-column table:style-name="co10" table:default-cell-style-name="Default"/>
        <table:table-column table:style-name="co8" table:number-columns-repeated="1020" table:default-cell-style-name="Default"/>
        <table:table-row table:style-name="ro1">
          <table:table-cell table:style-name="ce4" office:value-type="string" calcext:value-type="string">
            <text:p>Card</text:p>
          </table:table-cell>
          <table:table-cell table:style-name="ce4" office:value-type="string" calcext:value-type="string">
            <text:p>Character Name</text:p>
          </table:table-cell>
          <table:table-cell table:style-name="ce4" office:value-type="string" calcext:value-type="string">
            <text:p>ComfyUI Positive Prompt</text:p>
          </table:table-cell>
          <table:table-cell table:style-name="ce4" office:value-type="string" calcext:value-type="string">
            <text:p>ComfyUI Negative Prompt</text:p>
          </table:table-cell>
          <table:table-cell table:number-columns-repeated="1020"/>
        </table:table-row>
        <table:table-row table:style-name="ro1">
          <table:table-cell table:style-name="ce3" office:value-type="string" calcext:value-type="string">
            <text:p>The Fool</text:p>
          </table:table-cell>
          <table:table-cell table:style-name="ce3" office:value-type="string" calcext:value-type="string">
            <text:p>Odysseus (upright)</text:p>
          </table:table-cell>
          <table:table-cell table:style-name="ce3" office:value-type="string" calcext:value-type="string">
            <text:p>Photorealistic Odysseus departing Ithaca on adventure, rugged muscular Greek hero short dark beard simple wool tunic leather sandals knapsack stick shoulder, standing cliff edge gazing bright sea horizon with sails distant, carefree optimistic smile wind tousled hair, golden dawn light warm skin tones crashing waves mountains backdrop, high detail fabric texture pores dynamic pose, 8k ultra realistic TarotSpreadsheet2.xlsx​</text:p>
          </table:table-cell>
          <table:table-cell table:style-name="ce3" office:value-type="string" calcext:value-type="string">
            <text:p>cartoon anime deformed ugly mutated extra limbs poorly drawn face lowres blurry text watermark overexposed underexposed artifacts modern clothes</text:p>
          </table:table-cell>
          <table:table-cell table:number-columns-repeated="1020"/>
        </table:table-row>
        <table:table-row table:style-name="ro1">
          <table:table-cell table:style-name="ce3" office:value-type="string" calcext:value-type="string">
            <text:p>The Fool</text:p>
          </table:table-cell>
          <table:table-cell table:style-name="ce3" office:value-type="string" calcext:value-type="string">
            <text:p>Icarus (reversed)</text:p>
          </table:table-cell>
          <table:table-cell table:style-name="ce3" office:value-type="string" calcext:value-type="string">
            <text:p>Photorealistic Icarus reckless ignoring limits, young athletic man wings melting wax feathers shedding flying too close fierce sun over jagged cliff storm brewing, panicked wide eyes clenched fists desperate flailing, harsh sunlight glare sweat dripping tanned torso, detailed dripping wax feather loss motion blur dark clouds, 8k hyperreal TarotSpreadsheet2.xlsx​</text:p>
          </table:table-cell>
          <table:table-cell table:style-name="ce3" office:value-type="string" calcext:value-type="string">
            <text:p>perfect intact wings calm smile safe landing night sky clothed static plastic feathers low quality distorted proportions</text:p>
          </table:table-cell>
          <table:table-cell table:number-columns-repeated="1020"/>
        </table:table-row>
        <table:table-row table:style-name="ro1">
          <table:table-cell table:style-name="ce3" office:value-type="string" calcext:value-type="string">
            <text:p>The Fool</text:p>
          </table:table-cell>
          <table:table-cell table:style-name="ce3" office:value-type="string" calcext:value-type="string">
            <text:p>Perseus (between)</text:p>
          </table:table-cell>
          <table:table-cell table:style-name="ce3" office:value-type="string" calcext:value-type="string">
            <text:p>Photorealistic Perseus poised bravery overconfidence road to Medusa, bronze armored warrior mirrored shield curved harpe sword winged sandals helmet shadow, mid-stride dusty path small cliff ahead intense determined gaze, warm overcast light reflections sweat beaded forehead rocky terrain cave hint, detailed metal engravings skin grit 8k TarotSpreadsheet2.xlsx​</text:p>
          </table:table-cell>
          <table:table-cell table:style-name="ce3" office:value-type="string" calcext:value-type="string">
            <text:p>fearful relaxed no armor urban path cartoon shield blurry deformed sword</text:p>
          </table:table-cell>
          <table:table-cell table:number-columns-repeated="1020"/>
        </table:table-row>
        <table:table-row table:style-name="ro1">
          <table:table-cell table:style-name="ce3" office:value-type="string" calcext:value-type="string">
            <text:p>The Magician</text:p>
          </table:table-cell>
          <table:table-cell table:style-name="ce3" office:value-type="string" calcext:value-type="string">
            <text:p>Hermes (upright)</text:p>
          </table:table-cell>
          <table:table-cell table:style-name="ce3" office:value-type="string" calcext:value-type="string">
            <text:p>Photorealistic Hermes trickster guide manifesting, youthful lithe god winged petasos helmet caduceus staff twin snakes, red chiton draped athletic nude torso table wand cup sword pentacle infinity halo head, confident sly grin gesturing sky to earth, sunlit meadow roses lilies horizon clear, intricate feather snake scales marble shine 8k TarotSpreadsheet2.xlsx​</text:p>
          </table:table-cell>
          <table:table-cell table:style-name="ce3" office:value-type="string" calcext:value-type="string">
            <text:p>elderly bald heavy robes angry scowl dark cave modern props lowres mutated hands</text:p>
          </table:table-cell>
          <table:table-cell table:number-columns-repeated="1020"/>
        </table:table-row>
        <table:table-row table:style-name="ro1">
          <table:table-cell table:style-name="ce3" office:value-type="string" calcext:value-type="string">
            <text:p>The Magician</text:p>
          </table:table-cell>
          <table:table-cell table:style-name="ce3" office:value-type="string" calcext:value-type="string">
            <text:p>Loki (reversed)</text:p>
          </table:table-cell>
          <table:table-cell table:style-name="ce3" office:value-type="string" calcext:value-type="string">
            <text:p>Photorealistic Loki selfish manipulator, sharp angular face long black hair piercing green eyes black rune leather armor, twisting reality threads hands deceitful smirk bending others shadows, torchlit Norse hall distorted mirrors vines tangled, dramatic chiaroscuro detailed tattoos fabric tears 8k realistic TarotSpreadsheet2.xlsx​</text:p>
          </table:table-cell>
          <table:table-cell table:style-name="ce3" office:value-type="string" calcext:value-type="string">
            <text:p>heroic blonde joyful bright daylight casual attire no shadows cartoon distortions</text:p>
          </table:table-cell>
          <table:table-cell table:number-columns-repeated="1020"/>
        </table:table-row>
        <table:table-row table:style-name="ro1">
          <table:table-cell table:style-name="ce3" office:value-type="string" calcext:value-type="string">
            <text:p>The Magician</text:p>
          </table:table-cell>
          <table:table-cell table:style-name="ce3" office:value-type="string" calcext:value-type="string">
            <text:p>Merlin (between)</text:p>
          </table:table-cell>
          <table:table-cell table:style-name="ce3" office:value-type="string" calcext:value-type="string">
            <text:p>Photorealistic Merlin tipping power service control aiding Arthur rise, elderly sage long white beard starry blue robe oaken staff glowing rune, forest glade young king kneeling wise contemplative gaze hand raised blessing, dappled sunlight mist swirls detailed wrinkles bark crystal facets 8k TarotSpreadsheet2.xlsx​</text:p>
          </table:table-cell>
          <table:table-cell table:style-name="ce3" office:value-type="string" calcext:value-type="string">
            <text:p>youthful babyface empty robe harsh flash plastic staff no forest low quality</text:p>
          </table:table-cell>
          <table:table-cell table:number-columns-repeated="1020"/>
        </table:table-row>
        <table:table-row table:style-name="ro1">
          <table:table-cell table:style-name="ce3" office:value-type="string" calcext:value-type="string">
            <text:p>High Priestess</text:p>
          </table:table-cell>
          <table:table-cell table:style-name="ce3" office:value-type="string" calcext:value-type="string">
            <text:p>Oracle of Delphi (upright)</text:p>
          </table:table-cell>
          <table:table-cell table:style-name="ce3" office:value-type="string" calcext:value-type="string">
            <text:p>Photorealistic Oracle Delphi intuitive mysteries, regal middle-aged priestess white peplos veil parted moon diadem seated black white pillars, trance visionary eyes vapors tripod scroll pomegranate, deep blue temple interior crescent foot soft ethereal glow, detailed ecstasy veins marble cracks incense haze 8k TarotSpreadsheet2.xlsx​</text:p>
          </table:table-cell>
          <table:table-cell table:style-name="ce3" office:value-type="string" calcext:value-type="string">
            <text:p>casual modern smiling sunny outdoor no vapors cartoon eyes deformed pillars</text:p>
          </table:table-cell>
          <table:table-cell table:number-columns-repeated="1020"/>
        </table:table-row>
        <table:table-row table:style-name="ro1">
          <table:table-cell table:style-name="ce3" office:value-type="string" calcext:value-type="string">
            <text:p>High Priestess</text:p>
          </table:table-cell>
          <table:table-cell table:style-name="ce3" office:value-type="string" calcext:value-type="string">
            <text:p>Circe (reversed)</text:p>
          </table:table-cell>
          <table:table-cell table:style-name="ce3" office:value-type="string" calcext:value-type="string">
            <text:p>Photorealistic Circe entrapping sorceress, voluptuous auburn haired enchantress silk gown potion vials swine men marble isle palace, seductive malevolent smile stirring cauldron confusing herbs, moonlight shadows through columns detailed fur pelts glass bubbles curves 8k TarotSpreadsheet2.xlsx​</text:p>
          </table:table-cell>
          <table:table-cell table:style-name="ce3" office:value-type="string" calcext:value-type="string">
            <text:p>plain ugly daylight kitchen no animals blurry cauldron low res flat lighting</text:p>
          </table:table-cell>
          <table:table-cell table:number-columns-repeated="1020"/>
        </table:table-row>
        <table:table-row table:style-name="ro1">
          <table:table-cell table:style-name="ce3" office:value-type="string" calcext:value-type="string">
            <text:p>High Priestess</text:p>
          </table:table-cell>
          <table:table-cell table:style-name="ce3" office:value-type="string" calcext:value-type="string">
            <text:p>Cassandra (between)</text:p>
          </table:table-cell>
          <table:table-cell table:style-name="ce3" office:value-type="string" calcext:value-type="string">
            <text:p>Photorealistic Cassandra half-blocked truth disbelieved, frantic Trojan prophetess disheveled chiton wild dark curls urgent prophetic gesture ignored warriors, burning temple ruins desperate anguished eyes tears streaming, smoky orange firelight ash dust detailed terror fabric tears 8k emotional TarotSpreadsheet2.xlsx​</text:p>
          </table:table-cell>
          <table:table-cell table:style-name="ce3" office:value-type="string" calcext:value-type="string">
            <text:p>serene intact robes attentive listeners modern ruins calm blue sky deformed expression</text:p>
          </table:table-cell>
          <table:table-cell table:number-columns-repeated="1020"/>
        </table:table-row>
        <table:table-row table:style-name="ro1">
          <table:table-cell table:style-name="ce3" office:value-type="string" calcext:value-type="string">
            <text:p>The Empress</text:p>
          </table:table-cell>
          <table:table-cell table:style-name="ce3" office:value-type="string" calcext:value-type="string">
            <text:p>Demeter (upright)</text:p>
          </table:table-cell>
          <table:table-cell table:style-name="ce3" office:value-type="string" calcext:value-type="string">
            <text:p>Photorealistic Demeter harvest nurturer, mature goddess wheat sheaf crown venus heart shield seated throne lush field forest river, compassionate radiant face golden chiton soft curves, verdant green gold tones butterflies pomegranates morning dew detailed grains skin glow 8k TarotSpreadsheet2.xlsx​</text:p>
          </table:table-cell>
          <table:table-cell table:style-name="ce3" office:value-type="string" calcext:value-type="string">
            <text:p>barren wilted angry scowl thorny vines winter gray deformed hands low quality</text:p>
          </table:table-cell>
          <table:table-cell table:number-columns-repeated="1020"/>
        </table:table-row>
        <table:table-row table:style-name="ro1">
          <table:table-cell table:style-name="ce3" office:value-type="string" calcext:value-type="string">
            <text:p>The Empress</text:p>
          </table:table-cell>
          <table:table-cell table:style-name="ce3" office:value-type="string" calcext:value-type="string">
            <text:p>Snow White's Queen (reversed)</text:p>
          </table:table-cell>
          <table:table-cell table:style-name="ce3" office:value-type="string" calcext:value-type="string">
            <text:p>Photorealistic Snow Whites Queen envy control, imperious pale beauty black widow gown mirror obsidian comb poisoned apple, ornate vanity thorn choked chamber haughty jealous sneer, candle flicker cold blue shadows detailed velvet jewels sharp nails porcelain skin 8k TarotSpreadsheet2.xlsx​</text:p>
          </table:table-cell>
          <table:table-cell table:style-name="ce3" office:value-type="string" calcext:value-type="string">
            <text:p>warm kind sunny garden casual dress happy smile blurry apple cartoon mirror</text:p>
          </table:table-cell>
          <table:table-cell table:number-columns-repeated="1020"/>
        </table:table-row>
        <table:table-row table:style-name="ro1">
          <table:table-cell table:style-name="ce3" office:value-type="string" calcext:value-type="string">
            <text:p>The Empress</text:p>
          </table:table-cell>
          <table:table-cell table:style-name="ce3" office:value-type="string" calcext:value-type="string">
            <text:p>Lady of the Lake (between)</text:p>
          </table:table-cell>
          <table:table-cell table:style-name="ce3" office:value-type="string" calcext:value-type="string">
            <text:p>Photorealistic Lady Lake partly distant abundance, mystical woman emerald gown rising silver lake mist tendrils holding sword aloft, serene otherworldly face water lilies reflections, twilight purple hues moon crescent detailed ripples gown translucency droplets hair 8k TarotSpreadsheet2.xlsx​</text:p>
          </table:table-cell>
          <table:table-cell table:style-name="ce3" office:value-type="string" calcext:value-type="string">
            <text:p>dry land harsh noon no sword fearful mortal clothes deformed water low res</text:p>
          </table:table-cell>
          <table:table-cell table:number-columns-repeated="1020"/>
        </table:table-row>
        <table:table-row table:style-name="ro1">
          <table:table-cell table:style-name="ce3" office:value-type="string" calcext:value-type="string">
            <text:p>The Emperor</text:p>
          </table:table-cell>
          <table:table-cell table:style-name="ce3" office:value-type="string" calcext:value-type="string">
            <text:p>King Arthur (upright)</text:p>
          </table:table-cell>
          <table:table-cell table:style-name="ce3" office:value-type="string" calcext:value-type="string">
            <text:p>Photorealistic King Arthur structure protection, majestic bearded king ornate plate armor scarlet cloak stone throne ram heads scepter orb, commanding throne room snowy mountains view, authoritative gaze natural window light gleaming metal detailed chain fur crown jewels 8k TarotSpreadsheet2.xlsx​</text:p>
          </table:table-cell>
          <table:table-cell table:style-name="ce3" office:value-type="string" calcext:value-type="string">
            <text:p>ragged fearful empty throne no armor peasant face blurry mountains plastic crown</text:p>
          </table:table-cell>
          <table:table-cell table:number-columns-repeated="1020"/>
        </table:table-row>
        <table:table-row table:style-name="ro1">
          <table:table-cell table:style-name="ce3" office:value-type="string" calcext:value-type="string">
            <text:p>The Emperor</text:p>
          </table:table-cell>
          <table:table-cell table:style-name="ce3" office:value-type="string" calcext:value-type="string">
            <text:p>King Midas (reversed)</text:p>
          </table:table-cell>
          <table:table-cell table:style-name="ce3" office:value-type="string" calcext:value-type="string">
            <text:p>Photorealistic King Midas greed fear, corpulent golden robed monarch horrified grasping turning-daughter-statue untouched bread withered, lavish chamber gold piles dim lamplight pallid terror sweat detailed metallic sheen horror veins fabric gold dust 8k TarotSpreadsheet2.xlsx​</text:p>
          </table:table-cell>
          <table:table-cell table:style-name="ce3" office:value-type="string" calcext:value-type="string">
            <text:p>thin happy eating gold simple room smiling casual cartoon gold effect low quality</text:p>
          </table:table-cell>
          <table:table-cell table:number-columns-repeated="1020"/>
        </table:table-row>
        <table:table-row table:style-name="ro1">
          <table:table-cell table:style-name="ce3" office:value-type="string" calcext:value-type="string">
            <text:p>The Emperor</text:p>
          </table:table-cell>
          <table:table-cell table:style-name="ce3" office:value-type="string" calcext:value-type="string">
            <text:p>Theseus (between)</text:p>
          </table:table-cell>
          <table:table-cell table:style-name="ce3" office:value-type="string" calcext:value-type="string">
            <text:p>Photorealistic Theseus wavering duty pride new king, heroic youth transitioning bronze armor royal purple mantle labyrinth thread hand, Athenian agora balcony thoughtful conflicted gaze sword hip, sunset amber light crowd below detailed muscle transition fabrics grit 8k TarotSpreadsheet2.xlsx​</text:p>
          </table:table-cell>
          <table:table-cell table:style-name="ce3" office:value-type="string" calcext:value-type="string">
            <text:p>elderly frail arrogant sneer no city labyrinth cartoon armor deformed pose</text:p>
          </table:table-cell>
          <table:table-cell table:number-columns-repeated="1020"/>
        </table:table-row>
        <table:table-row table:style-name="ro1">
          <table:table-cell table:style-name="ce3" office:value-type="string" calcext:value-type="string">
            <text:p>Hierophant</text:p>
          </table:table-cell>
          <table:table-cell table:style-name="ce3" office:value-type="string" calcext:value-type="string">
            <text:p>Moses (upright)</text:p>
          </table:table-cell>
          <table:table-cell table:style-name="ce3" office:value-type="string" calcext:value-type="string">
            <text:p>Photorealistic Moses preserving tradition, venerable bearded prophet stone tablets flowing desert robes Sinai peak thunder clouds, awe-inspired windswept hair beard staff raised, dramatic lightning volumetric god rays detailed inscriptions sand grit wrinkles 8k biblical TarotSpreadsheet2.xlsx​</text:p>
          </table:table-cell>
          <table:table-cell table:style-name="ce3" office:value-type="string" calcext:value-type="string">
            <text:p>infant basket modern suit calm beach no tablets blurry clouds low res</text:p>
          </table:table-cell>
          <table:table-cell table:number-columns-repeated="1020"/>
        </table:table-row>
        <table:table-row table:style-name="ro1">
          <table:table-cell table:style-name="ce3" office:value-type="string" calcext:value-type="string">
            <text:p>Hierophant</text:p>
          </table:table-cell>
          <table:table-cell table:style-name="ce3" office:value-type="string" calcext:value-type="string">
            <text:p>Hypocritical priest (reversed)</text:p>
          </table:table-cell>
          <table:table-cell table:style-name="ce3" office:value-type="string" calcext:value-type="string">
            <text:p>Photorealistic hypocritical priest breaking rules, smug ornate vested cleric hidden forbidden tome under pulpit sly wink congregation oblivious, gothic church shadows confessional alcove, flickering candle gold embroidery beads sweat guilty detailed 8k TarotSpreadsheet2.xlsx​</text:p>
          </table:table-cell>
          <table:table-cell table:style-name="ce3" office:value-type="string" calcext:value-type="string">
            <text:p>earnest open bible sunny chapel horrified face no book cartoon vestments</text:p>
          </table:table-cell>
          <table:table-cell table:number-columns-repeated="1020"/>
        </table:table-row>
        <table:table-row table:style-name="ro1">
          <table:table-cell table:style-name="ce3" office:value-type="string" calcext:value-type="string">
            <text:p>Hierophant</text:p>
          </table:table-cell>
          <table:table-cell table:style-name="ce3" office:value-type="string" calcext:value-type="string">
            <text:p>Odin (between)</text:p>
          </table:table-cell>
          <table:table-cell table:style-name="ce3" office:value-type="string" calcext:value-type="string">
            <text:p>Photorealistic Odin old orthodoxy new insight rune sacrifice, grizzled one-eyed wanderer ash cloak bound Yggdrasil branch self-carved runes bleeding, ravens perched misty roots thoughtful pain face, overcast woodland volumetric shafts detailed feathers bark blood 8k TarotSpreadsheet2.xlsx​</text:p>
          </table:table-cell>
          <table:table-cell table:style-name="ce3" office:value-type="string" calcext:value-type="string">
            <text:p>two cheerful eyes sunny glade no binding laughing cartoon ravens deformed tree</text:p>
          </table:table-cell>
          <table:table-cell table:number-columns-repeated="1020"/>
        </table:table-row>
        <table:table-row table:style-name="ro1">
          <table:table-cell table:style-name="ce3" office:value-type="string" calcext:value-type="string">
            <text:p>The Lovers</text:p>
          </table:table-cell>
          <table:table-cell table:style-name="ce3" office:value-type="string" calcext:value-type="string">
            <text:p>Tristan and Isolde (upright)</text:p>
          </table:table-cell>
          <table:table-cell table:style-name="ce3" office:value-type="string" calcext:value-type="string">
            <text:p>Photorealistic Tristan Isolde ethical union, passionate medieval lovers forest embrace knight tunic lady gown intense locked gazes hands clasped, dappled sunbeams wildflowers potion cup nearby, detailed embroidery hair strands tender skin warmth 8k TarotSpreadsheet2.xlsx​</text:p>
          </table:table-cell>
          <table:table-cell table:style-name="ce3" office:value-type="string" calcext:value-type="string">
            <text:p>separated arguing modern attire dark stormy hate faces blurry forest low quality</text:p>
          </table:table-cell>
          <table:table-cell table:number-columns-repeated="1020"/>
        </table:table-row>
        <table:table-row table:style-name="ro1">
          <table:table-cell table:style-name="ce3" office:value-type="string" calcext:value-type="string">
            <text:p>The Lovers</text:p>
          </table:table-cell>
          <table:table-cell table:style-name="ce3" office:value-type="string" calcext:value-type="string">
            <text:p>Bluebeard (reversed)</text:p>
          </table:table-cell>
          <table:table-cell table:style-name="ce3" office:value-type="string" calcext:value-type="string">
            <text:p>Photorealistic Bluebeard ignored red flags, menacing blue-bearded noble velvet doublet bloody keys chamber door terrified bride peeking, opulent bloody hall torch shadows, sinister grin scars detailed chainmail undercoat blood splatters velvet sheen 8k TarotSpreadsheet2.xlsx​</text:p>
          </table:table-cell>
          <table:table-cell table:style-name="ce3" office:value-type="string" calcext:value-type="string">
            <text:p>benevolent open door happy wife daylight casual no blood cartoon keys</text:p>
          </table:table-cell>
          <table:table-cell table:number-columns-repeated="1020"/>
        </table:table-row>
        <table:table-row table:style-name="ro1" table:number-rows-repeated="2">
          <table:table-cell table:style-name="ce5" table:number-columns-repeated="4"/>
          <table:table-cell table:number-columns-repeated="1020"/>
        </table:table-row>
        <table:table-row table:style-name="ro1">
          <table:table-cell table:style-name="ce4" office:value-type="string" calcext:value-type="string">
            <text:p>Card</text:p>
          </table:table-cell>
          <table:table-cell table:style-name="ce4" office:value-type="string" calcext:value-type="string">
            <text:p>Character Name</text:p>
          </table:table-cell>
          <table:table-cell table:style-name="ce4" office:value-type="string" calcext:value-type="string">
            <text:p>ComfyUI Positive Prompt</text:p>
          </table:table-cell>
          <table:table-cell table:style-name="ce4" office:value-type="string" calcext:value-type="string">
            <text:p>ComfyUI Negative Prompt</text:p>
          </table:table-cell>
          <table:table-cell table:number-columns-repeated="1020"/>
        </table:table-row>
        <table:table-row table:style-name="ro1">
          <table:table-cell table:style-name="ce3" office:value-type="string" calcext:value-type="string">
            <text:p>The Fool</text:p>
          </table:table-cell>
          <table:table-cell table:style-name="ce3" office:value-type="string" calcext:value-type="string">
            <text:p>Odysseus (upright)</text:p>
          </table:table-cell>
          <table:table-cell table:style-name="ce3" office:value-type="string" calcext:value-type="string">
            <text:p>Photorealistic Odysseus departing Ithaca on adventure, rugged muscular Greek hero short dark beard simple wool tunic leather sandals knapsack stick shoulder, standing cliff edge gazing bright sea horizon with sails distant, carefree optimistic smile wind tousled hair, golden dawn light warm skin tones crashing waves mountains backdrop, high detail fabric texture pores dynamic pose, 8k ultra realistic TarotSpreadsheet2.xlsx​</text:p>
          </table:table-cell>
          <table:table-cell table:style-name="ce3" office:value-type="string" calcext:value-type="string">
            <text:p>cartoon anime deformed ugly mutated extra limbs poorly drawn face lowres blurry text watermark overexposed underexposed artifacts modern clothes</text:p>
          </table:table-cell>
          <table:table-cell table:number-columns-repeated="1020"/>
        </table:table-row>
        <table:table-row table:style-name="ro1">
          <table:table-cell table:style-name="ce3" office:value-type="string" calcext:value-type="string">
            <text:p>The Fool</text:p>
          </table:table-cell>
          <table:table-cell table:style-name="ce3" office:value-type="string" calcext:value-type="string">
            <text:p>Icarus (reversed)</text:p>
          </table:table-cell>
          <table:table-cell table:style-name="ce3" office:value-type="string" calcext:value-type="string">
            <text:p>Photorealistic Icarus reckless ignoring limits, young athletic man wings melting wax feathers shedding flying too close fierce sun over jagged cliff storm brewing, panicked wide eyes clenched fists desperate flailing, harsh sunlight glare sweat dripping tanned torso, detailed dripping wax feather loss motion blur dark clouds, 8k hyperreal TarotSpreadsheet2.xlsx​</text:p>
          </table:table-cell>
          <table:table-cell table:style-name="ce3" office:value-type="string" calcext:value-type="string">
            <text:p>perfect intact wings calm smile safe landing night sky clothed static plastic feathers low quality distorted proportions</text:p>
          </table:table-cell>
          <table:table-cell table:number-columns-repeated="1020"/>
        </table:table-row>
        <table:table-row table:style-name="ro1">
          <table:table-cell table:style-name="ce3" office:value-type="string" calcext:value-type="string">
            <text:p>The Fool</text:p>
          </table:table-cell>
          <table:table-cell table:style-name="ce3" office:value-type="string" calcext:value-type="string">
            <text:p>Perseus (between)</text:p>
          </table:table-cell>
          <table:table-cell table:style-name="ce3" office:value-type="string" calcext:value-type="string">
            <text:p>Photorealistic Perseus poised bravery overconfidence road to Medusa, bronze armored warrior mirrored shield curved harpe sword winged sandals helmet shadow, mid-stride dusty path small cliff ahead intense determined gaze, warm overcast light reflections sweat beaded forehead rocky terrain cave hint, detailed metal engravings skin grit 8k TarotSpreadsheet2.xlsx​</text:p>
          </table:table-cell>
          <table:table-cell table:style-name="ce3" office:value-type="string" calcext:value-type="string">
            <text:p>fearful relaxed no armor urban path cartoon shield blurry deformed sword</text:p>
          </table:table-cell>
          <table:table-cell table:number-columns-repeated="1020"/>
        </table:table-row>
        <table:table-row table:style-name="ro1">
          <table:table-cell table:style-name="ce3" office:value-type="string" calcext:value-type="string">
            <text:p>The Magician</text:p>
          </table:table-cell>
          <table:table-cell table:style-name="ce3" office:value-type="string" calcext:value-type="string">
            <text:p>Hermes (upright)</text:p>
          </table:table-cell>
          <table:table-cell table:style-name="ce3" office:value-type="string" calcext:value-type="string">
            <text:p>Photorealistic Hermes trickster guide manifesting, youthful lithe god winged petasos helmet caduceus staff twin snakes, red chiton draped athletic nude torso table wand cup sword pentacle infinity halo head, confident sly grin gesturing sky to earth, sunlit meadow roses lilies horizon clear, intricate feather snake scales marble shine 8k TarotSpreadsheet2.xlsx​</text:p>
          </table:table-cell>
          <table:table-cell table:style-name="ce3" office:value-type="string" calcext:value-type="string">
            <text:p>elderly bald heavy robes angry scowl dark cave modern props lowres mutated hands</text:p>
          </table:table-cell>
          <table:table-cell table:number-columns-repeated="1020"/>
        </table:table-row>
        <table:table-row table:style-name="ro1">
          <table:table-cell table:style-name="ce3" office:value-type="string" calcext:value-type="string">
            <text:p>The Magician</text:p>
          </table:table-cell>
          <table:table-cell table:style-name="ce3" office:value-type="string" calcext:value-type="string">
            <text:p>Loki (reversed)</text:p>
          </table:table-cell>
          <table:table-cell table:style-name="ce3" office:value-type="string" calcext:value-type="string">
            <text:p>Photorealistic Loki selfish manipulator, sharp angular face long black hair piercing green eyes black rune leather armor, twisting reality threads hands deceitful smirk bending others shadows, torchlit Norse hall distorted mirrors vines tangled, dramatic chiaroscuro detailed tattoos fabric tears 8k realistic TarotSpreadsheet2.xlsx​</text:p>
          </table:table-cell>
          <table:table-cell table:style-name="ce3" office:value-type="string" calcext:value-type="string">
            <text:p>heroic blonde joyful bright daylight casual attire no shadows cartoon distortions</text:p>
          </table:table-cell>
          <table:table-cell table:number-columns-repeated="1020"/>
        </table:table-row>
        <table:table-row table:style-name="ro1">
          <table:table-cell table:style-name="ce3" office:value-type="string" calcext:value-type="string">
            <text:p>The Magician</text:p>
          </table:table-cell>
          <table:table-cell table:style-name="ce3" office:value-type="string" calcext:value-type="string">
            <text:p>Merlin (between)</text:p>
          </table:table-cell>
          <table:table-cell table:style-name="ce3" office:value-type="string" calcext:value-type="string">
            <text:p>Photorealistic Merlin tipping power service control aiding Arthur rise, elderly sage long white beard starry blue robe oaken staff glowing rune, forest glade young king kneeling wise contemplative gaze hand raised blessing, dappled sunlight mist swirls detailed wrinkles bark crystal facets 8k TarotSpreadsheet2.xlsx​</text:p>
          </table:table-cell>
          <table:table-cell table:style-name="ce3" office:value-type="string" calcext:value-type="string">
            <text:p>youthful babyface empty robe harsh flash plastic staff no forest low quality</text:p>
          </table:table-cell>
          <table:table-cell table:number-columns-repeated="1020"/>
        </table:table-row>
        <table:table-row table:style-name="ro1">
          <table:table-cell table:style-name="ce3" office:value-type="string" calcext:value-type="string">
            <text:p>High Priestess</text:p>
          </table:table-cell>
          <table:table-cell table:style-name="ce3" office:value-type="string" calcext:value-type="string">
            <text:p>Oracle of Delphi (upright)</text:p>
          </table:table-cell>
          <table:table-cell table:style-name="ce3" office:value-type="string" calcext:value-type="string">
            <text:p>Photorealistic Oracle Delphi intuitive mysteries, regal middle-aged priestess white peplos veil parted moon diadem seated black white pillars, trance visionary eyes vapors tripod scroll pomegranate, deep blue temple interior crescent foot soft ethereal glow, detailed ecstasy veins marble cracks incense haze 8k TarotSpreadsheet2.xlsx​</text:p>
          </table:table-cell>
          <table:table-cell table:style-name="ce3" office:value-type="string" calcext:value-type="string">
            <text:p>casual modern smiling sunny outdoor no vapors cartoon eyes deformed pillars</text:p>
          </table:table-cell>
          <table:table-cell table:number-columns-repeated="1020"/>
        </table:table-row>
        <table:table-row table:style-name="ro1">
          <table:table-cell table:style-name="ce3" office:value-type="string" calcext:value-type="string">
            <text:p>High Priestess</text:p>
          </table:table-cell>
          <table:table-cell table:style-name="ce3" office:value-type="string" calcext:value-type="string">
            <text:p>Circe (reversed)</text:p>
          </table:table-cell>
          <table:table-cell table:style-name="ce3" office:value-type="string" calcext:value-type="string">
            <text:p>Photorealistic Circe entrapping sorceress, voluptuous auburn haired enchantress silk gown potion vials swine men marble isle palace, seductive malevolent smile stirring cauldron confusing herbs, moonlight shadows through columns detailed fur pelts glass bubbles curves 8k TarotSpreadsheet2.xlsx​</text:p>
          </table:table-cell>
          <table:table-cell table:style-name="ce3" office:value-type="string" calcext:value-type="string">
            <text:p>plain ugly daylight kitchen no animals blurry cauldron low res flat lighting</text:p>
          </table:table-cell>
          <table:table-cell table:number-columns-repeated="1020"/>
        </table:table-row>
        <table:table-row table:style-name="ro1">
          <table:table-cell table:style-name="ce3" office:value-type="string" calcext:value-type="string">
            <text:p>High Priestess</text:p>
          </table:table-cell>
          <table:table-cell table:style-name="ce3" office:value-type="string" calcext:value-type="string">
            <text:p>Cassandra (between)</text:p>
          </table:table-cell>
          <table:table-cell table:style-name="ce3" office:value-type="string" calcext:value-type="string">
            <text:p>Photorealistic Cassandra half-blocked truth disbelieved, frantic Trojan prophetess disheveled chiton wild dark curls urgent prophetic gesture ignored warriors, burning temple ruins desperate anguished eyes tears streaming, smoky orange firelight ash dust detailed terror fabric tears 8k emotional TarotSpreadsheet2.xlsx​</text:p>
          </table:table-cell>
          <table:table-cell table:style-name="ce3" office:value-type="string" calcext:value-type="string">
            <text:p>serene intact robes attentive listeners modern ruins calm blue sky deformed expression</text:p>
          </table:table-cell>
          <table:table-cell table:number-columns-repeated="1020"/>
        </table:table-row>
        <table:table-row table:style-name="ro1">
          <table:table-cell table:style-name="ce3" office:value-type="string" calcext:value-type="string">
            <text:p>The Empress</text:p>
          </table:table-cell>
          <table:table-cell table:style-name="ce3" office:value-type="string" calcext:value-type="string">
            <text:p>Demeter (upright)</text:p>
          </table:table-cell>
          <table:table-cell table:style-name="ce3" office:value-type="string" calcext:value-type="string">
            <text:p>Photorealistic Demeter harvest nurturer, mature goddess wheat sheaf crown venus heart shield seated throne lush field forest river, compassionate radiant face golden chiton soft curves, verdant green gold tones butterflies pomegranates morning dew detailed grains skin glow 8k TarotSpreadsheet2.xlsx​</text:p>
          </table:table-cell>
          <table:table-cell table:style-name="ce3" office:value-type="string" calcext:value-type="string">
            <text:p>barren wilted angry scowl thorny vines winter gray deformed hands low quality</text:p>
          </table:table-cell>
          <table:table-cell table:number-columns-repeated="1020"/>
        </table:table-row>
        <table:table-row table:style-name="ro1">
          <table:table-cell table:style-name="ce3" office:value-type="string" calcext:value-type="string">
            <text:p>The Empress</text:p>
          </table:table-cell>
          <table:table-cell table:style-name="ce3" office:value-type="string" calcext:value-type="string">
            <text:p>Snow White's Queen (reversed)</text:p>
          </table:table-cell>
          <table:table-cell table:style-name="ce3" office:value-type="string" calcext:value-type="string">
            <text:p>Photorealistic Snow Whites Queen envy control, imperious pale beauty black widow gown mirror obsidian comb poisoned apple, ornate vanity thorn choked chamber haughty jealous sneer, candle flicker cold blue shadows detailed velvet jewels sharp nails porcelain skin 8k TarotSpreadsheet2.xlsx​</text:p>
          </table:table-cell>
          <table:table-cell table:style-name="ce3" office:value-type="string" calcext:value-type="string">
            <text:p>warm kind sunny garden casual dress happy smile blurry apple cartoon mirror</text:p>
          </table:table-cell>
          <table:table-cell table:number-columns-repeated="1020"/>
        </table:table-row>
        <table:table-row table:style-name="ro1">
          <table:table-cell table:style-name="ce3" office:value-type="string" calcext:value-type="string">
            <text:p>The Empress</text:p>
          </table:table-cell>
          <table:table-cell table:style-name="ce3" office:value-type="string" calcext:value-type="string">
            <text:p>Lady of the Lake (between)</text:p>
          </table:table-cell>
          <table:table-cell table:style-name="ce3" office:value-type="string" calcext:value-type="string">
            <text:p>Photorealistic Lady Lake partly distant abundance, mystical woman emerald gown rising silver lake mist tendrils holding sword aloft, serene otherworldly face water lilies reflections, twilight purple hues moon crescent detailed ripples gown translucency droplets hair 8k TarotSpreadsheet2.xlsx​</text:p>
          </table:table-cell>
          <table:table-cell table:style-name="ce3" office:value-type="string" calcext:value-type="string">
            <text:p>dry land harsh noon no sword fearful mortal clothes deformed water low res</text:p>
          </table:table-cell>
          <table:table-cell table:number-columns-repeated="1020"/>
        </table:table-row>
        <table:table-row table:style-name="ro1">
          <table:table-cell table:style-name="ce3" office:value-type="string" calcext:value-type="string">
            <text:p>The Emperor</text:p>
          </table:table-cell>
          <table:table-cell table:style-name="ce3" office:value-type="string" calcext:value-type="string">
            <text:p>King Arthur (upright)</text:p>
          </table:table-cell>
          <table:table-cell table:style-name="ce3" office:value-type="string" calcext:value-type="string">
            <text:p>Photorealistic King Arthur structure protection, majestic bearded king ornate plate armor scarlet cloak stone throne ram heads scepter orb, commanding throne room snowy mountains view, authoritative gaze natural window light gleaming metal detailed chain fur crown jewels 8k TarotSpreadsheet2.xlsx​</text:p>
          </table:table-cell>
          <table:table-cell table:style-name="ce3" office:value-type="string" calcext:value-type="string">
            <text:p>ragged fearful empty throne no armor peasant face blurry mountains plastic crown</text:p>
          </table:table-cell>
          <table:table-cell table:number-columns-repeated="1020"/>
        </table:table-row>
        <table:table-row table:style-name="ro1">
          <table:table-cell table:style-name="ce3" office:value-type="string" calcext:value-type="string">
            <text:p>The Emperor</text:p>
          </table:table-cell>
          <table:table-cell table:style-name="ce3" office:value-type="string" calcext:value-type="string">
            <text:p>King Midas (reversed)</text:p>
          </table:table-cell>
          <table:table-cell table:style-name="ce3" office:value-type="string" calcext:value-type="string">
            <text:p>Photorealistic King Midas greed fear, corpulent golden robed monarch horrified grasping turning-daughter-statue untouched bread withered, lavish chamber gold piles dim lamplight pallid terror sweat detailed metallic sheen horror veins fabric gold dust 8k TarotSpreadsheet2.xlsx​</text:p>
          </table:table-cell>
          <table:table-cell table:style-name="ce3" office:value-type="string" calcext:value-type="string">
            <text:p>thin happy eating gold simple room smiling casual cartoon gold effect low quality</text:p>
          </table:table-cell>
          <table:table-cell table:number-columns-repeated="1020"/>
        </table:table-row>
        <table:table-row table:style-name="ro1">
          <table:table-cell table:style-name="ce3" office:value-type="string" calcext:value-type="string">
            <text:p>The Emperor</text:p>
          </table:table-cell>
          <table:table-cell table:style-name="ce3" office:value-type="string" calcext:value-type="string">
            <text:p>Theseus (between)</text:p>
          </table:table-cell>
          <table:table-cell table:style-name="ce3" office:value-type="string" calcext:value-type="string">
            <text:p>Photorealistic Theseus wavering duty pride new king, heroic youth transitioning bronze armor royal purple mantle labyrinth thread hand, Athenian agora balcony thoughtful conflicted gaze sword hip, sunset amber light crowd below detailed muscle transition fabrics grit 8k TarotSpreadsheet2.xlsx​</text:p>
          </table:table-cell>
          <table:table-cell table:style-name="ce3" office:value-type="string" calcext:value-type="string">
            <text:p>elderly frail arrogant sneer no city labyrinth cartoon armor deformed pose</text:p>
          </table:table-cell>
          <table:table-cell table:number-columns-repeated="1020"/>
        </table:table-row>
        <table:table-row table:style-name="ro1">
          <table:table-cell table:style-name="ce3" office:value-type="string" calcext:value-type="string">
            <text:p>Hierophant</text:p>
          </table:table-cell>
          <table:table-cell table:style-name="ce3" office:value-type="string" calcext:value-type="string">
            <text:p>Moses (upright)</text:p>
          </table:table-cell>
          <table:table-cell table:style-name="ce3" office:value-type="string" calcext:value-type="string">
            <text:p>Photorealistic Moses preserving tradition, venerable bearded prophet stone tablets flowing desert robes Sinai peak thunder clouds, awe-inspired windswept hair beard staff raised, dramatic lightning volumetric god rays detailed inscriptions sand grit wrinkles 8k biblical TarotSpreadsheet2.xlsx​</text:p>
          </table:table-cell>
          <table:table-cell table:style-name="ce3" office:value-type="string" calcext:value-type="string">
            <text:p>infant basket modern suit calm beach no tablets blurry clouds low res</text:p>
          </table:table-cell>
          <table:table-cell table:number-columns-repeated="1020"/>
        </table:table-row>
        <table:table-row table:style-name="ro1">
          <table:table-cell table:style-name="ce3" office:value-type="string" calcext:value-type="string">
            <text:p>Hierophant</text:p>
          </table:table-cell>
          <table:table-cell table:style-name="ce3" office:value-type="string" calcext:value-type="string">
            <text:p>Hypocritical priest (reversed)</text:p>
          </table:table-cell>
          <table:table-cell table:style-name="ce3" office:value-type="string" calcext:value-type="string">
            <text:p>Photorealistic hypocritical priest breaking rules, smug ornate vested cleric hidden forbidden tome under pulpit sly wink congregation oblivious, gothic church shadows confessional alcove, flickering candle gold embroidery beads sweat guilty detailed 8k TarotSpreadsheet2.xlsx​</text:p>
          </table:table-cell>
          <table:table-cell table:style-name="ce3" office:value-type="string" calcext:value-type="string">
            <text:p>earnest open bible sunny chapel horrified face no book cartoon vestments</text:p>
          </table:table-cell>
          <table:table-cell table:number-columns-repeated="1020"/>
        </table:table-row>
        <table:table-row table:style-name="ro1">
          <table:table-cell table:style-name="ce3" office:value-type="string" calcext:value-type="string">
            <text:p>Hierophant</text:p>
          </table:table-cell>
          <table:table-cell table:style-name="ce3" office:value-type="string" calcext:value-type="string">
            <text:p>Odin (between)</text:p>
          </table:table-cell>
          <table:table-cell table:style-name="ce3" office:value-type="string" calcext:value-type="string">
            <text:p>Photorealistic Odin old orthodoxy new insight rune sacrifice, grizzled one-eyed wanderer ash cloak bound Yggdrasil branch self-carved runes bleeding, ravens perched misty roots thoughtful pain face, overcast woodland volumetric shafts detailed feathers bark blood 8k TarotSpreadsheet2.xlsx​</text:p>
          </table:table-cell>
          <table:table-cell table:style-name="ce3" office:value-type="string" calcext:value-type="string">
            <text:p>two cheerful eyes sunny glade no binding laughing cartoon ravens deformed tree</text:p>
          </table:table-cell>
          <table:table-cell table:number-columns-repeated="1020"/>
        </table:table-row>
        <table:table-row table:style-name="ro1">
          <table:table-cell table:style-name="ce3" office:value-type="string" calcext:value-type="string">
            <text:p>The Lovers</text:p>
          </table:table-cell>
          <table:table-cell table:style-name="ce3" office:value-type="string" calcext:value-type="string">
            <text:p>Tristan and Isolde (upright)</text:p>
          </table:table-cell>
          <table:table-cell table:style-name="ce3" office:value-type="string" calcext:value-type="string">
            <text:p>Photorealistic Tristan Isolde ethical union, passionate medieval lovers forest embrace knight tunic lady gown intense locked gazes hands clasped, dappled sunbeams wildflowers potion cup nearby, detailed embroidery hair strands tender skin warmth 8k TarotSpreadsheet2.xlsx​</text:p>
          </table:table-cell>
          <table:table-cell table:style-name="ce3" office:value-type="string" calcext:value-type="string">
            <text:p>separated arguing modern attire dark stormy hate faces blurry forest low quality</text:p>
          </table:table-cell>
          <table:table-cell table:number-columns-repeated="1020"/>
        </table:table-row>
        <table:table-row table:style-name="ro1">
          <table:table-cell table:style-name="ce3" office:value-type="string" calcext:value-type="string">
            <text:p>The Lovers</text:p>
          </table:table-cell>
          <table:table-cell table:style-name="ce3" office:value-type="string" calcext:value-type="string">
            <text:p>Bluebeard (reversed)</text:p>
          </table:table-cell>
          <table:table-cell table:style-name="ce3" office:value-type="string" calcext:value-type="string">
            <text:p>Photorealistic Bluebeard ignored red flags, menacing blue-bearded noble velvet doublet bloody keys chamber door terrified bride peeking, opulent bloody hall torch shadows, sinister grin scars detailed chainmail undercoat blood splatters velvet sheen 8k TarotSpreadsheet2.xlsx​</text:p>
          </table:table-cell>
          <table:table-cell table:style-name="ce3" office:value-type="string" calcext:value-type="string">
            <text:p>benevolent open door happy wife daylight casual no blood cartoon keys</text:p>
          </table:table-cell>
          <table:table-cell table:number-columns-repeated="1020"/>
        </table:table-row>
        <table:table-row table:style-name="ro1">
          <table:table-cell table:style-name="ce3" office:value-type="string" calcext:value-type="string">
            <text:p>The Chariot</text:p>
          </table:table-cell>
          <table:table-cell table:style-name="ce3" office:value-type="string" calcext:value-type="string">
            <text:p>Athena (upright)</text:p>
          </table:table-cell>
          <table:table-cell table:style-name="ce3" office:value-type="string" calcext:value-type="string">
            <text:p>Photorealistic Athena guiding victory strategy, armored goddess owl helmet spear aegis shield charioteering black white sphinxes city gates ahead, fierce wise gaze windswept golden hair, dynamic sunset light bronze gleam detailed feathers scales marble city 8k TarotSpreadsheet2.xlsx​</text:p>
          </table:table-cell>
          <table:table-cell table:style-name="ce3" office:value-type="string" calcext:value-type="string">
            <text:p>mortal unarmed casual clothes chaotic beasts night urban cartoon shield deformed horses low quality</text:p>
          </table:table-cell>
          <table:table-cell table:number-columns-repeated="1020"/>
        </table:table-row>
        <table:table-row table:style-name="ro1">
          <table:table-cell table:style-name="ce3" office:value-type="string" calcext:value-type="string">
            <text:p>The Chariot</text:p>
          </table:table-cell>
          <table:table-cell table:style-name="ce3" office:value-type="string" calcext:value-type="string">
            <text:p>Ares (reversed)</text:p>
          </table:table-cell>
          <table:table-cell table:style-name="ce3" office:value-type="string" calcext:value-type="string">
            <text:p>Photorealistic Ares uncontrolled aggression, brutish muscled war god spiked helmet bloodied spear rampaging chariot crushing foes foam-mouthed horses opposite pull, berserk roar scarred face, dust storm chaos crimson sunset detailed gore armor dents 8k TarotSpreadsheet2.xlsx​</text:p>
          </table:table-cell>
          <table:table-cell table:style-name="ce3" office:value-type="string" calcext:value-type="string">
            <text:p>calm armored hero intact chariot sunny peaceful no blood plastic spear blurry</text:p>
          </table:table-cell>
          <table:table-cell table:number-columns-repeated="1020"/>
        </table:table-row>
        <table:table-row table:style-name="ro1">
          <table:table-cell table:style-name="ce3" office:value-type="string" calcext:value-type="string">
            <text:p>The Chariot</text:p>
          </table:table-cell>
          <table:table-cell table:style-name="ce3" office:value-type="string" calcext:value-type="string">
            <text:p>Jason (between)</text:p>
          </table:table-cell>
          <table:table-cell table:style-name="ce3" office:value-type="string" calcext:value-type="string">
            <text:p>Photorealistic Jason steering Argonauts conflicting forces, bearded captain golden fleece quest helm tiller bronze ship sphinx horses straining, determined sweat-beaded face crew rowing, choppy sea horizon storm clearing detailed ropes sails muscle strain 8k TarotSpreadsheet2.xlsx​</text:p>
          </table:table-cell>
          <table:table-cell table:style-name="ce3" office:value-type="string" calcext:value-type="string">
            <text:p>alone relaxed no ship calm lake fearful modern boat cartoon crew low res</text:p>
          </table:table-cell>
          <table:table-cell table:number-columns-repeated="1020"/>
        </table:table-row>
        <table:table-row table:style-name="ro1">
          <table:table-cell table:style-name="ce3" office:value-type="string" calcext:value-type="string">
            <text:p>Strength</text:p>
          </table:table-cell>
          <table:table-cell table:style-name="ce3" office:value-type="string" calcext:value-type="string">
            <text:p>Heracles (upright)</text:p>
          </table:table-cell>
          <table:table-cell table:style-name="ce3" office:value-type="string" calcext:value-type="string">
            <text:p>Photorealistic Heracles labors courage endurance, massive thewed hero lion skin club strangling Nemean lion jaws infinity flowers hair womanly calm grip, sunlit savanna golden light sweat veins muscle definition detailed fur mane pelt 8k TarotSpreadsheet2.xlsx​</text:p>
          </table:table-cell>
          <table:table-cell table:style-name="ce3" office:value-type="string" calcext:value-type="string">
            <text:p>weak scrawny angry roar dead lion night urban plastic club deformed arms</text:p>
          </table:table-cell>
          <table:table-cell table:number-columns-repeated="1020"/>
        </table:table-row>
        <table:table-row table:style-name="ro1">
          <table:table-cell table:style-name="ce3" office:value-type="string" calcext:value-type="string">
            <text:p>Strength</text:p>
          </table:table-cell>
          <table:table-cell table:style-name="ce3" office:value-type="string" calcext:value-type="string">
            <text:p>Polyphemus (reversed)</text:p>
          </table:table-cell>
          <table:table-cell table:style-name="ce3" office:value-type="string" calcext:value-type="string">
            <text:p>Photorealistic Polyphemus brute force no compassion, hulking cyclops one massive eye club swinging cave sheep flock Odysseus escaping shadows, savage mindless rage matted fur bloodied mouth, firepit glow rocky dim detailed wool fangs rocks 8k TarotSpreadsheet2.xlsx​</text:p>
          </table:table-cell>
          <table:table-cell table:style-name="ce3" office:value-type="string" calcext:value-type="string">
            <text:p>small two eyes gentle smile sunny meadow no club cartoon fur low quality</text:p>
          </table:table-cell>
          <table:table-cell table:number-columns-repeated="1020"/>
        </table:table-row>
        <table:table-row table:style-name="ro1">
          <table:table-cell table:style-name="ce3" office:value-type="string" calcext:value-type="string">
            <text:p>Strength</text:p>
          </table:table-cell>
          <table:table-cell table:style-name="ce3" office:value-type="string" calcext:value-type="string">
            <text:p>Beowulf (between)</text:p>
          </table:table-cell>
          <table:table-cell table:style-name="ce3" office:value-type="string" calcext:value-type="string">
            <text:p>Photorealistic Beowulf learning vulnerability gentler strength, grizzled warrior later life scarred torso chainmail petting wary wolfhound infinity blooms hair, hearth hall firelight contemplative wise eyes, detailed scars fur wrinkles iron links 8k TarotSpreadsheet2.xlsx​</text:p>
          </table:table-cell>
          <table:table-cell table:style-name="ce3" office:value-type="string" calcext:value-type="string">
            <text:p>young smooth brutal fight no dog harsh outdoors plastic scars deformed face</text:p>
          </table:table-cell>
          <table:table-cell table:number-columns-repeated="1020"/>
        </table:table-row>
        <table:table-row table:style-name="ro1">
          <table:table-cell table:style-name="ce3" office:value-type="string" calcext:value-type="string">
            <text:p>The Hermit</text:p>
          </table:table-cell>
          <table:table-cell table:style-name="ce3" office:value-type="string" calcext:value-type="string">
            <text:p>Diogenes (upright)</text:p>
          </table:table-cell>
          <table:table-cell table:style-name="ce3" office:value-type="string" calcext:value-type="string">
            <text:p>Photorealistic Diogenes lantern honest truth seeker, ragged bearded philosopher bare chest lantern aloft searching man barrel home agora dusk, defiant wise squint, lantern glow street shadows detailed oil flame dirt skin clay pot 8k TarotSpreadsheet2.xlsx​</text:p>
          </table:table-cell>
          <table:table-cell table:style-name="ce3" office:value-type="string" calcext:value-type="string">
            <text:p>clean robed afraid bright noon no lantern urban modern blurry flame low res</text:p>
          </table:table-cell>
          <table:table-cell table:number-columns-repeated="1020"/>
        </table:table-row>
        <table:table-row table:style-name="ro1">
          <table:table-cell table:style-name="ce3" office:value-type="string" calcext:value-type="string">
            <text:p>The Hermit</text:p>
          </table:table-cell>
          <table:table-cell table:style-name="ce3" office:value-type="string" calcext:value-type="string">
            <text:p>Rumpelstiltskin (reversed)</text:p>
          </table:table-cell>
          <table:table-cell table:style-name="ce3" office:value-type="string" calcext:value-type="string">
            <text:p>Photorealistic Rumpelstiltskin bitter transactional, gnarled impish dwarf gold spinning wheel greedy sneer contract scroll princess despairing, straw gold piles dim cottage shadows, detailed twisted fingers yarn dust avarice wrinkles 8k TarotSpreadsheet2.xlsx​</text:p>
          </table:table-cell>
          <table:table-cell table:style-name="ce3" office:value-type="string" calcext:value-type="string">
            <text:p>tall handsome generous sunny farm no wheel happy cartoon gold low quality</text:p>
          </table:table-cell>
          <table:table-cell table:number-columns-repeated="1020"/>
        </table:table-row>
        <table:table-row table:style-name="ro1">
          <table:table-cell table:style-name="ce3" office:value-type="string" calcext:value-type="string">
            <text:p>The Hermit</text:p>
          </table:table-cell>
          <table:table-cell table:style-name="ce3" office:value-type="string" calcext:value-type="string">
            <text:p>Prospero (between)</text:p>
          </table:table-cell>
          <table:table-cell table:style-name="ce3" office:value-type="string" calcext:value-type="string">
            <text:p>Photorealistic Prospero island withdrawing shaping events, aged duke white beard island robes staff Ariel books magic circle, rocky shore tempest calming sea thoughtful commanding gaze, moonlight mist detailed pages waves spectral servant 8k TarotSpreadsheet2.xlsx​</text:p>
          </table:table-cell>
          <table:table-cell table:style-name="ce3" office:value-type="string" calcext:value-type="string">
            <text:p>young courtier angry no staff sunny palace plastic books blurry magic</text:p>
          </table:table-cell>
          <table:table-cell table:number-columns-repeated="1020"/>
        </table:table-row>
        <table:table-row table:style-name="ro1">
          <table:table-cell table:style-name="ce3" office:value-type="string" calcext:value-type="string">
            <text:p>Wheel of Fortune</text:p>
          </table:table-cell>
          <table:table-cell table:style-name="ce3" office:value-type="string" calcext:value-type="string">
            <text:p>Fortuna (upright)</text:p>
          </table:table-cell>
          <table:table-cell table:style-name="ce3" office:value-type="string" calcext:value-type="string">
            <text:p>Photorealistic Fortuna turning luck cycles, veiled Roman goddess wheel spheres cloth blindfold cornucopia, dynamic wheel spin four creatures books snake ascending descending figures clouds, golden ethereal light detailed fabrics spheres engravings 8k TarotSpreadsheet2.xlsx​</text:p>
          </table:table-cell>
          <table:table-cell table:style-name="ce3" office:value-type="string" calcext:value-type="string">
            <text:p>broken wheel static pose dark grim no symbols cartoon veils low res deformed</text:p>
          </table:table-cell>
          <table:table-cell table:number-columns-repeated="1020"/>
        </table:table-row>
        <table:table-row table:style-name="ro1">
          <table:table-cell table:style-name="ce3" office:value-type="string" calcext:value-type="string">
            <text:p>Wheel of Fortune</text:p>
          </table:table-cell>
          <table:table-cell table:style-name="ce3" office:value-type="string" calcext:value-type="string">
            <text:p>Sisyphus (reversed)</text:p>
          </table:table-cell>
          <table:table-cell table:style-name="ce3" office:value-type="string" calcext:value-type="string">
            <text:p>Photorealistic Sisyphus repeating misfortune unlearning, condemned muscular man eternally pushing boulder uphill sweat despair etched face slipping rocks, barren slope eternal loop sunset harsh shadows, detailed muscle strain boulder cracks dust veins 8k TarotSpreadsheet2.xlsx​</text:p>
          </table:table-cell>
          <table:table-cell table:style-name="ce3" office:value-type="string" calcext:value-type="string">
            <text:p>relaxed boulder top happy meadow green lush learning smile cartoon rock low quality</text:p>
          </table:table-cell>
          <table:table-cell table:number-columns-repeated="1020"/>
        </table:table-row>
        <table:table-row table:style-name="ro1">
          <table:table-cell table:style-name="ce3" office:value-type="string" calcext:value-type="string">
            <text:p>Wheel of Fortune</text:p>
          </table:table-cell>
          <table:table-cell table:style-name="ce3" office:value-type="string" calcext:value-type="string">
            <text:p>Oedipus (between)</text:p>
          </table:table-cell>
          <table:table-cell table:style-name="ce3" office:value-type="string" calcext:value-type="string">
            <text:p>Photorealistic Oedipus crossroads fate twist, tragic king riddled staff Theban road fork blinded eyes partially bandaged haunted prescient gaze sphinx distant, dusty oracle path twilight foreboding clouds detailed rags dust prophetic sorrow 8k TarotSpreadsheet2.xlsx​</text:p>
          </table:table-cell>
          <table:table-cell table:style-name="ce3" office:value-type="string" calcext:value-type="string">
            <text:p>joyful sighted sunny straight path no staff modern clothes blurry sphinx</text:p>
          </table:table-cell>
          <table:table-cell table:number-columns-repeated="1020"/>
        </table:table-row>
        <table:table-row table:style-name="ro1">
          <table:table-cell table:style-name="ce3" office:value-type="string" calcext:value-type="string">
            <text:p>Justice</text:p>
          </table:table-cell>
          <table:table-cell table:style-name="ce3" office:value-type="string" calcext:value-type="string">
            <text:p>Maat (upright)</text:p>
          </table:table-cell>
          <table:table-cell table:style-name="ce3" office:value-type="string" calcext:value-type="string">
            <text:p>Photorealistic Maat feather balance truth, Egyptian goddess ostrich plume scales sword ankh seated lotus throne symmetrical pillars, serene just gaze golden skin blue black osmium uraeus crown, temple daylight detailed feathers scales hieroglyphs 8k TarotSpreadsheet2.xlsx​</text:p>
          </table:table-cell>
          <table:table-cell table:style-name="ce3" office:value-type="string" calcext:value-type="string">
            <text:p>unbalanced scales angry crooked sword night deformed wings cartoon feathers low res</text:p>
          </table:table-cell>
          <table:table-cell table:number-columns-repeated="1020"/>
        </table:table-row>
        <table:table-row table:style-name="ro1">
          <table:table-cell table:style-name="ce3" office:value-type="string" calcext:value-type="string">
            <text:p>Justice</text:p>
          </table:table-cell>
          <table:table-cell table:style-name="ce3" office:value-type="string" calcext:value-type="string">
            <text:p>Corrupt judge (reversed)</text:p>
          </table:table-cell>
          <table:table-cell table:style-name="ce3" office:value-type="string" calcext:value-type="string">
            <text:p>Photorealistic corrupt judge biased rulings, greasy robed magistrate tilted scales bribe pouch hidden sword down thumbed verdict shadowed dais, greasy smirk crowd murmurs, dim courtroom torch detailed parchments gold chains sweat 8k TarotSpreadsheet2.xlsx​</text:p>
          </table:table-cell>
          <table:table-cell table:style-name="ce3" office:value-type="string" calcext:value-type="string">
            <text:p>fair open scales honest face bright court no bribe plastic robes blurry</text:p>
          </table:table-cell>
          <table:table-cell table:number-columns-repeated="1020"/>
        </table:table-row>
        <table:table-row table:style-name="ro1">
          <table:table-cell table:style-name="ce3" office:value-type="string" calcext:value-type="string">
            <text:p>Justice</text:p>
          </table:table-cell>
          <table:table-cell table:style-name="ce3" office:value-type="string" calcext:value-type="string">
            <text:p>King Solomon (between)</text:p>
          </table:table-cell>
          <table:table-cell table:style-name="ce3" office:value-type="string" calcext:value-type="string">
            <text:p>Photorealistic King Solomon weighing complex insight, wise bearded monarch temple throne baby halved sword two mothers plead, discerning compassionate eyes golden robes, sunlit hall pillars detailed fabrics anguish tears blade gleam 8k TarotSpreadsheet2.xlsx​</text:p>
          </table:table-cell>
          <table:table-cell table:style-name="ce3" office:value-type="string" calcext:value-type="string">
            <text:p>foolish greedy dark cave no throne angry cartoon sword low quality</text:p>
          </table:table-cell>
          <table:table-cell table:number-columns-repeated="1020"/>
        </table:table-row>
        <table:table-row table:style-name="ro1">
          <table:table-cell table:style-name="ce3" office:value-type="string" calcext:value-type="string">
            <text:p>The Hanged Man</text:p>
          </table:table-cell>
          <table:table-cell table:style-name="ce3" office:value-type="string" calcext:value-type="string">
            <text:p>Odin (upright)</text:p>
          </table:table-cell>
          <table:table-cell table:style-name="ce3" office:value-type="string" calcext:value-type="string">
            <text:p>Photorealistic Odin Yggdrasil surrender wisdom, one-eyed Allfather suspended upside down ash tree ropes ankle knee crossed, spear side ravens runes glow pained enlightened halo expression, misty roots volumetric dawn detailed bark blood feathers 8k TarotSpreadsheet2.xlsx​</text:p>
          </table:table-cell>
          <table:table-cell table:style-name="ce3" office:value-type="string" calcext:value-type="string">
            <text:p>ground standing two eyes laughing sunny no ropes cartoon tree deformed halo</text:p>
          </table:table-cell>
          <table:table-cell table:number-columns-repeated="1020"/>
        </table:table-row>
        <table:table-row table:style-name="ro1">
          <table:table-cell table:style-name="ce3" office:value-type="string" calcext:value-type="string">
            <text:p>The Hanged Man</text:p>
          </table:table-cell>
          <table:table-cell table:style-name="ce3" office:value-type="string" calcext:value-type="string">
            <text:p>Tantalus (reversed)</text:p>
          </table:table-cell>
          <table:table-cell table:style-name="ce3" office:value-type="string" calcext:value-type="string">
            <text:p>Photorealistic Tantalus endless frustration denial, tormented king waist-deep pool receding fruit branch chained mocking grin despair, rocky underworld pool shadows eternal tease, detailed water droplets leaves chains torment veins 8k TarotSpreadsheet2.xlsx​</text:p>
          </table:table-cell>
          <table:table-cell table:style-name="ce3" office:value-type="string" calcext:value-type="string">
            <text:p>satisfied eating relaxed surface green paradise no chains cartoon fruit low res</text:p>
          </table:table-cell>
          <table:table-cell table:number-columns-repeated="1020"/>
        </table:table-row>
        <table:table-row table:style-name="ro1">
          <table:table-cell table:style-name="ce3" office:value-type="string" calcext:value-type="string">
            <text:p>The Hanged Man</text:p>
          </table:table-cell>
          <table:table-cell table:style-name="ce3" office:value-type="string" calcext:value-type="string">
            <text:p>Prometheus (between)</text:p>
          </table:table-cell>
          <table:table-cell table:style-name="ce3" office:value-type="string" calcext:value-type="string">
            <text:p>Photorealistic Prometheus chained meaningful sacrifice, chained titan Caucasian rocks eagle liver peck daily defiant titan gaze fire gift humanity distant, stormy Caucasus peaks dramatic clouds detailed chains feathers blood muscle 8k TarotSpreadsheet2.xlsx​</text:p>
          </table:table-cell>
          <table:table-cell table:style-name="ce3" office:value-type="string" calcext:value-type="string">
            <text:p>free unbound joyful sunny no eagle plastic chains blurry mountains</text:p>
          </table:table-cell>
          <table:table-cell table:number-columns-repeated="1020"/>
        </table:table-row>
        <table:table-row table:style-name="ro1">
          <table:table-cell table:style-name="ce3" office:value-type="string" calcext:value-type="string">
            <text:p>Death</text:p>
          </table:table-cell>
          <table:table-cell table:style-name="ce3" office:value-type="string" calcext:value-type="string">
            <text:p>Hades (upright)</text:p>
          </table:table-cell>
          <table:table-cell table:style-name="ce3" office:value-type="string" calcext:value-type="string">
            <text:p>Photorealistic Hades transformation gatekeeper, stern underworld king black armor helm shadows Cerberus gate armored rider white horse black rose banner, armored stern face river sunrise fallen souls, misty grey dawn detailed armor rivets mist souls 8k TarotSpreadsheet2.xlsx​</text:p>
          </table:table-cell>
          <table:table-cell table:style-name="ce3" office:value-type="string" calcext:value-type="string">
            <text:p>cheerful colorful above ground smiling no horse cartoon banner low quality</text:p>
          </table:table-cell>
          <table:table-cell table:number-columns-repeated="1020"/>
        </table:table-row>
        <table:table-row table:style-name="ro1">
          <table:table-cell table:style-name="ce3" office:value-type="string" calcext:value-type="string">
            <text:p>Death</text:p>
          </table:table-cell>
          <table:table-cell table:style-name="ce3" office:value-type="string" calcext:value-type="string">
            <text:p>Wandering Jew (reversed)</text:p>
          </table:table-cell>
          <table:table-cell table:style-name="ce3" office:value-type="string" calcext:value-type="string">
            <text:p>Photorealistic Wandering Jew resisting change, cursed eternal wanderer ragged medieval robes haunted eyes clinging life tree roots city gates shut, stormy eternal march detailed dirt face tears eternal wear cloth patches 8k TarotSpreadsheet2.xlsx​</text:p>
          </table:table-cell>
          <table:table-cell table:style-name="ce3" office:value-type="string" calcext:value-type="string">
            <text:p>settled home happy modern clothes calm day no curse cartoon wanderer</text:p>
          </table:table-cell>
          <table:table-cell table:number-columns-repeated="1020"/>
        </table:table-row>
        <table:table-row table:style-name="ro1">
          <table:table-cell table:style-name="ce3" office:value-type="string" calcext:value-type="string">
            <text:p>Justice</text:p>
          </table:table-cell>
          <table:table-cell table:style-name="ce3" office:value-type="string" calcext:value-type="string">
            <text:p>Maat (upright)</text:p>
          </table:table-cell>
          <table:table-cell table:style-name="ce3" office:value-type="string" calcext:value-type="string">
            <text:p>Photorealistic Maat balance order truth, elegant Egyptian goddess white linen kilt ostrich feather scales sword lotus throne symmetrical pillars, serene impartial gaze uraeus crown golden skin, sunlit temple hieroglyph walls detailed feather quills balance beam reflections 8k TarotSpreadsheet2.xlsx​</text:p>
          </table:table-cell>
          <table:table-cell table:style-name="ce3" office:value-type="string" calcext:value-type="string">
            <text:p>tilted scales angry modern clothes night deformed sword cartoon feathers blurry pillars</text:p>
          </table:table-cell>
          <table:table-cell table:number-columns-repeated="1020"/>
        </table:table-row>
        <table:table-row table:style-name="ro1">
          <table:table-cell table:style-name="ce3" office:value-type="string" calcext:value-type="string">
            <text:p>Justice</text:p>
          </table:table-cell>
          <table:table-cell table:style-name="ce3" office:value-type="string" calcext:value-type="string">
            <text:p>Corrupt judge archetype (reversed)</text:p>
          </table:table-cell>
          <table:table-cell table:style-name="ce3" office:value-type="string" calcext:value-type="string">
            <text:p>Photorealistic corrupt judge disguised bias, sleazy robed jurist thumb scales gold bribe pouch crooked sword down podium shadows, smug oily smirk gavel hidden ledger, dim wood paneled court flickering lamps detailed wax seals ink stains fabric sheen 8k TarotSpreadsheet2.xlsx​</text:p>
          </table:table-cell>
          <table:table-cell table:style-name="ce3" office:value-type="string" calcext:value-type="string">
            <text:p>honest scales open ledger bright courtroom fair gaze no bribe plastic robes low res</text:p>
          </table:table-cell>
          <table:table-cell table:number-columns-repeated="1020"/>
        </table:table-row>
        <table:table-row table:style-name="ro1">
          <table:table-cell table:style-name="ce3" office:value-type="string" calcext:value-type="string">
            <text:p>Justice</text:p>
          </table:table-cell>
          <table:table-cell table:style-name="ce3" office:value-type="string" calcext:value-type="string">
            <text:p>King Solomon (between)</text:p>
          </table:table-cell>
          <table:table-cell table:style-name="ce3" office:value-type="string" calcext:value-type="string">
            <text:p>Photorealistic King Solomon complex insight, regal bearded sage temple throne two mothers baby halved sword plead discerning compassionate eyes, opulent robes menorah pillars, daylight hall detailed anguish tears blade edge fabrics jewels 8k TarotSpreadsheet2.xlsx​</text:p>
          </table:table-cell>
          <table:table-cell table:style-name="ce3" office:value-type="string" calcext:value-type="string">
            <text:p>foolish greedy no throne dark cave angry sneer cartoon sword deformed baby</text:p>
          </table:table-cell>
          <table:table-cell table:number-columns-repeated="1020"/>
        </table:table-row>
        <table:table-row table:style-name="ro1">
          <table:table-cell table:style-name="ce3" office:value-type="string" calcext:value-type="string">
            <text:p>The Hanged Man</text:p>
          </table:table-cell>
          <table:table-cell table:style-name="ce3" office:value-type="string" calcext:value-type="string">
            <text:p>Odin (upright)</text:p>
          </table:table-cell>
          <table:table-cell table:style-name="ce3" office:value-type="string" calcext:value-type="string">
            <text:p>Photorealistic Odin higher wisdom surrender, grizzled one eyed patriarch rope bound ankle Yggdrasil trunk spear Gungnir side halo head calm transcendent face, misty root volumetric god rays ravens perched, detailed bark veins blood ropes feathers 8k TarotSpreadsheet2.xlsx​</text:p>
          </table:table-cell>
          <table:table-cell table:style-name="ce3" office:value-type="string" calcext:value-type="string">
            <text:p>laughing two eyes ground pose sunny glade no ropes plastic tree blurry halo</text:p>
          </table:table-cell>
          <table:table-cell table:number-columns-repeated="1020"/>
        </table:table-row>
        <table:table-row table:style-name="ro1">
          <table:table-cell table:style-name="ce3" office:value-type="string" calcext:value-type="string">
            <text:p>The Hanged Man</text:p>
          </table:table-cell>
          <table:table-cell table:style-name="ce3" office:value-type="string" calcext:value-type="string">
            <text:p>Tantalus (reversed)</text:p>
          </table:table-cell>
          <table:table-cell table:style-name="ce3" office:value-type="string" calcext:value-type="string">
            <text:p>Photorealistic Tantalus frustration denial, gaunt eternal punished king pool waist deep branch fruit receding eternal torment chained ankles sly mocking thirst hunger eyes, underworld cavern shadows detailed water beads leaves chains torment skin 8k TarotSpreadsheet2.xlsx​</text:p>
          </table:table-cell>
          <table:table-cell table:style-name="ce3" office:value-type="string" calcext:value-type="string">
            <text:p>sated plump green orchard free unbound happy smile cartoon torment low quality</text:p>
          </table:table-cell>
          <table:table-cell table:number-columns-repeated="1020"/>
        </table:table-row>
        <table:table-row table:style-name="ro1">
          <table:table-cell table:style-name="ce3" office:value-type="string" calcext:value-type="string">
            <text:p>The Hanged Man</text:p>
          </table:table-cell>
          <table:table-cell table:style-name="ce3" office:value-type="string" calcext:value-type="string">
            <text:p>Prometheus (between)</text:p>
          </table:table-cell>
          <table:table-cell table:style-name="ce3" office:value-type="string" calcext:value-type="string">
            <text:p>Photorealistic Prometheus painful sacrifice others, chained muscular titan Caucasus cliff eagle mid peck liver defiant upward gaze fire torch humanity distant, stormy peaks lightning detailed chains viscera feathers muscle blood sweat 8k TarotSpreadsheet2.xlsx​</text:p>
          </table:table-cell>
          <table:table-cell table:style-name="ce3" office:value-type="string" calcext:value-type="string">
            <text:p>free laughing sunny no eagle modern torch plastic chains deformed body</text:p>
          </table:table-cell>
          <table:table-cell table:number-columns-repeated="1020"/>
        </table:table-row>
        <table:table-row table:style-name="ro1">
          <table:table-cell table:style-name="ce3" office:value-type="string" calcext:value-type="string">
            <text:p>Death</text:p>
          </table:table-cell>
          <table:table-cell table:style-name="ce3" office:value-type="string" calcext:value-type="string">
            <text:p>Hades (upright)</text:p>
          </table:table-cell>
          <table:table-cell table:style-name="ce3" office:value-type="string" calcext:value-type="string">
            <text:p>Photorealistic Hades unavoidable transformation, imposing helm shadowed king black plate Cerberus leash armored white horse black white rose banner fallen crowned king river dawn, stern inexorable face mist souls rising detailed armor rivets mist horse mane 8k TarotSpreadsheet2.xlsx​</text:p>
          </table:table-cell>
          <table:table-cell table:style-name="ce3" office:value-type="string" calcext:value-type="string">
            <text:p>jovial colorful mortal smiling sunlit no horse cartoon banner blurry souls</text:p>
          </table:table-cell>
          <table:table-cell table:number-columns-repeated="1020"/>
        </table:table-row>
        <table:table-row table:style-name="ro1">
          <table:table-cell table:style-name="ce3" office:value-type="string" calcext:value-type="string">
            <text:p>Death</text:p>
          </table:table-cell>
          <table:table-cell table:style-name="ce3" office:value-type="string" calcext:value-type="string">
            <text:p>Wandering Jew legend (reversed)</text:p>
          </table:table-cell>
          <table:table-cell table:style-name="ce3" office:value-type="string" calcext:value-type="string">
            <text:p>Photorealistic Wandering Jew clinging life, haggard cursed nomad medieval tatters haunted weary eyes clutching barren tree eternal exile city walls barred, perpetual storm detailed eternal grime tears cloth patches face lines 8k TarotSpreadsheet2.xlsx​</text:p>
          </table:table-cell>
          <table:table-cell table:style-name="ce3" office:value-type="string" calcext:value-type="string">
            <text:p>settled content modern happy calm home no curse cartoon wanderer low res</text:p>
          </table:table-cell>
          <table:table-cell table:number-columns-repeated="1020"/>
        </table:table-row>
        <table:table-row table:style-name="ro1">
          <table:table-cell table:style-name="ce3" office:value-type="string" calcext:value-type="string">
            <text:p>Death</text:p>
          </table:table-cell>
          <table:table-cell table:style-name="ce3" office:value-type="string" calcext:value-type="string">
            <text:p>Persephone (between)</text:p>
          </table:table-cell>
          <table:table-cell table:style-name="ce3" office:value-type="string" calcext:value-type="string">
            <text:p>Photorealistic Persephone cyclical endings beginnings, youthful queen pomegranate seeds black chiton rising underworld stairs seasonal flowers wilt bloom, bittersweet pensive face torchlight cave mouth spring light detailed seeds petals gown folds 8k TarotSpreadsheet2.xlsx​</text:p>
          </table:table-cell>
          <table:table-cell table:style-name="ce3" office:value-type="string" calcext:value-type="string">
            <text:p>permanent trapped angry barren no seeds harsh winter cartoon flowers deformed</text:p>
          </table:table-cell>
          <table:table-cell table:number-columns-repeated="1020"/>
        </table:table-row>
        <table:table-row table:style-name="ro1">
          <table:table-cell table:style-name="ce3" office:value-type="string" calcext:value-type="string">
            <text:p>Temperance</text:p>
          </table:table-cell>
          <table:table-cell table:style-name="ce3" office:value-type="string" calcext:value-type="string">
            <text:p>Iris (upright)</text:p>
          </table:table-cell>
          <table:table-cell table:style-name="ce3" office:value-type="string" calcext:value-type="string">
            <text:p>Photorealistic Iris rainbow mediator elements, winged goddess one foot land water pouring cups path mountains sun iris flowers, harmonious flowing liquids balanced wings rainbow arc serene face, detailed wing feathers liquid streams petal dew 8k TarotSpreadsheet2.xlsx​</text:p>
          </table:table-cell>
          <table:table-cell table:style-name="ce3" office:value-type="string" calcext:value-type="string">
            <text:p>spilling cups uneven wings storm clouds no rainbow cartoon wings blurry liquids</text:p>
          </table:table-cell>
          <table:table-cell table:number-columns-repeated="1020"/>
        </table:table-row>
        <table:table-row table:style-name="ro1">
          <table:table-cell table:style-name="ce3" office:value-type="string" calcext:value-type="string">
            <text:p>Temperance</text:p>
          </table:table-cell>
          <table:table-cell table:style-name="ce3" office:value-type="string" calcext:value-type="string">
            <text:p>Phaethon (reversed)</text:p>
          </table:table-cell>
          <table:table-cell table:style-name="ce3" office:value-type="string" calcext:value-type="string">
            <text:p>Photorealistic Phaethon no moderation sun chariot, youthful charioteer uncontrolled horses veering scorched earth flames, panicked grip reins melting chariot sun too close, blazing inferno smoke detailed charred ground horse foam reins snap 8k TarotSpreadsheet2.xlsx​</text:p>
          </table:table-cell>
          <table:table-cell table:style-name="ce3" office:value-type="string" calcext:value-type="string">
            <text:p>calm controlled green fields night cool reins intact cartoon chariot low quality</text:p>
          </table:table-cell>
          <table:table-cell table:number-columns-repeated="1020"/>
        </table:table-row>
        <table:table-row table:style-name="ro1">
          <table:table-cell table:style-name="ce3" office:value-type="string" calcext:value-type="string">
            <text:p>Temperance</text:p>
          </table:table-cell>
          <table:table-cell table:style-name="ce3" office:value-type="string" calcext:value-type="string">
            <text:p>Chiron (between)</text:p>
          </table:table-cell>
          <table:table-cell table:style-name="ce3" office:value-type="string" calcext:value-type="string">
            <text:p>Photorealistic Chiron healer pain service, centaur sage cave bandages arrow wound teaching Achilles herbs balance cups, wise pained equine torso human torso fur blend, fire hearth soft glow detailed fur wounds vials fur 8k TarotSpreadsheet2.xlsx​</text:p>
          </table:table-cell>
          <table:table-cell table:style-name="ce3" office:value-type="string" calcext:value-type="string">
            <text:p>full human angry no wound sunny field no student plastic bandages blurry</text:p>
          </table:table-cell>
          <table:table-cell table:number-columns-repeated="1020"/>
        </table:table-row>
        <table:table-row table:style-name="ro1">
          <table:table-cell table:style-name="ce3" office:value-type="string" calcext:value-type="string">
            <text:p>The Devil</text:p>
          </table:table-cell>
          <table:table-cell table:style-name="ce3" office:value-type="string" calcext:value-type="string">
            <text:p>Mephistopheles Faust (upright)</text:p>
          </table:table-cell>
          <table:table-cell table:style-name="ce3" office:value-type="string" calcext:value-type="string">
            <text:p>Photorealistic Mephistopheles tempting bondage, suave demonic noble black velvet cape horns tail contract scroll Faust study candlelight, seductive persuasive smirk shadows chains loose humans, detailed parchment seal velvet horns flames 8k TarotSpreadsheet2.xlsx​</text:p>
          </table:table-cell>
          <table:table-cell table:style-name="ce3" office:value-type="string" calcext:value-type="string">
            <text:p>ugly clumsy bright day no contract scared face cartoon horns low res deformed tail</text:p>
          </table:table-cell>
          <table:table-cell table:number-columns-repeated="1020"/>
        </table:table-row>
        <table:table-row table:style-name="ro1">
          <table:table-cell table:style-name="ce3" office:value-type="string" calcext:value-type="string">
            <text:p>The Devil</text:p>
          </table:table-cell>
          <table:table-cell table:style-name="ce3" office:value-type="string" calcext:value-type="string">
            <text:p>Pied Piper (reversed)</text:p>
          </table:table-cell>
          <table:table-cell table:style-name="ce3" office:value-type="string" calcext:value-type="string">
            <text:p>Photorealistic Pied Piper coercive charisma, colorful clad piper flute leading entranced rats children cave mouth, hypnotic mesmerizing eyes multicolored pipe shadows, detailed fur ripples cloth patterns faces trance 8k TarotSpreadsheet2.xlsx​</text:p>
          </table:table-cell>
          <table:table-cell table:style-name="ce3" office:value-type="string" calcext:value-type="string">
            <text:p>ugly ignored no followers sunny street angry no flute cartoon rats blurry</text:p>
          </table:table-cell>
          <table:table-cell table:number-columns-repeated="1020"/>
        </table:table-row>
        <table:table-row table:style-name="ro1">
          <table:table-cell table:style-name="ce3" office:value-type="string" calcext:value-type="string">
            <text:p>The Devil</text:p>
          </table:table-cell>
          <table:table-cell table:style-name="ce3" office:value-type="string" calcext:value-type="string">
            <text:p>Sirens (between)</text:p>
          </table:table-cell>
          <table:table-cell table:style-name="ce3" office:value-type="string" calcext:value-type="string">
            <text:p>Photorealistic Sirens navigable seductive pull, alluring winged sea nymphs rocky isle ship passing sailors straining oars resist song, hypnotic beautiful faces waves crashing feathers, moonlit sea spray detailed scales wings hair jewels 8k TarotSpreadsheet2.xlsx​</text:p>
          </table:table-cell>
          <table:table-cell table:style-name="ce3" office:value-type="string" calcext:value-type="string">
            <text:p>ugly monstrous crashing ship daylight chained cartoon wings deformed faces</text:p>
          </table:table-cell>
          <table:table-cell table:number-columns-repeated="1020"/>
        </table:table-row>
        <table:table-row table:style-name="ro1">
          <table:table-cell table:style-name="ce3" office:value-type="string" calcext:value-type="string">
            <text:p>The Tower</text:p>
          </table:table-cell>
          <table:table-cell table:style-name="ce3" office:value-type="string" calcext:value-type="string">
            <text:p>Builders Babel (upright)</text:p>
          </table:table-cell>
          <table:table-cell table:style-name="ce3" office:value-type="string" calcext:value-type="string">
            <text:p>Photorealistic Babel builders arrogant struck down, diverse ancient workers half built ziggurat lightning crown falls flames tumble figures, chaotic storm clouds hubris faces, detailed scaffolding bricks smoke lightning 8k TarotSpreadsheet2.xlsx​</text:p>
          </table:table-cell>
          <table:table-cell table:style-name="ce3" office:value-type="string" calcext:value-type="string">
            <text:p>intact tower calm sunny finished building happy faces cartoon lightning low quality</text:p>
          </table:table-cell>
          <table:table-cell table:number-columns-repeated="1020"/>
        </table:table-row>
        <table:table-row table:style-name="ro1">
          <table:table-cell table:style-name="ce3" office:value-type="string" calcext:value-type="string">
            <text:p>The Tower</text:p>
          </table:table-cell>
          <table:table-cell table:style-name="ce3" office:value-type="string" calcext:value-type="string">
            <text:p>Pandora (reversed)</text:p>
          </table:table-cell>
          <table:table-cell table:style-name="ce3" office:value-type="string" calcext:value-type="string">
            <text:p>Photorealistic Pandora catastrophe curiosity, beautiful robed woman opening ornate box evils demons flying face horror hope remains, simple hut shadows chaos winged horrors, detailed box carvings wings faces terror 8k TarotSpreadsheet2.xlsx​</text:p>
          </table:table-cell>
          <table:table-cell table:style-name="ce3" office:value-type="string" calcext:value-type="string">
            <text:p>closed box calm smiling modern jar sunny no demons cartoon evils blurry</text:p>
          </table:table-cell>
          <table:table-cell table:number-columns-repeated="1020"/>
        </table:table-row>
        <table:table-row table:style-name="ro1">
          <table:table-cell table:style-name="ce3" office:value-type="string" calcext:value-type="string">
            <text:p>The Tower</text:p>
          </table:table-cell>
          <table:table-cell table:style-name="ce3" office:value-type="string" calcext:value-type="string">
            <text:p>Lot's family (between)</text:p>
          </table:table-cell>
          <table:table-cell table:style-name="ce3" office:value-type="string" calcext:value-type="string">
            <text:p>Photorealistic Lot's family escape possible Sodom crumbling lightning fire raining wife pillar salt looking back angels urge forward, chaotic orange inferno fleeing figures detailed ash salt crystals robes terror 8k TarotSpreadsheet2.xlsx​</text:p>
          </table:table-cell>
          <table:table-cell table:style-name="ce3" office:value-type="string" calcext:value-type="string">
            <text:p>safe arrived relaxed no fire happy modern no angels cartoon salt low res</text:p>
          </table:table-cell>
          <table:table-cell table:number-columns-repeated="1020"/>
        </table:table-row>
        <table:table-row table:style-name="ro1">
          <table:table-cell table:style-name="ce3" office:value-type="string" calcext:value-type="string">
            <text:p>The Star</text:p>
          </table:table-cell>
          <table:table-cell table:style-name="ce3" office:value-type="string" calcext:value-type="string">
            <text:p>Amaterasu (upright)</text:p>
          </table:table-cell>
          <table:table-cell table:style-name="ce3" office:value-type="string" calcext:value-type="string">
            <text:p>Photorealistic Amaterasu cave emergence renewal, radiant Japanese sun goddess white robes jewels emerging cave nude pouring jugs pool land stars above serene joyful face, night soft blue green glow detailed water stars jewels skin 8k TarotSpreadsheet2.xlsx​</text:p>
          </table:table-cell>
          <table:table-cell table:style-name="ce3" office:value-type="string" calcext:value-type="string">
            <text:p>trapped cave angry dark no jugs empty pool cartoon stars deformed pour</text:p>
          </table:table-cell>
          <table:table-cell table:number-columns-repeated="1020"/>
        </table:table-row>
        <table:table-row table:style-name="ro1">
          <table:table-cell table:style-name="ce3" office:value-type="string" calcext:value-type="string">
            <text:p>The Star</text:p>
          </table:table-cell>
          <table:table-cell table:style-name="ce3" office:value-type="string" calcext:value-type="string">
            <text:p>Greedy wife Fisherman Goldfish (reversed)</text:p>
          </table:table-cell>
          <table:table-cell table:style-name="ce3" office:value-type="string" calcext:value-type="string">
            <text:p>Photorealistic greedy wife twisted hope, imperious peasant woman demanding goldfish palace broken trough haughty sneer servant fish distant, opulent ruined hall shadows detailed cracked gold fish scales rags finery clash 8k TarotSpreadsheet2.xlsx​</text:p>
          </table:table-cell>
          <table:table-cell table:style-name="ce3" office:value-type="string" calcext:value-type="string">
            <text:p>humble content simple hut happy no demand cartoon fish low quality</text:p>
          </table:table-cell>
          <table:table-cell table:number-columns-repeated="1020"/>
        </table:table-row>
        <table:table-row table:style-name="ro1">
          <table:table-cell table:style-name="ce3" office:value-type="string" calcext:value-type="string">
            <text:p>The Moon</text:p>
          </table:table-cell>
          <table:table-cell table:style-name="ce3" office:value-type="string" calcext:value-type="string">
            <text:p>Selene (upright)</text:p>
          </table:table-cell>
          <table:table-cell table:style-name="ce3" office:value-type="string" calcext:value-type="string">
            <text:p>Photorealistic Selene dreamlike intuition mystery, luminous moon goddess chariot big moon face towers dog wolf howling crayfish path winding, ethereal silver blue night nude flowing robes serene hypnotic gaze, detailed lunar craters wolf fur crayfish shell mist path 8k TarotSpreadsheet2.xlsx​</text:p>
          </table:table-cell>
          <table:table-cell table:style-name="ce3" office:value-type="string" calcext:value-type="string">
            <text:p>harsh sun angry clothed daytime distorted moon no animals cartoon shells blurry towers</text:p>
          </table:table-cell>
          <table:table-cell table:number-columns-repeated="1020"/>
        </table:table-row>
        <table:table-row table:style-name="ro1">
          <table:table-cell table:style-name="ce3" office:value-type="string" calcext:value-type="string">
            <text:p>The Moon</text:p>
          </table:table-cell>
          <table:table-cell table:style-name="ce3" office:value-type="string" calcext:value-type="string">
            <text:p>Werewolf European folklore (reversed)</text:p>
          </table:table-cell>
          <table:table-cell table:style-name="ce3" office:value-type="string" calcext:value-type="string">
            <text:p>Photorealistic werewolf fear confusion dark, hulking beast man hybrid full moon transformation snarling fangs claws marsh shadows distorted towers eyes glowing, detailed fur patches blood saliva ripped clothes moonlight veins 8k horror TarotSpreadsheet2.xlsx​</text:p>
          </table:table-cell>
          <table:table-cell table:style-name="ce3" office:value-type="string" calcext:value-type="string">
            <text:p>human calm sunny no fangs smooth skin cartoon fur low res deformed hybrid</text:p>
          </table:table-cell>
          <table:table-cell table:number-columns-repeated="1020"/>
        </table:table-row>
        <table:table-row table:style-name="ro1">
          <table:table-cell table:style-name="ce3" office:value-type="string" calcext:value-type="string">
            <text:p>The Moon</text:p>
          </table:table-cell>
          <table:table-cell table:style-name="ce3" office:value-type="string" calcext:value-type="string">
            <text:p>Orpheus underworld (between)</text:p>
          </table:table-cell>
          <table:table-cell table:style-name="ce3" office:value-type="string" calcext:value-type="string">
            <text:p>Photorealistic Orpheus halfseeing underworld, lyre strumming poet dim Hades path dog wolf alert crayfish moon veiled towers, melancholic hopeful face shadows feeling doubt, blue night detailed strings shades ripples path 8k TarotSpreadsheet2.xlsx​</text:p>
          </table:table-cell>
          <table:table-cell table:style-name="ce3" office:value-type="string" calcext:value-type="string">
            <text:p>joyful lit torch surface happy no lyre cartoon shades blurry moon deformed</text:p>
          </table:table-cell>
          <table:table-cell table:number-columns-repeated="1020"/>
        </table:table-row>
        <table:table-row table:style-name="ro1">
          <table:table-cell table:style-name="ce3" office:value-type="string" calcext:value-type="string">
            <text:p>The Sun</text:p>
          </table:table-cell>
          <table:table-cell table:style-name="ce3" office:value-type="string" calcext:value-type="string">
            <text:p>Apollo (upright)</text:p>
          </table:table-cell>
          <table:table-cell table:style-name="ce3" office:value-type="string" calcext:value-type="string">
            <text:p>Photorealistic Apollo clarity joy vitality, golden haired god sun chariot child white horse red banner sunflowers wall radiant nude joyful face, bright blue sky sun rays detailed rays horse mane flowers skin glow 8k TarotSpreadsheet2.xlsx​</text:p>
          </table:table-cell>
          <table:table-cell table:style-name="ce3" office:value-type="string" calcext:value-type="string">
            <text:p>eclipsed dark sullen clothed cloudy wilted flowers cartoon sun low quality deformed child</text:p>
          </table:table-cell>
          <table:table-cell table:number-columns-repeated="1020"/>
        </table:table-row>
        <table:table-row table:style-name="ro1">
          <table:table-cell table:style-name="ce3" office:value-type="string" calcext:value-type="string">
            <text:p>The Sun</text:p>
          </table:table-cell>
          <table:table-cell table:style-name="ce3" office:value-type="string" calcext:value-type="string">
            <text:p>Icarus (reversed)</text:p>
          </table:table-cell>
          <table:table-cell table:style-name="ce3" office:value-type="string" calcext:value-type="string">
            <text:p>Photorealistic Icarus midfall overexposure arrogance, plummeting youth wax wings ablaze feathers smoke trail sun scorched skin desperate flailing child horse below wilting sunflowers, harsh blinding light detailed burns melting wax agony 8k TarotSpreadsheet2.xlsx​</text:p>
          </table:table-cell>
          <table:table-cell table:style-name="ce3" office:value-type="string" calcext:value-type="string">
            <text:p>ascending intact wings calm night safe landing plastic feathers blurry smoke</text:p>
          </table:table-cell>
          <table:table-cell table:number-columns-repeated="1020"/>
        </table:table-row>
        <table:table-row table:style-name="ro1">
          <table:table-cell table:style-name="ce3" office:value-type="string" calcext:value-type="string">
            <text:p>The Sun</text:p>
          </table:table-cell>
          <table:table-cell table:style-name="ce3" office:value-type="string" calcext:value-type="string">
            <text:p>Young David (between)</text:p>
          </table:table-cell>
          <table:table-cell table:style-name="ce3" office:value-type="string" calcext:value-type="string">
            <text:p>Photorealistic young David celebrated hero responsibility, shepherd boy sling harp emerging sun chariot white horse thoughtful joyful seriousness red banner sunflowers half wilted, golden dawn detailed simple tunic sling stones skin youth 8k TarotSpreadsheet2.xlsx​</text:p>
          </table:table-cell>
          <table:table-cell table:style-name="ce3" office:value-type="string" calcext:value-type="string">
            <text:p>old grizzled angry no sling dark storm cartoon harp low res deformed horse</text:p>
          </table:table-cell>
          <table:table-cell table:number-columns-repeated="1020"/>
        </table:table-row>
        <table:table-row table:style-name="ro1">
          <table:table-cell table:style-name="ce3" office:value-type="string" calcext:value-type="string">
            <text:p>Judgement</text:p>
          </table:table-cell>
          <table:table-cell table:style-name="ce3" office:value-type="string" calcext:value-type="string">
            <text:p>Archangel Gabriel (upright)</text:p>
          </table:table-cell>
          <table:table-cell table:style-name="ce3" office:value-type="string" calcext:value-type="string">
            <text:p>Photorealistic Archangel Gabriel awakening call, majestic winged trumpet blast nude figures rising coffins mountain dawn bannered flag rays heaven, divine commanding face golden armor trumpet shine detailed wings clouds souls awe 8k TarotSpreadsheet2.xlsx​</text:p>
          </table:table-cell>
          <table:table-cell table:style-name="ce3" office:value-type="string" calcext:value-type="string">
            <text:p>silent broken trumpet closed coffins dark storm fallen angels cartoon wings blurry</text:p>
          </table:table-cell>
          <table:table-cell table:number-columns-repeated="1020"/>
        </table:table-row>
        <table:table-row table:style-name="ro1">
          <table:table-cell table:style-name="ce3" office:value-type="string" calcext:value-type="string">
            <text:p>Judgement</text:p>
          </table:table-cell>
          <table:table-cell table:style-name="ce3" office:value-type="string" calcext:value-type="string">
            <text:p>Flying Dutchman (reversed)</text:p>
          </table:table-cell>
          <table:table-cell table:style-name="ce3" office:value-type="string" calcext:value-type="string">
            <text:p>Photorealistic Flying Dutchman endless haunting, spectral captain tattered uniform ghost ship storm cursed crew trumpet faint coffins half open confused rising figures, misty waves lightning detailed spectral cloth barnacles despair eyes 8k TarotSpreadsheet2.xlsx​</text:p>
          </table:table-cell>
          <table:table-cell table:style-name="ce3" office:value-type="string" calcext:value-type="string">
            <text:p>alive docked sunny happy modern ship no curse cartoon ghosts low quality</text:p>
          </table:table-cell>
          <table:table-cell table:number-columns-repeated="1020"/>
        </table:table-row>
        <table:table-row table:style-name="ro1">
          <table:table-cell table:style-name="ce3" office:value-type="string" calcext:value-type="string">
            <text:p>Judgement</text:p>
          </table:table-cell>
          <table:table-cell table:style-name="ce3" office:value-type="string" calcext:value-type="string">
            <text:p>Rip Van Winkle (between)</text:p>
          </table:table-cell>
          <table:table-cell table:style-name="ce3" office:value-type="string" calcext:value-type="string">
            <text:p>Photorealistic Rip Van Winkle old new path, disoriented bearded frontiersman long beard patched colonial clothes waking mountain trumpet distant figures hesitate rise, dawn confusion wonder detailed unkempt beard dew clothes 8k TarotSpreadsheet2.xlsx​</text:p>
          </table:table-cell>
          <table:table-cell table:style-name="ce3" office:value-type="string" calcext:value-type="string">
            <text:p>young alert urban bed no trumpet cartoon beard blurry mountain deformed</text:p>
          </table:table-cell>
          <table:table-cell table:number-columns-repeated="1020"/>
        </table:table-row>
        <table:table-row table:style-name="ro1">
          <table:table-cell table:style-name="ce3" office:value-type="string" calcext:value-type="string">
            <text:p>The World</text:p>
          </table:table-cell>
          <table:table-cell table:style-name="ce3" office:value-type="string" calcext:value-type="string">
            <text:p>Gaia (upright)</text:p>
          </table:table-cell>
          <table:table-cell table:style-name="ce3" office:value-type="string" calcext:value-type="string">
            <text:p>Photorealistic Gaia living wholeness completion, earth mother nude dancing laurel wreath four beasts corners wands hands oval balanced nude joyful integrated face, verdant cosmic backdrop detailed wreath fur scales balanced pose 8k TarotSpreadsheet2.xlsx​</text:p>
          </table:table-cell>
          <table:table-cell table:style-name="ce3" office:value-type="string" calcext:value-type="string">
            <text:p>constrained broken wreath incomplete beasts chaotic ugly cartoon wreath low res</text:p>
          </table:table-cell>
          <table:table-cell table:number-columns-repeated="1020"/>
        </table:table-row>
        <table:table-row table:style-name="ro1">
          <table:table-cell table:style-name="ce3" office:value-type="string" calcext:value-type="string">
            <text:p>The World</text:p>
          </table:table-cell>
          <table:table-cell table:style-name="ce3" office:value-type="string" calcext:value-type="string">
            <text:p>Flying Dutchman (reversed)</text:p>
          </table:table-cell>
          <table:table-cell table:style-name="ce3" office:value-type="string" calcext:value-type="string">
            <text:p>Photorealistic Flying Dutchmans endless voyage no closure, ghostly captain helm eternal ghost ship no land horizon cursed crew toil trumpet faint figures partial coffins, stormy endless sea detailed spray sails despair eternal 8k TarotSpreadsheet2.xlsx​</text:p>
          </table:table-cell>
          <table:table-cell table:style-name="ce3" office:value-type="string" calcext:value-type="string">
            <text:p>docked safe sunny happy port modern no curse cartoon ship blurry crew</text:p>
          </table:table-cell>
          <table:table-cell table:number-columns-repeated="1020"/>
        </table:table-row>
        <table:table-row table:style-name="ro1">
          <table:table-cell table:style-name="ce3" office:value-type="string" calcext:value-type="string">
            <text:p>The World</text:p>
          </table:table-cell>
          <table:table-cell table:style-name="ce3" office:value-type="string" calcext:value-type="string">
            <text:p>Odysseus (between)</text:p>
          </table:table-cell>
          <table:table-cell table:style-name="ce3" office:value-type="string" calcext:value-type="string">
            <text:p>Photorealistic Odysseus finally home integrated traveler, weathered hero Ithaca shore embracing Penelope Telemachus scarred wise smile cloak many worlds eyes, sunset home fires detailed salt beard fabrics homecoming tears joy 8k TarotSpreadsheet2.xlsx​</text:p>
          </table:table-cell>
          <table:table-cell table:style-name="ce3" office:value-type="string" calcext:value-type="string">
            <text:p>lost sea young naive angry storm cartoon home low quality deformed family</text:p>
          </table:table-cell>
          <table:table-cell table:number-columns-repeated="1020"/>
        </table:table-row>
        <table:table-row table:style-name="ro1">
          <table:table-cell table:style-name="ce3" office:value-type="string" calcext:value-type="string">
            <text:p>Ace of Wands</text:p>
          </table:table-cell>
          <table:table-cell table:style-name="ce3" office:value-type="string" calcext:value-type="string">
            <text:p>Prometheus (upright)</text:p>
          </table:table-cell>
          <table:table-cell table:style-name="ce3" office:value-type="string" calcext:value-type="string">
            <text:p>Photorealistic Prometheus bringing fire passion, chained titan muscular torch stolen olympian flame hand defiant upward gaze eagle distant mortals awe, rocky caucasus dawn dramatic shadows detailed flame flicker chains muscle glow sweat 8k TarotSpreadsheet2.xlsx​</text:p>
          </table:table-cell>
          <table:table-cell table:style-name="ce3" office:value-type="string" calcext:value-type="string">
            <text:p>no fire chained forever dark cave fearful plastic torch cartoon eagle low res</text:p>
          </table:table-cell>
          <table:table-cell table:number-columns-repeated="1020"/>
        </table:table-row>
        <table:table-row table:style-name="ro1">
          <table:table-cell table:style-name="ce3" office:value-type="string" calcext:value-type="string">
            <text:p>Ace of Wands</text:p>
          </table:table-cell>
          <table:table-cell table:style-name="ce3" office:value-type="string" calcext:value-type="string">
            <text:p>Phaethon (reversed)</text:p>
          </table:table-cell>
          <table:table-cell table:style-name="ce3" office:value-type="string" calcext:value-type="string">
            <text:p>Photorealistic Phaethon misdirected impulse, arrogant youth seizing sun chariot reins uncontrolled horses veering scorch earth panicked grip, flaming wheels smoke trail, bright chaos detailed melting reins horse foam charred ground 8k TarotSpreadsheet2.xlsx​</text:p>
          </table:table-cell>
          <table:table-cell table:style-name="ce3" office:value-type="string" calcext:value-type="string">
            <text:p>calm controlled green fields night reins firm cartoon chariot blurry fire deformed</text:p>
          </table:table-cell>
          <table:table-cell table:number-columns-repeated="1020"/>
        </table:table-row>
        <table:table-row table:style-name="ro1">
          <table:table-cell table:style-name="ce3" office:value-type="string" calcext:value-type="string">
            <text:p>Ace of Wands</text:p>
          </table:table-cell>
          <table:table-cell table:style-name="ce3" office:value-type="string" calcext:value-type="string">
            <text:p>Young Hercules (between)</text:p>
          </table:table-cell>
          <table:table-cell table:style-name="ce3" office:value-type="string" calcext:value-type="string">
            <text:p>Photorealistic young Hercules raw potential strength, infant demigod crib strangling serpents Hera sent wide eyed innocent power muscular baby limbs, nursery night detailed scales coils tiny veins mother rush terror awe 8k TarotSpreadsheet2.xlsx​</text:p>
          </table:table-cell>
          <table:table-cell table:style-name="ce3" office:value-type="string" calcext:value-type="string">
            <text:p>adult calm no snakes sunny crib plastic coils cartoon baby low quality</text:p>
          </table:table-cell>
          <table:table-cell table:number-columns-repeated="1020"/>
        </table:table-row>
        <table:table-row table:style-name="ro1">
          <table:table-cell table:style-name="ce3" office:value-type="string" calcext:value-type="string">
            <text:p>Two of Wands</text:p>
          </table:table-cell>
          <table:table-cell table:style-name="ce3" office:value-type="string" calcext:value-type="string">
            <text:p>Hamlet (upright)</text:p>
          </table:table-cell>
          <table:table-cell table:style-name="ce3" office:value-type="string" calcext:value-type="string">
            <text:p>Photorealistic Hamlet contemplating paths, brooding Danish prince skull hand globe balcony Elsinore windswept doublet intense thoughtful gaze sea horizon, overcast thoughtful light detailed velvet skull cracks chain links 8k TarotSpreadsheet2.xlsx​</text:p>
          </table:table-cell>
          <table:table-cell table:style-name="ce3" office:value-type="string" calcext:value-type="string">
            <text:p>joyful action modern clothes sunny no skull cartoon globe blurry castle deformed</text:p>
          </table:table-cell>
          <table:table-cell table:number-columns-repeated="1020"/>
        </table:table-row>
        <table:table-row table:style-name="ro1">
          <table:table-cell table:style-name="ce3" office:value-type="string" calcext:value-type="string">
            <text:p>Two of Wands</text:p>
          </table:table-cell>
          <table:table-cell table:style-name="ce3" office:value-type="string" calcext:value-type="string">
            <text:p>Don Quixote (reversed)</text:p>
          </table:table-cell>
          <table:table-cell table:style-name="ce3" office:value-type="string" calcext:value-type="string">
            <text:p>Photorealistic Don Quixote ungrounded ventures, delusional knight rusty lance saddle thin Rosinante windmills giants tilting charge, dusty plain sunset detailed dents armor lank hair lance splint 8k TarotSpreadsheet2.xlsx​</text:p>
          </table:table-cell>
          <table:table-cell table:style-name="ce3" office:value-type="string" calcext:value-type="string">
            <text:p>sane grounded modern bike calm farm no lance cartoon windmill low res</text:p>
          </table:table-cell>
          <table:table-cell table:number-columns-repeated="1020"/>
        </table:table-row>
        <table:table-row table:style-name="ro1">
          <table:table-cell table:style-name="ce3" office:value-type="string" calcext:value-type="string">
            <text:p>Two of Wands</text:p>
          </table:table-cell>
          <table:table-cell table:style-name="ce3" office:value-type="string" calcext:value-type="string">
            <text:p>Sinbad (between)</text:p>
          </table:table-cell>
          <table:table-cell table:style-name="ce3" office:value-type="string" calcext:value-type="string">
            <text:p>Photorealistic Sinbad mixed realism next horizon, weathered sailor harbor quay globe map pondering voyages treasure chest foot, thoughtful weathered face turban sea gulls, golden hour detailed salt beard maps wood 8k TarotSpreadsheet2.xlsx​</text:p>
          </table:table-cell>
          <table:table-cell table:style-name="ce3" office:value-type="string" calcext:value-type="string">
            <text:p>naive excited no map sunny beach young smooth cartoon treasure blurry</text:p>
          </table:table-cell>
          <table:table-cell table:number-columns-repeated="1020"/>
        </table:table-row>
        <table:table-row table:style-name="ro1">
          <table:table-cell table:style-name="ce3" office:value-type="string" calcext:value-type="string">
            <text:p>Three of Wands</text:p>
          </table:table-cell>
          <table:table-cell table:style-name="ce3" office:value-type="string" calcext:value-type="string">
            <text:p>Jason (upright)</text:p>
          </table:table-cell>
          <table:table-cell table:style-name="ce3" office:value-type="string" calcext:value-type="string">
            <text:p>Photorealistic Jason confident expansion Argo depart, bearded captain cliff vantage golden fleece cloak wands planted ships sailing confident back turned arm akimbo, clear horizon sea detailed sails ropes wind cloak 8k TarotSpreadsheet2.xlsx​</text:p>
          </table:table-cell>
          <table:table-cell table:style-name="ce3" office:value-type="string" calcext:value-type="string">
            <text:p>worried stalled no ships hazy fog fearful modern cartoon sails low quality</text:p>
          </table:table-cell>
          <table:table-cell table:number-columns-repeated="1020"/>
        </table:table-row>
        <table:table-row table:style-name="ro1">
          <table:table-cell table:style-name="ce3" office:value-type="string" calcext:value-type="string">
            <text:p>Three of Wands</text:p>
          </table:table-cell>
          <table:table-cell table:style-name="ce3" office:value-type="string" calcext:value-type="string">
            <text:p>Babel planners (reversed)</text:p>
          </table:table-cell>
          <table:table-cell table:style-name="ce3" office:value-type="string" calcext:value-type="string">
            <text:p>Photorealistic Babel planners overreaching, arrogant architects blueprints tower model hubris faces scaffold chaos, dusty plain unfinished ziggurat detailed scrolls clay bricks sweat ambition 8k TarotSpreadsheet2.xlsx​</text:p>
          </table:table-cell>
          <table:table-cell table:style-name="ce3" office:value-type="string" calcext:value-type="string">
            <text:p>humble small hut calm green no plans finished tower cartoon blueprints deformed</text:p>
          </table:table-cell>
          <table:table-cell table:number-columns-repeated="1020"/>
        </table:table-row>
        <table:table-row table:style-name="ro1">
          <table:table-cell table:style-name="ce3" office:value-type="string" calcext:value-type="string">
            <text:p>Three of Wands</text:p>
          </table:table-cell>
          <table:table-cell table:style-name="ce3" office:value-type="string" calcext:value-type="string">
            <text:p>Marco Polo (between)</text:p>
          </table:table-cell>
          <table:table-cell table:style-name="ce3" office:value-type="string" calcext:value-type="string">
            <text:p>Photorealistic Marco Polo partial foresight exploration, silk road traveler camel caravan map distant silk tents partial horizon clear hazy, curious weathered face detailed furs maps sand grit 8k TarotSpreadsheet2.xlsx​</text:p>
          </table:table-cell>
          <table:table-cell table:style-name="ce3" office:value-type="string" calcext:value-type="string">
            <text:p>blind panicked full dark no map urban modern cartoon camel low res</text:p>
          </table:table-cell>
          <table:table-cell table:number-columns-repeated="1020"/>
        </table:table-row>
        <table:table-row table:style-name="ro1">
          <table:table-cell table:style-name="ce3" office:value-type="string" calcext:value-type="string">
            <text:p>Four of Wands</text:p>
          </table:table-cell>
          <table:table-cell table:style-name="ce3" office:value-type="string" calcext:value-type="string">
            <text:p>Robin Hood band (upright)</text:p>
          </table:table-cell>
          <table:table-cell table:style-name="ce3" office:value-type="string" calcext:value-type="string">
            <text:p>Photorealistic Robin Hoods Sherwood feast, merry men green tunics longbows venison merriment garland arch castle distant, joyful camaraderie firelight detailed leather bows meat juices leaves 8k TarotSpreadsheet2.xlsx​</text:p>
          </table:table-cell>
          <table:table-cell table:style-name="ce3" office:value-type="string" calcext:value-type="string">
            <text:p>solitary sad court rigid no feast dark rainy cartoon bows blurry</text:p>
          </table:table-cell>
          <table:table-cell table:number-columns-repeated="1020"/>
        </table:table-row>
        <table:table-row table:style-name="ro1">
          <table:table-cell table:style-name="ce3" office:value-type="string" calcext:value-type="string">
            <text:p>Four of Wands</text:p>
          </table:table-cell>
          <table:table-cell table:style-name="ce3" office:value-type="string" calcext:value-type="string">
            <text:p>Midas closed court (reversed)</text:p>
          </table:table-cell>
          <table:table-cell table:style-name="ce3" office:value-type="string" calcext:value-type="string">
            <text:p>Photorealistic Midas rigid status court, golden king throne frozen courtiers statues envy fear gold banquet untouched, opulent hall dim detailed gold sheen horror petrified faces 8k TarotSpreadsheet2.xlsx​</text:p>
          </table:table-cell>
          <table:table-cell table:style-name="ce3" office:value-type="string" calcext:value-type="string">
            <text:p>open joyful simple hut warm food no gold happy cartoon throne low quality</text:p>
          </table:table-cell>
          <table:table-cell table:number-columns-repeated="1020"/>
        </table:table-row>
        <table:table-row table:style-name="ro1">
          <table:table-cell table:style-name="ce3" office:value-type="string" calcext:value-type="string">
            <text:p>Four of Wands</text:p>
          </table:table-cell>
          <table:table-cell table:style-name="ce3" office:value-type="string" calcext:value-type="string">
            <text:p>Village harvest festival (between)</text:p>
          </table:table-cell>
          <table:table-cell table:style-name="ce3" office:value-type="string" calcext:value-type="string">
            <text:p>Photorealistic village harvest modest joy, peasants floral garlands half cushions thorns dance courtyard castle distant, balanced celebration detailed mixed flowers petals dust joy fatigue 8k TarotSpreadsheet2.xlsx​</text:p>
          </table:table-cell>
          <table:table-cell table:style-name="ce3" office:value-type="string" calcext:value-type="string">
            <text:p>elite grand empty hall wilted no dance harsh sun cartoon flowers deformed</text:p>
          </table:table-cell>
          <table:table-cell table:number-columns-repeated="1020"/>
        </table:table-row>
        <table:table-row table:style-name="ro1">
          <table:table-cell table:style-name="ce3" office:value-type="string" calcext:value-type="string">
            <text:p>Five of Wands</text:p>
          </table:table-cell>
          <table:table-cell table:style-name="ce3" office:value-type="string" calcext:value-type="string">
            <text:p>Celtic youths (upright)</text:p>
          </table:table-cell>
          <table:table-cell table:style-name="ce3" office:value-type="string" calcext:value-type="string">
            <text:p>Photorealistic Celtic youths healthy competition, bare chested lads wooden staves mock sparring torc necklaces grass field energetic playful faces, bright sun detailed sweat torcs stave grains 8k TarotSpreadsheet2.xlsx​</text:p>
          </table:table-cell>
          <table:table-cell table:style-name="ce3" office:value-type="string" calcext:value-type="string">
            <text:p>armored deadly serious dust storm injured cartoon staves low res blurry</text:p>
          </table:table-cell>
          <table:table-cell table:number-columns-repeated="1020"/>
        </table:table-row>
        <table:table-row table:style-name="ro1">
          <table:table-cell table:style-name="ce3" office:value-type="string" calcext:value-type="string">
            <text:p>Five of Wands</text:p>
          </table:table-cell>
          <table:table-cell table:style-name="ce3" office:value-type="string" calcext:value-type="string">
            <text:p>Suitors Odysseus hall (reversed)</text:p>
          </table:table-cell>
          <table:table-cell table:style-name="ce3" office:value-type="string" calcext:value-type="string">
            <text:p>Photorealistic Odysseus suitors chaotic rivalry, arrogant nobles bows arrows hall feast brawl ego clash Penelope distant, chaotic interior detailed spilled wine torn tunics bruises 8k TarotSpreadsheet2.xlsx​</text:p>
          </table:table-cell>
          <table:table-cell table:style-name="ce3" office:value-type="string" calcext:value-type="string">
            <text:p>orderly polite empty hall calm modern no bows cartoon chaos deformed</text:p>
          </table:table-cell>
          <table:table-cell table:number-columns-repeated="1020"/>
        </table:table-row>
        <table:table-row table:style-name="ro1">
          <table:table-cell table:style-name="ce3" office:value-type="string" calcext:value-type="string">
            <text:p>Five of Wands</text:p>
          </table:table-cell>
          <table:table-cell table:style-name="ce3" office:value-type="string" calcext:value-type="string">
            <text:p>Training knights (between)</text:p>
          </table:table-cell>
          <table:table-cell table:style-name="ce3" office:value-type="string" calcext:value-type="string">
            <text:p>Photorealistic knights training yard cooperation potential, squires partial armor staves parallel clash boundary marked mixed expressions, partly sunny detailed partial plates sweat ground marks 8k TarotSpreadsheet2.xlsx​</text:p>
          </table:table-cell>
          <table:table-cell table:style-name="ce3" office:value-type="string" calcext:value-type="string">
            <text:p>full war deadly random no boundary night plastic armor cartoon low quality</text:p>
          </table:table-cell>
          <table:table-cell table:number-columns-repeated="1020"/>
        </table:table-row>
        <table:table-row table:style-name="ro1">
          <table:table-cell table:style-name="ce3" office:value-type="string" calcext:value-type="string">
            <text:p>Six of Wands</text:p>
          </table:table-cell>
          <table:table-cell table:style-name="ce3" office:value-type="string" calcext:value-type="string">
            <text:p>Joan Arc (upright)</text:p>
          </table:table-cell>
          <table:table-cell table:style-name="ce3" office:value-type="string" calcext:value-type="string">
            <text:p>Photorealistic Joan Arc victorious banner, armored Maid Orleans horse laurel wreath victory wand banner crowd cheers, triumphant radiant face mud banner, bright clear day detailed plate banner embroidery 8k TarotSpreadsheet2.xlsx​</text:p>
          </table:table-cell>
          <table:table-cell table:style-name="ce3" office:value-type="string" calcext:value-type="string">
            <text:p>defeated fallen dark small crowd torn banner cartoon armor blurry horse</text:p>
          </table:table-cell>
          <table:table-cell table:number-columns-repeated="1020"/>
        </table:table-row>
        <table:table-row table:style-name="ro1">
          <table:table-cell table:style-name="ce3" office:value-type="string" calcext:value-type="string">
            <text:p>Six of Wands</text:p>
          </table:table-cell>
          <table:table-cell table:style-name="ce3" office:value-type="string" calcext:value-type="string">
            <text:p>Caesar (reversed)</text:p>
          </table:table-cell>
          <table:table-cell table:style-name="ce3" office:value-type="string" calcext:value-type="string">
            <text:p>Photorealistic Caesar last triumph pride fall, laureled dictator chariot laurels slipping horse uneasy daggers hint crowd mixed, Roman road sunset detailed toga laurels tension faces 8k TarotSpreadsheet2.xlsx​</text:p>
          </table:table-cell>
          <table:table-cell table:style-name="ce3" office:value-type="string" calcext:value-type="string">
            <text:p>modest safe night large loyal no daggers cartoon laurels low res</text:p>
          </table:table-cell>
          <table:table-cell table:number-columns-repeated="1020"/>
        </table:table-row>
        <table:table-row table:style-name="ro1">
          <table:table-cell table:style-name="ce3" office:value-type="string" calcext:value-type="string">
            <text:p>Six of Wands</text:p>
          </table:table-cell>
          <table:table-cell table:style-name="ce3" office:value-type="string" calcext:value-type="string">
            <text:p>Beowulf (between)</text:p>
          </table:table-cell>
          <table:table-cell table:style-name="ce3" office:value-type="string" calcext:value-type="string">
            <text:p>Photorealistic Beowulf victory return heavy stories, grizzled hero horse dragon trophy arm bloodied sword modest crowd praise wary eyes, misty hall path detailed scars trophy blood modest wreaths 8k TarotSpreadsheet2.xlsx​</text:p>
          </table:table-cell>
          <table:table-cell table:style-name="ce3" office:value-type="string" calcext:value-type="string">
            <text:p>arrogant parade young smooth huge crowd no trophy cartoon sword deformed</text:p>
          </table:table-cell>
          <table:table-cell table:number-columns-repeated="1020"/>
        </table:table-row>
        <table:table-row table:style-name="ro1">
          <table:table-cell table:style-name="ce3" office:value-type="string" calcext:value-type="string">
            <text:p>Seven of Wands</text:p>
          </table:table-cell>
          <table:table-cell table:style-name="ce3" office:value-type="string" calcext:value-type="string">
            <text:p>Cchulainn (upright)</text:p>
          </table:table-cell>
          <table:table-cell table:style-name="ce3" office:value-type="string" calcext:value-type="string">
            <text:p>Photorealistic Cchulainn heroic defense, warp spasm warrior hilltop spear six foes below defensive stance determined grimace, uneven ground verticals detailed battle rage veins armor straps 8k TarotSpreadsheet2.xlsx​</text:p>
          </table:table-cell>
          <table:table-cell table:style-name="ce3" office:value-type="string" calcext:value-type="string">
            <text:p>overwhelmed fleeing low clouds slipping no hill cartoon spear low quality</text:p>
          </table:table-cell>
          <table:table-cell table:number-columns-repeated="1020"/>
        </table:table-row>
        <table:table-row table:style-name="ro1">
          <table:table-cell table:style-name="ce3" office:value-type="string" calcext:value-type="string">
            <text:p>Seven of Wands</text:p>
          </table:table-cell>
          <table:table-cell table:style-name="ce3" office:value-type="string" calcext:value-type="string">
            <text:p>Troll bridge (reversed)</text:p>
          </table:table-cell>
          <table:table-cell table:style-name="ce3" office:value-type="string" calcext:value-type="string">
            <text:p>Photorealistic troll defensive hostility fear, hulking bridge troll club snarling intruders fearful eyes shadows underneath, mossy dark detailed fangs warts club moss teeth 8k TarotSpreadsheet2.xlsx​</text:p>
          </table:table-cell>
          <table:table-cell table:style-name="ce3" office:value-type="string" calcext:value-type="string">
            <text:p>tiny friendly sunny bridge no club smiling cartoon troll blurry</text:p>
          </table:table-cell>
          <table:table-cell table:number-columns-repeated="1020"/>
        </table:table-row>
        <table:table-row table:style-name="ro1">
          <table:table-cell table:style-name="ce3" office:value-type="string" calcext:value-type="string">
            <text:p>Page of Wands</text:p>
          </table:table-cell>
          <table:table-cell table:style-name="ce3" office:value-type="string" calcext:value-type="string">
            <text:p>Jack Beanstalk (upright)</text:p>
          </table:table-cell>
          <table:table-cell table:style-name="ce3" office:value-type="string" calcext:value-type="string">
            <text:p>Photorealistic Jack Beanstalk impulsive explorer, scruffy boy tall sprouting wand salamander tunic desert hills curious upward gaze feathers beret, adventurous spark eyes detailed leaves sprouts sand dunes clear sky 8k TarotSpreadsheet2.xlsx​</text:p>
          </table:table-cell>
          <table:table-cell table:style-name="ce3" office:value-type="string" calcext:value-type="string">
            <text:p>adult bored sparse leaves harsh sun distracted down no wand cartoon boy low res</text:p>
          </table:table-cell>
          <table:table-cell table:number-columns-repeated="1020"/>
        </table:table-row>
        <table:table-row table:style-name="ro1">
          <table:table-cell table:style-name="ce3" office:value-type="string" calcext:value-type="string">
            <text:p>Page of Wands</text:p>
          </table:table-cell>
          <table:table-cell table:style-name="ce3" office:value-type="string" calcext:value-type="string">
            <text:p>Puck (reversed)</text:p>
          </table:table-cell>
          <table:table-cell table:style-name="ce3" office:value-type="string" calcext:value-type="string">
            <text:p>Photorealistic Puck mischief scattering focus, mischievous fairy sprite pointed ears horns ragged wings chaotic forest pranks scattered focus, impish grin detailed wings leaves dirt trickster gleam 8k TarotSpreadsheet2.xlsx​</text:p>
          </table:table-cell>
          <table:table-cell table:style-name="ce3" office:value-type="string" calcext:value-type="string">
            <text:p>serious grounded human modern clothes calm no wings cartoon sprite blurry</text:p>
          </table:table-cell>
          <table:table-cell table:number-columns-repeated="1020"/>
        </table:table-row>
        <table:table-row table:style-name="ro1">
          <table:table-cell table:style-name="ce3" office:value-type="string" calcext:value-type="string">
            <text:p>Page of Wands</text:p>
          </table:table-cell>
          <table:table-cell table:style-name="ce3" office:value-type="string" calcext:value-type="string">
            <text:p>Young Arthur (between)</text:p>
          </table:table-cell>
          <table:table-cell table:style-name="ce3" office:value-type="string" calcext:value-type="string">
            <text:p>Photorealistic young Arthur untested eager sword draw, boy king simple tunic stone sword half drawn curious hesitant desert rocks wand grounded lifted, mixed expression detailed stone blade youth skin 8k TarotSpreadsheet2.xlsx​</text:p>
          </table:table-cell>
          <table:table-cell table:style-name="ce3" office:value-type="string" calcext:value-type="string">
            <text:p>drawn sword confident adult no desert confident cartoon stone low quality</text:p>
          </table:table-cell>
          <table:table-cell table:number-columns-repeated="1020"/>
        </table:table-row>
        <table:table-row table:style-name="ro1">
          <table:table-cell table:style-name="ce3" office:value-type="string" calcext:value-type="string">
            <text:p>Knight of Wands</text:p>
          </table:table-cell>
          <table:table-cell table:style-name="ce3" office:value-type="string" calcext:value-type="string">
            <text:p>Lancelot (upright)</text:p>
          </table:table-cell>
          <table:table-cell table:style-name="ce3" office:value-type="string" calcext:value-type="string">
            <text:p>Photorealistic Lancelot passionate quests, armored knight rearing black charger wand forward salamander cloak desert charge fiery motion implied, bold dashing face wind cloak detailed plate dust sand horse muscles 8k TarotSpreadsheet2.xlsx​</text:p>
          </table:table-cell>
          <table:table-cell table:style-name="ce3" office:value-type="string" calcext:value-type="string">
            <text:p>hesitant halted obstacle tangled cloak dust storm erratic no desert cartoon horse</text:p>
          </table:table-cell>
          <table:table-cell table:number-columns-repeated="1020"/>
        </table:table-row>
        <table:table-row table:style-name="ro1">
          <table:table-cell table:style-name="ce3" office:value-type="string" calcext:value-type="string">
            <text:p>Knight of Wands</text:p>
          </table:table-cell>
          <table:table-cell table:style-name="ce3" office:value-type="string" calcext:value-type="string">
            <text:p>Don Quixote (reversed)</text:p>
          </table:table-cell>
          <table:table-cell table:style-name="ce3" office:value-type="string" calcext:value-type="string">
            <text:p>Photorealistic Don Quixote reckless fantasies, lanky knight lance windmill giants bucking Rocinante mismatched armor desert dust storm footprints scattered, deluded zeal detailed rusty dents lank mustache 8k TarotSpreadsheet2.xlsx​</text:p>
          </table:table-cell>
          <table:table-cell table:style-name="ce3" office:value-type="string" calcext:value-type="string">
            <text:p>sane modern calm open path no lance intact horse cartoon windmill low res</text:p>
          </table:table-cell>
          <table:table-cell table:number-columns-repeated="1020"/>
        </table:table-row>
        <table:table-row table:style-name="ro1">
          <table:table-cell table:style-name="ce3" office:value-type="string" calcext:value-type="string">
            <text:p>Knight of Wands</text:p>
          </table:table-cell>
          <table:table-cell table:style-name="ce3" office:value-type="string" calcext:value-type="string">
            <text:p>Sun Wukong (between)</text:p>
          </table:table-cell>
          <table:table-cell table:style-name="ce3" office:value-type="string" calcext:value-type="string">
            <text:p>Photorealistic Sun Wukong wild force direction, monkey king armored mid trot staff angled flowing caught cloak open obstacles desert path, mischievous learning eyes detailed fur armor ruyi staff 8k TarotSpreadsheet2.xlsx​</text:p>
          </table:table-cell>
          <table:table-cell table:style-name="ce3" office:value-type="string" calcext:value-type="string">
            <text:p>full charge reckless no obstacles pure wild cartoon fur deformed staff blurry</text:p>
          </table:table-cell>
          <table:table-cell table:number-columns-repeated="1020"/>
        </table:table-row>
        <table:table-row table:style-name="ro1">
          <table:table-cell table:style-name="ce3" office:value-type="string" calcext:value-type="string">
            <text:p>Queen of Wands</text:p>
          </table:table-cell>
          <table:table-cell table:style-name="ce3" office:value-type="string" calcext:value-type="string">
            <text:p>Brigid (upright)</text:p>
          </table:table-cell>
          <table:table-cell table:style-name="ce3" office:value-type="string" calcext:value-type="string">
            <text:p>Photorealistic Brigid fiery inspiration, celtic goddess throne sunflower wand black cat lions salamanders warm gold orange, magnetic creative face flames hearth detailed fur petals throne carvings 8k TarotSpreadsheet2.xlsx​</text:p>
          </table:table-cell>
          <table:table-cell table:style-name="ce3" office:value-type="string" calcext:value-type="string">
            <text:p>vain drooping cat turned away shadow face few leaves harsher symbols cartoon cat low quality</text:p>
          </table:table-cell>
          <table:table-cell table:number-columns-repeated="1020"/>
        </table:table-row>
        <table:table-row table:style-name="ro1">
          <table:table-cell table:style-name="ce3" office:value-type="string" calcext:value-type="string">
            <text:p>Queen of Wands</text:p>
          </table:table-cell>
          <table:table-cell table:style-name="ce3" office:value-type="string" calcext:value-type="string">
            <text:p>Vain salon hostess (reversed)</text:p>
          </table:table-cell>
          <table:table-cell table:style-name="ce3" office:value-type="string" calcext:value-type="string">
            <text:p>Photorealistic vain hostess no depth, superficial socialite sunflower wilted throne cat bristling few leaves harsh symbols shadow face, smug shallow makeup detailed faded petals claw marks 8k TarotSpreadsheet2.xlsx​</text:p>
          </table:table-cell>
          <table:table-cell table:style-name="ce3" office:value-type="string" calcext:value-type="string">
            <text:p>deep genuine warm light full blooms calm cat authentic expression cartoon makeup blurry</text:p>
          </table:table-cell>
          <table:table-cell table:number-columns-repeated="1020"/>
        </table:table-row>
        <table:table-row table:style-name="ro1">
          <table:table-cell table:style-name="ce3" office:value-type="string" calcext:value-type="string">
            <text:p>Queen of Wands</text:p>
          </table:table-cell>
          <table:table-cell table:style-name="ce3" office:value-type="string" calcext:value-type="string">
            <text:p>Morgan le Fay (between)</text:p>
          </table:table-cell>
          <table:table-cell table:style-name="ce3" office:value-type="string" calcext:value-type="string">
            <text:p>Photorealistic Morgan le Fay dangerous crossed, enigmatic sorceress throne half light shadow sunflower petals missing cat alert wand uneven growth, magnetic wary beautiful face detailed mixed petals fur 8k TarotSpreadsheet2.xlsx​</text:p>
          </table:table-cell>
          <table:table-cell table:style-name="ce3" office:value-type="string" calcext:value-type="string">
            <text:p>purely good evil extremes full shadow light no cat cartoon magic low res</text:p>
          </table:table-cell>
          <table:table-cell table:number-columns-repeated="1020"/>
        </table:table-row>
        <table:table-row table:style-name="ro1">
          <table:table-cell table:style-name="ce3" office:value-type="string" calcext:value-type="string">
            <text:p>King of Wands</text:p>
          </table:table-cell>
          <table:table-cell table:style-name="ce3" office:value-type="string" calcext:value-type="string">
            <text:p>King David (upright)</text:p>
          </table:table-cell>
          <table:table-cell table:style-name="ce3" office:value-type="string" calcext:value-type="string">
            <text:p>Photorealistic King David visionary warrior, harp playing bearded king salamander cloak flowering wand lions throne distant landscape upright strong, inspired prophetic gaze detailed harp strings fur landscape 8k TarotSpreadsheet2.xlsx​</text:p>
          </table:table-cell>
          <table:table-cell table:style-name="ce3" office:value-type="string" calcext:value-type="string">
            <text:p>destructive restless tilted throne scorched wand chaotic salamanders no harp cartoon throne deformed</text:p>
          </table:table-cell>
          <table:table-cell table:number-columns-repeated="1020"/>
        </table:table-row>
        <table:table-row table:style-name="ro1">
          <table:table-cell table:style-name="ce3" office:value-type="string" calcext:value-type="string">
            <text:p>King of Wands</text:p>
          </table:table-cell>
          <table:table-cell table:style-name="ce3" office:value-type="string" calcext:value-type="string">
            <text:p>Nero (reversed)</text:p>
          </table:table-cell>
          <table:table-cell table:style-name="ce3" office:value-type="string" calcext:value-type="string">
            <text:p>Photorealistic Nero destructive showman, fiddling emperor burning Rome throne chaotic salamanders scorched wand tilted crowded symbols restless pose, manic glee flames detailed fire lyre toga 8k TarotSpreadsheet2.xlsx​</text:p>
          </table:table-cell>
          <table:table-cell table:style-name="ce3" office:value-type="string" calcext:value-type="string">
            <text:p>wise calm stable no fire modern suit no lyre cartoon flames low quality</text:p>
          </table:table-cell>
          <table:table-cell table:number-columns-repeated="1020"/>
        </table:table-row>
        <table:table-row table:style-name="ro1">
          <table:table-cell table:style-name="ce3" office:value-type="string" calcext:value-type="string">
            <text:p>King of Wands</text:p>
          </table:table-cell>
          <table:table-cell table:style-name="ce3" office:value-type="string" calcext:value-type="string">
            <text:p>Arthur (between)</text:p>
          </table:table-cell>
          <table:table-cell table:style-name="ce3" office:value-type="string" calcext:value-type="string">
            <text:p>Photorealistic Arthur peak Camelot restraint, mature king leaning forward wild side shoots wand orderly looping salamanders stable fiery landscape, bold tempered learning eyes detailed mixed salamanders 8k TarotSpreadsheet2.xlsx​</text:p>
          </table:table-cell>
          <table:table-cell table:style-name="ce3" office:value-type="string" calcext:value-type="string">
            <text:p>peak reckless young no learning chaotic all cartoon landscape blurry</text:p>
          </table:table-cell>
          <table:table-cell table:number-columns-repeated="1020"/>
        </table:table-row>
        <table:table-row table:style-name="ro1">
          <table:table-cell table:style-name="ce3" office:value-type="string" calcext:value-type="string">
            <text:p>Ace of Cups</text:p>
          </table:table-cell>
          <table:table-cell table:style-name="ce3" office:value-type="string" calcext:value-type="string">
            <text:p>Aphrodite (upright)</text:p>
          </table:table-cell>
          <table:table-cell table:style-name="ce3" office:value-type="string" calcext:value-type="string">
            <text:p>Photorealistic Aphrodite emotional opening sea birth, radiant nude goddess shell overflowing cup lotus dove streams pool land sky bright blue white, blissful emerging face detailed shell foam hair water lilies 8k TarotSpreadsheet2.xlsx​</text:p>
          </table:table-cell>
          <table:table-cell table:style-name="ce3" office:value-type="string" calcext:value-type="string">
            <text:p>self absorbed murky closed lotus heavy clouds no dove cartoon shell low res</text:p>
          </table:table-cell>
          <table:table-cell table:number-columns-repeated="1020"/>
        </table:table-row>
        <table:table-row table:style-name="ro1">
          <table:table-cell table:style-name="ce3" office:value-type="string" calcext:value-type="string">
            <text:p>Ace of Cups</text:p>
          </table:table-cell>
          <table:table-cell table:style-name="ce3" office:value-type="string" calcext:value-type="string">
            <text:p>Narcissus (reversed)</text:p>
          </table:table-cell>
          <table:table-cell table:style-name="ce3" office:value-type="string" calcext:value-type="string">
            <text:p>Photorealistic Narcissus self absorbed reflection, vain youth pond edge gazing entranced image wilting lilies murky surface dark clouds, narcissistic longing detailed water ripples perfect face flowers wilt 8k TarotSpreadsheet2.xlsx​</text:p>
          </table:table-cell>
          <table:table-cell table:style-name="ce3" office:value-type="string" calcext:value-type="string">
            <text:p>looking away engaged others sunny clear pond open lilies cartoon reflection deformed</text:p>
          </table:table-cell>
          <table:table-cell table:number-columns-repeated="1020"/>
        </table:table-row>
        <table:table-row table:style-name="ro1">
          <table:table-cell table:style-name="ce3" office:value-type="string" calcext:value-type="string">
            <text:p>Ace of Cups</text:p>
          </table:table-cell>
          <table:table-cell table:style-name="ce3" office:value-type="string" calcext:value-type="string">
            <text:p>Psyche (between)</text:p>
          </table:table-cell>
          <table:table-cell table:style-name="ce3" office:value-type="string" calcext:value-type="string">
            <text:p>Photorealistic Psyche love fear trials start, butterfly winged soul woman half full cup uneven streams mixed lilies cloudy sky, awakening fearful curious face detailed wings ripples mixed petals 8k TarotSpreadsheet2.xlsx​</text:p>
          </table:table-cell>
          <table:table-cell table:style-name="ce3" office:value-type="string" calcext:value-type="string">
            <text:p>confident fearless full clear no fear cartoon wings low quality blurry</text:p>
          </table:table-cell>
          <table:table-cell table:number-columns-repeated="1020"/>
        </table:table-row>
        <table:table-row table:style-name="ro1">
          <table:table-cell table:style-name="ce3" office:value-type="string" calcext:value-type="string">
            <text:p>Two of Cups</text:p>
          </table:table-cell>
          <table:table-cell table:style-name="ce3" office:value-type="string" calcext:value-type="string">
            <text:p>Romeo Juliet (upright)</text:p>
          </table:table-cell>
          <table:table-cell table:style-name="ce3" office:value-type="string" calcext:value-type="string">
            <text:p>Photorealistic Romeo Juliet pure attraction, young lovers balcony first gaze mutual cups caduceus lion head simple ground warm gentle colors, passionate innocent faces detailed velvet balcony moon 8k TarotSpreadsheet2.xlsx​</text:p>
          </table:table-cell>
          <table:table-cell table:style-name="ce3" office:value-type="string" calcext:value-type="string">
            <text:p>distant averted eyes twisted caduceus troubled lion cool distant cartoon lovers low res</text:p>
          </table:table-cell>
          <table:table-cell table:number-columns-repeated="1020"/>
        </table:table-row>
        <table:table-row table:style-name="ro1">
          <table:table-cell table:style-name="ce3" office:value-type="string" calcext:value-type="string">
            <text:p>Two of Cups</text:p>
          </table:table-cell>
          <table:table-cell table:style-name="ce3" office:value-type="string" calcext:value-type="string">
            <text:p>Tristan Isolde (reversed)</text:p>
          </table:table-cell>
          <table:table-cell table:style-name="ce3" office:value-type="string" calcext:value-type="string">
            <text:p>Photorealistic Tristan Isolde pressured bond, lovers potion induced embrace tension harm heal faces half turned caduceus askew warm cool tones, conflicted passion detailed strained hands fabrics 8k TarotSpreadsheet2.xlsx​</text:p>
          </table:table-cell>
          <table:table-cell table:style-name="ce3" office:value-type="string" calcext:value-type="string">
            <text:p>pure unpressured sunny no potion cartoon embrace deformed faces blurry</text:p>
          </table:table-cell>
          <table:table-cell table:number-columns-repeated="1020"/>
        </table:table-row>
        <table:table-row table:style-name="ro1">
          <table:table-cell table:style-name="ce3" office:value-type="string" calcext:value-type="string">
            <text:p>Two of Cups</text:p>
          </table:table-cell>
          <table:table-cell table:style-name="ce3" office:value-type="string" calcext:value-type="string">
            <text:p>Momotar (between)</text:p>
          </table:table-cell>
          <table:table-cell table:style-name="ce3" office:value-type="string" calcext:value-type="string">
            <text:p>Photorealistic Momotar animal allies friction, peach boy samurai armor allies monkey dog pheasant cups reaching not touching caduceus slight askew mixed tones, loyal friction faces detailed fur feathers armor 8k TarotSpreadsheet2.xlsx​</text:p>
          </table:table-cell>
          <table:table-cell table:style-name="ce3" office:value-type="string" calcext:value-type="string">
            <text:p>perfect harmony no friction human only cartoon animals low quality</text:p>
          </table:table-cell>
          <table:table-cell table:number-columns-repeated="1020"/>
        </table:table-row>
        <table:table-row table:style-name="ro1">
          <table:table-cell table:style-name="ce3" office:value-type="string" calcext:value-type="string">
            <text:p>Three of Cups</text:p>
          </table:table-cell>
          <table:table-cell table:style-name="ce3" office:value-type="string" calcext:value-type="string">
            <text:p>Muses (upright)</text:p>
          </table:table-cell>
          <table:table-cell table:style-name="ce3" office:value-type="string" calcext:value-type="string">
            <text:p>Photorealistic Muses shared joy creativity, three graceful sisters dance raise cups fruit pumpkins wreaths circular bright festive sky, inspired harmonious laughter detailed flowing robes petals instruments 8k TarotSpreadsheet2.xlsx​</text:p>
          </table:table-cell>
          <table:table-cell table:style-name="ce3" office:value-type="string" calcext:value-type="string">
            <text:p>overindulgent messy spilled darker corners stepped away cartoon robes low res</text:p>
          </table:table-cell>
          <table:table-cell table:number-columns-repeated="1020"/>
        </table:table-row>
        <table:table-row table:style-name="ro1">
          <table:table-cell table:style-name="ce3" office:value-type="string" calcext:value-type="string">
            <text:p>Three of Cups</text:p>
          </table:table-cell>
          <table:table-cell table:style-name="ce3" office:value-type="string" calcext:value-type="string">
            <text:p>Bacchus revelers (reversed)</text:p>
          </table:table-cell>
          <table:table-cell table:style-name="ce3" office:value-type="string" calcext:value-type="string">
            <text:p>Photorealistic Bacchus revelers escapism, drunken maenads satyrs wreaths cups spilled fruit overturned darker mess tighter frame, chaotic indulgence detailed wine stains torn ivy vines 8k TarotSpreadsheet2.xlsx​</text:p>
          </table:table-cell>
          <table:table-cell table:style-name="ce3" office:value-type="string" calcext:value-type="string">
            <text:p>sober orderly clean bright no mess cartoon revelers blurry fruit deformed</text:p>
          </table:table-cell>
          <table:table-cell table:number-columns-repeated="1020"/>
        </table:table-row>
        <table:table-row table:style-name="ro1">
          <table:table-cell table:style-name="ce3" office:value-type="string" calcext:value-type="string">
            <text:p>Four of Cups</text:p>
          </table:table-cell>
          <table:table-cell table:style-name="ce3" office:value-type="string" calcext:value-type="string">
            <text:p>Prince refuses suitors (upright)</text:p>
          </table:table-cell>
          <table:table-cell table:style-name="ce3" office:value-type="string" calcext:value-type="string">
            <text:p>Photorealistic prince bored suitors refused, regal youth tree shade arms crossed three cups ground fourth cloud offered neutral bored expression muted background, disinterested royal detailed silk cushions tree bark 8k TarotSpreadsheet2.xlsx​</text:p>
          </table:table-cell>
          <table:table-cell table:style-name="ce3" office:value-type="string" calcext:value-type="string">
            <text:p>engaged accepting all cups sunny excited modern no tree cartoon prince low res</text:p>
          </table:table-cell>
          <table:table-cell table:number-columns-repeated="1020"/>
        </table:table-row>
        <table:table-row table:style-name="ro1">
          <table:table-cell table:style-name="ce3" office:value-type="string" calcext:value-type="string">
            <text:p>Four of Cups</text:p>
          </table:table-cell>
          <table:table-cell table:style-name="ce3" office:value-type="string" calcext:value-type="string">
            <text:p>King Fisherman Goldfish (reversed)</text:p>
          </table:table-cell>
          <table:table-cell table:style-name="ce3" office:value-type="string" calcext:value-type="string">
            <text:p>Photorealistic King Fisherman Goldfish dissatisfaction, greedy monarch trough throne demanding goldfish magic discontented scowl opulent empty hall, detailed scales fin sparkles gold barren 8k TarotSpreadsheet2.xlsx​</text:p>
          </table:table-cell>
          <table:table-cell table:style-name="ce3" office:value-type="string" calcext:value-type="string">
            <text:p>content simple hut happy modest no demand cartoon fish blurry trough</text:p>
          </table:table-cell>
          <table:table-cell table:number-columns-repeated="1020"/>
        </table:table-row>
        <table:table-row table:style-name="ro1">
          <table:table-cell table:style-name="ce3" office:value-type="string" calcext:value-type="string">
            <text:p>Four of Cups</text:p>
          </table:table-cell>
          <table:table-cell table:style-name="ce3" office:value-type="string" calcext:value-type="string">
            <text:p>Sleeping Beauty (between)</text:p>
          </table:table-cell>
          <table:table-cell table:style-name="ce3" office:value-type="string" calcext:value-type="string">
            <text:p>Photorealistic Sleeping Beauty unnoticed offer, princess bower bed arms loosening glance offered cup side fresh dry leaves blue grey sky, awakening subtle detailed lace canopy subtle light 8k TarotSpreadsheet2.xlsx​</text:p>
          </table:table-cell>
          <table:table-cell table:style-name="ce3" office:value-type="string" calcext:value-type="string">
            <text:p>fully awake rejecting all turned away dull closed off cartoon bed low quality</text:p>
          </table:table-cell>
          <table:table-cell table:number-columns-repeated="1020"/>
        </table:table-row>
        <table:table-row table:style-name="ro1">
          <table:table-cell table:style-name="ce3" office:value-type="string" calcext:value-type="string">
            <text:p>Five of Cups</text:p>
          </table:table-cell>
          <table:table-cell table:style-name="ce3" office:value-type="string" calcext:value-type="string">
            <text:p>Orpheus (upright)</text:p>
          </table:table-cell>
          <table:table-cell table:style-name="ce3" office:value-type="string" calcext:value-type="string">
            <text:p>Photorealistic Orpheus lost Eurydice grief, lyre weeping cloaked figure three spilled cups two upright behind river bridge castle grey sky, inconsolable sorrow detailed tears lyre strings cloak folds 8k TarotSpreadsheet2.xlsx​</text:p>
          </table:table-cell>
          <table:table-cell table:style-name="ce3" office:value-type="string" calcext:value-type="string">
            <text:p>joyful looking back intact cups sunny no river cartoon lyre deformed grief</text:p>
          </table:table-cell>
          <table:table-cell table:number-columns-repeated="1020"/>
        </table:table-row>
        <table:table-row table:style-name="ro1">
          <table:table-cell table:style-name="ce3" office:value-type="string" calcext:value-type="string">
            <text:p>Five of Cups</text:p>
          </table:table-cell>
          <table:table-cell table:style-name="ce3" office:value-type="string" calcext:value-type="string">
            <text:p>Miss Havisham recluse (reversed)</text:p>
          </table:table-cell>
          <table:table-cell table:style-name="ce3" office:value-type="string" calcext:value-type="string">
            <text:p>Photorealistic Miss Havisham frozen grief, decayed wedding gown bridecake dust wedding veil tattered frozen parlor clocks stopped, haunted skeletal face detailed cobwebs lace decay 8k TarotSpreadsheet2.xlsx​</text:p>
          </table:table-cell>
          <table:table-cell table:style-name="ce3" office:value-type="string" calcext:value-type="string">
            <text:p>fresh dressed moving on sunny modern no cake cartoon veil low res</text:p>
          </table:table-cell>
          <table:table-cell table:number-columns-repeated="1020"/>
        </table:table-row>
        <table:table-row table:style-name="ro1">
          <table:table-cell table:style-name="ce3" office:value-type="string" calcext:value-type="string">
            <text:p>Five of Cups</text:p>
          </table:table-cell>
          <table:table-cell table:style-name="ce3" office:value-type="string" calcext:value-type="string">
            <text:p>Niobe (between)</text:p>
          </table:table-cell>
          <table:table-cell table:style-name="ce3" office:value-type="string" calcext:value-type="string">
            <text:p>Photorealistic Niobe pride loss understanding, weeping stone mother partial spilled upright cups river light breaking clouds bandage stitches heart, partial healing sorrow detailed tears stone cracks 8k TarotSpreadsheet2.xlsx​</text:p>
          </table:table-cell>
          <table:table-cell table:style-name="ce3" office:value-type="string" calcext:value-type="string">
            <text:p>fully petrified all spilled no light dark full grief cartoon stone blurry</text:p>
          </table:table-cell>
          <table:table-cell table:number-columns-repeated="1020"/>
        </table:table-row>
        <table:table-row table:style-name="ro1">
          <table:table-cell table:style-name="ce3" office:value-type="string" calcext:value-type="string">
            <text:p>Six of Cups</text:p>
          </table:table-cell>
          <table:table-cell table:style-name="ce3" office:value-type="string" calcext:value-type="string">
            <text:p>Heidi Alps (upright)</text:p>
          </table:table-cell>
          <table:table-cell table:style-name="ce3" office:value-type="string" calcext:value-type="string">
            <text:p>Photorealistic Heidi childhood joy Alps, alpine girl flowers cups courtyard simple houses nostalgic warm, innocent radiant face detailed edelweiss braids stone walls 8k TarotSpreadsheet2.xlsx​</text:p>
          </table:table-cell>
          <table:table-cell table:style-name="ce3" office:value-type="string" calcext:value-type="string">
            <text:p>adult somber drooping flowers closed door cold shadows cartoon flowers low quality</text:p>
          </table:table-cell>
          <table:table-cell table:number-columns-repeated="1020"/>
        </table:table-row>
        <table:table-row table:style-name="ro1">
          <table:table-cell table:style-name="ce3" office:value-type="string" calcext:value-type="string">
            <text:p>Six of Cups</text:p>
          </table:table-cell>
          <table:table-cell table:style-name="ce3" office:value-type="string" calcext:value-type="string">
            <text:p>Peter Pan (reversed)</text:p>
          </table:table-cell>
          <table:table-cell table:style-name="ce3" office:value-type="string" calcext:value-type="string">
            <text:p>Photorealistic Peter Pan refusing grow, eternal boy Neverland nostalgia shadow crocodile tick tock acorn hat refusing grow stuck, mischievous wistful detailed leaves shadow crocodile gleam 8k TarotSpreadsheet2.xlsx​</text:p>
          </table:table-cell>
          <table:table-cell table:style-name="ce3" office:value-type="string" calcext:value-type="string">
            <text:p>adult grown mature calm integrated no shadow cartoon crocodile deformed</text:p>
          </table:table-cell>
          <table:table-cell table:number-columns-repeated="1020"/>
        </table:table-row>
        <table:table-row table:style-name="ro1">
          <table:table-cell table:style-name="ce3" office:value-type="string" calcext:value-type="string">
            <text:p>Six of Cups</text:p>
          </table:table-cell>
          <table:table-cell table:style-name="ce3" office:value-type="string" calcext:value-type="string">
            <text:p>Dorothy Oz (between)</text:p>
          </table:table-cell>
          <table:table-cell table:style-name="ce3" office:value-type="string" calcext:value-type="string">
            <text:p>Photorealistic Dorothy balancing Kansas wonder, girl ruby slippers basket Toto flowers half full cups old stone new growth soft shadow light, homesick wondrous detailed gingham dress fur basket 8k TarotSpreadsheet2.xlsx​</text:p>
          </table:table-cell>
          <table:table-cell table:style-name="ce3" office:value-type="string" calcext:value-type="string">
            <text:p>fully Oz lost fully Kansas no basket extreme cartoon dress low res</text:p>
          </table:table-cell>
          <table:table-cell table:number-columns-repeated="1020"/>
        </table:table-row>
        <table:table-row table:style-name="ro1">
          <table:table-cell table:style-name="ce3" office:value-type="string" calcext:value-type="string">
            <text:p>Seven of Cups</text:p>
          </table:table-cell>
          <table:table-cell table:style-name="ce3" office:value-type="string" calcext:value-type="string">
            <text:p>Aladdin (upright)</text:p>
          </table:table-cell>
          <table:table-cell table:style-name="ce3" office:value-type="string" calcext:value-type="string">
            <text:p>Photorealistic Aladdin magical wishes, street boy silhouetted cloud cups jewels wreath dragon snake castle shrouded head, wishful awe detailed smoke wisps treasures monsters gems 8k TarotSpreadsheet2.xlsx​</text:p>
          </table:table-cell>
          <table:table-cell table:style-name="ce3" office:value-type="string" calcext:value-type="string">
            <text:p>rejecting all clear choice no clouds modern cartoon treasures blurry</text:p>
          </table:table-cell>
          <table:table-cell table:number-columns-repeated="1020"/>
        </table:table-row>
        <table:table-row table:style-name="ro1">
          <table:table-cell table:style-name="ce3" office:value-type="string" calcext:value-type="string">
            <text:p>Seven of Cups</text:p>
          </table:table-cell>
          <table:table-cell table:style-name="ce3" office:value-type="string" calcext:value-type="string">
            <text:p>Sorcerers Apprentice (reversed)</text:p>
          </table:table-cell>
          <table:table-cell table:style-name="ce3" office:value-type="string" calcext:value-type="string">
            <text:p>Photorealistic Sorcerers Apprentice uncontrolled, panicked boy broom army flooding workshop chaotic jumbled cups monstrous contents dark clouds overwhelmed, detailed water chaos wood splinters terror 8k TarotSpreadsheet2.xlsx​</text:p>
          </table:table-cell>
          <table:table-cell table:style-name="ce3" office:value-type="string" calcext:value-type="string">
            <text:p>master controlled calm dry orderly cartoon brooms low quality deformed</text:p>
          </table:table-cell>
          <table:table-cell table:number-columns-repeated="1020"/>
        </table:table-row>
        <table:table-row table:style-name="ro1">
          <table:table-cell table:style-name="ce3" office:value-type="string" calcext:value-type="string">
            <text:p>Seven of Cups</text:p>
          </table:table-cell>
          <table:table-cell table:style-name="ce3" office:value-type="string" calcext:value-type="string">
            <text:p>Odysseus Circe Sirens (between)</text:p>
          </table:table-cell>
          <table:table-cell table:style-name="ce3" office:value-type="string" calcext:value-type="string">
            <text:p>Photorealistic Odysseus tempting paths, wary hero mast bound beeswax ears resisting sirens song partial clear blurred cups treasures threats reaching glancing, mixed clouds detailed ropes waves seductive faces 8k TarotSpreadsheet2.xlsx​</text:p>
          </table:table-cell>
          <table:table-cell table:style-name="ce3" office:value-type="string" calcext:value-type="string">
            <text:p>blindly succumbing all clear no glance free unbound cartoon sirens blurry</text:p>
          </table:table-cell>
          <table:table-cell table:number-columns-repeated="1020"/>
        </table:table-row>
        <table:table-row table:style-name="ro1">
          <table:table-cell table:style-name="ce3" office:value-type="string" calcext:value-type="string">
            <text:p>Eight of Cups</text:p>
          </table:table-cell>
          <table:table-cell table:style-name="ce3" office:value-type="string" calcext:value-type="string">
            <text:p>Buddha (upright)</text:p>
          </table:table-cell>
          <table:table-cell table:style-name="ce3" office:value-type="string" calcext:value-type="string">
            <text:p>Photorealistic Buddha palace comforts truth, serene prince renouncing silk robes staff moon mountains eight cups abandoned, enlightened calm face twilight path detailed bare feet dust palace distant 8k TarotSpreadsheet2.xlsx​</text:p>
          </table:table-cell>
          <table:table-cell table:style-name="ce3" office:value-type="string" calcext:value-type="string">
            <text:p>clinging circling stagnant no staff dark heavy cartoon robes low quality</text:p>
          </table:table-cell>
          <table:table-cell table:number-columns-repeated="1020"/>
        </table:table-row>
        <table:table-row table:style-name="ro1">
          <table:table-cell table:style-name="ce3" office:value-type="string" calcext:value-type="string">
            <text:p>Eight of Cups</text:p>
          </table:table-cell>
          <table:table-cell table:style-name="ce3" office:value-type="string" calcext:value-type="string">
            <text:p>Wandering Jew (reversed)</text:p>
          </table:table-cell>
          <table:table-cell table:style-name="ce3" office:value-type="string" calcext:value-type="string">
            <text:p>Photorealistic Wandering Jew never arriving, cursed eternal pilgrim ragged eternal road no destination circling cups rough ground obscured moon, weary haunted detailed endless dust tears patches 8k TarotSpreadsheet2.xlsx​</text:p>
          </table:table-cell>
          <table:table-cell table:style-name="ce3" office:value-type="string" calcext:value-type="string">
            <text:p>arrived settled home calm oasis no curse cartoon wanderer deformed road</text:p>
          </table:table-cell>
          <table:table-cell table:number-columns-repeated="1020"/>
        </table:table-row>
        <table:table-row table:style-name="ro1">
          <table:table-cell table:style-name="ce3" office:value-type="string" calcext:value-type="string">
            <text:p>Eight of Cups</text:p>
          </table:table-cell>
          <table:table-cell table:style-name="ce3" office:value-type="string" calcext:value-type="string">
            <text:p>Sinbad (between)</text:p>
          </table:table-cell>
          <table:table-cell table:style-name="ce3" office:value-type="string" calcext:value-type="string">
            <text:p>Photorealistic Sinbad new chance island leave, sailor midstep glance back neat misaligned cups moon partial cloud uneven path visible, adventurous resolve detailed treasure scraps waves footprints 8k TarotSpreadsheet2.xlsx​</text:p>
          </table:table-cell>
          <table:table-cell table:style-name="ce3" office:value-type="string" calcext:value-type="string">
            <text:p>hesitant circling no path murky all stacked cartoon treasure low res</text:p>
          </table:table-cell>
          <table:table-cell table:number-columns-repeated="1020"/>
        </table:table-row>
        <table:table-row table:style-name="ro1">
          <table:table-cell table:style-name="ce3" office:value-type="string" calcext:value-type="string">
            <text:p>Nine of Cups</text:p>
          </table:table-cell>
          <table:table-cell table:style-name="ce3" office:value-type="string" calcext:value-type="string">
            <text:p>King Fisherman Goldfish (upright)</text:p>
          </table:table-cell>
          <table:table-cell table:style-name="ce3" office:value-type="string" calcext:value-type="string">
            <text:p>Photorealistic King Fisherman Goldfish wish fulfillment, smug content monarch curved table nine cups arms folded red hat yellow background satisfied wish, detailed gleaming cups tablecloth hat feathers 8k TarotSpreadsheet2.xlsx​</text:p>
          </table:table-cell>
          <table:table-cell table:style-name="ce3" office:value-type="string" calcext:value-type="string">
            <text:p>demanding empty stains exaggerated clutter heavy yellow cartoon cups blurry</text:p>
          </table:table-cell>
          <table:table-cell table:number-columns-repeated="1020"/>
        </table:table-row>
        <table:table-row table:style-name="ro1">
          <table:table-cell table:style-name="ce3" office:value-type="string" calcext:value-type="string">
            <text:p>Nine of Cups</text:p>
          </table:table-cell>
          <table:table-cell table:style-name="ce3" office:value-type="string" calcext:value-type="string">
            <text:p>Same king excess (reversed)</text:p>
          </table:table-cell>
          <table:table-cell table:style-name="ce3" office:value-type="string" calcext:value-type="string">
            <text:p>Photorealistic same king smug overindulgence, bloated demanding monarch tipped cups stains smirk clutter base overbright yellow, greedy excess detailed spills crumbs overdone 8k TarotSpreadsheet2.xlsx​</text:p>
          </table:table-cell>
          <table:table-cell table:style-name="ce3" office:value-type="string" calcext:value-type="string">
            <text:p>modest content clean simple relaxed thoughtful cartoon king low quality</text:p>
          </table:table-cell>
          <table:table-cell table:number-columns-repeated="1020"/>
        </table:table-row>
        <table:table-row table:style-name="ro1">
          <table:table-cell table:style-name="ce3" office:value-type="string" calcext:value-type="string">
            <text:p>Nine of Cups</text:p>
          </table:table-cell>
          <table:table-cell table:style-name="ce3" office:value-type="string" calcext:value-type="string">
            <text:p>Comfortable innkeeper (between)</text:p>
          </table:table-cell>
          <table:table-cell table:style-name="ce3" office:value-type="string" calcext:value-type="string">
            <text:p>Photorealistic innkeeper satisfied limits, portly host modest cups upright off folded arms relaxed thoughtful feet items warm muted backdrop, genial aware detailed apron mugs warmth 8k TarotSpreadsheet2.xlsx​</text:p>
          </table:table-cell>
          <table:table-cell table:style-name="ce3" office:value-type="string" calcext:value-type="string">
            <text:p>elite demanding full glare harsh all perfect cartoon inn low res</text:p>
          </table:table-cell>
          <table:table-cell table:number-columns-repeated="1020"/>
        </table:table-row>
        <table:table-row table:style-name="ro1">
          <table:table-cell table:style-name="ce3" office:value-type="string" calcext:value-type="string">
            <text:p>Ten of Cups</text:p>
          </table:table-cell>
          <table:table-cell table:style-name="ce3" office:value-type="string" calcext:value-type="string">
            <text:p>Robin Hoods band (upright)</text:p>
          </table:table-cell>
          <table:table-cell table:style-name="ce3" office:value-type="string" calcext:value-type="string">
            <text:p>Photorealistic Robin Hoods found family harmony, Sherwood outlaws rainbow cups embrace couple children river house trees peaceful bright landscape, joyful unity detailed green tunics bows leaves rainbow 8k TarotSpreadsheet2.xlsx​</text:p>
          </table:table-cell>
          <table:table-cell table:style-name="ce3" office:value-type="string" calcext:value-type="string">
            <text:p>broken distant clouds shadowed apart grim greed cartoon rainbow deformed family</text:p>
          </table:table-cell>
          <table:table-cell table:number-columns-repeated="1020"/>
        </table:table-row>
        <table:table-row table:style-name="ro1">
          <table:table-cell table:style-name="ce3" office:value-type="string" calcext:value-type="string">
            <text:p>Ten of Cups</text:p>
          </table:table-cell>
          <table:table-cell table:style-name="ce3" office:value-type="string" calcext:value-type="string">
            <text:p>Grimm families (reversed)</text:p>
          </table:table-cell>
          <table:table-cell table:style-name="ce3" office:value-type="string" calcext:value-type="string">
            <text:p>Photorealistic Grimm families greed jealousy broken, fractured fairytale kin incomplete rainbow dim cups distance children apart cloud house shadows, sorrow division detailed torn clothes wilted 8k TarotSpreadsheet2.xlsx​</text:p>
          </table:table-cell>
          <table:table-cell table:style-name="ce3" office:value-type="string" calcext:value-type="string">
            <text:p>harmonious intact sunny united no clouds cartoon family low quality</text:p>
          </table:table-cell>
          <table:table-cell table:number-columns-repeated="1020"/>
        </table:table-row>
        <table:table-row table:style-name="ro1">
          <table:table-cell table:style-name="ce3" office:value-type="string" calcext:value-type="string">
            <text:p>Page of Cups</text:p>
          </table:table-cell>
          <table:table-cell table:style-name="ce3" office:value-type="string" calcext:value-type="string">
            <text:p>Little Mermaid (upright)</text:p>
          </table:table-cell>
          <table:table-cell table:style-name="ce3" office:value-type="string" calcext:value-type="string">
            <text:p>Photorealistic Little Mermaid sensitive dreamer, young mermaid upper human foam hair scales lower holding fish cup beret feather gentle waves curious expression, dreamy longing detailed scales bubbles hair pearls 8k TarotSpreadsheet2.xlsx​</text:p>
          </table:table-cell>
          <table:table-cell table:style-name="ce3" office:value-type="string" calcext:value-type="string">
            <text:p>hardened fishless choppy distracted moody dark blues cartoon scales low res</text:p>
          </table:table-cell>
          <table:table-cell table:number-columns-repeated="1020"/>
        </table:table-row>
        <table:table-row table:style-name="ro1">
          <table:table-cell table:style-name="ce3" office:value-type="string" calcext:value-type="string">
            <text:p>Page of Cups</text:p>
          </table:table-cell>
          <table:table-cell table:style-name="ce3" office:value-type="string" calcext:value-type="string">
            <text:p>Foolish youngest prince (reversed)</text:p>
          </table:table-cell>
          <table:table-cell table:style-name="ce3" office:value-type="string" calcext:value-type="string">
            <text:p>Photorealistic foolish youngest prince fantasy, naive royal youth rumpled costume fishless cup choppy water moody distracted gaze, romantic folly detailed soggy feathers tarnish crown water 8k TarotSpreadsheet2.xlsx​</text:p>
          </table:table-cell>
          <table:table-cell table:style-name="ce3" office:value-type="string" calcext:value-type="string">
            <text:p>wise mature calm smooth water playful patterned confident cartoon prince blurry</text:p>
          </table:table-cell>
          <table:table-cell table:number-columns-repeated="1020"/>
        </table:table-row>
        <table:table-row table:style-name="ro1">
          <table:table-cell table:style-name="ce3" office:value-type="string" calcext:value-type="string">
            <text:p>Page of Cups</text:p>
          </table:table-cell>
          <table:table-cell table:style-name="ce3" office:value-type="string" calcext:value-type="string">
            <text:p>Young Parsifal (between)</text:p>
          </table:table-cell>
          <table:table-cell table:style-name="ce3" office:value-type="string" calcext:value-type="string">
            <text:p>Photorealistic young Parsifal clumsy feeling, innocent knight fish half emerging mild waves mixed curious shyness patterned clothes, emotional open awkward detailed half fish ripples expression blend 8k TarotSpreadsheet2.xlsx​</text:p>
          </table:table-cell>
          <table:table-cell table:style-name="ce3" office:value-type="string" calcext:value-type="string">
            <text:p>confident adult choppy full fish serious only cartoon clothes low quality</text:p>
          </table:table-cell>
          <table:table-cell table:number-columns-repeated="1020"/>
        </table:table-row>
        <table:table-row table:style-name="ro1">
          <table:table-cell table:style-name="ce3" office:value-type="string" calcext:value-type="string">
            <text:p>Knight of Cups</text:p>
          </table:table-cell>
          <table:table-cell table:style-name="ce3" office:value-type="string" calcext:value-type="string">
            <text:p>Sir Galahad (upright)</text:p>
          </table:table-cell>
          <table:table-cell table:style-name="ce3" office:value-type="string" calcext:value-type="string">
            <text:p>Photorealistic Sir Galahad heart quest, pure armored knight calm horse cup forward river hills evening light wing fish armor, idealistic serene face detailed plate engravings mist banks horse calm 8k TarotSpreadsheet2.xlsx​</text:p>
          </table:table-cell>
          <table:table-cell table:style-name="ce3" office:value-type="string" calcext:value-type="string">
            <text:p>hesitant covered rocky gathering clouds shadowed armor cartoon horse deformed cup</text:p>
          </table:table-cell>
          <table:table-cell table:number-columns-repeated="1020"/>
        </table:table-row>
        <table:table-row table:style-name="ro1">
          <table:table-cell table:style-name="ce3" office:value-type="string" calcext:value-type="string">
            <text:p>Knight of Cups</text:p>
          </table:table-cell>
          <table:table-cell table:style-name="ce3" office:value-type="string" calcext:value-type="string">
            <text:p>Don Juan (reversed)</text:p>
          </table:table-cell>
          <table:table-cell table:style-name="ce3" office:value-type="string" calcext:value-type="string">
            <text:p>Photorealistic Don Juan no commitment, charming seducer ruffled cloak tilted cup hesitant horse rocky bank clouds, superficial allure detailed lace ruffles smirk shadow play 8k TarotSpreadsheet2.xlsx​</text:p>
          </table:table-cell>
          <table:table-cell table:style-name="ce3" office:value-type="string" calcext:value-type="string">
            <text:p>committed loyal pure smooth river soft light no charm cartoon cloak low res</text:p>
          </table:table-cell>
          <table:table-cell table:number-columns-repeated="1020"/>
        </table:table-row>
        <table:table-row table:style-name="ro1">
          <table:table-cell table:style-name="ce3" office:value-type="string" calcext:value-type="string">
            <text:p>Knight of Cups</text:p>
          </table:table-cell>
          <table:table-cell table:style-name="ce3" office:value-type="string" calcext:value-type="string">
            <text:p>Lancelot (between)</text:p>
          </table:table-cell>
          <table:table-cell table:style-name="ce3" office:value-type="string" calcext:value-type="string">
            <text:p>Photorealistic Lancelot messy reality, conflicted knight midstep cup close rippled river soft darker sky, torn ideal love detailed partial shadows armor tension horse step 8k TarotSpreadsheet2.xlsx​</text:p>
          </table:table-cell>
          <table:table-cell table:style-name="ce3" office:value-type="string" calcext:value-type="string">
            <text:p>purely ideal no mess calm perfect river all soft no conflict cartoon armor blurry</text:p>
          </table:table-cell>
          <table:table-cell table:number-columns-repeated="1020"/>
        </table:table-row>
        <table:table-row table:style-name="ro1">
          <table:table-cell table:style-name="ce3" office:value-type="string" calcext:value-type="string">
            <text:p>Queen of Cups</text:p>
          </table:table-cell>
          <table:table-cell table:style-name="ce3" office:value-type="string" calcext:value-type="string">
            <text:p>Guanyin (upright)</text:p>
          </table:table-cell>
          <table:table-cell table:style-name="ce3" office:value-type="string" calcext:value-type="string">
            <text:p>Photorealistic Guanyin emotional healer, compassionate bodhisattva waters edge ornate cup sea throne calm waves intricate carvings cool soft colors, merciful listening gaze detailed pearls shells mist 8k TarotSpreadsheet2.xlsx​</text:p>
          </table:table-cell>
          <table:table-cell table:style-name="ce3" office:value-type="string" calcext:value-type="string">
            <text:p>haunting ghosts submerged closed cup rough waves dark fog cartoon pearls low quality</text:p>
          </table:table-cell>
          <table:table-cell table:number-columns-repeated="1020"/>
        </table:table-row>
        <table:table-row table:style-name="ro1">
          <table:table-cell table:style-name="ce3" office:value-type="string" calcext:value-type="string">
            <text:p>Queen of Cups</text:p>
          </table:table-cell>
          <table:table-cell table:style-name="ce3" office:value-type="string" calcext:value-type="string">
            <text:p>Drowned maiden ghosts (reversed)</text:p>
          </table:table-cell>
          <table:table-cell table:style-name="ce3" office:value-type="string" calcext:value-type="string">
            <text:p>Photorealistic drowned maiden haunting feelings, spectral water nymphs pale translucent gowns misty sea reaching closed cup rough waves, sorrowful lost eyes detailed seaweed hair vapor trails 8k TarotSpreadsheet2.xlsx​</text:p>
          </table:table-cell>
          <table:table-cell table:style-name="ce3" office:value-type="string" calcext:value-type="string">
            <text:p>alive warm dry throne clear water compassionate no mist cartoon ghosts deformed</text:p>
          </table:table-cell>
          <table:table-cell table:number-columns-repeated="1020"/>
        </table:table-row>
        <table:table-row table:style-name="ro1">
          <table:table-cell table:style-name="ce3" office:value-type="string" calcext:value-type="string">
            <text:p>Queen of Cups</text:p>
          </table:table-cell>
          <table:table-cell table:style-name="ce3" office:value-type="string" calcext:value-type="string">
            <text:p>Penelope (between)</text:p>
          </table:table-cell>
          <table:table-cell table:style-name="ce3" office:value-type="string" calcext:value-type="string">
            <text:p>Photorealistic Penelope loyal patience, steadfast queen throne land water lid ajar gentle lapping waves turquoise grey mix, deep guarded emotion detailed loom threads waves light shadow 8k TarotSpreadsheet2.xlsx​</text:p>
          </table:table-cell>
          <table:table-cell table:style-name="ce3" office:value-type="string" calcext:value-type="string">
            <text:p>impatient open reckless choppy extreme colors cartoon loom low res</text:p>
          </table:table-cell>
          <table:table-cell table:number-columns-repeated="1020"/>
        </table:table-row>
        <table:table-row table:style-name="ro1">
          <table:table-cell table:style-name="ce3" office:value-type="string" calcext:value-type="string">
            <text:p>King of Cups</text:p>
          </table:table-cell>
          <table:table-cell table:style-name="ce3" office:value-type="string" calcext:value-type="string">
            <text:p>King Solomon (upright)</text:p>
          </table:table-cell>
          <table:table-cell table:style-name="ce3" office:value-type="string" calcext:value-type="string">
            <text:p>Photorealistic King Solomon mediator, wise robed monarch stone sea throne cup scepter calm ships waves sturdy balanced clouds light expression, emotional intelligence detailed waves ripples scepter 8k TarotSpreadsheet2.xlsx​</text:p>
          </table:table-cell>
          <table:table-cell table:style-name="ce3" office:value-type="string" calcext:value-type="string">
            <text:p>mood swinging drunk tilting throne sloshing storm rigid withdrawn cartoon throne blurry</text:p>
          </table:table-cell>
          <table:table-cell table:number-columns-repeated="1020"/>
        </table:table-row>
        <table:table-row table:style-name="ro1">
          <table:table-cell table:style-name="ce3" office:value-type="string" calcext:value-type="string">
            <text:p>King of Cups</text:p>
          </table:table-cell>
          <table:table-cell table:style-name="ce3" office:value-type="string" calcext:value-type="string">
            <text:p>Drunk sea captain (reversed)</text:p>
          </table:table-cell>
          <table:table-cell table:style-name="ce3" office:value-type="string" calcext:value-type="string">
            <text:p>Photorealistic drunk sea captain swings, swaying tipsy mariner tilting throne rough whitecaps sloshing cup storm clouds rigid withdrawn face, chaotic detailed foam beard salt spray 8k TarotSpreadsheet2.xlsx​</text:p>
          </table:table-cell>
          <table:table-cell table:style-name="ce3" office:value-type="string" calcext:value-type="string">
            <text:p>sober steady calm sea balanced composed no storm cartoon captain low quality</text:p>
          </table:table-cell>
          <table:table-cell table:number-columns-repeated="1020"/>
        </table:table-row>
        <table:table-row table:style-name="ro1">
          <table:table-cell table:style-name="ce3" office:value-type="string" calcext:value-type="string">
            <text:p>King of Cups</text:p>
          </table:table-cell>
          <table:table-cell table:style-name="ce3" office:value-type="string" calcext:value-type="string">
            <text:p>Prospero (between)</text:p>
          </table:table-cell>
          <table:table-cell table:style-name="ce3" office:value-type="string" calcext:value-type="string">
            <text:p>Photorealistic Prospero mercy control, tempest duke rocking steady throne small whitecaps firm cup balanced clouds light ripples, learned mercy detailed books staff waves magic aura 8k TarotSpreadsheet2.xlsx​</text:p>
          </table:table-cell>
          <table:table-cell table:style-name="ce3" office:value-type="string" calcext:value-type="string">
            <text:p>uncontrolled full storm dropped cup withdrawn rigid cartoon books deformed</text:p>
          </table:table-cell>
          <table:table-cell table:number-columns-repeated="1020"/>
        </table:table-row>
        <table:table-row table:style-name="ro1">
          <table:table-cell table:style-name="ce3" office:value-type="string" calcext:value-type="string">
            <text:p>Ace of Swords</text:p>
          </table:table-cell>
          <table:table-cell table:style-name="ce3" office:value-type="string" calcext:value-type="string">
            <text:p>Athena (upright)</text:p>
          </table:table-cell>
          <table:table-cell table:style-name="ce3" office:value-type="string" calcext:value-type="string">
            <text:p>Photorealistic Athena sharp insight, armored goddess crown laurel upright sword cloud hand mountains clear sky light rays, piercing wise gaze detailed blade engravings aegis owl 8k TarotSpreadsheet2.xlsx​</text:p>
          </table:table-cell>
          <table:table-cell table:style-name="ce3" office:value-type="string" calcext:value-type="string">
            <text:p>downward cracked crown jagged stormy no rays fearful cartoon sword low res</text:p>
          </table:table-cell>
          <table:table-cell table:number-columns-repeated="1020"/>
        </table:table-row>
        <table:table-row table:style-name="ro1">
          <table:table-cell table:style-name="ce3" office:value-type="string" calcext:value-type="string">
            <text:p>Ace of Swords</text:p>
          </table:table-cell>
          <table:table-cell table:style-name="ce3" office:value-type="string" calcext:value-type="string">
            <text:p>Medusa (reversed)</text:p>
          </table:table-cell>
          <table:table-cell table:style-name="ce3" office:value-type="string" calcext:value-type="string">
            <text:p>Photorealistic Medusa weapon fear, serpentine haired gorgon lethal gaze petrifying warriors tears cave shadows crown cracked, horrified vengeful eyes detailed writhing snakes stone victims 8k TarotSpreadsheet2.xlsx​</text:p>
          </table:table-cell>
          <table:table-cell table:style-name="ce3" office:value-type="string" calcext:value-type="string">
            <text:p>blind harmless calm sunny no snakes human hair cartoon gaze blurry</text:p>
          </table:table-cell>
          <table:table-cell table:number-columns-repeated="1020"/>
        </table:table-row>
        <table:table-row table:style-name="ro1">
          <table:table-cell table:style-name="ce3" office:value-type="string" calcext:value-type="string">
            <text:p>Ace of Swords</text:p>
          </table:table-cell>
          <table:table-cell table:style-name="ce3" office:value-type="string" calcext:value-type="string">
            <text:p>Sherlock rationalist (between)</text:p>
          </table:table-cell>
          <table:table-cell table:style-name="ce3" office:value-type="string" calcext:value-type="string">
            <text:p>Photorealistic Sherlock like rationalist clarity heal cut, detective pipe magnifying crown slight crack mixed clouds mountains partial veil, discerning analytical gaze detailed deerstalker pipe lens 8k TarotSpreadsheet2.xlsx​</text:p>
          </table:table-cell>
          <table:table-cell table:style-name="ce3" office:value-type="string" calcext:value-type="string">
            <text:p>emotional irrational dark full crack all jagged no pipe cartoon detective low quality</text:p>
          </table:table-cell>
          <table:table-cell table:number-columns-repeated="1020"/>
        </table:table-row>
        <table:table-row table:style-name="ro1">
          <table:table-cell table:style-name="ce3" office:value-type="string" calcext:value-type="string">
            <text:p>Two of Swords</text:p>
          </table:table-cell>
          <table:table-cell table:style-name="ce3" office:value-type="string" calcext:value-type="string">
            <text:p>Blindfolded justice (upright)</text:p>
          </table:table-cell>
          <table:table-cell table:style-name="ce3" office:value-type="string" calcext:value-type="string">
            <text:p>Photorealistic blindfolded justice crossroads, poised robed woman crossed swords crescent moon calm sea stone bench balanced symmetrical, poised equipoise detailed blindfold cloth swords moon calm 8k TarotSpreadsheet2.xlsx​</text:p>
          </table:table-cell>
          <table:table-cell table:style-name="ce3" office:value-type="string" calcext:value-type="string">
            <text:p>slipping frayed choppy dark uneven swords obstacles cartoon blindfold deformed</text:p>
          </table:table-cell>
          <table:table-cell table:number-columns-repeated="1020"/>
        </table:table-row>
        <table:table-row table:style-name="ro1">
          <table:table-cell table:style-name="ce3" office:value-type="string" calcext:value-type="string">
            <text:p>Two of Swords</text:p>
          </table:table-cell>
          <table:table-cell table:style-name="ce3" office:value-type="string" calcext:value-type="string">
            <text:p>Hamlet paralysis (reversed)</text:p>
          </table:table-cell>
          <table:table-cell table:style-name="ce3" office:value-type="string" calcext:value-type="string">
            <text:p>Photorealistic Hamlet overthinking decisions, tormented prince blindfold loose swords uneven choppy water dark sky rocks feet, paralyzed doubt detailed doublet skull chain hesitation 8k TarotSpreadsheet2.xlsx​</text:p>
          </table:table-cell>
          <table:table-cell table:style-name="ce3" office:value-type="string" calcext:value-type="string">
            <text:p>decisive action clear sight sunny calm no rocks cartoon skull low res</text:p>
          </table:table-cell>
          <table:table-cell table:number-columns-repeated="1020"/>
        </table:table-row>
        <table:table-row table:style-name="ro1">
          <table:table-cell table:style-name="ce3" office:value-type="string" calcext:value-type="string">
            <text:p>Two of Swords</text:p>
          </table:table-cell>
          <table:table-cell table:style-name="ce3" office:value-type="string" calcext:value-type="string">
            <text:p>Oedipus (between)</text:p>
          </table:table-cell>
          <table:table-cell table:style-name="ce3" office:value-type="string" calcext:value-type="string">
            <text:p>Photorealistic Oedipus hard realization edge, tragic king partial blindfold swords near crossed ripples thin moon clouds, dawning horror detailed rags staff Theban dust prophecy weight 8k TarotSpreadsheet2.xlsx​</text:p>
          </table:table-cell>
          <table:table-cell table:style-name="ce3" office:value-type="string" calcext:value-type="string">
            <text:p>fully blind ignorant calm perfect cross no ripples cartoon staff blurry</text:p>
          </table:table-cell>
          <table:table-cell table:number-columns-repeated="1020"/>
        </table:table-row>
        <table:table-row table:style-name="ro1">
          <table:table-cell table:style-name="ce3" office:value-type="string" calcext:value-type="string">
            <text:p>Three of Swords</text:p>
          </table:table-cell>
          <table:table-cell table:style-name="ce3" office:value-type="string" calcext:value-type="string">
            <text:p>Arthur (upright)</text:p>
          </table:table-cell>
          <table:table-cell table:style-name="ce3" office:value-type="string" calcext:value-type="string">
            <text:p>Photorealistic Arthur Lancelot Guinevere betrayal, heartbroken king red heart three swords pierce grey rain clouds temple shadows, anguished regal face detailed blade hilts blood rain heart fabric 8k TarotSpreadsheet2.xlsx​</text:p>
          </table:table-cell>
          <table:table-cell table:style-name="ce3" office:value-type="string" calcext:value-type="string">
            <text:p>healed happy stitched sunny no swords modern cartoon heart low quality</text:p>
          </table:table-cell>
          <table:table-cell table:number-columns-repeated="1020"/>
        </table:table-row>
        <table:table-row table:style-name="ro1">
          <table:table-cell table:style-name="ce3" office:value-type="string" calcext:value-type="string">
            <text:p>Three of Swords</text:p>
          </table:table-cell>
          <table:table-cell table:style-name="ce3" office:value-type="string" calcext:value-type="string">
            <text:p>Jilted bride (reversed)</text:p>
          </table:table-cell>
          <table:table-cell table:style-name="ce3" office:value-type="string" calcext:value-type="string">
            <text:p>Photorealistic jilted bride frozen pain, decayed veiled bride wilted bouquet abandoned altar frozen despair heavy rain dark clouds, haunted tear stained detailed lace veil wilt flowers decay 8k TarotSpreadsheet2.xlsx​</text:p>
          </table:table-cell>
          <table:table-cell table:style-name="ce3" office:value-type="string" calcext:value-type="string">
            <text:p>joyful wed fresh bouquet sunny church moving on cartoon veil deformed</text:p>
          </table:table-cell>
          <table:table-cell table:number-columns-repeated="1020"/>
        </table:table-row>
        <table:table-row table:style-name="ro1">
          <table:table-cell table:style-name="ce3" office:value-type="string" calcext:value-type="string">
            <text:p>Four of Swords</text:p>
          </table:table-cell>
          <table:table-cell table:style-name="ce3" office:value-type="string" calcext:value-type="string">
            <text:p>Sleeping knight chapel (upright)</text:p>
          </table:table-cell>
          <table:table-cell table:style-name="ce3" office:value-type="string" calcext:value-type="string">
            <text:p>Photorealistic sleeping knight sacred rest, recumbent armored figure tomb three wall swords one beneath stained glass prayer hands quiet interior, peaceful repose detailed effigy plate mail window colors 8k TarotSpreadsheet2.xlsx​</text:p>
          </table:table-cell>
          <table:table-cell table:style-name="ce3" office:value-type="string" calcext:value-type="string">
            <text:p>restless half sitting haphazard swords dark cracks no light cartoon knight low res</text:p>
          </table:table-cell>
          <table:table-cell table:number-columns-repeated="1020"/>
        </table:table-row>
        <table:table-row table:style-name="ro1">
          <table:table-cell table:style-name="ce3" office:value-type="string" calcext:value-type="string">
            <text:p>Four of Swords</text:p>
          </table:table-cell>
          <table:table-cell table:style-name="ce3" office:value-type="string" calcext:value-type="string">
            <text:p>Rip Van Winkle (reversed)</text:p>
          </table:table-cell>
          <table:table-cell table:style-name="ce3" office:value-type="string" calcext:value-type="string">
            <text:p>Photorealistic Rip Van Winkle overlong sleep, disheveled frontiersman cave bed long beard patched clothes checked out life eternal slumber, detailed cobwebs beard dust quilts neglect 8k TarotSpreadsheet2.xlsx​</text:p>
          </table:table-cell>
          <table:table-cell table:style-name="ce3" office:value-type="string" calcext:value-type="string">
            <text:p>awake alert short sleep modern tidy no cave cartoon beard blurry</text:p>
          </table:table-cell>
          <table:table-cell table:number-columns-repeated="1020"/>
        </table:table-row>
        <table:table-row table:style-name="ro1">
          <table:table-cell table:style-name="ce3" office:value-type="string" calcext:value-type="string">
            <text:p>Four of Swords</text:p>
          </table:table-cell>
          <table:table-cell table:style-name="ce3" office:value-type="string" calcext:value-type="string">
            <text:p>Bear winter (between)</text:p>
          </table:table-cell>
          <table:table-cell table:style-name="ce3" office:value-type="string" calcext:value-type="string">
            <text:p>Photorealistic bear winter myth renewal prep, hibernating ursine den partial swords aligned faint colored light dust motes lying not rigid, preparatory rest detailed fur cave light beam 8k TarotSpreadsheet2.xlsx​</text:p>
          </table:table-cell>
          <table:table-cell table:style-name="ce3" office:value-type="string" calcext:value-type="string">
            <text:p>active summer smooth all aligned no dust full human cartoon bear low quality</text:p>
          </table:table-cell>
          <table:table-cell table:number-columns-repeated="1020"/>
        </table:table-row>
        <table:table-row table:style-name="ro1">
          <table:table-cell table:style-name="ce3" office:value-type="string" calcext:value-type="string">
            <text:p>Five of Swords</text:p>
          </table:table-cell>
          <table:table-cell table:style-name="ce3" office:value-type="string" calcext:value-type="string">
            <text:p>Till Eulenspiegel (upright)</text:p>
          </table:table-cell>
          <table:table-cell table:style-name="ce3" office:value-type="string" calcext:value-type="string">
            <text:p>Photorealistic Till Eulenspiegel petty victories, clever jester two swords gathered one upright two figures walk away ground swords broken clouds shore, sly triumphant smirk detailed motley bells mud 8k TarotSpreadsheet2.xlsx​</text:p>
          </table:table-cell>
          <table:table-cell table:style-name="ce3" office:value-type="string" calcext:value-type="string">
            <text:p>moral victory fair humble dark hunched defeated choppy cartoon bells deformed</text:p>
          </table:table-cell>
          <table:table-cell table:number-columns-repeated="1020"/>
        </table:table-row>
        <table:table-row table:style-name="ro1">
          <table:table-cell table:style-name="ce3" office:value-type="string" calcext:value-type="string">
            <text:p>Five of Swords</text:p>
          </table:table-cell>
          <table:table-cell table:style-name="ce3" office:value-type="string" calcext:value-type="string">
            <text:p>Cain (reversed)</text:p>
          </table:table-cell>
          <table:table-cell table:style-name="ce3" office:value-type="string" calcext:value-type="string">
            <text:p>Photorealistic Cain moral loss victory, marked fratricide bloodied stones brother body victory hollow eyes wilderness mark glow, desolate detailed blood rocks guilt shadows 8k TarotSpreadsheet2.xlsx​</text:p>
          </table:table-cell>
          <table:table-cell table:style-name="ce3" office:value-type="string" calcext:value-type="string">
            <text:p>innocent joyful green field no mark modern clean cartoon rocks low res</text:p>
          </table:table-cell>
          <table:table-cell table:number-columns-repeated="1020"/>
        </table:table-row>
        <table:table-row table:style-name="ro1">
          <table:table-cell table:style-name="ce3" office:value-type="string" calcext:value-type="string">
            <text:p>Five of Swords</text:p>
          </table:table-cell>
          <table:table-cell table:style-name="ce3" office:value-type="string" calcext:value-type="string">
            <text:p>Robin Hood (between)</text:p>
          </table:table-cell>
          <table:table-cell table:style-name="ce3" office:value-type="string" calcext:value-type="string">
            <text:p>Photorealistic Robin Hood reconsider means ends, outlaw some swords carried left neutral mixed expression one staying leaving blue grey sky, thoughtful detailed hood arrows mud grass 8k TarotSpreadsheet2.xlsx​</text:p>
          </table:table-cell>
          <table:table-cell table:style-name="ce3" office:value-type="string" calcext:value-type="string">
            <text:p>purely good evil extremes all carried left no thought cartoon hood blurry</text:p>
          </table:table-cell>
          <table:table-cell table:number-columns-repeated="1020"/>
        </table:table-row>
        <table:table-row table:style-name="ro1">
          <table:table-cell table:style-name="ce3" office:value-type="string" calcext:value-type="string">
            <text:p>Six of Swords</text:p>
          </table:table-cell>
          <table:table-cell table:style-name="ce3" office:value-type="string" calcext:value-type="string">
            <text:p>Moses (upright)</text:p>
          </table:table-cell>
          <table:table-cell table:style-name="ce3" office:value-type="string" calcext:value-type="string">
            <text:p>Photorealistic Moses waters new land, bearded prophet staff parted seas people child boat ferryman pole distant shore calm grey sky, leading awe detailed robes waves staff spray 8k TarotSpreadsheet2.xlsx​</text:p>
          </table:table-cell>
          <table:table-cell table:style-name="ce3" office:value-type="string" calcext:value-type="string">
            <text:p>stuck reeds choppy blocked obscured no shore heavy clouds cartoon boat low quality</text:p>
          </table:table-cell>
          <table:table-cell table:number-columns-repeated="1020"/>
        </table:table-row>
        <table:table-row table:style-name="ro1">
          <table:table-cell table:style-name="ce3" office:value-type="string" calcext:value-type="string">
            <text:p>Six of Swords</text:p>
          </table:table-cell>
          <table:table-cell table:style-name="ce3" office:value-type="string" calcext:value-type="string">
            <text:p>Boatman dead (reversed)</text:p>
          </table:table-cell>
          <table:table-cell table:style-name="ce3" office:value-type="string" calcext:value-type="string">
            <text:p>Photorealistic boatman unwilling souls, grim skeletal ferryman pole laden shades choppy reeds swords obstruct passengers distant faded shore heavy clouds, eerie reluctance detailed bones oar mist 8k TarotSpreadsheet2.xlsx​</text:p>
          </table:table-cell>
          <table:table-cell table:style-name="ce3" office:value-type="string" calcext:value-type="string">
            <text:p>cheerful living calm clear moving smooth no reeds cartoon oar deformed</text:p>
          </table:table-cell>
          <table:table-cell table:number-columns-repeated="1020"/>
        </table:table-row>
        <table:table-row table:style-name="ro1">
          <table:table-cell table:style-name="ce3" office:value-type="string" calcext:value-type="string">
            <text:p>Six of Swords</text:p>
          </table:table-cell>
          <table:table-cell table:style-name="ce3" office:value-type="string" calcext:value-type="string">
            <text:p>Odysseus (between)</text:p>
          </table:table-cell>
          <table:table-cell table:style-name="ce3" office:value-type="string" calcext:value-type="string">
            <text:p>Photorealistic Odysseus Troy sorrow calmer, weary hero boat child seated ferryman swords side small wake half fog shore mixed calm ripple, reflective sorrow detailed patched sail beard child 8k TarotSpreadsheet2.xlsx​</text:p>
          </table:table-cell>
          <table:table-cell table:style-name="ce3" office:value-type="string" calcext:value-type="string">
            <text:p>joyful new no sorrow perfect calm full clear no wake cartoon sail low res</text:p>
          </table:table-cell>
          <table:table-cell table:number-columns-repeated="1020"/>
        </table:table-row>
        <table:table-row table:style-name="ro1">
          <table:table-cell table:style-name="ce3" office:value-type="string" calcext:value-type="string">
            <text:p>Seven of Swords</text:p>
          </table:table-cell>
          <table:table-cell table:style-name="ce3" office:value-type="string" calcext:value-type="string">
            <text:p>Coyote Anansi (upright)</text:p>
          </table:table-cell>
          <table:table-cell table:style-name="ce3" office:value-type="string" calcext:value-type="string">
            <text:p>Photorealistic Coyote Anansi cunning steal, trickster anthropomorphic fox rabbit camp five swords sneak tents yellow ground sly expression, clever stealth detailed fur paws shadows tents 8k TarotSpreadsheet2.xlsx​</text:p>
          </table:table-cell>
          <table:table-cell table:style-name="ce3" office:value-type="string" calcext:value-type="string">
            <text:p>caught clumsy loud alert camp no swords modern cartoon fur blurry</text:p>
          </table:table-cell>
          <table:table-cell table:number-columns-repeated="1020"/>
        </table:table-row>
        <table:table-row table:style-name="ro1">
          <table:table-cell table:style-name="ce3" office:value-type="string" calcext:value-type="string">
            <text:p>Seven of Swords</text:p>
          </table:table-cell>
          <table:table-cell table:style-name="ce3" office:value-type="string" calcext:value-type="string">
            <text:p>Sneaky courtier (reversed)</text:p>
          </table:table-cell>
          <table:table-cell table:style-name="ce3" office:value-type="string" calcext:value-type="string">
            <text:p>Photorealistic sneaky courtier deception, oily noble slipping swords arms camp flags raised watchful eyes long shadows brown ground, betrayer guilt detailed velvet ruffles ink face sweat 8k TarotSpreadsheet2.xlsx​</text:p>
          </table:table-cell>
          <table:table-cell table:style-name="ce3" office:value-type="string" calcext:value-type="string">
            <text:p>honorable open empty camp secure no shadows cartoon noble low quality</text:p>
          </table:table-cell>
          <table:table-cell table:number-columns-repeated="1020"/>
        </table:table-row>
        <table:table-row table:style-name="ro1">
          <table:table-cell table:style-name="ce3" office:value-type="string" calcext:value-type="string">
            <text:p>Seven of Swords</text:p>
          </table:table-cell>
          <table:table-cell table:style-name="ce3" office:value-type="string" calcext:value-type="string">
            <text:p>Hermes thief guide (between)</text:p>
          </table:table-cell>
          <table:table-cell table:style-name="ce3" office:value-type="string" calcext:value-type="string">
            <text:p>Photorealistic Hermes thief wisdom redirect, baby god toddler caduceus sneaking cattle sly ambiguous tents quiet active strategic guilty expression, dawn detailed chubby cheeks snakes 8k TarotSpreadsheet2.xlsx​</text:p>
          </table:table-cell>
          <table:table-cell table:style-name="ce3" office:value-type="string" calcext:value-type="string">
            <text:p>pure thief no wisdom caught dropping pure guilty cartoon baby deformed</text:p>
          </table:table-cell>
          <table:table-cell table:number-columns-repeated="1020"/>
        </table:table-row>
        <table:table-row table:style-name="ro1">
          <table:table-cell table:style-name="ce3" office:value-type="string" calcext:value-type="string">
            <text:p>Eight of Swords</text:p>
          </table:table-cell>
          <table:table-cell table:style-name="ce3" office:value-type="string" calcext:value-type="string">
            <text:p>Rapunzel (upright)</text:p>
          </table:table-cell>
          <table:table-cell table:style-name="ce3" office:value-type="string" calcext:value-type="string">
            <text:p>Photorealistic Rapunzel tower trapped powerless, long golden haired maiden blindfold loose ropes eight swords cage marsh castle distance grey sky, fearful bound detailed braids stone bars tears 8k TarotSpreadsheet2.xlsx​</text:p>
          </table:table-cell>
          <table:table-cell table:style-name="ce3" office:value-type="string" calcext:value-type="string">
            <text:p>free confident tight tight barrier muddy walled storm cartoon braids low res</text:p>
          </table:table-cell>
          <table:table-cell table:number-columns-repeated="1020"/>
        </table:table-row>
        <table:table-row table:style-name="ro1">
          <table:table-cell table:style-name="ce3" office:value-type="string" calcext:value-type="string">
            <text:p>Eight of Swords</text:p>
          </table:table-cell>
          <table:table-cell table:style-name="ce3" office:value-type="string" calcext:value-type="string">
            <text:p>Self cursing witch (reversed)</text:p>
          </table:table-cell>
          <table:table-cell table:style-name="ce3" office:value-type="string" calcext:value-type="string">
            <text:p>Photorealistic self cursing witch own spells, hag bound own thorny vines swords tighter barrier self wrought curse snarling regret eyes, dark swamp detailed thorns boils warts 8k TarotSpreadsheet2.xlsx​</text:p>
          </table:table-cell>
          <table:table-cell table:style-name="ce3" office:value-type="string" calcext:value-type="string">
            <text:p>benevolent free loose ropes sunny helpful no vines cartoon witch blurry</text:p>
          </table:table-cell>
          <table:table-cell table:number-columns-repeated="1020"/>
        </table:table-row>
        <table:table-row table:style-name="ro1">
          <table:table-cell table:style-name="ce3" office:value-type="string" calcext:value-type="string">
            <text:p>Eight of Swords</text:p>
          </table:table-cell>
          <table:table-cell table:style-name="ce3" office:value-type="string" calcext:value-type="string">
            <text:p>Sleeping Beauty (between)</text:p>
          </table:table-cell>
          <table:table-cell table:style-name="ce3" office:value-type="string" calcext:value-type="string">
            <text:p>Photorealistic Sleeping Beauty change near, princess bower loose ropes gap swords larger castle clearer mixed mud firm, subtle awakening detailed lace canopy thorns fading light 8k TarotSpreadsheet2.xlsx​</text:p>
          </table:table-cell>
          <table:table-cell table:style-name="ce3" office:value-type="string" calcext:value-type="string">
            <text:p>fully awake trapped tight no gap faded walled cartoon thorns low quality</text:p>
          </table:table-cell>
          <table:table-cell table:number-columns-repeated="1020"/>
        </table:table-row>
        <table:table-row table:style-name="ro1">
          <table:table-cell table:style-name="ce3" office:value-type="string" calcext:value-type="string">
            <text:p>Nine of Swords</text:p>
          </table:table-cell>
          <table:table-cell table:style-name="ce3" office:value-type="string" calcext:value-type="string">
            <text:p>Macbeth (upright)</text:p>
          </table:table-cell>
          <table:table-cell table:style-name="ce3" office:value-type="string" calcext:value-type="string">
            <text:p>Photorealistic Macbeth night visions guilt, tormented king bed hands face nine wall swords nightmare carved checkered blanket black background, horror sweat detailed dagger shadows veins terror 8k TarotSpreadsheet2.xlsx​</text:p>
          </table:table-cell>
          <table:table-cell table:style-name="ce3" office:value-type="string" calcext:value-type="string">
            <text:p>calm sleeping downward candles dawn covered blanket deep blue cartoon dagger blurry</text:p>
          </table:table-cell>
          <table:table-cell table:number-columns-repeated="1020"/>
        </table:table-row>
        <table:table-row table:style-name="ro1">
          <table:table-cell table:style-name="ce3" office:value-type="string" calcext:value-type="string">
            <text:p>Nine of Swords</text:p>
          </table:table-cell>
          <table:table-cell table:style-name="ce3" office:value-type="string" calcext:value-type="string">
            <text:p>Haunted traveler (reversed)</text:p>
          </table:table-cell>
          <table:table-cell table:style-name="ce3" office:value-type="string" calcext:value-type="string">
            <text:p>Photorealistic haunted traveler worry stories, weary wanderer disordered bed downward swords nightmare faces dramatic shadows, drowning anxiety detailed road dust cloak terror eyes 8k TarotSpreadsheet2.xlsx​</text:p>
          </table:table-cell>
          <table:table-cell table:style-name="ce3" office:value-type="string" calcext:value-type="string">
            <text:p>calm rested no nightmares light orderly tidy cartoon traveler low res</text:p>
          </table:table-cell>
          <table:table-cell table:number-columns-repeated="1020"/>
        </table:table-row>
        <table:table-row table:style-name="ro1">
          <table:table-cell table:style-name="ce3" office:value-type="string" calcext:value-type="string">
            <text:p>Nine of Swords</text:p>
          </table:table-cell>
          <table:table-cell table:style-name="ce3" office:value-type="string" calcext:value-type="string">
            <text:p>Cassandra night (between)</text:p>
          </table:table-cell>
          <table:table-cell table:style-name="ce3" office:value-type="string" calcext:value-type="string">
            <text:p>Photorealistic Cassandra constructive visions, prophetess candle dawn light half covered blanket swords slight angles part black deep blue sky, pained useful visions detailed scrolls nightgown resolve 8k TarotSpreadsheet2.xlsx​</text:p>
          </table:table-cell>
          <table:table-cell table:style-name="ce3" office:value-type="string" calcext:value-type="string">
            <text:p>ignored destructive full dark full black menacing no light cartoon scrolls deformed</text:p>
          </table:table-cell>
          <table:table-cell table:number-columns-repeated="1020"/>
        </table:table-row>
        <table:table-row table:style-name="ro1">
          <table:table-cell table:style-name="ce3" office:value-type="string" calcext:value-type="string">
            <text:p>Ten of Swords</text:p>
          </table:table-cell>
          <table:table-cell table:style-name="ce3" office:value-type="string" calcext:value-type="string">
            <text:p>Caesar (upright)</text:p>
          </table:table-cell>
          <table:table-cell table:style-name="ce3" office:value-type="string" calcext:value-type="string">
            <text:p>Photorealistic Caesar betrayal end, stabbed dictator ground ten back swords dark red black clouds golden sunrise hills vulture distant, final gasp betrayal detailed toga blood blades death throes 8k TarotSpreadsheet2.xlsx​</text:p>
          </table:table-cell>
          <table:table-cell table:style-name="ce3" office:value-type="string" calcext:value-type="string">
            <text:p>recovering fewer swords sunrise clear no vulture calm cartoon toga low quality</text:p>
          </table:table-cell>
          <table:table-cell table:number-columns-repeated="1020"/>
        </table:table-row>
        <table:table-row table:style-name="ro1">
          <table:table-cell table:style-name="ce3" office:value-type="string" calcext:value-type="string">
            <text:p>Ten of Swords</text:p>
          </table:table-cell>
          <table:table-cell table:style-name="ce3" office:value-type="string" calcext:value-type="string">
            <text:p>Fallen tyrant (reversed)</text:p>
          </table:table-cell>
          <table:table-cell table:style-name="ce3" office:value-type="string" calcext:value-type="string">
            <text:p>Photorealistic fallen tyrant cruelty collapse, crushed despot scattered wild swords soaked cracked ground heavy storm vulture close no sunrise, utter defeat detailed crown shards armor ruin 8k TarotSpreadsheet2.xlsx​</text:p>
          </table:table-cell>
          <table:table-cell table:style-name="ce3" office:value-type="string" calcext:value-type="string">
            <text:p>rising intact swords thin clouds moral cartoon tyrant blurry ground deformed</text:p>
          </table:table-cell>
          <table:table-cell table:number-columns-repeated="1020"/>
        </table:table-row>
        <table:table-row table:style-name="ro1">
          <table:table-cell table:style-name="ce3" office:value-type="string" calcext:value-type="string">
            <text:p>Page of Swords</text:p>
          </table:table-cell>
          <table:table-cell table:style-name="ce3" office:value-type="string" calcext:value-type="string">
            <text:p>Young squire (upright)</text:p>
          </table:table-cell>
          <table:table-cell table:style-name="ce3" office:value-type="string" calcext:value-type="string">
            <text:p>Photorealistic young squire knowledge truth, eager page short sword aloft windblown hair rolling clouds hills active stance light tunic, vigilant curious detailed wind cloak clouds hill grass 8k TarotSpreadsheet2.xlsx​</text:p>
          </table:table-cell>
          <table:table-cell table:style-name="ce3" office:value-type="string" calcext:value-type="string">
            <text:p>oversized awkward gusts chaotic over shoulder dust no clouds cartoon sword low res</text:p>
          </table:table-cell>
          <table:table-cell table:number-columns-repeated="1020"/>
        </table:table-row>
        <table:table-row table:style-name="ro1">
          <table:table-cell table:style-name="ce3" office:value-type="string" calcext:value-type="string">
            <text:p>Page of Swords</text:p>
          </table:table-cell>
          <table:table-cell table:style-name="ce3" office:value-type="string" calcext:value-type="string">
            <text:p>Gossiping court page (reversed)</text:p>
          </table:table-cell>
          <table:table-cell table:style-name="ce3" office:value-type="string" calcext:value-type="string">
            <text:p>Photorealistic gossiping court page drama, sly page oversized sword stronger gusts chaotic clouds looking shoulder scattered dust, rumor monger detailed motley ruffles smirk whispers 8k TarotSpreadsheet2.xlsx​</text:p>
          </table:table-cell>
          <table:table-cell table:style-name="ce3" office:value-type="string" calcext:value-type="string">
            <text:p>honest vigilant smooth ready clear confident no dust cartoon page blurry</text:p>
          </table:table-cell>
          <table:table-cell table:number-columns-repeated="1020"/>
        </table:table-row>
        <table:table-row table:style-name="ro1">
          <table:table-cell table:style-name="ce3" office:value-type="string" calcext:value-type="string">
            <text:p>Page of Swords</text:p>
          </table:table-cell>
          <table:table-cell table:style-name="ce3" office:value-type="string" calcext:value-type="string">
            <text:p>Child scholar (between)</text:p>
          </table:table-cell>
          <table:table-cell table:style-name="ce3" office:value-type="string" calcext:value-type="string">
            <text:p>Photorealistic child scholar sharp unwise, bookish youth angled firm sword smooth swirling clouds stance ready uncertain light dark patches, precocious detailed spectacles ink stains tunic 8k TarotSpreadsheet2.xlsx​</text:p>
          </table:table-cell>
          <table:table-cell table:style-name="ce3" office:value-type="string" calcext:value-type="string">
            <text:p>dull adult all smooth ready all light no books cartoon spectacles low quality</text:p>
          </table:table-cell>
          <table:table-cell table:number-columns-repeated="1020"/>
        </table:table-row>
        <table:table-row table:style-name="ro1">
          <table:table-cell table:style-name="ce3" office:value-type="string" calcext:value-type="string">
            <text:p>Knight of Swords</text:p>
          </table:table-cell>
          <table:table-cell table:style-name="ce3" office:value-type="string" calcext:value-type="string">
            <text:p>Achilles (upright)</text:p>
          </table:table-cell>
          <table:table-cell table:style-name="ce3" office:value-type="string" calcext:value-type="string">
            <text:p>Photorealistic Achilles principle battle, charging armored knight fast horse sword thrust trees wind bent storm clouds birds motion lines, righteous fury detailed plate horse speed blur feathers 8k TarotSpreadsheet2.xlsx​</text:p>
          </table:table-cell>
          <table:table-cell table:style-name="ce3" office:value-type="string" calcext:value-type="string">
            <text:p>stumbling wild skidding broken branches debris extra shadows cartoon horse deformed</text:p>
          </table:table-cell>
          <table:table-cell table:number-columns-repeated="1020"/>
        </table:table-row>
        <table:table-row table:style-name="ro1">
          <table:table-cell table:style-name="ce3" office:value-type="string" calcext:value-type="string">
            <text:p>Knight of Swords</text:p>
          </table:table-cell>
          <table:table-cell table:style-name="ce3" office:value-type="string" calcext:value-type="string">
            <text:p>Hotheaded duelist (reversed)</text:p>
          </table:table-cell>
          <table:table-cell table:style-name="ce3" office:value-type="string" calcext:value-type="string">
            <text:p>Photorealistic hotheaded duelist ego victory, reckless fencer stumbling horse wild sword broken branches dark storm debris air, pure rage detailed rapiers dents fury face 8k TarotSpreadsheet2.xlsx​</text:p>
          </table:table-cell>
          <table:table-cell table:style-name="ce3" office:value-type="string" calcext:value-type="string">
            <text:p>principled calm controlled clear patches midgallop no debris cartoon rapier low res</text:p>
          </table:table-cell>
          <table:table-cell table:number-columns-repeated="1020"/>
        </table:table-row>
        <table:table-row table:style-name="ro1">
          <table:table-cell table:style-name="ce3" office:value-type="string" calcext:value-type="string">
            <text:p>Knight of Swords</text:p>
          </table:table-cell>
          <table:table-cell table:style-name="ce3" office:value-type="string" calcext:value-type="string">
            <text:p>Joan Arc rash (between)</text:p>
          </table:table-cell>
          <table:table-cell table:style-name="ce3" office:value-type="string" calcext:value-type="string">
            <text:p>Photorealistic Joan Arc bordering recklessness, Maid midgallop sword raised not thrust trees partial bent dark clear patches, courageous impulsive detailed banner armor mud youth 8k TarotSpreadsheet2.xlsx​</text:p>
          </table:table-cell>
          <table:table-cell table:style-name="ce3" office:value-type="string" calcext:value-type="string">
            <text:p>fully reckless full sprint pure courage no rash extreme cartoon banner blurry</text:p>
          </table:table-cell>
          <table:table-cell table:number-columns-repeated="1020"/>
        </table:table-row>
        <table:table-row table:style-name="ro1">
          <table:table-cell table:style-name="ce3" office:value-type="string" calcext:value-type="string">
            <text:p>Queen of Swords</text:p>
          </table:table-cell>
          <table:table-cell table:style-name="ce3" office:value-type="string" calcext:value-type="string">
            <text:p>Athena (upright)</text:p>
          </table:table-cell>
          <table:table-cell table:style-name="ce3" office:value-type="string" calcext:value-type="string">
            <text:p>Photorealistic Athena strategist judge, regal armored goddess stone throne upright sword clear incisive gaze clouds single hand, commanding intellect detailed aegis owl blade throne stone 8k TarotSpreadsheet2.xlsx​</text:p>
          </table:table-cell>
          <table:table-cell table:style-name="ce3" office:value-type="string" calcext:value-type="string">
            <text:p>bitter words knives shadowed widow deformed throne cartoon aegis low quality</text:p>
          </table:table-cell>
          <table:table-cell table:number-columns-repeated="1020"/>
        </table:table-row>
        <table:table-row table:style-name="ro1">
          <table:table-cell table:style-name="ce3" office:value-type="string" calcext:value-type="string">
            <text:p>Queen of Swords</text:p>
          </table:table-cell>
          <table:table-cell table:style-name="ce3" office:value-type="string" calcext:value-type="string">
            <text:p>Bitter widow (reversed)</text:p>
          </table:table-cell>
          <table:table-cell table:style-name="ce3" office:value-type="string" calcext:value-type="string">
            <text:p>Photorealistic bitter widow words knives, gaunt veiled crone stone throne sword cutting air venomous narrowed eyes shadows, vengeful detailed widow weeds lace tears steel 8k TarotSpreadsheet2.xlsx​</text:p>
          </table:table-cell>
          <table:table-cell table:style-name="ce3" office:value-type="string" calcext:value-type="string">
            <text:p>compassionate warm soft light no knife forgiving cartoon widow deformed</text:p>
          </table:table-cell>
          <table:table-cell table:number-columns-repeated="1020"/>
        </table:table-row>
        <table:table-row table:style-name="ro1">
          <table:table-cell table:style-name="ce3" office:value-type="string" calcext:value-type="string">
            <text:p>Queen of Swords</text:p>
          </table:table-cell>
          <table:table-cell table:style-name="ce3" office:value-type="string" calcext:value-type="string">
            <text:p>Scheherazade (between)</text:p>
          </table:table-cell>
          <table:table-cell table:style-name="ce3" office:value-type="string" calcext:value-type="string">
            <text:p>Photorealistic Scheherazade survival truth, storyteller queen stone throne sword narrative poised survival wit beautiful determined eyes, dawn detailed scrolls jewels veil blade 8k TarotSpreadsheet2.xlsx​</text:p>
          </table:table-cell>
          <table:table-cell table:style-name="ce3" office:value-type="string" calcext:value-type="string">
            <text:p>silenced defeated dark no story angry cartoon scrolls low res</text:p>
          </table:table-cell>
          <table:table-cell table:number-columns-repeated="1020"/>
        </table:table-row>
        <table:table-row table:style-name="ro1">
          <table:table-cell table:style-name="ce3" office:value-type="string" calcext:value-type="string">
            <text:p>King of Swords</text:p>
          </table:table-cell>
          <table:table-cell table:style-name="ce3" office:value-type="string" calcext:value-type="string">
            <text:p>Charlemagne (upright)</text:p>
          </table:table-cell>
          <table:table-cell table:style-name="ce3" office:value-type="string" calcext:value-type="string">
            <text:p>Photorealistic Charlemagne intellect command, crowned emperor throne sword upright balanced scales clear horizon symmetrical, authoritative discerning gaze detailed crown plate imperial eagle 8k TarotSpreadsheet2.xlsx​</text:p>
          </table:table-cell>
          <table:table-cell table:style-name="ce3" office:value-type="string" calcext:value-type="string">
            <text:p>tyrannical impaler shadowed no scales crooked cartoon crown deformed eagle</text:p>
          </table:table-cell>
          <table:table-cell table:number-columns-repeated="1020"/>
        </table:table-row>
        <table:table-row table:style-name="ro1">
          <table:table-cell table:style-name="ce3" office:value-type="string" calcext:value-type="string">
            <text:p>King of Swords</text:p>
          </table:table-cell>
          <table:table-cell table:style-name="ce3" office:value-type="string" calcext:value-type="string">
            <text:p>Vlad Impaler (reversed)</text:p>
          </table:table-cell>
          <table:table-cell table:style-name="ce3" office:value-type="string" calcext:value-type="string">
            <text:p>Photorealistic Vlad destructive tyrant, pale mustached warlord throne jagged stakes shadows cruel sneer, bloodied detailed armor stakes crows mist 8k TarotSpreadsheet2.xlsx​</text:p>
          </table:table-cell>
          <table:table-cell table:style-name="ce3" office:value-type="string" calcext:value-type="string">
            <text:p>wise merciful bright throne no stakes benevolent cartoon armor low quality</text:p>
          </table:table-cell>
          <table:table-cell table:number-columns-repeated="1020"/>
        </table:table-row>
        <table:table-row table:style-name="ro1">
          <table:table-cell table:style-name="ce3" office:value-type="string" calcext:value-type="string">
            <text:p>King of Swords</text:p>
          </table:table-cell>
          <table:table-cell table:style-name="ce3" office:value-type="string" calcext:value-type="string">
            <text:p>Solomon (between)</text:p>
          </table:table-cell>
          <table:table-cell table:style-name="ce3" office:value-type="string" calcext:value-type="string">
            <text:p>Photorealistic Solomon tempered insight, wise king partial throne brighter side sword angled sharp scales shifting curtain open, discerning mercy detailed partial light fabrics balance 8k TarotSpreadsheet2.xlsx​</text:p>
          </table:table-cell>
          <table:table-cell table:style-name="ce3" office:value-type="string" calcext:value-type="string">
            <text:p>extreme cruel merciful all dark light no temper cartoon balance blurry</text:p>
          </table:table-cell>
          <table:table-cell table:number-columns-repeated="1020"/>
        </table:table-row>
        <table:table-row table:style-name="ro1">
          <table:table-cell table:style-name="ce3" office:value-type="string" calcext:value-type="string">
            <text:p>Ace of Pentacles</text:p>
          </table:table-cell>
          <table:table-cell table:style-name="ce3" office:value-type="string" calcext:value-type="string">
            <text:p>John Henry (upright)</text:p>
          </table:table-cell>
          <table:table-cell table:style-name="ce3" office:value-type="string" calcext:value-type="string">
            <text:p>Photorealistic John Henry steel driving man, muscular steel driver hammer spike rocky tunnel sweat determination coworkers awe, industrial dawn detailed hammer sparks muscles grit 8k TarotSpreadsheet2.xlsx​</text:p>
          </table:table-cell>
          <table:table-cell table:style-name="ce3" office:value-type="string" calcext:value-type="string">
            <text:p>greedy untouched gold no hammer lazy modern cartoon hammer low res</text:p>
          </table:table-cell>
          <table:table-cell table:number-columns-repeated="1020"/>
        </table:table-row>
        <table:table-row table:style-name="ro1">
          <table:table-cell table:style-name="ce3" office:value-type="string" calcext:value-type="string">
            <text:p>Ace of Pentacles</text:p>
          </table:table-cell>
          <table:table-cell table:style-name="ce3" office:value-type="string" calcext:value-type="string">
            <text:p>Midas (reversed)</text:p>
          </table:table-cell>
          <table:table-cell table:style-name="ce3" office:value-type="string" calcext:value-type="string">
            <text:p>Photorealistic Midas poisoned greed, golden touch king horrified everything gold food servant daughter statues despair, lavish barren hall detailed gold sheen horror petrification 8k TarotSpreadsheet2.xlsx​</text:p>
          </table:table-cell>
          <table:table-cell table:style-name="ce3" office:value-type="string" calcext:value-type="string">
            <text:p>generous simple green fields no gold happy sharing cartoon touch deformed</text:p>
          </table:table-cell>
          <table:table-cell table:number-columns-repeated="1020"/>
        </table:table-row>
        <table:table-row table:style-name="ro1">
          <table:table-cell table:style-name="ce3" office:value-type="string" calcext:value-type="string">
            <text:p>Ace of Pentacles</text:p>
          </table:table-cell>
          <table:table-cell table:style-name="ce3" office:value-type="string" calcext:value-type="string">
            <text:p>Simple farmer (between)</text:p>
          </table:table-cell>
          <table:table-cell table:style-name="ce3" office:value-type="string" calcext:value-type="string">
            <text:p>Photorealistic simple farmer potential abundance, humble plowman field hand cloud pentacle mixed green bare earth, hopeful toil detailed soil plow calluses sky mix 8k TarotSpreadsheet2.xlsx​</text:p>
          </table:table-cell>
          <table:table-cell table:style-name="ce3" office:value-type="string" calcext:value-type="string">
            <text:p>elite barren all green bare extreme cartoon plow low quality</text:p>
          </table:table-cell>
          <table:table-cell table:number-columns-repeated="1020"/>
        </table:table-row>
        <table:table-row table:style-name="ro1">
          <table:table-cell table:style-name="ce3" office:value-type="string" calcext:value-type="string">
            <text:p>Influencer (modern)</text:p>
          </table:table-cell>
          <table:table-cell table:style-name="ce3" office:value-type="string" calcext:value-type="string">
            <text:p>Hermes (upright)</text:p>
          </table:table-cell>
          <table:table-cell table:style-name="ce3" office:value-type="string" calcext:value-type="string">
            <text:p>Photorealistic modern Hermes influencer communicator, sleek winged sneakers tablet caduceus app likes glowing confident pose urban cafe tools array, charismatic digital detailed holograms feathers screen 8k TarotSpreadsheet2.xlsx​</text:p>
          </table:table-cell>
          <table:table-cell table:style-name="ce3" office:value-type="string" calcext:value-type="string">
            <text:p>outdated no tech shy dark cafe cartoon wings low res deformed tablet</text:p>
          </table:table-cell>
          <table:table-cell table:number-columns-repeated="1020"/>
        </table:table-row>
        <table:table-row table:style-name="ro1">
          <table:table-cell table:style-name="ce3" office:value-type="string" calcext:value-type="string">
            <text:p>Influencer (modern)</text:p>
          </table:table-cell>
          <table:table-cell table:style-name="ce3" office:value-type="string" calcext:value-type="string">
            <text:p>Narcissus (reversed)</text:p>
          </table:table-cell>
          <table:table-cell table:style-name="ce3" office:value-type="string" calcext:value-type="string">
            <text:p>Photorealistic modern Narcissus self absorbed, selfie obsessed youth mirror phone filtered glow endless likes validation, vain distorted reflection detailed filters makeup narcissism 8k TarotSpreadsheet2.xlsx​</text:p>
          </table:table-cell>
          <table:table-cell table:style-name="ce3" office:value-type="string" calcext:value-type="string">
            <text:p>genuine connected real face no filter sunny no phone cartoon mirror blurry</text:p>
          </table:table-cell>
          <table:table-cell table:number-columns-repeated="1020"/>
        </table:table-row>
        <table:table-row table:style-name="ro1">
          <table:table-cell table:style-name="ce3" office:value-type="string" calcext:value-type="string">
            <text:p>Influencer (modern)</text:p>
          </table:table-cell>
          <table:table-cell table:style-name="ce3" office:value-type="string" calcext:value-type="string">
            <text:p>Pied Piper (between)</text:p>
          </table:table-cell>
          <table:table-cell table:style-name="ce3" office:value-type="string" calcext:value-type="string">
            <text:p>Photorealistic modern Pied Piper coercive, charismatic streamer headset followers stream chat coercive glow partial neon, mixed authentic manipulative detailed chat bubbles headset 8k TarotSpreadsheet2.xlsx​</text:p>
          </table:table-cell>
          <table:table-cell table:style-name="ce3" office:value-type="string" calcext:value-type="string">
            <text:p>ignored no followers dark empty genuine no glow cartoon stream low quality</text:p>
          </table:table-cell>
          <table:table-cell table:number-columns-repeated="1020"/>
        </table:table-row>
        <table:table-row table:style-name="ro1">
          <table:table-cell table:style-name="ce3" office:value-type="string" calcext:value-type="string">
            <text:p>Gig Worker</text:p>
          </table:table-cell>
          <table:table-cell table:style-name="ce3" office:value-type="string" calcext:value-type="string">
            <text:p>Heracles (upright)</text:p>
          </table:table-cell>
          <table:table-cell table:style-name="ce3" office:value-type="string" calcext:value-type="string">
            <text:p>Photorealistic modern Heracles gig labors, muscled driver app endless tasks sweat determination city streets, heroic toil detailed app glow muscles uniform 8k TarotSpreadsheet2.xlsx​</text:p>
          </table:table-cell>
          <table:table-cell table:style-name="ce3" office:value-type="string" calcext:value-type="string">
            <text:p>exhausted sisyphus loop no app fearful modern no tasks cartoon muscles deformed</text:p>
          </table:table-cell>
          <table:table-cell table:number-columns-repeated="1020"/>
        </table:table-row>
        <table:table-row table:style-name="ro1">
          <table:table-cell table:style-name="ce3" office:value-type="string" calcext:value-type="string">
            <text:p>Gig Worker</text:p>
          </table:table-cell>
          <table:table-cell table:style-name="ce3" office:value-type="string" calcext:value-type="string">
            <text:p>Sisyphus (reversed)</text:p>
          </table:table-cell>
          <table:table-cell table:style-name="ce3" office:value-type="string" calcext:value-type="string">
            <text:p>Photorealistic modern Sisyphus gig burnout, weary tasker same delivery loop despair city grind no end, repetitive detailed bags sweat eternal loop 8k TarotSpreadsheet2.xlsx​</text:p>
          </table:table-cell>
          <table:table-cell table:style-name="ce3" office:value-type="string" calcext:value-type="string">
            <text:p>heroic fresh purposeful green breaks learning cartoon bags low res</text:p>
          </table:table-cell>
          <table:table-cell table:number-columns-repeated="1020"/>
        </table:table-row>
        <table:table-row table:style-name="ro1">
          <table:table-cell table:style-name="ce3" office:value-type="string" calcext:value-type="string">
            <text:p>Gig Worker</text:p>
          </table:table-cell>
          <table:table-cell table:style-name="ce3" office:value-type="string" calcext:value-type="string">
            <text:p>Odysseus (upright)</text:p>
          </table:table-cell>
          <table:table-cell table:style-name="ce3" office:value-type="string" calcext:value-type="string">
            <text:p>Photorealistic modern Odysseus gig journey, weathered rideshare driver app nav endless roads home near persistent scarred app glow city night, resilient detailed beard dashcam salt dash 8k TarotSpreadsheet2.xlsx​</text:p>
          </table:table-cell>
          <table:table-cell table:style-name="ce3" office:value-type="string" calcext:value-type="string">
            <text:p>defeated parked despair no app rural calm cartoon dashcam low res</text:p>
          </table:table-cell>
          <table:table-cell table:number-columns-repeated="1020"/>
        </table:table-row>
        <table:table-row table:style-name="ro1">
          <table:table-cell table:style-name="ce3" office:value-type="string" calcext:value-type="string">
            <text:p>Streaming Binge</text:p>
          </table:table-cell>
          <table:table-cell table:style-name="ce3" office:value-type="string" calcext:value-type="string">
            <text:p>Scheherazade (upright)</text:p>
          </table:table-cell>
          <table:table-cell table:style-name="ce3" office:value-type="string" calcext:value-type="string">
            <text:p>Photorealistic modern Scheherazade endless tales, storyteller headset glowing screen marathon woven narratives cliffhanger eyes, cozy binge setup detailed chat scrolls pillows glow 8k TarotSpreadsheet2.xlsx​</text:p>
          </table:table-cell>
          <table:table-cell table:style-name="ce3" office:value-type="string" calcext:value-type="string">
            <text:p>interrupted bored end credits dark empty no headset cartoon screen blurry</text:p>
          </table:table-cell>
          <table:table-cell table:number-columns-repeated="1020"/>
        </table:table-row>
        <table:table-row table:style-name="ro1">
          <table:table-cell table:style-name="ce3" office:value-type="string" calcext:value-type="string">
            <text:p>Streaming Binge</text:p>
          </table:table-cell>
          <table:table-cell table:style-name="ce3" office:value-type="string" calcext:value-type="string">
            <text:p>Lotus Eaters (reversed)</text:p>
          </table:table-cell>
          <table:table-cell table:style-name="ce3" office:value-type="string" calcext:value-type="string">
            <text:p>Photorealistic modern Lotus Eaters numbed forget, zombie scrollers couch endless feed glazed eyes no quests lotus snacks, passive haze detailed wrappers screens dim 8k TarotSpreadsheet2.xlsx​</text:p>
          </table:table-cell>
          <table:table-cell table:style-name="ce3" office:value-type="string" calcext:value-type="string">
            <text:p>alert purposeful active real world engaged cartoon screens low quality</text:p>
          </table:table-cell>
          <table:table-cell table:number-columns-repeated="1020"/>
        </table:table-row>
        <table:table-row table:style-name="ro1">
          <table:table-cell table:style-name="ce3" office:value-type="string" calcext:value-type="string">
            <text:p>Streaming Binge</text:p>
          </table:table-cell>
          <table:table-cell table:style-name="ce3" office:value-type="string" calcext:value-type="string">
            <text:p>Orpheus (between)</text:p>
          </table:table-cell>
          <table:table-cell table:style-name="ce3" office:value-type="string" calcext:value-type="string">
            <text:p>Photorealistic modern Orpheus half real digital, viewer mid binge glance real window half cups neat misaligned moon partial path, reflective detailed remote glow window real 8k TarotSpreadsheet2.xlsx​</text:p>
          </table:table-cell>
          <table:table-cell table:style-name="ce3" office:value-type="string" calcext:value-type="string">
            <text:p>fully immersed detached all stacked murky no glance cartoon remote deformed</text:p>
          </table:table-cell>
          <table:table-cell table:number-columns-repeated="1020"/>
        </table:table-row>
        <table:table-row table:style-name="ro1">
          <table:table-cell table:style-name="ce3" office:value-type="string" calcext:value-type="string">
            <text:p>Viral Post</text:p>
          </table:table-cell>
          <table:table-cell table:style-name="ce3" office:value-type="string" calcext:value-type="string">
            <text:p>Hermes (upright)</text:p>
          </table:table-cell>
          <table:table-cell table:style-name="ce3" office:value-type="string" calcext:value-type="string">
            <text:p>Photorealistic modern Hermes viral messenger, sleek influencer winged phone notifications exploding likes comments rapid spread urban, charismatic detailed holograms feathers viral metrics 8k TarotSpreadsheet2.xlsx​</text:p>
          </table:table-cell>
          <table:table-cell table:style-name="ce3" office:value-type="string" calcext:value-type="string">
            <text:p>ignored no likes slow dark no phone shy cartoon metrics low res</text:p>
          </table:table-cell>
          <table:table-cell table:number-columns-repeated="1020"/>
        </table:table-row>
        <table:table-row table:style-name="ro1">
          <table:table-cell table:style-name="ce3" office:value-type="string" calcext:value-type="string">
            <text:p>Viral Post</text:p>
          </table:table-cell>
          <table:table-cell table:style-name="ce3" office:value-type="string" calcext:value-type="string">
            <text:p>Rumor spreading gossip (reversed)</text:p>
          </table:table-cell>
          <table:table-cell table:style-name="ce3" office:value-type="string" calcext:value-type="string">
            <text:p>Photorealistic modern rumor gossip, frantic typer distorted facts chain messages frenzy unchecked spread shadows, malicious detailed keyboard glow frantic eyes typos 8k TarotSpreadsheet2.xlsx​</text:p>
          </table:table-cell>
          <table:table-cell table:style-name="ce3" office:value-type="string" calcext:value-type="string">
            <text:p>verified calm slow truthful bright verified cartoon typer blurry</text:p>
          </table:table-cell>
          <table:table-cell table:number-columns-repeated="1020"/>
        </table:table-row>
        <table:table-row table:style-name="ro1">
          <table:table-cell table:style-name="ce3" office:value-type="string" calcext:value-type="string">
            <text:p>Viral Post</text:p>
          </table:table-cell>
          <table:table-cell table:style-name="ce3" office:value-type="string" calcext:value-type="string">
            <text:p>Town crier (between)</text:p>
          </table:table-cell>
          <table:table-cell table:style-name="ce3" office:value-type="string" calcext:value-type="string">
            <text:p>Photorealistic modern town crier partial viral, herald phone half clear blurred treasures threats reaching glance mixed cloud light, strategic detailed bell phone blend 8k TarotSpreadsheet2.xlsx​</text:p>
          </table:table-cell>
          <table:table-cell table:style-name="ce3" office:value-type="string" calcext:value-type="string">
            <text:p>pure fake all clear threats no glance pure viral cartoon bell low quality</text:p>
          </table:table-cell>
          <table:table-cell table:number-columns-repeated="1020"/>
        </table:table-row>
        <table:table-row table:style-name="ro1">
          <table:table-cell table:style-name="ce3" office:value-type="string" calcext:value-type="string">
            <text:p>Social Feed</text:p>
          </table:table-cell>
          <table:table-cell table:style-name="ce3" office:value-type="string" calcext:value-type="string">
            <text:p>Echo Narcissus (upright)</text:p>
          </table:table-cell>
          <table:table-cell table:style-name="ce3" office:value-type="string" calcext:value-type="string">
            <text:p>Photorealistic modern Echo feed repeater, ghostly digital echo endless reposts hollow validation cave walls screens, fading voice detailed pixels glitches echo trails 8k TarotSpreadsheet2.xlsx​</text:p>
          </table:table-cell>
          <table:table-cell table:style-name="ce3" office:value-type="string" calcext:value-type="string">
            <text:p>original unique silent dark no reposts real voice cartoon pixels deformed</text:p>
          </table:table-cell>
          <table:table-cell table:number-columns-repeated="1020"/>
        </table:table-row>
        <table:table-row table:style-name="ro1">
          <table:table-cell table:style-name="ce3" office:value-type="string" calcext:value-type="string">
            <text:p>Social Feed</text:p>
          </table:table-cell>
          <table:table-cell table:style-name="ce3" office:value-type="string" calcext:value-type="string">
            <text:p>Algorithm gatekeeper (reversed)</text:p>
          </table:table-cell>
          <table:table-cell table:style-name="ce3" office:value-type="string" calcext:value-type="string">
            <text:p>Photorealistic modern algorithm opaque curator, shadowy code feeds shadow curated invisible hand biased streams, controlling detailed code streams shadows code 8k TarotSpreadsheet2.xlsx​</text:p>
          </table:table-cell>
          <table:table-cell table:style-name="ce3" office:value-type="string" calcext:value-type="string">
            <text:p>transparent fair open all visible sunny democratic cartoon code low res</text:p>
          </table:table-cell>
          <table:table-cell table:number-columns-repeated="1020"/>
        </table:table-row>
        <table:table-row table:style-name="ro1">
          <table:table-cell table:style-name="ce3" office:value-type="string" calcext:value-type="string">
            <text:p>Social Feed</text:p>
          </table:table-cell>
          <table:table-cell table:style-name="ce3" office:value-type="string" calcext:value-type="string">
            <text:p>Digital detox seeker (between)</text:p>
          </table:table-cell>
          <table:table-cell table:style-name="ce3" office:value-type="string" calcext:value-type="string">
            <text:p>Photorealistic modern detox partial feed, wanderer phone down half shadow light path real world digital blur, seeking balance detailed footprints nature screen fade 8k TarotSpreadsheet2.xlsx​</text:p>
          </table:table-cell>
          <table:table-cell table:style-name="ce3" office:value-type="string" calcext:value-type="string">
            <text:p>fully addicted all digital no real extreme cartoon path blurry</text:p>
          </table:table-cell>
          <table:table-cell table:number-columns-repeated="1020"/>
        </table:table-row>
        <table:table-row table:style-name="ro1">
          <table:table-cell table:style-name="ce3" office:value-type="string" calcext:value-type="string">
            <text:p>King of Pentacles</text:p>
          </table:table-cell>
          <table:table-cell table:style-name="ce3" office:value-type="string" calcext:value-type="string">
            <text:p>Wise benefactor (upright)</text:p>
          </table:table-cell>
          <table:table-cell table:style-name="ce3" office:value-type="string" calcext:value-type="string">
            <text:p>Photorealistic wise Pentacles king, prosperous bearded magnate vineyard throne bull horns abundance scepter orb detailed vines fruits jewels grounded prosperity gaze 8k TarotSpreadsheet2.xlsx​</text:p>
          </table:table-cell>
          <table:table-cell table:style-name="ce3" office:value-type="string" calcext:value-type="string">
            <text:p>greedy hoarding barren no fruits shadows cartoon vines low quality</text:p>
          </table:table-cell>
          <table:table-cell table:number-columns-repeated="1020"/>
        </table:table-row>
        <table:table-row table:style-name="ro1">
          <table:table-cell table:style-name="ce3" office:value-type="string" calcext:value-type="string">
            <text:p>King of Pentacles</text:p>
          </table:table-cell>
          <table:table-cell table:style-name="ce3" office:value-type="string" calcext:value-type="string">
            <text:p>Greedy landlord (reversed)</text:p>
          </table:table-cell>
          <table:table-cell table:style-name="ce3" office:value-type="string" calcext:value-type="string">
            <text:p>Photorealistic greedy landlord exploitation, miserly figure barren fields locked gates coins hoard shadows, avaricious detailed chains rust barren coins 8k TarotSpreadsheet2.xlsx​</text:p>
          </table:table-cell>
          <table:table-cell table:style-name="ce3" office:value-type="string" calcext:value-type="string">
            <text:p>generous sharing lush green open gates warm cartoon coins deformed</text:p>
          </table:table-cell>
          <table:table-cell table:number-columns-repeated="1020"/>
        </table:table-row>
        <table:table-row table:style-name="ro1">
          <table:table-cell table:style-name="ce3" office:value-type="string" calcext:value-type="string">
            <text:p>King of Pentacles</text:p>
          </table:table-cell>
          <table:table-cell table:style-name="ce3" office:value-type="string" calcext:value-type="string">
            <text:p>King with works (between)</text:p>
          </table:table-cell>
          <table:table-cell table:style-name="ce3" office:value-type="string" calcext:value-type="string">
            <text:p>Photorealistic king balanced works, prosperous ruler partial lush overgrown vines cushions thorns faint crack heartshield mixed soft intense, tempered abundance detailed partial growth 8k TarotSpreadsheet2.xlsx​</text:p>
          </table:table-cell>
          <table:table-cell table:style-name="ce3" office:value-type="string" calcext:value-type="string">
            <text:p>extreme lush barren no balance harsh cartoon vines low res</text:p>
          </table:table-cell>
          <table:table-cell table:number-columns-repeated="1020"/>
        </table:table-row>
        <table:table-row table:style-name="ro1">
          <table:table-cell table:style-name="ce3" office:value-type="string" calcext:value-type="string">
            <text:p>Two of Pentacles</text:p>
          </table:table-cell>
          <table:table-cell table:style-name="ce3" office:value-type="string" calcext:value-type="string">
            <text:p>Street juggler (upright)</text:p>
          </table:table-cell>
          <table:table-cell table:style-name="ce3" office:value-type="string" calcext:value-type="string">
            <text:p>Photorealistic street juggler balancing coins attention, nimble performer infinity ribbon two pentacles dance ships waves rising falling light sky, dynamic joyful detailed coins ribbon waves 8k TarotSpreadsheet2.xlsx​</text:p>
          </table:table-cell>
          <table:table-cell table:style-name="ce3" office:value-type="string" calcext:value-type="string">
            <text:p>tripping scattered priorities dropped coins slack ribbon rough waves dark cartoon coins low quality</text:p>
          </table:table-cell>
          <table:table-cell table:number-columns-repeated="1020"/>
        </table:table-row>
        <table:table-row table:style-name="ro1">
          <table:table-cell table:style-name="ce3" office:value-type="string" calcext:value-type="string">
            <text:p>Two of Pentacles</text:p>
          </table:table-cell>
          <table:table-cell table:style-name="ce3" office:value-type="string" calcext:value-type="string">
            <text:p>Harlequin (reversed)</text:p>
          </table:table-cell>
          <table:table-cell table:style-name="ce3" office:value-type="string" calcext:value-type="string">
            <text:p>Photorealistic Harlequin own act scattered, tumbling clown motley bells pentacles dropping twisted ribbon struggling ships tilting darker clouds, chaotic folly detailed bells ruffles mud 8k TarotSpreadsheet2.xlsx​</text:p>
          </table:table-cell>
          <table:table-cell table:style-name="ce3" office:value-type="string" calcext:value-type="string">
            <text:p>balanced masterful calm green steady ships clear sky cartoon clown deformed</text:p>
          </table:table-cell>
          <table:table-cell table:number-columns-repeated="1020"/>
        </table:table-row>
        <table:table-row table:style-name="ro1">
          <table:table-cell table:style-name="ce3" office:value-type="string" calcext:value-type="string">
            <text:p>Two of Pentacles</text:p>
          </table:table-cell>
          <table:table-cell table:style-name="ce3" office:value-type="string" calcext:value-type="string">
            <text:p>Busy merchant (between)</text:p>
          </table:table-cell>
          <table:table-cell table:style-name="ce3" office:value-type="string" calcext:value-type="string">
            <text:p>Photorealistic busy merchant dock tasks, harried trader juggling ledgers coins ships half calm rough waves ribbon slight uneven, determined detailed ink sails crates 8k TarotSpreadsheet2.xlsx​</text:p>
          </table:table-cell>
          <table:table-cell table:style-name="ce3" office:value-type="string" calcext:value-type="string">
            <text:p>overwhelmed all rough no tasks elite chaos cartoon ledgers low res</text:p>
          </table:table-cell>
          <table:table-cell table:number-columns-repeated="1020"/>
        </table:table-row>
        <table:table-row table:style-name="ro1">
          <table:table-cell table:style-name="ce3" office:value-type="string" calcext:value-type="string">
            <text:p>Three of Pentacles</text:p>
          </table:table-cell>
          <table:table-cell table:style-name="ce3" office:value-type="string" calcext:value-type="string">
            <text:p>Cathedral builders (upright)</text:p>
          </table:table-cell>
          <table:table-cell table:style-name="ce3" office:value-type="string" calcext:value-type="string">
            <text:p>Photorealistic cathedral builders cooperative craft, master mason bench three pentacles arch two consultants stone pillars church interior focused, collaborative detailed chisel stone plans 8k TarotSpreadsheet2.xlsx​</text:p>
          </table:table-cell>
          <table:table-cell table:style-name="ce3" office:value-type="string" calcext:value-type="string">
            <text:p>arguing dropped plans dim cracked no church cartoon chisel blurry</text:p>
          </table:table-cell>
          <table:table-cell table:number-columns-repeated="1020"/>
        </table:table-row>
        <table:table-row table:style-name="ro1">
          <table:table-cell table:style-name="ce3" office:value-type="string" calcext:value-type="string">
            <text:p>Three of Pentacles</text:p>
          </table:table-cell>
          <table:table-cell table:style-name="ce3" office:value-type="string" calcext:value-type="string">
            <text:p>Lazy apprentice (reversed)</text:p>
          </table:table-cell>
          <table:table-cell table:style-name="ce3" office:value-type="string" calcext:value-type="string">
            <text:p>Photorealistic lazy apprentice corners, slouching youth uneven pentacles scattered tools ignored town dim light hunched tired, shirking detailed splinters dust laziness 8k TarotSpreadsheet2.xlsx​</text:p>
          </table:table-cell>
          <table:table-cell table:style-name="ce3" office:value-type="string" calcext:value-type="string">
            <text:p>diligent masterful bright engaged town confident cartoon tools low quality</text:p>
          </table:table-cell>
          <table:table-cell table:number-columns-repeated="1020"/>
        </table:table-row>
        <table:table-row table:style-name="ro1">
          <table:table-cell table:style-name="ce3" office:value-type="string" calcext:value-type="string">
            <text:p>Three of Pentacles</text:p>
          </table:table-cell>
          <table:table-cell table:style-name="ce3" office:value-type="string" calcext:value-type="string">
            <text:p>Daedalus Icarus (between)</text:p>
          </table:table-cell>
          <table:table-cell table:style-name="ce3" office:value-type="string" calcext:value-type="string">
            <text:p>Photorealistic Daedalus Icarus uplift ruin, father son workshop some finished rough stones pentacles partial symmetric listening working, tense detailed wings wax tools 8k TarotSpreadsheet2.xlsx​</text:p>
          </table:table-cell>
          <table:table-cell table:style-name="ce3" office:value-type="string" calcext:value-type="string">
            <text:p>harmonious ruin all finished rough extreme cartoon wings deformed</text:p>
          </table:table-cell>
          <table:table-cell table:number-columns-repeated="1020"/>
        </table:table-row>
        <table:table-row table:style-name="ro1">
          <table:table-cell table:style-name="ce3" office:value-type="string" calcext:value-type="string">
            <text:p>Four of Pentacles</text:p>
          </table:table-cell>
          <table:table-cell table:style-name="ce3" office:value-type="string" calcext:value-type="string">
            <text:p>Dragon hoard (upright)</text:p>
          </table:table-cell>
          <table:table-cell table:style-name="ce3" office:value-type="string" calcext:value-type="string">
            <text:p>Photorealistic dragon guarding treasure, coiled wyrm cave pentacles hoard wings tail protective glare coins gems jewels, vigilant detailed scales gems glow hoard 8k TarotSpreadsheet2.xlsx​</text:p>
          </table:table-cell>
          <table:table-cell table:style-name="ce3" office:value-type="string" calcext:value-type="string">
            <text:p>miser fear no hoard open cave vulnerable cartoon scales low res</text:p>
          </table:table-cell>
          <table:table-cell table:number-columns-repeated="1020"/>
        </table:table-row>
        <table:table-row table:style-name="ro1">
          <table:table-cell table:style-name="ce3" office:value-type="string" calcext:value-type="string">
            <text:p>Five of Pentacles</text:p>
          </table:table-cell>
          <table:table-cell table:style-name="ce3" office:value-type="string" calcext:value-type="string">
            <text:p>Church poor (upright)</text:p>
          </table:table-cell>
          <table:table-cell table:style-name="ce3" office:value-type="string" calcext:value-type="string">
            <text:p>Photorealistic church poor hardship exclusion, ragged beggars snow stained windows two pentacles blizzard crutches rags, desperate huddled faces frostbite detailed snow icicles torn cloth 8k TarotSpreadsheet2.xlsx​</text:p>
          </table:table-cell>
          <table:table-cell table:style-name="ce3" office:value-type="string" calcext:value-type="string">
            <text:p>warm inside prosperous sunny no snow healed confident cartoon rags low res</text:p>
          </table:table-cell>
          <table:table-cell table:number-columns-repeated="1020"/>
        </table:table-row>
        <table:table-row table:style-name="ro1">
          <table:table-cell table:style-name="ce3" office:value-type="string" calcext:value-type="string">
            <text:p>Five of Pentacles</text:p>
          </table:table-cell>
          <table:table-cell table:style-name="ce3" office:value-type="string" calcext:value-type="string">
            <text:p>Scrooge outsider (reversed)</text:p>
          </table:table-cell>
          <table:table-cell table:style-name="ce3" office:value-type="string" calcext:value-type="string">
            <text:p>Photorealistic Scrooge isolated poverty, miserly figure barren street locked church windows pentacles clutched cold shadows, avaricious lonely detailed frock coat frost breath chains 8k TarotSpreadsheet2.xlsx​</text:p>
          </table:table-cell>
          <table:table-cell table:style-name="ce3" office:value-type="string" calcext:value-type="string">
            <text:p>generous sharing warm church included community cartoon chains blurry</text:p>
          </table:table-cell>
          <table:table-cell table:number-columns-repeated="1020"/>
        </table:table-row>
        <table:table-row table:style-name="ro1">
          <table:table-cell table:style-name="ce3" office:value-type="string" calcext:value-type="string">
            <text:p>Five of Pentacles</text:p>
          </table:table-cell>
          <table:table-cell table:style-name="ce3" office:value-type="string" calcext:value-type="string">
            <text:p>Lepers gate (between)</text:p>
          </table:table-cell>
          <table:table-cell table:style-name="ce3" office:value-type="string" calcext:value-type="string">
            <text:p>Photorealistic lepers seeking aid gate, diseased figures partial snow windows pentacles distant warm light one crutch firm mixed desperate hope, detailed bandages snow melt 8k TarotSpreadsheet2.xlsx​</text:p>
          </table:table-cell>
          <table:table-cell table:style-name="ce3" office:value-type="string" calcext:value-type="string">
            <text:p>fully excluded all snow no light extreme despair cartoon bandages low quality</text:p>
          </table:table-cell>
          <table:table-cell table:number-columns-repeated="1020"/>
        </table:table-row>
        <table:table-row table:style-name="ro1">
          <table:table-cell table:style-name="ce3" office:value-type="string" calcext:value-type="string">
            <text:p>Six of Pentacles</text:p>
          </table:table-cell>
          <table:table-cell table:style-name="ce3" office:value-type="string" calcext:value-type="string">
            <text:p>Merchant alms (upright)</text:p>
          </table:table-cell>
          <table:table-cell table:style-name="ce3" office:value-type="string" calcext:value-type="string">
            <text:p>Photorealistic merchant generous giving, robed benefactor scales two beggars one giving receiving street balanced robes, benevolent detailed coins robes gratitude dirt 8k TarotSpreadsheet2.xlsx​</text:p>
          </table:table-cell>
          <table:table-cell table:style-name="ce3" office:value-type="string" calcext:value-type="string">
            <text:p>stingy taking unequal scales hoard beggar despair cartoon coins deformed</text:p>
          </table:table-cell>
          <table:table-cell table:number-columns-repeated="1020"/>
        </table:table-row>
        <table:table-row table:style-name="ro1">
          <table:table-cell table:style-name="ce3" office:value-type="string" calcext:value-type="string">
            <text:p>Six of Pentacles</text:p>
          </table:table-cell>
          <table:table-cell table:style-name="ce3" office:value-type="string" calcext:value-type="string">
            <text:p>Patron miserly (reversed)</text:p>
          </table:table-cell>
          <table:table-cell table:style-name="ce3" office:value-type="string" calcext:value-type="string">
            <text:p>Photorealistic patron miserly withholding, rich figure uneven scales beggar pleads empty hand shadows hoard, greedy detailed locked pouch shadows grime 8k TarotSpreadsheet2.xlsx​</text:p>
          </table:table-cell>
          <table:table-cell table:style-name="ce3" office:value-type="string" calcext:value-type="string">
            <text:p>equal generous balanced bright fair all giving cartoon pouch low res</text:p>
          </table:table-cell>
          <table:table-cell table:number-columns-repeated="1020"/>
        </table:table-row>
        <table:table-row table:style-name="ro1">
          <table:table-cell table:style-name="ce3" office:value-type="string" calcext:value-type="string">
            <text:p>Six of Pentacles</text:p>
          </table:table-cell>
          <table:table-cell table:style-name="ce3" office:value-type="string" calcext:value-type="string">
            <text:p>Tithe collector (between)</text:p>
          </table:table-cell>
          <table:table-cell table:style-name="ce3" office:value-type="string" calcext:value-type="string">
            <text:p>Photorealistic tithe collector partial charity, steward scales half full coins beggar half receive give mixed robes light shadow, pragmatic detailed partial coins dust 8k [file</text:p>
          </table:table-cell>
          <table:table-cell table:style-name="ce3"/>
          <table:table-cell table:number-columns-repeated="1020"/>
        </table:table-row>
        <table:table-row table:style-name="ro1">
          <table:table-cell table:style-name="ce3" office:value-type="string" calcext:value-type="string">
            <text:p>Seven of Pentacles</text:p>
          </table:table-cell>
          <table:table-cell table:style-name="ce3" office:value-type="string" calcext:value-type="string">
            <text:p>Vineyard farmer (upright)</text:p>
          </table:table-cell>
          <table:table-cell table:style-name="ce3" office:value-type="string" calcext:value-type="string">
            <text:p>Photorealistic vineyard farmer patient assessment, weathered grower leaning hoe lush green vines seven ripe pentacles fruits pondering yield arched trellis path mountains dawn mist, satisfied contemplative gaze detailed leaves grapes soil dew 8k TarotSpreadsheet2.xlsx​</text:p>
          </table:table-cell>
          <table:table-cell table:style-name="ce3" office:value-type="string" calcext:value-type="string">
            <text:p>barren wilted impatient rushed no fruits despair choppy cartoon vines low res deformed hoe</text:p>
          </table:table-cell>
          <table:table-cell table:number-columns-repeated="1020"/>
        </table:table-row>
        <table:table-row table:style-name="ro1">
          <table:table-cell table:style-name="ce3" office:value-type="string" calcext:value-type="string">
            <text:p>Seven of Pentacles</text:p>
          </table:table-cell>
          <table:table-cell table:style-name="ce3" office:value-type="string" calcext:value-type="string">
            <text:p>Impatient speculator (reversed)</text:p>
          </table:table-cell>
          <table:table-cell table:style-name="ce3" office:value-type="string" calcext:value-type="string">
            <text:p>Photorealistic impatient speculator frustration, frantic investor barren thorny vines few shriveled pentacles hoe snapping shadows impatience, greedy hasty detailed snapped wood thorns dust barren 8k TarotSpreadsheet2.xlsx​</text:p>
          </table:table-cell>
          <table:table-cell table:style-name="ce3" office:value-type="string" calcext:value-type="string">
            <text:p>patient thriving calm green abundant confident steady cartoon thorns blurry</text:p>
          </table:table-cell>
          <table:table-cell table:number-columns-repeated="1020"/>
        </table:table-row>
        <table:table-row table:style-name="ro1">
          <table:table-cell table:style-name="ce3" office:value-type="string" calcext:value-type="string">
            <text:p>Seven of Pentacles</text:p>
          </table:table-cell>
          <table:table-cell table:style-name="ce3" office:value-type="string" calcext:value-type="string">
            <text:p>Tantalus gardener (between)</text:p>
          </table:table-cell>
          <table:table-cell table:style-name="ce3" office:value-type="string" calcext:value-type="string">
            <text:p>Photorealistic Tantalus gardener partial yield, tormented grower waist deep vines some ripe shriveled pentacles receding branches mixed mist path partial sun, frustrated hopeful detailed partial grapes reach chains 8k TarotSpreadsheet2.xlsx​</text:p>
          </table:table-cell>
          <table:table-cell table:style-name="ce3" office:value-type="string" calcext:value-type="string">
            <text:p>full abundance frustration all ripe bare extreme no mist cartoon chains low quality</text:p>
          </table:table-cell>
          <table:table-cell table:number-columns-repeated="1020"/>
        </table:table-row>
        <table:table-row table:style-name="ro1">
          <table:table-cell table:style-name="ce3" office:value-type="string" calcext:value-type="string">
            <text:p>Eight of Pentacles</text:p>
          </table:table-cell>
          <table:table-cell table:style-name="ce3" office:value-type="string" calcext:value-type="string">
            <text:p>Dedicated apprentice (upright)</text:p>
          </table:table-cell>
          <table:table-cell table:style-name="ce3" office:value-type="string" calcext:value-type="string">
            <text:p>Photorealistic dedicated apprentice mastery craft, focused youth workbench hammer chisel eight detailed pentacles cathedral window stone tools, absorbed diligent detailed hammer sparks stone chips apron 8k TarotSpreadsheet2.xlsx​</text:p>
          </table:table-cell>
          <table:table-cell table:style-name="ce3" office:value-type="string" calcext:value-type="string">
            <text:p>lazy scattered haphazard dim no window sloppy cartoon hammer deformed chips</text:p>
          </table:table-cell>
          <table:table-cell table:number-columns-repeated="1020"/>
        </table:table-row>
        <table:table-row table:style-name="ro1">
          <table:table-cell table:style-name="ce3" office:value-type="string" calcext:value-type="string">
            <text:p>Eight of Pentacles</text:p>
          </table:table-cell>
          <table:table-cell table:style-name="ce3" office:value-type="string" calcext:value-type="string">
            <text:p>Distracted hobbyist (reversed)</text:p>
          </table:table-cell>
          <table:table-cell table:style-name="ce3" office:value-type="string" calcext:value-type="string">
            <text:p>Photorealistic distracted hobbyist half measures, bored artisan uneven pentacles scattered tools ignored town window cracked dim light, shirking detailed splinters dust laziness cracks 8k TarotSpreadsheet2.xlsx​</text:p>
          </table:table-cell>
          <table:table-cell table:style-name="ce3" office:value-type="string" calcext:value-type="string">
            <text:p>masterful diligent bright engaged confident full window cartoon tools low res</text:p>
          </table:table-cell>
          <table:table-cell table:number-columns-repeated="1020"/>
        </table:table-row>
        <table:table-row table:style-name="ro1">
          <table:table-cell table:style-name="ce3" office:value-type="string" calcext:value-type="string">
            <text:p>Eight of Pentacles</text:p>
          </table:table-cell>
          <table:table-cell table:style-name="ce3" office:value-type="string" calcext:value-type="string">
            <text:p>Hephaestus forge (between)</text:p>
          </table:table-cell>
          <table:table-cell table:style-name="ce3" office:value-type="string" calcext:value-type="string">
            <text:p>Photorealistic Hephaestus partial mastery, lame god forge some perfect flawed pentacles hammer partial anvil window faint light dust motes, determined detailed limp anvil sparks mixed 8k TarotSpreadsheet2.xlsx​</text:p>
          </table:table-cell>
          <table:table-cell table:style-name="ce3" office:value-type="string" calcext:value-type="string">
            <text:p>perfect all flawless no limp full dark light extreme cartoon anvil blurry</text:p>
          </table:table-cell>
          <table:table-cell table:number-columns-repeated="1020"/>
        </table:table-row>
        <table:table-row table:style-name="ro1">
          <table:table-cell table:style-name="ce3" office:value-type="string" calcext:value-type="string">
            <text:p>Nine of Pentacles</text:p>
          </table:table-cell>
          <table:table-cell table:style-name="ce3" office:value-type="string" calcext:value-type="string">
            <text:p>Self made woman (upright)</text:p>
          </table:table-cell>
          <table:table-cell table:style-name="ce3" office:value-type="string" calcext:value-type="string">
            <text:p>Photorealistic self made woman luxury garden, elegant robed lady falcon hood lush estate nine pentacles trellis garden path roses hawking, poised refined detailed silk falcon feathers petals 8k TarotSpreadsheet2.xlsx​</text:p>
          </table:table-cell>
          <table:table-cell table:style-name="ce3" office:value-type="string" calcext:value-type="string">
            <text:p>needy dependent barren unkempt needy servant no garden cartoon falcon low quality</text:p>
          </table:table-cell>
          <table:table-cell table:number-columns-repeated="1020"/>
        </table:table-row>
        <table:table-row table:style-name="ro1">
          <table:table-cell table:style-name="ce3" office:value-type="string" calcext:value-type="string">
            <text:p>Nine of Pentacles</text:p>
          </table:table-cell>
          <table:table-cell table:style-name="ce3" office:value-type="string" calcext:value-type="string">
            <text:p>Spoiled heiress (reversed)</text:p>
          </table:table-cell>
          <table:table-cell table:style-name="ce3" office:value-type="string" calcext:value-type="string">
            <text:p>Photorealistic spoiled heiress isolation, vain lady overgrown garden wilted trellis pentacles falling neglected falcon flies away shadows, lonely detailed faded silk thorns loneliness 8k TarotSpreadsheet2.xlsx​</text:p>
          </table:table-cell>
          <table:table-cell table:style-name="ce3" office:value-type="string" calcext:value-type="string">
            <text:p>independent thriving cultivated poised confident sunny cartoon thorns deformed</text:p>
          </table:table-cell>
          <table:table-cell table:number-columns-repeated="1020"/>
        </table:table-row>
        <table:table-row table:style-name="ro1">
          <table:table-cell table:style-name="ce3" office:value-type="string" calcext:value-type="string">
            <text:p>Nine of Pentacles</text:p>
          </table:table-cell>
          <table:table-cell table:style-name="ce3" office:value-type="string" calcext:value-type="string">
            <text:p>Venus garden (between)</text:p>
          </table:table-cell>
          <table:table-cell table:style-name="ce3" office:value-type="string" calcext:value-type="string">
            <text:p>Photorealistic Venus partial luxury garden, goddess half lush overgrown roses trellis pentacles intact falling falcon half perched flown mixed sun shadow, balanced indulgence detailed partial petals feathers 8k TarotSpreadsheet2.xlsx​</text:p>
          </table:table-cell>
          <table:table-cell table:style-name="ce3" office:value-type="string" calcext:value-type="string">
            <text:p>extreme lush barren no balance all intact fallen cartoon petals low res</text:p>
          </table:table-cell>
          <table:table-cell table:number-columns-repeated="1020"/>
        </table:table-row>
        <table:table-row table:style-name="ro1">
          <table:table-cell table:style-name="ce3" office:value-type="string" calcext:value-type="string">
            <text:p>Ten of Pentacles</text:p>
          </table:table-cell>
          <table:table-cell table:style-name="ce3" office:value-type="string" calcext:value-type="string">
            <text:p>Family patriarch (upright)</text:p>
          </table:table-cell>
          <table:table-cell table:style-name="ce3" office:value-type="string" calcext:value-type="string">
            <text:p>Photorealistic family patriarch legacy wealth, elderly bearded magnate stone arch ten pentacles family generations dogs courtyard estate, content wise overseeing detailed tapestries coins fur ivy 8k TarotSpreadsheet2.xlsx​</text:p>
          </table:table-cell>
          <table:table-cell table:style-name="ce3" office:value-type="string" calcext:value-type="string">
            <text:p>dysfunctional fractured barren no family shadows conflict cartoon coins low res</text:p>
          </table:table-cell>
          <table:table-cell table:number-columns-repeated="1020"/>
        </table:table-row>
        <table:table-row table:style-name="ro1">
          <table:table-cell table:style-name="ce3" office:value-type="string" calcext:value-type="string">
            <text:p>Ten of Pentacles</text:p>
          </table:table-cell>
          <table:table-cell table:style-name="ce3" office:value-type="string" calcext:value-type="string">
            <text:p>Disinherited heir (reversed)</text:p>
          </table:table-cell>
          <table:table-cell table:style-name="ce3" office:value-type="string" calcext:value-type="string">
            <text:p>Photorealistic disinherited heir family strife, bitter youth barren estate crumbling arch scattered pentacles no family ghosts shadows, resentment detailed broken chains dust resentment 8k TarotSpreadsheet2.xlsx​</text:p>
          </table:table-cell>
          <table:table-cell table:style-name="ce3" office:value-type="string" calcext:value-type="string">
            <text:p>harmonious thriving multi gen sunny secure cartoon chains blurry</text:p>
          </table:table-cell>
          <table:table-cell table:number-columns-repeated="1020"/>
        </table:table-row>
        <table:table-row table:style-name="ro1">
          <table:table-cell table:style-name="ce3" office:value-type="string" calcext:value-type="string">
            <text:p>Ten of Pentacles</text:p>
          </table:table-cell>
          <table:table-cell table:style-name="ce3" office:value-type="string" calcext:value-type="string">
            <text:p>Ancestral council (between)</text:p>
          </table:table-cell>
          <table:table-cell table:style-name="ce3" office:value-type="string" calcext:value-type="string">
            <text:p>Photorealistic ancestral council partial legacy, patriarch partial family some present absent pentacles arch half ivy intact dogs alert mixed light, transitional detailed partial tapestries ghosts 8k TarotSpreadsheet2.xlsx​</text:p>
          </table:table-cell>
          <table:table-cell table:style-name="ce3" office:value-type="string" calcext:value-type="string">
            <text:p>full harmony strife all present absent extreme cartoon ghosts low quality</text:p>
          </table:table-cell>
          <table:table-cell table:number-columns-repeated="1020"/>
        </table:table-row>
        <table:table-row table:style-name="ro1">
          <table:table-cell table:style-name="ce3" office:value-type="string" calcext:value-type="string">
            <text:p>Page of Pentacles</text:p>
          </table:table-cell>
          <table:table-cell table:style-name="ce3" office:value-type="string" calcext:value-type="string">
            <text:p>Young prospector (upright)</text:p>
          </table:table-cell>
          <table:table-cell table:style-name="ce3" office:value-type="string" calcext:value-type="string">
            <text:p>Photorealistic young prospector opportunity student, earnest youth hill pentacle book focus landscape opportunity gaze detailed notebook coins earth practical 8k TarotSpreadsheet2.xlsx​</text:p>
          </table:table-cell>
          <table:table-cell table:style-name="ce3" office:value-type="string" calcext:value-type="string">
            <text:p>distracted wasteful no focus barren no book dreamy cartoon coins deformed</text:p>
          </table:table-cell>
          <table:table-cell table:number-columns-repeated="1020"/>
        </table:table-row>
        <table:table-row table:style-name="ro1">
          <table:table-cell table:style-name="ce3" office:value-type="string" calcext:value-type="string">
            <text:p>Page of Pentacles</text:p>
          </table:table-cell>
          <table:table-cell table:style-name="ce3" office:value-type="string" calcext:value-type="string">
            <text:p>Spoiled slacker (reversed)</text:p>
          </table:table-cell>
          <table:table-cell table:style-name="ce3" office:value-type="string" calcext:value-type="string">
            <text:p>Photorealistic spoiled slacker procrastination, idle rich youth dropped pentacle barren hill no notebook scattered coins daydream, apathy detailed silk torn mud apathy 8k [file</text:p>
          </table:table-cell>
          <table:table-cell table:style-name="ce3"/>
          <table:table-cell table:number-columns-repeated="1020"/>
        </table:table-row>
        <table:table-row table:style-name="ro1">
          <table:table-cell table:style-name="ce3" office:value-type="string" calcext:value-type="string">
            <text:p>Page of Pentacles (between)</text:p>
          </table:table-cell>
          <table:table-cell table:style-name="ce3" office:value-type="string" calcext:value-type="string">
            <text:p>Aspiring scholar (between)</text:p>
          </table:table-cell>
          <table:table-cell table:style-name="ce3" office:value-type="string" calcext:value-type="string">
            <text:p>Photorealistic aspiring scholar partial diligence, studious youth hill pentacle half cupped half dropped notebook some pages open closed landscape partial clear hazy, mixed ambition distraction detailed partial snow coins ink smudges 8k TarotSpreadsheet2.xlsx​</text:p>
          </table:table-cell>
          <table:table-cell table:style-name="ce3" office:value-type="string" calcext:value-type="string">
            <text:p>fully diligent all cupped focused all clear no haze extreme lazy all dropped cartoon notebook low res deformed hill</text:p>
          </table:table-cell>
          <table:table-cell table:number-columns-repeated="1020"/>
        </table:table-row>
        <table:table-row table:style-name="ro1">
          <table:table-cell table:style-name="ce3" office:value-type="string" calcext:value-type="string">
            <text:p>Knight of Pentacles</text:p>
          </table:table-cell>
          <table:table-cell table:style-name="ce3" office:value-type="string" calcext:value-type="string">
            <text:p>Reliable farmer (upright)</text:p>
          </table:table-cell>
          <table:table-cell table:style-name="ce3" office:value-type="string" calcext:value-type="string">
            <text:p>Photorealistic reliable farmer steadfast work, armored knight black plow horse field pentacle shield plodding furrows castle sunset, patient methodical detailed earth clods horse mane plate reliable 8k TarotSpreadsheet2.xlsx​</text:p>
          </table:table-cell>
          <table:table-cell table:style-name="ce3" office:value-type="string" calcext:value-type="string">
            <text:p>rushed reckless barren no plow flashy speed chaotic cartoon horse low res deformed</text:p>
          </table:table-cell>
          <table:table-cell table:number-columns-repeated="1020"/>
        </table:table-row>
        <table:table-row table:style-name="ro1">
          <table:table-cell table:style-name="ce3" office:value-type="string" calcext:value-type="string">
            <text:p>Knight of Pentacles</text:p>
          </table:table-cell>
          <table:table-cell table:style-name="ce3" office:value-type="string" calcext:value-type="string">
            <text:p>Stubborn laggard (reversed)</text:p>
          </table:table-cell>
          <table:table-cell table:style-name="ce3" office:value-type="string" calcext:value-type="string">
            <text:p>Photorealistic stubborn laggard stagnation, stuck knight plow mired mud barren field pentacle clutched unmoving horse weeds overgrowth shadows, obstinate detailed rusted plate mud weeds rut 8k TarotSpreadsheet2.xlsx​</text:p>
          </table:table-cell>
          <table:table-cell table:style-name="ce3" office:value-type="string" calcext:value-type="string">
            <text:p>efficient moving green thriving flexible adaptive cartoon mud blurry</text:p>
          </table:table-cell>
          <table:table-cell table:number-columns-repeated="1020"/>
        </table:table-row>
        <table:table-row table:style-name="ro1">
          <table:table-cell table:style-name="ce3" office:value-type="string" calcext:value-type="string">
            <text:p>Knight of Pentacles</text:p>
          </table:table-cell>
          <table:table-cell table:style-name="ce3" office:value-type="string" calcext:value-type="string">
            <text:p>Methodical surveyor (between)</text:p>
          </table:table-cell>
          <table:table-cell table:style-name="ce3" office:value-type="string" calcext:value-type="string">
            <text:p>Photorealistic methodical surveyor partial progress, knight plow half furrow plowed half wild pentacle half shield notebook mixed field castle partial sunset, balanced detailed partial clods weeds tools 8k TarotSpreadsheet2.xlsx​</text:p>
          </table:table-cell>
          <table:table-cell table:style-name="ce3" office:value-type="string" calcext:value-type="string">
            <text:p>all plowed wild extreme no balance rushed stagnant cartoon plow low quality</text:p>
          </table:table-cell>
          <table:table-cell table:number-columns-repeated="1020"/>
        </table:table-row>
        <table:table-row table:style-name="ro1">
          <table:table-cell table:style-name="ce3" office:value-type="string" calcext:value-type="string">
            <text:p>Queen of Pentacles (upright)</text:p>
          </table:table-cell>
          <table:table-cell table:style-name="ce3" office:value-type="string" calcext:value-type="string">
            <text:p>Nurturing matron (upright)</text:p>
          </table:table-cell>
          <table:table-cell table:style-name="ce3" office:value-type="string" calcext:value-type="string">
            <text:p>Photorealistic nurturing matron earthly abundance, voluptuous queen luxurious throne woodland glade pentacle lap black rabbit foot flowers blooming robes harvest cornucopia, benevolent warm smile detailed fur petals jewels fertile soil 8k TarotSpreadsheet2.xlsx​</text:p>
          </table:table-cell>
          <table:table-cell table:style-name="ce3" office:value-type="string" calcext:value-type="string">
            <text:p>barren stingy harsh wilted needy sterile no bounty cartoon rabbit low res deformed</text:p>
          </table:table-cell>
          <table:table-cell table:number-columns-repeated="1020"/>
        </table:table-row>
        <table:table-row table:style-name="ro1">
          <table:table-cell table:style-name="ce3" office:value-type="string" calcext:value-type="string">
            <text:p>Queen of Pentacles (reversed)</text:p>
          </table:table-cell>
          <table:table-cell table:style-name="ce3" office:value-type="string" calcext:value-type="string">
            <text:p>Smothering dowager (reversed)</text:p>
          </table:table-cell>
          <table:table-cell table:style-name="ce3" office:value-type="string" calcext:value-type="string">
            <text:p>Photorealistic smothering dowager overcontrol, possessive matron overgrown thorny throne wilted pentacle clutched tight rabbit fleeing shadows hoard, jealous clingy detailed thorns faded jewels dust 8k TarotSpreadsheet2.xlsx​</text:p>
          </table:table-cell>
          <table:table-cell table:style-name="ce3" office:value-type="string" calcext:value-type="string">
            <text:p>generous free thriving blooming balanced detached cartoon thorns blurry</text:p>
          </table:table-cell>
          <table:table-cell table:number-columns-repeated="1020"/>
        </table:table-row>
        <table:table-row table:style-name="ro1">
          <table:table-cell table:style-name="ce3" office:value-type="string" calcext:value-type="string">
            <text:p>Queen of Pentacles (between)</text:p>
          </table:table-cell>
          <table:table-cell table:style-name="ce3" office:value-type="string" calcext:value-type="string">
            <text:p>Balanced stewardess (between)</text:p>
          </table:table-cell>
          <table:table-cell table:style-name="ce3" office:value-type="string" calcext:value-type="string">
            <text:p>Photorealistic balanced stewardess partial nurture, queen throne half lush overgrown flowers pentacle half lap rabbit half wild mixed light shadow garden path, harmonious detailed partial petals fur soil 8k TarotSpreadsheet2.xlsx​</text:p>
          </table:table-cell>
          <table:table-cell table:style-name="ce3" office:value-type="string" calcext:value-type="string">
            <text:p>extreme lush barren smother nurture no balance all clutched free cartoon petals low quality</text:p>
          </table:table-cell>
          <table:table-cell table:number-columns-repeated="1020"/>
        </table:table-row>
        <table:table-row table:style-name="ro1" table:number-rows-repeated="713">
          <table:table-cell table:style-name="ce5" table:number-columns-repeated="4"/>
          <table:table-cell table:number-columns-repeated="1020"/>
        </table:table-row>
        <table:table-row table:style-name="ro2" table:number-rows-repeated="10475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pyright_20_Safe" style:display-name="PageStyle_Copyright Safe" style:page-layout-name="Mpm3">
      <style:header style:display="false"/>
      <style:header-left style:display="false"/>
      <style:footer style:display="false"/>
      <style:footer-left style:display="false"/>
    </style:master-page>
    <style:master-page style:name="PageStyle_5f_Character_20_Prompts" style:display-name="PageStyle_Character Promp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868" meta:object-count="0"/>
    <meta:generator>LibreOfficeDev/6.0.5.2$Linux_X86_64 LibreOffice_project/</meta:generator>
  </office:meta>
</office:document-meta>
</file>